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55.4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column table:style-name="co8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noveltitle</text:p>
          </table:table-cell>
          <table:table-cell office:value-type="string" calcext:value-type="string">
            <text:p>noveltyp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joinyear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unitsales</text:p>
          </table:table-cell>
          <table:table-cell table:style-name="Default" office:value-type="string" calcext:value-type="string">
            <text:p>salary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cker Proctor</text:p>
          </table:table-cell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2]&gt;[.G$1];0;RANDBETWEEN(1000;1000000))" office:value-type="float" office:value="0" calcext:value-type="float">
            <text:p>0</text:p>
          </table:table-cell>
          <table:table-cell table:formula="of:=IF([.$F2]&gt;[.H$1];0;RANDBETWEEN(1000;1000000))" office:value-type="float" office:value="278829" calcext:value-type="float">
            <text:p>278829</text:p>
          </table:table-cell>
          <table:table-cell table:formula="of:=IF([.$F2]&gt;[.I$1];0;RANDBETWEEN(1000;1000000))" office:value-type="float" office:value="809488" calcext:value-type="float">
            <text:p>809488</text:p>
          </table:table-cell>
          <table:table-cell table:formula="of:=IF([.$F2]&gt;[.J$1];0;RANDBETWEEN(1000;1000000))" office:value-type="float" office:value="830055" calcext:value-type="float">
            <text:p>830055</text:p>
          </table:table-cell>
          <table:table-cell table:formula="of:=IF([.$F2]&gt;[.K$1];0;RANDBETWEEN(1000;1000000))" office:value-type="float" office:value="678691" calcext:value-type="float">
            <text:p>678691</text:p>
          </table:table-cell>
          <table:table-cell table:formula="of:=IF([.$F2]&gt;[.L$1];0;RANDBETWEEN(1000;1000000))" office:value-type="float" office:value="8745" calcext:value-type="float">
            <text:p>8745</text:p>
          </table:table-cell>
          <table:table-cell table:formula="of:=IF([.$F2]&gt;[.M$1];0;RANDBETWEEN(1000;1000000))" office:value-type="float" office:value="925109" calcext:value-type="float">
            <text:p>925109</text:p>
          </table:table-cell>
          <table:table-cell table:formula="of:=SUM([.G2:.M2])" office:value-type="float" office:value="3530917" calcext:value-type="float">
            <text:p>3530917</text:p>
          </table:table-cell>
          <table:table-cell table:formula="of:=[.G2]*VLOOKUP([.G$1];[$'salary-percopy'.$A$1:.$B$7];2)+[.H2]*VLOOKUP([.H$1];[$'salary-percopy'.$A$1:.$B$7];2)+[.I2]*VLOOKUP([.I$1];[$'salary-percopy'.$A$1:.$B$7];2)+[.J2]*VLOOKUP([.J$1];[$'salary-percopy'.$A$1:.$B$7];2)+[.K2]*VLOOKUP([.K$1];[$'salary-percopy'.$A$1:.$B$7];2)+[.L2]*VLOOKUP([.L$1];[$'salary-percopy'.$A$1:.$B$7];2)+[.M2]*VLOOKUP([.M$1];[$'salary-percopy'.$A$1:.$B$7];2)" office:value-type="float" office:value="546034545" calcext:value-type="float">
            <text:p>546034545</text:p>
          </table:table-cell>
          <table:table-cell table:formula="of:=IF([.G2]&gt;500000;[.G2]*0.1*VLOOKUP([.G$1];[$'salary-percopy'.$A$1:.$B$7];2))+IF([.H2]&gt;500000;[.H2]*0.1*VLOOKUP([.H$1];[$'salary-percopy'.$A$1:.$B$7];2))+IF([.I2]&gt;500000;[.I2]*0.1*VLOOKUP([.I$1];[$'salary-percopy'.$A$1:.$B$7];2))+IF([.J2]&gt;500000;[.J2]*0.1*VLOOKUP([.J$1];[$'salary-percopy'.$A$1:.$B$7];2))+IF([.K2]&gt;500000;[.K2]*0.1*VLOOKUP([.K$1];[$'salary-percopy'.$A$1:.$B$7];2))+IF([.L2]&gt;500000;[.L2]*0.1*VLOOKUP([.L$1];[$'salary-percopy'.$A$1:.$B$7];2))+IF([.M2]&gt;500000;[.M2]*0.1*VLOOKUP([.M$1];[$'salary-percopy'.$A$1:.$B$7];2))" office:value-type="float" office:value="51374553" calcext:value-type="float">
            <text:p>51374553</text:p>
          </table:table-cell>
          <table:table-cell table:formula="of:=[.O2]+[.P2]" office:value-type="float" office:value="597409098" calcext:value-type="float">
            <text:p>597409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son Ryan</text:p>
          </table:table-cell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]&gt;[.G$1];0;RANDBETWEEN(1000;1000000))" office:value-type="float" office:value="0" calcext:value-type="float">
            <text:p>0</text:p>
          </table:table-cell>
          <table:table-cell table:formula="of:=IF([.$F3]&gt;[.H$1];0;RANDBETWEEN(1000;1000000))" office:value-type="float" office:value="0" calcext:value-type="float">
            <text:p>0</text:p>
          </table:table-cell>
          <table:table-cell table:formula="of:=IF([.$F3]&gt;[.I$1];0;RANDBETWEEN(1000;1000000))" office:value-type="float" office:value="0" calcext:value-type="float">
            <text:p>0</text:p>
          </table:table-cell>
          <table:table-cell table:formula="of:=IF([.$F3]&gt;[.J$1];0;RANDBETWEEN(1000;1000000))" office:value-type="float" office:value="0" calcext:value-type="float">
            <text:p>0</text:p>
          </table:table-cell>
          <table:table-cell table:formula="of:=IF([.$F3]&gt;[.K$1];0;RANDBETWEEN(1000;1000000))" office:value-type="float" office:value="862986" calcext:value-type="float">
            <text:p>862986</text:p>
          </table:table-cell>
          <table:table-cell table:formula="of:=IF([.$F3]&gt;[.L$1];0;RANDBETWEEN(1000;1000000))" office:value-type="float" office:value="326828" calcext:value-type="float">
            <text:p>326828</text:p>
          </table:table-cell>
          <table:table-cell table:formula="of:=IF([.$F3]&gt;[.M$1];0;RANDBETWEEN(1000;1000000))" office:value-type="float" office:value="869177" calcext:value-type="float">
            <text:p>869177</text:p>
          </table:table-cell>
          <table:table-cell table:formula="of:=SUM([.G3:.M3])" office:value-type="float" office:value="2058991" calcext:value-type="float">
            <text:p>2058991</text:p>
          </table:table-cell>
          <table:table-cell table:formula="of:=[.G3]*VLOOKUP([.G$1];[$'salary-percopy'.$A$1:.$B$7];2)+[.H3]*VLOOKUP([.H$1];[$'salary-percopy'.$A$1:.$B$7];2)+[.I3]*VLOOKUP([.I$1];[$'salary-percopy'.$A$1:.$B$7];2)+[.J3]*VLOOKUP([.J$1];[$'salary-percopy'.$A$1:.$B$7];2)+[.K3]*VLOOKUP([.K$1];[$'salary-percopy'.$A$1:.$B$7];2)+[.L3]*VLOOKUP([.L$1];[$'salary-percopy'.$A$1:.$B$7];2)+[.M3]*VLOOKUP([.M$1];[$'salary-percopy'.$A$1:.$B$7];2)" office:value-type="float" office:value="381006200" calcext:value-type="float">
            <text:p>381006200</text:p>
          </table:table-cell>
          <table:table-cell table:formula="of:=IF([.G3]&gt;500000;[.G3]*0.1*VLOOKUP([.G$1];[$'salary-percopy'.$A$1:.$B$7];2))+IF([.H3]&gt;500000;[.H3]*0.1*VLOOKUP([.H$1];[$'salary-percopy'.$A$1:.$B$7];2))+IF([.I3]&gt;500000;[.I3]*0.1*VLOOKUP([.I$1];[$'salary-percopy'.$A$1:.$B$7];2))+IF([.J3]&gt;500000;[.J3]*0.1*VLOOKUP([.J$1];[$'salary-percopy'.$A$1:.$B$7];2))+IF([.K3]&gt;500000;[.K3]*0.1*VLOOKUP([.K$1];[$'salary-percopy'.$A$1:.$B$7];2))+IF([.L3]&gt;500000;[.L3]*0.1*VLOOKUP([.L$1];[$'salary-percopy'.$A$1:.$B$7];2))+IF([.M3]&gt;500000;[.M3]*0.1*VLOOKUP([.M$1];[$'salary-percopy'.$A$1:.$B$7];2))" office:value-type="float" office:value="32054302" calcext:value-type="float">
            <text:p>32054302</text:p>
          </table:table-cell>
          <table:table-cell table:formula="of:=[.O3]+[.P3]" office:value-type="float" office:value="413060502" calcext:value-type="float">
            <text:p>413060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yron Nelson</text:p>
          </table:table-cell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4]&gt;[.G$1];0;RANDBETWEEN(1000;1000000))" office:value-type="float" office:value="780526" calcext:value-type="float">
            <text:p>780526</text:p>
          </table:table-cell>
          <table:table-cell table:formula="of:=IF([.$F4]&gt;[.H$1];0;RANDBETWEEN(1000;1000000))" office:value-type="float" office:value="827853" calcext:value-type="float">
            <text:p>827853</text:p>
          </table:table-cell>
          <table:table-cell table:formula="of:=IF([.$F4]&gt;[.I$1];0;RANDBETWEEN(1000;1000000))" office:value-type="float" office:value="248509" calcext:value-type="float">
            <text:p>248509</text:p>
          </table:table-cell>
          <table:table-cell table:formula="of:=IF([.$F4]&gt;[.J$1];0;RANDBETWEEN(1000;1000000))" office:value-type="float" office:value="602918" calcext:value-type="float">
            <text:p>602918</text:p>
          </table:table-cell>
          <table:table-cell table:formula="of:=IF([.$F4]&gt;[.K$1];0;RANDBETWEEN(1000;1000000))" office:value-type="float" office:value="192148" calcext:value-type="float">
            <text:p>192148</text:p>
          </table:table-cell>
          <table:table-cell table:formula="of:=IF([.$F4]&gt;[.L$1];0;RANDBETWEEN(1000;1000000))" office:value-type="float" office:value="455041" calcext:value-type="float">
            <text:p>455041</text:p>
          </table:table-cell>
          <table:table-cell table:formula="of:=IF([.$F4]&gt;[.M$1];0;RANDBETWEEN(1000;1000000))" office:value-type="float" office:value="742219" calcext:value-type="float">
            <text:p>742219</text:p>
          </table:table-cell>
          <table:table-cell table:formula="of:=SUM([.G4:.M4])" office:value-type="float" office:value="3849214" calcext:value-type="float">
            <text:p>3849214</text:p>
          </table:table-cell>
          <table:table-cell table:formula="of:=[.G4]*VLOOKUP([.G$1];[$'salary-percopy'.$A$1:.$B$7];2)+[.H4]*VLOOKUP([.H$1];[$'salary-percopy'.$A$1:.$B$7];2)+[.I4]*VLOOKUP([.I$1];[$'salary-percopy'.$A$1:.$B$7];2)+[.J4]*VLOOKUP([.J$1];[$'salary-percopy'.$A$1:.$B$7];2)+[.K4]*VLOOKUP([.K$1];[$'salary-percopy'.$A$1:.$B$7];2)+[.L4]*VLOOKUP([.L$1];[$'salary-percopy'.$A$1:.$B$7];2)+[.M4]*VLOOKUP([.M$1];[$'salary-percopy'.$A$1:.$B$7];2)" office:value-type="float" office:value="548637575" calcext:value-type="float">
            <text:p>548637575</text:p>
          </table:table-cell>
          <table:table-cell table:formula="of:=IF([.G4]&gt;500000;[.G4]*0.1*VLOOKUP([.G$1];[$'salary-percopy'.$A$1:.$B$7];2))+IF([.H4]&gt;500000;[.H4]*0.1*VLOOKUP([.H$1];[$'salary-percopy'.$A$1:.$B$7];2))+IF([.I4]&gt;500000;[.I4]*0.1*VLOOKUP([.I$1];[$'salary-percopy'.$A$1:.$B$7];2))+IF([.J4]&gt;500000;[.J4]*0.1*VLOOKUP([.J$1];[$'salary-percopy'.$A$1:.$B$7];2))+IF([.K4]&gt;500000;[.K4]*0.1*VLOOKUP([.K$1];[$'salary-percopy'.$A$1:.$B$7];2))+IF([.L4]&gt;500000;[.L4]*0.1*VLOOKUP([.L$1];[$'salary-percopy'.$A$1:.$B$7];2))+IF([.M4]&gt;500000;[.M4]*0.1*VLOOKUP([.M$1];[$'salary-percopy'.$A$1:.$B$7];2))" office:value-type="float" office:value="40196875" calcext:value-type="float">
            <text:p>40196875</text:p>
          </table:table-cell>
          <table:table-cell table:formula="of:=[.O4]+[.P4]" office:value-type="float" office:value="588834450" calcext:value-type="float">
            <text:p>588834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wen Craig</text:p>
          </table:table-cell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5]&gt;[.G$1];0;RANDBETWEEN(1000;1000000))" office:value-type="float" office:value="0" calcext:value-type="float">
            <text:p>0</text:p>
          </table:table-cell>
          <table:table-cell table:formula="of:=IF([.$F5]&gt;[.H$1];0;RANDBETWEEN(1000;1000000))" office:value-type="float" office:value="0" calcext:value-type="float">
            <text:p>0</text:p>
          </table:table-cell>
          <table:table-cell table:formula="of:=IF([.$F5]&gt;[.I$1];0;RANDBETWEEN(1000;1000000))" office:value-type="float" office:value="0" calcext:value-type="float">
            <text:p>0</text:p>
          </table:table-cell>
          <table:table-cell table:formula="of:=IF([.$F5]&gt;[.J$1];0;RANDBETWEEN(1000;1000000))" office:value-type="float" office:value="0" calcext:value-type="float">
            <text:p>0</text:p>
          </table:table-cell>
          <table:table-cell table:formula="of:=IF([.$F5]&gt;[.K$1];0;RANDBETWEEN(1000;1000000))" office:value-type="float" office:value="342894" calcext:value-type="float">
            <text:p>342894</text:p>
          </table:table-cell>
          <table:table-cell table:formula="of:=IF([.$F5]&gt;[.L$1];0;RANDBETWEEN(1000;1000000))" office:value-type="float" office:value="133412" calcext:value-type="float">
            <text:p>133412</text:p>
          </table:table-cell>
          <table:table-cell table:formula="of:=IF([.$F5]&gt;[.M$1];0;RANDBETWEEN(1000;1000000))" office:value-type="float" office:value="883574" calcext:value-type="float">
            <text:p>883574</text:p>
          </table:table-cell>
          <table:table-cell table:formula="of:=SUM([.G5:.M5])" office:value-type="float" office:value="1359880" calcext:value-type="float">
            <text:p>1359880</text:p>
          </table:table-cell>
          <table:table-cell table:formula="of:=[.G5]*VLOOKUP([.G$1];[$'salary-percopy'.$A$1:.$B$7];2)+[.H5]*VLOOKUP([.H$1];[$'salary-percopy'.$A$1:.$B$7];2)+[.I5]*VLOOKUP([.I$1];[$'salary-percopy'.$A$1:.$B$7];2)+[.J5]*VLOOKUP([.J$1];[$'salary-percopy'.$A$1:.$B$7];2)+[.K5]*VLOOKUP([.K$1];[$'salary-percopy'.$A$1:.$B$7];2)+[.L5]*VLOOKUP([.L$1];[$'salary-percopy'.$A$1:.$B$7];2)+[.M5]*VLOOKUP([.M$1];[$'salary-percopy'.$A$1:.$B$7];2)" office:value-type="float" office:value="259688000" calcext:value-type="float">
            <text:p>259688000</text:p>
          </table:table-cell>
          <table:table-cell table:formula="of:=IF([.G5]&gt;500000;[.G5]*0.1*VLOOKUP([.G$1];[$'salary-percopy'.$A$1:.$B$7];2))+IF([.H5]&gt;500000;[.H5]*0.1*VLOOKUP([.H$1];[$'salary-percopy'.$A$1:.$B$7];2))+IF([.I5]&gt;500000;[.I5]*0.1*VLOOKUP([.I$1];[$'salary-percopy'.$A$1:.$B$7];2))+IF([.J5]&gt;500000;[.J5]*0.1*VLOOKUP([.J$1];[$'salary-percopy'.$A$1:.$B$7];2))+IF([.K5]&gt;500000;[.K5]*0.1*VLOOKUP([.K$1];[$'salary-percopy'.$A$1:.$B$7];2))+IF([.L5]&gt;500000;[.L5]*0.1*VLOOKUP([.L$1];[$'salary-percopy'.$A$1:.$B$7];2))+IF([.M5]&gt;500000;[.M5]*0.1*VLOOKUP([.M$1];[$'salary-percopy'.$A$1:.$B$7];2))" office:value-type="float" office:value="17671480" calcext:value-type="float">
            <text:p>17671480</text:p>
          </table:table-cell>
          <table:table-cell table:formula="of:=[.O5]+[.P5]" office:value-type="float" office:value="277359480" calcext:value-type="float">
            <text:p>277359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nso Johns</text:p>
          </table:table-cell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]&gt;[.G$1];0;RANDBETWEEN(1000;1000000))" office:value-type="float" office:value="0" calcext:value-type="float">
            <text:p>0</text:p>
          </table:table-cell>
          <table:table-cell table:formula="of:=IF([.$F6]&gt;[.H$1];0;RANDBETWEEN(1000;1000000))" office:value-type="float" office:value="0" calcext:value-type="float">
            <text:p>0</text:p>
          </table:table-cell>
          <table:table-cell table:formula="of:=IF([.$F6]&gt;[.I$1];0;RANDBETWEEN(1000;1000000))" office:value-type="float" office:value="0" calcext:value-type="float">
            <text:p>0</text:p>
          </table:table-cell>
          <table:table-cell table:formula="of:=IF([.$F6]&gt;[.J$1];0;RANDBETWEEN(1000;1000000))" office:value-type="float" office:value="714891" calcext:value-type="float">
            <text:p>714891</text:p>
          </table:table-cell>
          <table:table-cell table:formula="of:=IF([.$F6]&gt;[.K$1];0;RANDBETWEEN(1000;1000000))" office:value-type="float" office:value="57846" calcext:value-type="float">
            <text:p>57846</text:p>
          </table:table-cell>
          <table:table-cell table:formula="of:=IF([.$F6]&gt;[.L$1];0;RANDBETWEEN(1000;1000000))" office:value-type="float" office:value="404451" calcext:value-type="float">
            <text:p>404451</text:p>
          </table:table-cell>
          <table:table-cell table:formula="of:=IF([.$F6]&gt;[.M$1];0;RANDBETWEEN(1000;1000000))" office:value-type="float" office:value="573659" calcext:value-type="float">
            <text:p>573659</text:p>
          </table:table-cell>
          <table:table-cell table:formula="of:=SUM([.G6:.M6])" office:value-type="float" office:value="1750847" calcext:value-type="float">
            <text:p>1750847</text:p>
          </table:table-cell>
          <table:table-cell table:formula="of:=[.G6]*VLOOKUP([.G$1];[$'salary-percopy'.$A$1:.$B$7];2)+[.H6]*VLOOKUP([.H$1];[$'salary-percopy'.$A$1:.$B$7];2)+[.I6]*VLOOKUP([.I$1];[$'salary-percopy'.$A$1:.$B$7];2)+[.J6]*VLOOKUP([.J$1];[$'salary-percopy'.$A$1:.$B$7];2)+[.K6]*VLOOKUP([.K$1];[$'salary-percopy'.$A$1:.$B$7];2)+[.L6]*VLOOKUP([.L$1];[$'salary-percopy'.$A$1:.$B$7];2)+[.M6]*VLOOKUP([.M$1];[$'salary-percopy'.$A$1:.$B$7];2)" office:value-type="float" office:value="299473795" calcext:value-type="float">
            <text:p>299473795</text:p>
          </table:table-cell>
          <table:table-cell table:formula="of:=IF([.G6]&gt;500000;[.G6]*0.1*VLOOKUP([.G$1];[$'salary-percopy'.$A$1:.$B$7];2))+IF([.H6]&gt;500000;[.H6]*0.1*VLOOKUP([.H$1];[$'salary-percopy'.$A$1:.$B$7];2))+IF([.I6]&gt;500000;[.I6]*0.1*VLOOKUP([.I$1];[$'salary-percopy'.$A$1:.$B$7];2))+IF([.J6]&gt;500000;[.J6]*0.1*VLOOKUP([.J$1];[$'salary-percopy'.$A$1:.$B$7];2))+IF([.K6]&gt;500000;[.K6]*0.1*VLOOKUP([.K$1];[$'salary-percopy'.$A$1:.$B$7];2))+IF([.L6]&gt;500000;[.L6]*0.1*VLOOKUP([.L$1];[$'salary-percopy'.$A$1:.$B$7];2))+IF([.M6]&gt;500000;[.M6]*0.1*VLOOKUP([.M$1];[$'salary-percopy'.$A$1:.$B$7];2))" office:value-type="float" office:value="21481654" calcext:value-type="float">
            <text:p>21481654</text:p>
          </table:table-cell>
          <table:table-cell table:formula="of:=[.O6]+[.P6]" office:value-type="float" office:value="320955449" calcext:value-type="float">
            <text:p>320955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mon Coffey</text:p>
          </table:table-cell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]&gt;[.G$1];0;RANDBETWEEN(1000;1000000))" office:value-type="float" office:value="0" calcext:value-type="float">
            <text:p>0</text:p>
          </table:table-cell>
          <table:table-cell table:formula="of:=IF([.$F7]&gt;[.H$1];0;RANDBETWEEN(1000;1000000))" office:value-type="float" office:value="0" calcext:value-type="float">
            <text:p>0</text:p>
          </table:table-cell>
          <table:table-cell table:formula="of:=IF([.$F7]&gt;[.I$1];0;RANDBETWEEN(1000;1000000))" office:value-type="float" office:value="0" calcext:value-type="float">
            <text:p>0</text:p>
          </table:table-cell>
          <table:table-cell table:formula="of:=IF([.$F7]&gt;[.J$1];0;RANDBETWEEN(1000;1000000))" office:value-type="float" office:value="0" calcext:value-type="float">
            <text:p>0</text:p>
          </table:table-cell>
          <table:table-cell table:formula="of:=IF([.$F7]&gt;[.K$1];0;RANDBETWEEN(1000;1000000))" office:value-type="float" office:value="218198" calcext:value-type="float">
            <text:p>218198</text:p>
          </table:table-cell>
          <table:table-cell table:formula="of:=IF([.$F7]&gt;[.L$1];0;RANDBETWEEN(1000;1000000))" office:value-type="float" office:value="983198" calcext:value-type="float">
            <text:p>983198</text:p>
          </table:table-cell>
          <table:table-cell table:formula="of:=IF([.$F7]&gt;[.M$1];0;RANDBETWEEN(1000;1000000))" office:value-type="float" office:value="995324" calcext:value-type="float">
            <text:p>995324</text:p>
          </table:table-cell>
          <table:table-cell table:formula="of:=SUM([.G7:.M7])" office:value-type="float" office:value="2196720" calcext:value-type="float">
            <text:p>2196720</text:p>
          </table:table-cell>
          <table:table-cell table:formula="of:=[.G7]*VLOOKUP([.G$1];[$'salary-percopy'.$A$1:.$B$7];2)+[.H7]*VLOOKUP([.H$1];[$'salary-percopy'.$A$1:.$B$7];2)+[.I7]*VLOOKUP([.I$1];[$'salary-percopy'.$A$1:.$B$7];2)+[.J7]*VLOOKUP([.J$1];[$'salary-percopy'.$A$1:.$B$7];2)+[.K7]*VLOOKUP([.K$1];[$'salary-percopy'.$A$1:.$B$7];2)+[.L7]*VLOOKUP([.L$1];[$'salary-percopy'.$A$1:.$B$7];2)+[.M7]*VLOOKUP([.M$1];[$'salary-percopy'.$A$1:.$B$7];2)" office:value-type="float" office:value="418050090" calcext:value-type="float">
            <text:p>418050090</text:p>
          </table:table-cell>
          <table:table-cell table:formula="of:=IF([.G7]&gt;500000;[.G7]*0.1*VLOOKUP([.G$1];[$'salary-percopy'.$A$1:.$B$7];2))+IF([.H7]&gt;500000;[.H7]*0.1*VLOOKUP([.H$1];[$'salary-percopy'.$A$1:.$B$7];2))+IF([.I7]&gt;500000;[.I7]*0.1*VLOOKUP([.I$1];[$'salary-percopy'.$A$1:.$B$7];2))+IF([.J7]&gt;500000;[.J7]*0.1*VLOOKUP([.J$1];[$'salary-percopy'.$A$1:.$B$7];2))+IF([.K7]&gt;500000;[.K7]*0.1*VLOOKUP([.K$1];[$'salary-percopy'.$A$1:.$B$7];2))+IF([.L7]&gt;500000;[.L7]*0.1*VLOOKUP([.L$1];[$'salary-percopy'.$A$1:.$B$7];2))+IF([.M7]&gt;500000;[.M7]*0.1*VLOOKUP([.M$1];[$'salary-percopy'.$A$1:.$B$7];2))" office:value-type="float" office:value="38095643" calcext:value-type="float">
            <text:p>38095643</text:p>
          </table:table-cell>
          <table:table-cell table:formula="of:=[.O7]+[.P7]" office:value-type="float" office:value="456145733" calcext:value-type="float">
            <text:p>4561457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lyn Henderson</text:p>
          </table:table-cell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]&gt;[.G$1];0;RANDBETWEEN(1000;1000000))" office:value-type="float" office:value="0" calcext:value-type="float">
            <text:p>0</text:p>
          </table:table-cell>
          <table:table-cell table:formula="of:=IF([.$F8]&gt;[.H$1];0;RANDBETWEEN(1000;1000000))" office:value-type="float" office:value="0" calcext:value-type="float">
            <text:p>0</text:p>
          </table:table-cell>
          <table:table-cell table:formula="of:=IF([.$F8]&gt;[.I$1];0;RANDBETWEEN(1000;1000000))" office:value-type="float" office:value="0" calcext:value-type="float">
            <text:p>0</text:p>
          </table:table-cell>
          <table:table-cell table:formula="of:=IF([.$F8]&gt;[.J$1];0;RANDBETWEEN(1000;1000000))" office:value-type="float" office:value="0" calcext:value-type="float">
            <text:p>0</text:p>
          </table:table-cell>
          <table:table-cell table:formula="of:=IF([.$F8]&gt;[.K$1];0;RANDBETWEEN(1000;1000000))" office:value-type="float" office:value="0" calcext:value-type="float">
            <text:p>0</text:p>
          </table:table-cell>
          <table:table-cell table:formula="of:=IF([.$F8]&gt;[.L$1];0;RANDBETWEEN(1000;1000000))" office:value-type="float" office:value="217123" calcext:value-type="float">
            <text:p>217123</text:p>
          </table:table-cell>
          <table:table-cell table:formula="of:=IF([.$F8]&gt;[.M$1];0;RANDBETWEEN(1000;1000000))" office:value-type="float" office:value="753606" calcext:value-type="float">
            <text:p>753606</text:p>
          </table:table-cell>
          <table:table-cell table:formula="of:=SUM([.G8:.M8])" office:value-type="float" office:value="970729" calcext:value-type="float">
            <text:p>970729</text:p>
          </table:table-cell>
          <table:table-cell table:formula="of:=[.G8]*VLOOKUP([.G$1];[$'salary-percopy'.$A$1:.$B$7];2)+[.H8]*VLOOKUP([.H$1];[$'salary-percopy'.$A$1:.$B$7];2)+[.I8]*VLOOKUP([.I$1];[$'salary-percopy'.$A$1:.$B$7];2)+[.J8]*VLOOKUP([.J$1];[$'salary-percopy'.$A$1:.$B$7];2)+[.K8]*VLOOKUP([.K$1];[$'salary-percopy'.$A$1:.$B$7];2)+[.L8]*VLOOKUP([.L$1];[$'salary-percopy'.$A$1:.$B$7];2)+[.M8]*VLOOKUP([.M$1];[$'salary-percopy'.$A$1:.$B$7];2)" office:value-type="float" office:value="190888955" calcext:value-type="float">
            <text:p>190888955</text:p>
          </table:table-cell>
          <table:table-cell table:formula="of:=IF([.G8]&gt;500000;[.G8]*0.1*VLOOKUP([.G$1];[$'salary-percopy'.$A$1:.$B$7];2))+IF([.H8]&gt;500000;[.H8]*0.1*VLOOKUP([.H$1];[$'salary-percopy'.$A$1:.$B$7];2))+IF([.I8]&gt;500000;[.I8]*0.1*VLOOKUP([.I$1];[$'salary-percopy'.$A$1:.$B$7];2))+IF([.J8]&gt;500000;[.J8]*0.1*VLOOKUP([.J$1];[$'salary-percopy'.$A$1:.$B$7];2))+IF([.K8]&gt;500000;[.K8]*0.1*VLOOKUP([.K$1];[$'salary-percopy'.$A$1:.$B$7];2))+IF([.L8]&gt;500000;[.L8]*0.1*VLOOKUP([.L$1];[$'salary-percopy'.$A$1:.$B$7];2))+IF([.M8]&gt;500000;[.M8]*0.1*VLOOKUP([.M$1];[$'salary-percopy'.$A$1:.$B$7];2))" office:value-type="float" office:value="15072120" calcext:value-type="float">
            <text:p>15072120</text:p>
          </table:table-cell>
          <table:table-cell table:formula="of:=[.O8]+[.P8]" office:value-type="float" office:value="205961075" calcext:value-type="float">
            <text:p>205961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on Hughes</text:p>
          </table:table-cell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]&gt;[.G$1];0;RANDBETWEEN(1000;1000000))" office:value-type="float" office:value="0" calcext:value-type="float">
            <text:p>0</text:p>
          </table:table-cell>
          <table:table-cell table:formula="of:=IF([.$F9]&gt;[.H$1];0;RANDBETWEEN(1000;1000000))" office:value-type="float" office:value="475974" calcext:value-type="float">
            <text:p>475974</text:p>
          </table:table-cell>
          <table:table-cell table:formula="of:=IF([.$F9]&gt;[.I$1];0;RANDBETWEEN(1000;1000000))" office:value-type="float" office:value="389681" calcext:value-type="float">
            <text:p>389681</text:p>
          </table:table-cell>
          <table:table-cell table:formula="of:=IF([.$F9]&gt;[.J$1];0;RANDBETWEEN(1000;1000000))" office:value-type="float" office:value="415920" calcext:value-type="float">
            <text:p>415920</text:p>
          </table:table-cell>
          <table:table-cell table:formula="of:=IF([.$F9]&gt;[.K$1];0;RANDBETWEEN(1000;1000000))" office:value-type="float" office:value="586890" calcext:value-type="float">
            <text:p>586890</text:p>
          </table:table-cell>
          <table:table-cell table:formula="of:=IF([.$F9]&gt;[.L$1];0;RANDBETWEEN(1000;1000000))" office:value-type="float" office:value="341064" calcext:value-type="float">
            <text:p>341064</text:p>
          </table:table-cell>
          <table:table-cell table:formula="of:=IF([.$F9]&gt;[.M$1];0;RANDBETWEEN(1000;1000000))" office:value-type="float" office:value="31790" calcext:value-type="float">
            <text:p>31790</text:p>
          </table:table-cell>
          <table:table-cell table:formula="of:=SUM([.G9:.M9])" office:value-type="float" office:value="2241319" calcext:value-type="float">
            <text:p>2241319</text:p>
          </table:table-cell>
          <table:table-cell table:formula="of:=[.G9]*VLOOKUP([.G$1];[$'salary-percopy'.$A$1:.$B$7];2)+[.H9]*VLOOKUP([.H$1];[$'salary-percopy'.$A$1:.$B$7];2)+[.I9]*VLOOKUP([.I$1];[$'salary-percopy'.$A$1:.$B$7];2)+[.J9]*VLOOKUP([.J$1];[$'salary-percopy'.$A$1:.$B$7];2)+[.K9]*VLOOKUP([.K$1];[$'salary-percopy'.$A$1:.$B$7];2)+[.L9]*VLOOKUP([.L$1];[$'salary-percopy'.$A$1:.$B$7];2)+[.M9]*VLOOKUP([.M$1];[$'salary-percopy'.$A$1:.$B$7];2)" office:value-type="float" office:value="326573800" calcext:value-type="float">
            <text:p>326573800</text:p>
          </table:table-cell>
          <table:table-cell table:formula="of:=IF([.G9]&gt;500000;[.G9]*0.1*VLOOKUP([.G$1];[$'salary-percopy'.$A$1:.$B$7];2))+IF([.H9]&gt;500000;[.H9]*0.1*VLOOKUP([.H$1];[$'salary-percopy'.$A$1:.$B$7];2))+IF([.I9]&gt;500000;[.I9]*0.1*VLOOKUP([.I$1];[$'salary-percopy'.$A$1:.$B$7];2))+IF([.J9]&gt;500000;[.J9]*0.1*VLOOKUP([.J$1];[$'salary-percopy'.$A$1:.$B$7];2))+IF([.K9]&gt;500000;[.K9]*0.1*VLOOKUP([.K$1];[$'salary-percopy'.$A$1:.$B$7];2))+IF([.L9]&gt;500000;[.L9]*0.1*VLOOKUP([.L$1];[$'salary-percopy'.$A$1:.$B$7];2))+IF([.M9]&gt;500000;[.M9]*0.1*VLOOKUP([.M$1];[$'salary-percopy'.$A$1:.$B$7];2))" office:value-type="float" office:value="9977130" calcext:value-type="float">
            <text:p>9977130</text:p>
          </table:table-cell>
          <table:table-cell table:formula="of:=[.O9]+[.P9]" office:value-type="float" office:value="336550930" calcext:value-type="float">
            <text:p>3365509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ramiah Gill</text:p>
          </table:table-cell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10]&gt;[.G$1];0;RANDBETWEEN(1000;1000000))" office:value-type="float" office:value="0" calcext:value-type="float">
            <text:p>0</text:p>
          </table:table-cell>
          <table:table-cell table:formula="of:=IF([.$F10]&gt;[.H$1];0;RANDBETWEEN(1000;1000000))" office:value-type="float" office:value="241369" calcext:value-type="float">
            <text:p>241369</text:p>
          </table:table-cell>
          <table:table-cell table:formula="of:=IF([.$F10]&gt;[.I$1];0;RANDBETWEEN(1000;1000000))" office:value-type="float" office:value="132674" calcext:value-type="float">
            <text:p>132674</text:p>
          </table:table-cell>
          <table:table-cell table:formula="of:=IF([.$F10]&gt;[.J$1];0;RANDBETWEEN(1000;1000000))" office:value-type="float" office:value="817674" calcext:value-type="float">
            <text:p>817674</text:p>
          </table:table-cell>
          <table:table-cell table:formula="of:=IF([.$F10]&gt;[.K$1];0;RANDBETWEEN(1000;1000000))" office:value-type="float" office:value="546183" calcext:value-type="float">
            <text:p>546183</text:p>
          </table:table-cell>
          <table:table-cell table:formula="of:=IF([.$F10]&gt;[.L$1];0;RANDBETWEEN(1000;1000000))" office:value-type="float" office:value="578483" calcext:value-type="float">
            <text:p>578483</text:p>
          </table:table-cell>
          <table:table-cell table:formula="of:=IF([.$F10]&gt;[.M$1];0;RANDBETWEEN(1000;1000000))" office:value-type="float" office:value="288186" calcext:value-type="float">
            <text:p>288186</text:p>
          </table:table-cell>
          <table:table-cell table:formula="of:=SUM([.G10:.M10])" office:value-type="float" office:value="2604569" calcext:value-type="float">
            <text:p>2604569</text:p>
          </table:table-cell>
          <table:table-cell table:formula="of:=[.G10]*VLOOKUP([.G$1];[$'salary-percopy'.$A$1:.$B$7];2)+[.H10]*VLOOKUP([.H$1];[$'salary-percopy'.$A$1:.$B$7];2)+[.I10]*VLOOKUP([.I$1];[$'salary-percopy'.$A$1:.$B$7];2)+[.J10]*VLOOKUP([.J$1];[$'salary-percopy'.$A$1:.$B$7];2)+[.K10]*VLOOKUP([.K$1];[$'salary-percopy'.$A$1:.$B$7];2)+[.L10]*VLOOKUP([.L$1];[$'salary-percopy'.$A$1:.$B$7];2)+[.M10]*VLOOKUP([.M$1];[$'salary-percopy'.$A$1:.$B$7];2)" office:value-type="float" office:value="414453495" calcext:value-type="float">
            <text:p>414453495</text:p>
          </table:table-cell>
          <table:table-cell table:formula="of:=IF([.G10]&gt;500000;[.G10]*0.1*VLOOKUP([.G$1];[$'salary-percopy'.$A$1:.$B$7];2))+IF([.H10]&gt;500000;[.H10]*0.1*VLOOKUP([.H$1];[$'salary-percopy'.$A$1:.$B$7];2))+IF([.I10]&gt;500000;[.I10]*0.1*VLOOKUP([.I$1];[$'salary-percopy'.$A$1:.$B$7];2))+IF([.J10]&gt;500000;[.J10]*0.1*VLOOKUP([.J$1];[$'salary-percopy'.$A$1:.$B$7];2))+IF([.K10]&gt;500000;[.K10]*0.1*VLOOKUP([.K$1];[$'salary-percopy'.$A$1:.$B$7];2))+IF([.L10]&gt;500000;[.L10]*0.1*VLOOKUP([.L$1];[$'salary-percopy'.$A$1:.$B$7];2))+IF([.M10]&gt;500000;[.M10]*0.1*VLOOKUP([.M$1];[$'salary-percopy'.$A$1:.$B$7];2))" office:value-type="float" office:value="31434482.5" calcext:value-type="float">
            <text:p>31434483</text:p>
          </table:table-cell>
          <table:table-cell table:formula="of:=[.O10]+[.P10]" office:value-type="float" office:value="445887977.5" calcext:value-type="float">
            <text:p>4458879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nah Moreno</text:p>
          </table:table-cell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11]&gt;[.G$1];0;RANDBETWEEN(1000;1000000))" office:value-type="float" office:value="0" calcext:value-type="float">
            <text:p>0</text:p>
          </table:table-cell>
          <table:table-cell table:formula="of:=IF([.$F11]&gt;[.H$1];0;RANDBETWEEN(1000;1000000))" office:value-type="float" office:value="0" calcext:value-type="float">
            <text:p>0</text:p>
          </table:table-cell>
          <table:table-cell table:formula="of:=IF([.$F11]&gt;[.I$1];0;RANDBETWEEN(1000;1000000))" office:value-type="float" office:value="0" calcext:value-type="float">
            <text:p>0</text:p>
          </table:table-cell>
          <table:table-cell table:formula="of:=IF([.$F11]&gt;[.J$1];0;RANDBETWEEN(1000;1000000))" office:value-type="float" office:value="550665" calcext:value-type="float">
            <text:p>550665</text:p>
          </table:table-cell>
          <table:table-cell table:formula="of:=IF([.$F11]&gt;[.K$1];0;RANDBETWEEN(1000;1000000))" office:value-type="float" office:value="790338" calcext:value-type="float">
            <text:p>790338</text:p>
          </table:table-cell>
          <table:table-cell table:formula="of:=IF([.$F11]&gt;[.L$1];0;RANDBETWEEN(1000;1000000))" office:value-type="float" office:value="725628" calcext:value-type="float">
            <text:p>725628</text:p>
          </table:table-cell>
          <table:table-cell table:formula="of:=IF([.$F11]&gt;[.M$1];0;RANDBETWEEN(1000;1000000))" office:value-type="float" office:value="54870" calcext:value-type="float">
            <text:p>54870</text:p>
          </table:table-cell>
          <table:table-cell table:formula="of:=SUM([.G11:.M11])" office:value-type="float" office:value="2121501" calcext:value-type="float">
            <text:p>2121501</text:p>
          </table:table-cell>
          <table:table-cell table:formula="of:=[.G11]*VLOOKUP([.G$1];[$'salary-percopy'.$A$1:.$B$7];2)+[.H11]*VLOOKUP([.H$1];[$'salary-percopy'.$A$1:.$B$7];2)+[.I11]*VLOOKUP([.I$1];[$'salary-percopy'.$A$1:.$B$7];2)+[.J11]*VLOOKUP([.J$1];[$'salary-percopy'.$A$1:.$B$7];2)+[.K11]*VLOOKUP([.K$1];[$'salary-percopy'.$A$1:.$B$7];2)+[.L11]*VLOOKUP([.L$1];[$'salary-percopy'.$A$1:.$B$7];2)+[.M11]*VLOOKUP([.M$1];[$'salary-percopy'.$A$1:.$B$7];2)" office:value-type="float" office:value="356665740" calcext:value-type="float">
            <text:p>356665740</text:p>
          </table:table-cell>
          <table:table-cell table:formula="of:=IF([.G11]&gt;500000;[.G11]*0.1*VLOOKUP([.G$1];[$'salary-percopy'.$A$1:.$B$7];2))+IF([.H11]&gt;500000;[.H11]*0.1*VLOOKUP([.H$1];[$'salary-percopy'.$A$1:.$B$7];2))+IF([.I11]&gt;500000;[.I11]*0.1*VLOOKUP([.I$1];[$'salary-percopy'.$A$1:.$B$7];2))+IF([.J11]&gt;500000;[.J11]*0.1*VLOOKUP([.J$1];[$'salary-percopy'.$A$1:.$B$7];2))+IF([.K11]&gt;500000;[.K11]*0.1*VLOOKUP([.K$1];[$'salary-percopy'.$A$1:.$B$7];2))+IF([.L11]&gt;500000;[.L11]*0.1*VLOOKUP([.L$1];[$'salary-percopy'.$A$1:.$B$7];2))+IF([.M11]&gt;500000;[.M11]*0.1*VLOOKUP([.M$1];[$'salary-percopy'.$A$1:.$B$7];2))" office:value-type="float" office:value="34569174" calcext:value-type="float">
            <text:p>34569174</text:p>
          </table:table-cell>
          <table:table-cell table:formula="of:=[.O11]+[.P11]" office:value-type="float" office:value="391234914" calcext:value-type="float">
            <text:p>391234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ie Hardin</text:p>
          </table:table-cell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2]&gt;[.G$1];0;RANDBETWEEN(1000;1000000))" office:value-type="float" office:value="0" calcext:value-type="float">
            <text:p>0</text:p>
          </table:table-cell>
          <table:table-cell table:formula="of:=IF([.$F12]&gt;[.H$1];0;RANDBETWEEN(1000;1000000))" office:value-type="float" office:value="0" calcext:value-type="float">
            <text:p>0</text:p>
          </table:table-cell>
          <table:table-cell table:formula="of:=IF([.$F12]&gt;[.I$1];0;RANDBETWEEN(1000;1000000))" office:value-type="float" office:value="395414" calcext:value-type="float">
            <text:p>395414</text:p>
          </table:table-cell>
          <table:table-cell table:formula="of:=IF([.$F12]&gt;[.J$1];0;RANDBETWEEN(1000;1000000))" office:value-type="float" office:value="861848" calcext:value-type="float">
            <text:p>861848</text:p>
          </table:table-cell>
          <table:table-cell table:formula="of:=IF([.$F12]&gt;[.K$1];0;RANDBETWEEN(1000;1000000))" office:value-type="float" office:value="43156" calcext:value-type="float">
            <text:p>43156</text:p>
          </table:table-cell>
          <table:table-cell table:formula="of:=IF([.$F12]&gt;[.L$1];0;RANDBETWEEN(1000;1000000))" office:value-type="float" office:value="509091" calcext:value-type="float">
            <text:p>509091</text:p>
          </table:table-cell>
          <table:table-cell table:formula="of:=IF([.$F12]&gt;[.M$1];0;RANDBETWEEN(1000;1000000))" office:value-type="float" office:value="304042" calcext:value-type="float">
            <text:p>304042</text:p>
          </table:table-cell>
          <table:table-cell table:formula="of:=SUM([.G12:.M12])" office:value-type="float" office:value="2113551" calcext:value-type="float">
            <text:p>2113551</text:p>
          </table:table-cell>
          <table:table-cell table:formula="of:=[.G12]*VLOOKUP([.G$1];[$'salary-percopy'.$A$1:.$B$7];2)+[.H12]*VLOOKUP([.H$1];[$'salary-percopy'.$A$1:.$B$7];2)+[.I12]*VLOOKUP([.I$1];[$'salary-percopy'.$A$1:.$B$7];2)+[.J12]*VLOOKUP([.J$1];[$'salary-percopy'.$A$1:.$B$7];2)+[.K12]*VLOOKUP([.K$1];[$'salary-percopy'.$A$1:.$B$7];2)+[.L12]*VLOOKUP([.L$1];[$'salary-percopy'.$A$1:.$B$7];2)+[.M12]*VLOOKUP([.M$1];[$'salary-percopy'.$A$1:.$B$7];2)" office:value-type="float" office:value="330435155" calcext:value-type="float">
            <text:p>330435155</text:p>
          </table:table-cell>
          <table:table-cell table:formula="of:=IF([.G12]&gt;500000;[.G12]*0.1*VLOOKUP([.G$1];[$'salary-percopy'.$A$1:.$B$7];2))+IF([.H12]&gt;500000;[.H12]*0.1*VLOOKUP([.H$1];[$'salary-percopy'.$A$1:.$B$7];2))+IF([.I12]&gt;500000;[.I12]*0.1*VLOOKUP([.I$1];[$'salary-percopy'.$A$1:.$B$7];2))+IF([.J12]&gt;500000;[.J12]*0.1*VLOOKUP([.J$1];[$'salary-percopy'.$A$1:.$B$7];2))+IF([.K12]&gt;500000;[.K12]*0.1*VLOOKUP([.K$1];[$'salary-percopy'.$A$1:.$B$7];2))+IF([.L12]&gt;500000;[.L12]*0.1*VLOOKUP([.L$1];[$'salary-percopy'.$A$1:.$B$7];2))+IF([.M12]&gt;500000;[.M12]*0.1*VLOOKUP([.M$1];[$'salary-percopy'.$A$1:.$B$7];2))" office:value-type="float" office:value="21484055.5" calcext:value-type="float">
            <text:p>21484056</text:p>
          </table:table-cell>
          <table:table-cell table:formula="of:=[.O12]+[.P12]" office:value-type="float" office:value="351919210.5" calcext:value-type="float">
            <text:p>351919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yanna Swanson</text:p>
          </table:table-cell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13]&gt;[.G$1];0;RANDBETWEEN(1000;1000000))" office:value-type="float" office:value="0" calcext:value-type="float">
            <text:p>0</text:p>
          </table:table-cell>
          <table:table-cell table:formula="of:=IF([.$F13]&gt;[.H$1];0;RANDBETWEEN(1000;1000000))" office:value-type="float" office:value="68010" calcext:value-type="float">
            <text:p>68010</text:p>
          </table:table-cell>
          <table:table-cell table:formula="of:=IF([.$F13]&gt;[.I$1];0;RANDBETWEEN(1000;1000000))" office:value-type="float" office:value="350438" calcext:value-type="float">
            <text:p>350438</text:p>
          </table:table-cell>
          <table:table-cell table:formula="of:=IF([.$F13]&gt;[.J$1];0;RANDBETWEEN(1000;1000000))" office:value-type="float" office:value="857420" calcext:value-type="float">
            <text:p>857420</text:p>
          </table:table-cell>
          <table:table-cell table:formula="of:=IF([.$F13]&gt;[.K$1];0;RANDBETWEEN(1000;1000000))" office:value-type="float" office:value="627248" calcext:value-type="float">
            <text:p>627248</text:p>
          </table:table-cell>
          <table:table-cell table:formula="of:=IF([.$F13]&gt;[.L$1];0;RANDBETWEEN(1000;1000000))" office:value-type="float" office:value="107626" calcext:value-type="float">
            <text:p>107626</text:p>
          </table:table-cell>
          <table:table-cell table:formula="of:=IF([.$F13]&gt;[.M$1];0;RANDBETWEEN(1000;1000000))" office:value-type="float" office:value="730804" calcext:value-type="float">
            <text:p>730804</text:p>
          </table:table-cell>
          <table:table-cell table:formula="of:=SUM([.G13:.M13])" office:value-type="float" office:value="2741546" calcext:value-type="float">
            <text:p>2741546</text:p>
          </table:table-cell>
          <table:table-cell table:formula="of:=[.G13]*VLOOKUP([.G$1];[$'salary-percopy'.$A$1:.$B$7];2)+[.H13]*VLOOKUP([.H$1];[$'salary-percopy'.$A$1:.$B$7];2)+[.I13]*VLOOKUP([.I$1];[$'salary-percopy'.$A$1:.$B$7];2)+[.J13]*VLOOKUP([.J$1];[$'salary-percopy'.$A$1:.$B$7];2)+[.K13]*VLOOKUP([.K$1];[$'salary-percopy'.$A$1:.$B$7];2)+[.L13]*VLOOKUP([.L$1];[$'salary-percopy'.$A$1:.$B$7];2)+[.M13]*VLOOKUP([.M$1];[$'salary-percopy'.$A$1:.$B$7];2)" office:value-type="float" office:value="442276230" calcext:value-type="float">
            <text:p>442276230</text:p>
          </table:table-cell>
          <table:table-cell table:formula="of:=IF([.G13]&gt;500000;[.G13]*0.1*VLOOKUP([.G$1];[$'salary-percopy'.$A$1:.$B$7];2))+IF([.H13]&gt;500000;[.H13]*0.1*VLOOKUP([.H$1];[$'salary-percopy'.$A$1:.$B$7];2))+IF([.I13]&gt;500000;[.I13]*0.1*VLOOKUP([.I$1];[$'salary-percopy'.$A$1:.$B$7];2))+IF([.J13]&gt;500000;[.J13]*0.1*VLOOKUP([.J$1];[$'salary-percopy'.$A$1:.$B$7];2))+IF([.K13]&gt;500000;[.K13]*0.1*VLOOKUP([.K$1];[$'salary-percopy'.$A$1:.$B$7];2))+IF([.L13]&gt;500000;[.L13]*0.1*VLOOKUP([.L$1];[$'salary-percopy'.$A$1:.$B$7];2))+IF([.M13]&gt;500000;[.M13]*0.1*VLOOKUP([.M$1];[$'salary-percopy'.$A$1:.$B$7];2))" office:value-type="float" office:value="37283176" calcext:value-type="float">
            <text:p>37283176</text:p>
          </table:table-cell>
          <table:table-cell table:formula="of:=[.O13]+[.P13]" office:value-type="float" office:value="479559406" calcext:value-type="float">
            <text:p>4795594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yton Goodwin</text:p>
          </table:table-cell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4]&gt;[.G$1];0;RANDBETWEEN(1000;1000000))" office:value-type="float" office:value="0" calcext:value-type="float">
            <text:p>0</text:p>
          </table:table-cell>
          <table:table-cell table:formula="of:=IF([.$F14]&gt;[.H$1];0;RANDBETWEEN(1000;1000000))" office:value-type="float" office:value="0" calcext:value-type="float">
            <text:p>0</text:p>
          </table:table-cell>
          <table:table-cell table:formula="of:=IF([.$F14]&gt;[.I$1];0;RANDBETWEEN(1000;1000000))" office:value-type="float" office:value="65789" calcext:value-type="float">
            <text:p>65789</text:p>
          </table:table-cell>
          <table:table-cell table:formula="of:=IF([.$F14]&gt;[.J$1];0;RANDBETWEEN(1000;1000000))" office:value-type="float" office:value="824484" calcext:value-type="float">
            <text:p>824484</text:p>
          </table:table-cell>
          <table:table-cell table:formula="of:=IF([.$F14]&gt;[.K$1];0;RANDBETWEEN(1000;1000000))" office:value-type="float" office:value="149318" calcext:value-type="float">
            <text:p>149318</text:p>
          </table:table-cell>
          <table:table-cell table:formula="of:=IF([.$F14]&gt;[.L$1];0;RANDBETWEEN(1000;1000000))" office:value-type="float" office:value="496929" calcext:value-type="float">
            <text:p>496929</text:p>
          </table:table-cell>
          <table:table-cell table:formula="of:=IF([.$F14]&gt;[.M$1];0;RANDBETWEEN(1000;1000000))" office:value-type="float" office:value="955240" calcext:value-type="float">
            <text:p>955240</text:p>
          </table:table-cell>
          <table:table-cell table:formula="of:=SUM([.G14:.M14])" office:value-type="float" office:value="2491760" calcext:value-type="float">
            <text:p>2491760</text:p>
          </table:table-cell>
          <table:table-cell table:formula="of:=[.G14]*VLOOKUP([.G$1];[$'salary-percopy'.$A$1:.$B$7];2)+[.H14]*VLOOKUP([.H$1];[$'salary-percopy'.$A$1:.$B$7];2)+[.I14]*VLOOKUP([.I$1];[$'salary-percopy'.$A$1:.$B$7];2)+[.J14]*VLOOKUP([.J$1];[$'salary-percopy'.$A$1:.$B$7];2)+[.K14]*VLOOKUP([.K$1];[$'salary-percopy'.$A$1:.$B$7];2)+[.L14]*VLOOKUP([.L$1];[$'salary-percopy'.$A$1:.$B$7];2)+[.M14]*VLOOKUP([.M$1];[$'salary-percopy'.$A$1:.$B$7];2)" office:value-type="float" office:value="431686365" calcext:value-type="float">
            <text:p>431686365</text:p>
          </table:table-cell>
          <table:table-cell table:formula="of:=IF([.G14]&gt;500000;[.G14]*0.1*VLOOKUP([.G$1];[$'salary-percopy'.$A$1:.$B$7];2))+IF([.H14]&gt;500000;[.H14]*0.1*VLOOKUP([.H$1];[$'salary-percopy'.$A$1:.$B$7];2))+IF([.I14]&gt;500000;[.I14]*0.1*VLOOKUP([.I$1];[$'salary-percopy'.$A$1:.$B$7];2))+IF([.J14]&gt;500000;[.J14]*0.1*VLOOKUP([.J$1];[$'salary-percopy'.$A$1:.$B$7];2))+IF([.K14]&gt;500000;[.K14]*0.1*VLOOKUP([.K$1];[$'salary-percopy'.$A$1:.$B$7];2))+IF([.L14]&gt;500000;[.L14]*0.1*VLOOKUP([.L$1];[$'salary-percopy'.$A$1:.$B$7];2))+IF([.M14]&gt;500000;[.M14]*0.1*VLOOKUP([.M$1];[$'salary-percopy'.$A$1:.$B$7];2))" office:value-type="float" office:value="30647576" calcext:value-type="float">
            <text:p>30647576</text:p>
          </table:table-cell>
          <table:table-cell table:formula="of:=[.O14]+[.P14]" office:value-type="float" office:value="462333941" calcext:value-type="float">
            <text:p>4623339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 Case</text:p>
          </table:table-cell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5]&gt;[.G$1];0;RANDBETWEEN(1000;1000000))" office:value-type="float" office:value="0" calcext:value-type="float">
            <text:p>0</text:p>
          </table:table-cell>
          <table:table-cell table:formula="of:=IF([.$F15]&gt;[.H$1];0;RANDBETWEEN(1000;1000000))" office:value-type="float" office:value="0" calcext:value-type="float">
            <text:p>0</text:p>
          </table:table-cell>
          <table:table-cell table:formula="of:=IF([.$F15]&gt;[.I$1];0;RANDBETWEEN(1000;1000000))" office:value-type="float" office:value="333463" calcext:value-type="float">
            <text:p>333463</text:p>
          </table:table-cell>
          <table:table-cell table:formula="of:=IF([.$F15]&gt;[.J$1];0;RANDBETWEEN(1000;1000000))" office:value-type="float" office:value="338563" calcext:value-type="float">
            <text:p>338563</text:p>
          </table:table-cell>
          <table:table-cell table:formula="of:=IF([.$F15]&gt;[.K$1];0;RANDBETWEEN(1000;1000000))" office:value-type="float" office:value="103466" calcext:value-type="float">
            <text:p>103466</text:p>
          </table:table-cell>
          <table:table-cell table:formula="of:=IF([.$F15]&gt;[.L$1];0;RANDBETWEEN(1000;1000000))" office:value-type="float" office:value="975529" calcext:value-type="float">
            <text:p>975529</text:p>
          </table:table-cell>
          <table:table-cell table:formula="of:=IF([.$F15]&gt;[.M$1];0;RANDBETWEEN(1000;1000000))" office:value-type="float" office:value="247603" calcext:value-type="float">
            <text:p>247603</text:p>
          </table:table-cell>
          <table:table-cell table:formula="of:=SUM([.G15:.M15])" office:value-type="float" office:value="1998624" calcext:value-type="float">
            <text:p>1998624</text:p>
          </table:table-cell>
          <table:table-cell table:formula="of:=[.G15]*VLOOKUP([.G$1];[$'salary-percopy'.$A$1:.$B$7];2)+[.H15]*VLOOKUP([.H$1];[$'salary-percopy'.$A$1:.$B$7];2)+[.I15]*VLOOKUP([.I$1];[$'salary-percopy'.$A$1:.$B$7];2)+[.J15]*VLOOKUP([.J$1];[$'salary-percopy'.$A$1:.$B$7];2)+[.K15]*VLOOKUP([.K$1];[$'salary-percopy'.$A$1:.$B$7];2)+[.L15]*VLOOKUP([.L$1];[$'salary-percopy'.$A$1:.$B$7];2)+[.M15]*VLOOKUP([.M$1];[$'salary-percopy'.$A$1:.$B$7];2)" office:value-type="float" office:value="334997065" calcext:value-type="float">
            <text:p>334997065</text:p>
          </table:table-cell>
          <table:table-cell table:formula="of:=IF([.G15]&gt;500000;[.G15]*0.1*VLOOKUP([.G$1];[$'salary-percopy'.$A$1:.$B$7];2))+IF([.H15]&gt;500000;[.H15]*0.1*VLOOKUP([.H$1];[$'salary-percopy'.$A$1:.$B$7];2))+IF([.I15]&gt;500000;[.I15]*0.1*VLOOKUP([.I$1];[$'salary-percopy'.$A$1:.$B$7];2))+IF([.J15]&gt;500000;[.J15]*0.1*VLOOKUP([.J$1];[$'salary-percopy'.$A$1:.$B$7];2))+IF([.K15]&gt;500000;[.K15]*0.1*VLOOKUP([.K$1];[$'salary-percopy'.$A$1:.$B$7];2))+IF([.L15]&gt;500000;[.L15]*0.1*VLOOKUP([.L$1];[$'salary-percopy'.$A$1:.$B$7];2))+IF([.M15]&gt;500000;[.M15]*0.1*VLOOKUP([.M$1];[$'salary-percopy'.$A$1:.$B$7];2))" office:value-type="float" office:value="18047286.5" calcext:value-type="float">
            <text:p>18047287</text:p>
          </table:table-cell>
          <table:table-cell table:formula="of:=[.O15]+[.P15]" office:value-type="float" office:value="353044351.5" calcext:value-type="float">
            <text:p>353044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dra Burke</text:p>
          </table:table-cell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6]&gt;[.G$1];0;RANDBETWEEN(1000;1000000))" office:value-type="float" office:value="0" calcext:value-type="float">
            <text:p>0</text:p>
          </table:table-cell>
          <table:table-cell table:formula="of:=IF([.$F16]&gt;[.H$1];0;RANDBETWEEN(1000;1000000))" office:value-type="float" office:value="0" calcext:value-type="float">
            <text:p>0</text:p>
          </table:table-cell>
          <table:table-cell table:formula="of:=IF([.$F16]&gt;[.I$1];0;RANDBETWEEN(1000;1000000))" office:value-type="float" office:value="581240" calcext:value-type="float">
            <text:p>581240</text:p>
          </table:table-cell>
          <table:table-cell table:formula="of:=IF([.$F16]&gt;[.J$1];0;RANDBETWEEN(1000;1000000))" office:value-type="float" office:value="786405" calcext:value-type="float">
            <text:p>786405</text:p>
          </table:table-cell>
          <table:table-cell table:formula="of:=IF([.$F16]&gt;[.K$1];0;RANDBETWEEN(1000;1000000))" office:value-type="float" office:value="897958" calcext:value-type="float">
            <text:p>897958</text:p>
          </table:table-cell>
          <table:table-cell table:formula="of:=IF([.$F16]&gt;[.L$1];0;RANDBETWEEN(1000;1000000))" office:value-type="float" office:value="847037" calcext:value-type="float">
            <text:p>847037</text:p>
          </table:table-cell>
          <table:table-cell table:formula="of:=IF([.$F16]&gt;[.M$1];0;RANDBETWEEN(1000;1000000))" office:value-type="float" office:value="634088" calcext:value-type="float">
            <text:p>634088</text:p>
          </table:table-cell>
          <table:table-cell table:formula="of:=SUM([.G16:.M16])" office:value-type="float" office:value="3746728" calcext:value-type="float">
            <text:p>3746728</text:p>
          </table:table-cell>
          <table:table-cell table:formula="of:=[.G16]*VLOOKUP([.G$1];[$'salary-percopy'.$A$1:.$B$7];2)+[.H16]*VLOOKUP([.H$1];[$'salary-percopy'.$A$1:.$B$7];2)+[.I16]*VLOOKUP([.I$1];[$'salary-percopy'.$A$1:.$B$7];2)+[.J16]*VLOOKUP([.J$1];[$'salary-percopy'.$A$1:.$B$7];2)+[.K16]*VLOOKUP([.K$1];[$'salary-percopy'.$A$1:.$B$7];2)+[.L16]*VLOOKUP([.L$1];[$'salary-percopy'.$A$1:.$B$7];2)+[.M16]*VLOOKUP([.M$1];[$'salary-percopy'.$A$1:.$B$7];2)" office:value-type="float" office:value="616017805" calcext:value-type="float">
            <text:p>616017805</text:p>
          </table:table-cell>
          <table:table-cell table:formula="of:=IF([.G16]&gt;500000;[.G16]*0.1*VLOOKUP([.G$1];[$'salary-percopy'.$A$1:.$B$7];2))+IF([.H16]&gt;500000;[.H16]*0.1*VLOOKUP([.H$1];[$'salary-percopy'.$A$1:.$B$7];2))+IF([.I16]&gt;500000;[.I16]*0.1*VLOOKUP([.I$1];[$'salary-percopy'.$A$1:.$B$7];2))+IF([.J16]&gt;500000;[.J16]*0.1*VLOOKUP([.J$1];[$'salary-percopy'.$A$1:.$B$7];2))+IF([.K16]&gt;500000;[.K16]*0.1*VLOOKUP([.K$1];[$'salary-percopy'.$A$1:.$B$7];2))+IF([.L16]&gt;500000;[.L16]*0.1*VLOOKUP([.L$1];[$'salary-percopy'.$A$1:.$B$7];2))+IF([.M16]&gt;500000;[.M16]*0.1*VLOOKUP([.M$1];[$'salary-percopy'.$A$1:.$B$7];2))" office:value-type="float" office:value="61601780.5" calcext:value-type="float">
            <text:p>61601781</text:p>
          </table:table-cell>
          <table:table-cell table:formula="of:=[.O16]+[.P16]" office:value-type="float" office:value="677619585.5" calcext:value-type="float">
            <text:p>6776195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son Chandler</text:p>
          </table:table-cell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17]&gt;[.G$1];0;RANDBETWEEN(1000;1000000))" office:value-type="float" office:value="803355" calcext:value-type="float">
            <text:p>803355</text:p>
          </table:table-cell>
          <table:table-cell table:formula="of:=IF([.$F17]&gt;[.H$1];0;RANDBETWEEN(1000;1000000))" office:value-type="float" office:value="299588" calcext:value-type="float">
            <text:p>299588</text:p>
          </table:table-cell>
          <table:table-cell table:formula="of:=IF([.$F17]&gt;[.I$1];0;RANDBETWEEN(1000;1000000))" office:value-type="float" office:value="189805" calcext:value-type="float">
            <text:p>189805</text:p>
          </table:table-cell>
          <table:table-cell table:formula="of:=IF([.$F17]&gt;[.J$1];0;RANDBETWEEN(1000;1000000))" office:value-type="float" office:value="40084" calcext:value-type="float">
            <text:p>40084</text:p>
          </table:table-cell>
          <table:table-cell table:formula="of:=IF([.$F17]&gt;[.K$1];0;RANDBETWEEN(1000;1000000))" office:value-type="float" office:value="498565" calcext:value-type="float">
            <text:p>498565</text:p>
          </table:table-cell>
          <table:table-cell table:formula="of:=IF([.$F17]&gt;[.L$1];0;RANDBETWEEN(1000;1000000))" office:value-type="float" office:value="953518" calcext:value-type="float">
            <text:p>953518</text:p>
          </table:table-cell>
          <table:table-cell table:formula="of:=IF([.$F17]&gt;[.M$1];0;RANDBETWEEN(1000;1000000))" office:value-type="float" office:value="157160" calcext:value-type="float">
            <text:p>157160</text:p>
          </table:table-cell>
          <table:table-cell table:formula="of:=SUM([.G17:.M17])" office:value-type="float" office:value="2942075" calcext:value-type="float">
            <text:p>2942075</text:p>
          </table:table-cell>
          <table:table-cell table:formula="of:=[.G17]*VLOOKUP([.G$1];[$'salary-percopy'.$A$1:.$B$7];2)+[.H17]*VLOOKUP([.H$1];[$'salary-percopy'.$A$1:.$B$7];2)+[.I17]*VLOOKUP([.I$1];[$'salary-percopy'.$A$1:.$B$7];2)+[.J17]*VLOOKUP([.J$1];[$'salary-percopy'.$A$1:.$B$7];2)+[.K17]*VLOOKUP([.K$1];[$'salary-percopy'.$A$1:.$B$7];2)+[.L17]*VLOOKUP([.L$1];[$'salary-percopy'.$A$1:.$B$7];2)+[.M17]*VLOOKUP([.M$1];[$'salary-percopy'.$A$1:.$B$7];2)" office:value-type="float" office:value="434267420" calcext:value-type="float">
            <text:p>434267420</text:p>
          </table:table-cell>
          <table:table-cell table:formula="of:=IF([.G17]&gt;500000;[.G17]*0.1*VLOOKUP([.G$1];[$'salary-percopy'.$A$1:.$B$7];2))+IF([.H17]&gt;500000;[.H17]*0.1*VLOOKUP([.H$1];[$'salary-percopy'.$A$1:.$B$7];2))+IF([.I17]&gt;500000;[.I17]*0.1*VLOOKUP([.I$1];[$'salary-percopy'.$A$1:.$B$7];2))+IF([.J17]&gt;500000;[.J17]*0.1*VLOOKUP([.J$1];[$'salary-percopy'.$A$1:.$B$7];2))+IF([.K17]&gt;500000;[.K17]*0.1*VLOOKUP([.K$1];[$'salary-percopy'.$A$1:.$B$7];2))+IF([.L17]&gt;500000;[.L17]*0.1*VLOOKUP([.L$1];[$'salary-percopy'.$A$1:.$B$7];2))+IF([.M17]&gt;500000;[.M17]*0.1*VLOOKUP([.M$1];[$'salary-percopy'.$A$1:.$B$7];2))" office:value-type="float" office:value="25673633" calcext:value-type="float">
            <text:p>25673633</text:p>
          </table:table-cell>
          <table:table-cell table:formula="of:=[.O17]+[.P17]" office:value-type="float" office:value="459941053" calcext:value-type="float">
            <text:p>4599410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queline Brewer</text:p>
          </table:table-cell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8]&gt;[.G$1];0;RANDBETWEEN(1000;1000000))" office:value-type="float" office:value="0" calcext:value-type="float">
            <text:p>0</text:p>
          </table:table-cell>
          <table:table-cell table:formula="of:=IF([.$F18]&gt;[.H$1];0;RANDBETWEEN(1000;1000000))" office:value-type="float" office:value="0" calcext:value-type="float">
            <text:p>0</text:p>
          </table:table-cell>
          <table:table-cell table:formula="of:=IF([.$F18]&gt;[.I$1];0;RANDBETWEEN(1000;1000000))" office:value-type="float" office:value="868585" calcext:value-type="float">
            <text:p>868585</text:p>
          </table:table-cell>
          <table:table-cell table:formula="of:=IF([.$F18]&gt;[.J$1];0;RANDBETWEEN(1000;1000000))" office:value-type="float" office:value="263616" calcext:value-type="float">
            <text:p>263616</text:p>
          </table:table-cell>
          <table:table-cell table:formula="of:=IF([.$F18]&gt;[.K$1];0;RANDBETWEEN(1000;1000000))" office:value-type="float" office:value="389488" calcext:value-type="float">
            <text:p>389488</text:p>
          </table:table-cell>
          <table:table-cell table:formula="of:=IF([.$F18]&gt;[.L$1];0;RANDBETWEEN(1000;1000000))" office:value-type="float" office:value="362703" calcext:value-type="float">
            <text:p>362703</text:p>
          </table:table-cell>
          <table:table-cell table:formula="of:=IF([.$F18]&gt;[.M$1];0;RANDBETWEEN(1000;1000000))" office:value-type="float" office:value="772308" calcext:value-type="float">
            <text:p>772308</text:p>
          </table:table-cell>
          <table:table-cell table:formula="of:=SUM([.G18:.M18])" office:value-type="float" office:value="2656700" calcext:value-type="float">
            <text:p>2656700</text:p>
          </table:table-cell>
          <table:table-cell table:formula="of:=[.G18]*VLOOKUP([.G$1];[$'salary-percopy'.$A$1:.$B$7];2)+[.H18]*VLOOKUP([.H$1];[$'salary-percopy'.$A$1:.$B$7];2)+[.I18]*VLOOKUP([.I$1];[$'salary-percopy'.$A$1:.$B$7];2)+[.J18]*VLOOKUP([.J$1];[$'salary-percopy'.$A$1:.$B$7];2)+[.K18]*VLOOKUP([.K$1];[$'salary-percopy'.$A$1:.$B$7];2)+[.L18]*VLOOKUP([.L$1];[$'salary-percopy'.$A$1:.$B$7];2)+[.M18]*VLOOKUP([.M$1];[$'salary-percopy'.$A$1:.$B$7];2)" office:value-type="float" office:value="428911055" calcext:value-type="float">
            <text:p>428911055</text:p>
          </table:table-cell>
          <table:table-cell table:formula="of:=IF([.G18]&gt;500000;[.G18]*0.1*VLOOKUP([.G$1];[$'salary-percopy'.$A$1:.$B$7];2))+IF([.H18]&gt;500000;[.H18]*0.1*VLOOKUP([.H$1];[$'salary-percopy'.$A$1:.$B$7];2))+IF([.I18]&gt;500000;[.I18]*0.1*VLOOKUP([.I$1];[$'salary-percopy'.$A$1:.$B$7];2))+IF([.J18]&gt;500000;[.J18]*0.1*VLOOKUP([.J$1];[$'salary-percopy'.$A$1:.$B$7];2))+IF([.K18]&gt;500000;[.K18]*0.1*VLOOKUP([.K$1];[$'salary-percopy'.$A$1:.$B$7];2))+IF([.L18]&gt;500000;[.L18]*0.1*VLOOKUP([.L$1];[$'salary-percopy'.$A$1:.$B$7];2))+IF([.M18]&gt;500000;[.M18]*0.1*VLOOKUP([.M$1];[$'salary-percopy'.$A$1:.$B$7];2))" office:value-type="float" office:value="25869180" calcext:value-type="float">
            <text:p>25869180</text:p>
          </table:table-cell>
          <table:table-cell table:formula="of:=[.O18]+[.P18]" office:value-type="float" office:value="454780235" calcext:value-type="float">
            <text:p>454780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vanni Lambert</text:p>
          </table:table-cell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9]&gt;[.G$1];0;RANDBETWEEN(1000;1000000))" office:value-type="float" office:value="0" calcext:value-type="float">
            <text:p>0</text:p>
          </table:table-cell>
          <table:table-cell table:formula="of:=IF([.$F19]&gt;[.H$1];0;RANDBETWEEN(1000;1000000))" office:value-type="float" office:value="0" calcext:value-type="float">
            <text:p>0</text:p>
          </table:table-cell>
          <table:table-cell table:formula="of:=IF([.$F19]&gt;[.I$1];0;RANDBETWEEN(1000;1000000))" office:value-type="float" office:value="0" calcext:value-type="float">
            <text:p>0</text:p>
          </table:table-cell>
          <table:table-cell table:formula="of:=IF([.$F19]&gt;[.J$1];0;RANDBETWEEN(1000;1000000))" office:value-type="float" office:value="0" calcext:value-type="float">
            <text:p>0</text:p>
          </table:table-cell>
          <table:table-cell table:formula="of:=IF([.$F19]&gt;[.K$1];0;RANDBETWEEN(1000;1000000))" office:value-type="float" office:value="0" calcext:value-type="float">
            <text:p>0</text:p>
          </table:table-cell>
          <table:table-cell table:formula="of:=IF([.$F19]&gt;[.L$1];0;RANDBETWEEN(1000;1000000))" office:value-type="float" office:value="93844" calcext:value-type="float">
            <text:p>93844</text:p>
          </table:table-cell>
          <table:table-cell table:formula="of:=IF([.$F19]&gt;[.M$1];0;RANDBETWEEN(1000;1000000))" office:value-type="float" office:value="685079" calcext:value-type="float">
            <text:p>685079</text:p>
          </table:table-cell>
          <table:table-cell table:formula="of:=SUM([.G19:.M19])" office:value-type="float" office:value="778923" calcext:value-type="float">
            <text:p>778923</text:p>
          </table:table-cell>
          <table:table-cell table:formula="of:=[.G19]*VLOOKUP([.G$1];[$'salary-percopy'.$A$1:.$B$7];2)+[.H19]*VLOOKUP([.H$1];[$'salary-percopy'.$A$1:.$B$7];2)+[.I19]*VLOOKUP([.I$1];[$'salary-percopy'.$A$1:.$B$7];2)+[.J19]*VLOOKUP([.J$1];[$'salary-percopy'.$A$1:.$B$7];2)+[.K19]*VLOOKUP([.K$1];[$'salary-percopy'.$A$1:.$B$7];2)+[.L19]*VLOOKUP([.L$1];[$'salary-percopy'.$A$1:.$B$7];2)+[.M19]*VLOOKUP([.M$1];[$'salary-percopy'.$A$1:.$B$7];2)" office:value-type="float" office:value="154376940" calcext:value-type="float">
            <text:p>154376940</text:p>
          </table:table-cell>
          <table:table-cell table:formula="of:=IF([.G19]&gt;500000;[.G19]*0.1*VLOOKUP([.G$1];[$'salary-percopy'.$A$1:.$B$7];2))+IF([.H19]&gt;500000;[.H19]*0.1*VLOOKUP([.H$1];[$'salary-percopy'.$A$1:.$B$7];2))+IF([.I19]&gt;500000;[.I19]*0.1*VLOOKUP([.I$1];[$'salary-percopy'.$A$1:.$B$7];2))+IF([.J19]&gt;500000;[.J19]*0.1*VLOOKUP([.J$1];[$'salary-percopy'.$A$1:.$B$7];2))+IF([.K19]&gt;500000;[.K19]*0.1*VLOOKUP([.K$1];[$'salary-percopy'.$A$1:.$B$7];2))+IF([.L19]&gt;500000;[.L19]*0.1*VLOOKUP([.L$1];[$'salary-percopy'.$A$1:.$B$7];2))+IF([.M19]&gt;500000;[.M19]*0.1*VLOOKUP([.M$1];[$'salary-percopy'.$A$1:.$B$7];2))" office:value-type="float" office:value="13701580" calcext:value-type="float">
            <text:p>13701580</text:p>
          </table:table-cell>
          <table:table-cell table:formula="of:=[.O19]+[.P19]" office:value-type="float" office:value="168078520" calcext:value-type="float">
            <text:p>1680785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inten Herman</text:p>
          </table:table-cell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20]&gt;[.G$1];0;RANDBETWEEN(1000;1000000))" office:value-type="float" office:value="0" calcext:value-type="float">
            <text:p>0</text:p>
          </table:table-cell>
          <table:table-cell table:formula="of:=IF([.$F20]&gt;[.H$1];0;RANDBETWEEN(1000;1000000))" office:value-type="float" office:value="0" calcext:value-type="float">
            <text:p>0</text:p>
          </table:table-cell>
          <table:table-cell table:formula="of:=IF([.$F20]&gt;[.I$1];0;RANDBETWEEN(1000;1000000))" office:value-type="float" office:value="0" calcext:value-type="float">
            <text:p>0</text:p>
          </table:table-cell>
          <table:table-cell table:formula="of:=IF([.$F20]&gt;[.J$1];0;RANDBETWEEN(1000;1000000))" office:value-type="float" office:value="0" calcext:value-type="float">
            <text:p>0</text:p>
          </table:table-cell>
          <table:table-cell table:formula="of:=IF([.$F20]&gt;[.K$1];0;RANDBETWEEN(1000;1000000))" office:value-type="float" office:value="0" calcext:value-type="float">
            <text:p>0</text:p>
          </table:table-cell>
          <table:table-cell table:formula="of:=IF([.$F20]&gt;[.L$1];0;RANDBETWEEN(1000;1000000))" office:value-type="float" office:value="967688" calcext:value-type="float">
            <text:p>967688</text:p>
          </table:table-cell>
          <table:table-cell table:formula="of:=IF([.$F20]&gt;[.M$1];0;RANDBETWEEN(1000;1000000))" office:value-type="float" office:value="878647" calcext:value-type="float">
            <text:p>878647</text:p>
          </table:table-cell>
          <table:table-cell table:formula="of:=SUM([.G20:.M20])" office:value-type="float" office:value="1846335" calcext:value-type="float">
            <text:p>1846335</text:p>
          </table:table-cell>
          <table:table-cell table:formula="of:=[.G20]*VLOOKUP([.G$1];[$'salary-percopy'.$A$1:.$B$7];2)+[.H20]*VLOOKUP([.H$1];[$'salary-percopy'.$A$1:.$B$7];2)+[.I20]*VLOOKUP([.I$1];[$'salary-percopy'.$A$1:.$B$7];2)+[.J20]*VLOOKUP([.J$1];[$'salary-percopy'.$A$1:.$B$7];2)+[.K20]*VLOOKUP([.K$1];[$'salary-percopy'.$A$1:.$B$7];2)+[.L20]*VLOOKUP([.L$1];[$'salary-percopy'.$A$1:.$B$7];2)+[.M20]*VLOOKUP([.M$1];[$'salary-percopy'.$A$1:.$B$7];2)" office:value-type="float" office:value="354751680" calcext:value-type="float">
            <text:p>354751680</text:p>
          </table:table-cell>
          <table:table-cell table:formula="of:=IF([.G20]&gt;500000;[.G20]*0.1*VLOOKUP([.G$1];[$'salary-percopy'.$A$1:.$B$7];2))+IF([.H20]&gt;500000;[.H20]*0.1*VLOOKUP([.H$1];[$'salary-percopy'.$A$1:.$B$7];2))+IF([.I20]&gt;500000;[.I20]*0.1*VLOOKUP([.I$1];[$'salary-percopy'.$A$1:.$B$7];2))+IF([.J20]&gt;500000;[.J20]*0.1*VLOOKUP([.J$1];[$'salary-percopy'.$A$1:.$B$7];2))+IF([.K20]&gt;500000;[.K20]*0.1*VLOOKUP([.K$1];[$'salary-percopy'.$A$1:.$B$7];2))+IF([.L20]&gt;500000;[.L20]*0.1*VLOOKUP([.L$1];[$'salary-percopy'.$A$1:.$B$7];2))+IF([.M20]&gt;500000;[.M20]*0.1*VLOOKUP([.M$1];[$'salary-percopy'.$A$1:.$B$7];2))" office:value-type="float" office:value="35475168" calcext:value-type="float">
            <text:p>35475168</text:p>
          </table:table-cell>
          <table:table-cell table:formula="of:=[.O20]+[.P20]" office:value-type="float" office:value="390226848" calcext:value-type="float">
            <text:p>390226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brey Glover</text:p>
          </table:table-cell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21]&gt;[.G$1];0;RANDBETWEEN(1000;1000000))" office:value-type="float" office:value="0" calcext:value-type="float">
            <text:p>0</text:p>
          </table:table-cell>
          <table:table-cell table:formula="of:=IF([.$F21]&gt;[.H$1];0;RANDBETWEEN(1000;1000000))" office:value-type="float" office:value="0" calcext:value-type="float">
            <text:p>0</text:p>
          </table:table-cell>
          <table:table-cell table:formula="of:=IF([.$F21]&gt;[.I$1];0;RANDBETWEEN(1000;1000000))" office:value-type="float" office:value="84483" calcext:value-type="float">
            <text:p>84483</text:p>
          </table:table-cell>
          <table:table-cell table:formula="of:=IF([.$F21]&gt;[.J$1];0;RANDBETWEEN(1000;1000000))" office:value-type="float" office:value="633704" calcext:value-type="float">
            <text:p>633704</text:p>
          </table:table-cell>
          <table:table-cell table:formula="of:=IF([.$F21]&gt;[.K$1];0;RANDBETWEEN(1000;1000000))" office:value-type="float" office:value="526102" calcext:value-type="float">
            <text:p>526102</text:p>
          </table:table-cell>
          <table:table-cell table:formula="of:=IF([.$F21]&gt;[.L$1];0;RANDBETWEEN(1000;1000000))" office:value-type="float" office:value="14580" calcext:value-type="float">
            <text:p>14580</text:p>
          </table:table-cell>
          <table:table-cell table:formula="of:=IF([.$F21]&gt;[.M$1];0;RANDBETWEEN(1000;1000000))" office:value-type="float" office:value="571968" calcext:value-type="float">
            <text:p>571968</text:p>
          </table:table-cell>
          <table:table-cell table:formula="of:=SUM([.G21:.M21])" office:value-type="float" office:value="1830837" calcext:value-type="float">
            <text:p>1830837</text:p>
          </table:table-cell>
          <table:table-cell table:formula="of:=[.G21]*VLOOKUP([.G$1];[$'salary-percopy'.$A$1:.$B$7];2)+[.H21]*VLOOKUP([.H$1];[$'salary-percopy'.$A$1:.$B$7];2)+[.I21]*VLOOKUP([.I$1];[$'salary-percopy'.$A$1:.$B$7];2)+[.J21]*VLOOKUP([.J$1];[$'salary-percopy'.$A$1:.$B$7];2)+[.K21]*VLOOKUP([.K$1];[$'salary-percopy'.$A$1:.$B$7];2)+[.L21]*VLOOKUP([.L$1];[$'salary-percopy'.$A$1:.$B$7];2)+[.M21]*VLOOKUP([.M$1];[$'salary-percopy'.$A$1:.$B$7];2)" office:value-type="float" office:value="305384760" calcext:value-type="float">
            <text:p>305384760</text:p>
          </table:table-cell>
          <table:table-cell table:formula="of:=IF([.G21]&gt;500000;[.G21]*0.1*VLOOKUP([.G$1];[$'salary-percopy'.$A$1:.$B$7];2))+IF([.H21]&gt;500000;[.H21]*0.1*VLOOKUP([.H$1];[$'salary-percopy'.$A$1:.$B$7];2))+IF([.I21]&gt;500000;[.I21]*0.1*VLOOKUP([.I$1];[$'salary-percopy'.$A$1:.$B$7];2))+IF([.J21]&gt;500000;[.J21]*0.1*VLOOKUP([.J$1];[$'salary-percopy'.$A$1:.$B$7];2))+IF([.K21]&gt;500000;[.K21]*0.1*VLOOKUP([.K$1];[$'salary-percopy'.$A$1:.$B$7];2))+IF([.L21]&gt;500000;[.L21]*0.1*VLOOKUP([.L$1];[$'salary-percopy'.$A$1:.$B$7];2))+IF([.M21]&gt;500000;[.M21]*0.1*VLOOKUP([.M$1];[$'salary-percopy'.$A$1:.$B$7];2))" office:value-type="float" office:value="29254950" calcext:value-type="float">
            <text:p>29254950</text:p>
          </table:table-cell>
          <table:table-cell table:formula="of:=[.O21]+[.P21]" office:value-type="float" office:value="334639710" calcext:value-type="float">
            <text:p>3346397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lan Deleon</text:p>
          </table:table-cell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22]&gt;[.G$1];0;RANDBETWEEN(1000;1000000))" office:value-type="float" office:value="0" calcext:value-type="float">
            <text:p>0</text:p>
          </table:table-cell>
          <table:table-cell table:formula="of:=IF([.$F22]&gt;[.H$1];0;RANDBETWEEN(1000;1000000))" office:value-type="float" office:value="0" calcext:value-type="float">
            <text:p>0</text:p>
          </table:table-cell>
          <table:table-cell table:formula="of:=IF([.$F22]&gt;[.I$1];0;RANDBETWEEN(1000;1000000))" office:value-type="float" office:value="0" calcext:value-type="float">
            <text:p>0</text:p>
          </table:table-cell>
          <table:table-cell table:formula="of:=IF([.$F22]&gt;[.J$1];0;RANDBETWEEN(1000;1000000))" office:value-type="float" office:value="0" calcext:value-type="float">
            <text:p>0</text:p>
          </table:table-cell>
          <table:table-cell table:formula="of:=IF([.$F22]&gt;[.K$1];0;RANDBETWEEN(1000;1000000))" office:value-type="float" office:value="0" calcext:value-type="float">
            <text:p>0</text:p>
          </table:table-cell>
          <table:table-cell table:formula="of:=IF([.$F22]&gt;[.L$1];0;RANDBETWEEN(1000;1000000))" office:value-type="float" office:value="467308" calcext:value-type="float">
            <text:p>467308</text:p>
          </table:table-cell>
          <table:table-cell table:formula="of:=IF([.$F22]&gt;[.M$1];0;RANDBETWEEN(1000;1000000))" office:value-type="float" office:value="473026" calcext:value-type="float">
            <text:p>473026</text:p>
          </table:table-cell>
          <table:table-cell table:formula="of:=SUM([.G22:.M22])" office:value-type="float" office:value="940334" calcext:value-type="float">
            <text:p>940334</text:p>
          </table:table-cell>
          <table:table-cell table:formula="of:=[.G22]*VLOOKUP([.G$1];[$'salary-percopy'.$A$1:.$B$7];2)+[.H22]*VLOOKUP([.H$1];[$'salary-percopy'.$A$1:.$B$7];2)+[.I22]*VLOOKUP([.I$1];[$'salary-percopy'.$A$1:.$B$7];2)+[.J22]*VLOOKUP([.J$1];[$'salary-percopy'.$A$1:.$B$7];2)+[.K22]*VLOOKUP([.K$1];[$'salary-percopy'.$A$1:.$B$7];2)+[.L22]*VLOOKUP([.L$1];[$'salary-percopy'.$A$1:.$B$7];2)+[.M22]*VLOOKUP([.M$1];[$'salary-percopy'.$A$1:.$B$7];2)" office:value-type="float" office:value="181057180" calcext:value-type="float">
            <text:p>181057180</text:p>
          </table:table-cell>
          <table:table-cell table:formula="of:=IF([.G22]&gt;500000;[.G22]*0.1*VLOOKUP([.G$1];[$'salary-percopy'.$A$1:.$B$7];2))+IF([.H22]&gt;500000;[.H22]*0.1*VLOOKUP([.H$1];[$'salary-percopy'.$A$1:.$B$7];2))+IF([.I22]&gt;500000;[.I22]*0.1*VLOOKUP([.I$1];[$'salary-percopy'.$A$1:.$B$7];2))+IF([.J22]&gt;500000;[.J22]*0.1*VLOOKUP([.J$1];[$'salary-percopy'.$A$1:.$B$7];2))+IF([.K22]&gt;500000;[.K22]*0.1*VLOOKUP([.K$1];[$'salary-percopy'.$A$1:.$B$7];2))+IF([.L22]&gt;500000;[.L22]*0.1*VLOOKUP([.L$1];[$'salary-percopy'.$A$1:.$B$7];2))+IF([.M22]&gt;500000;[.M22]*0.1*VLOOKUP([.M$1];[$'salary-percopy'.$A$1:.$B$7];2))" office:value-type="float" office:value="0" calcext:value-type="float">
            <text:p>0</text:p>
          </table:table-cell>
          <table:table-cell table:formula="of:=[.O22]+[.P22]" office:value-type="float" office:value="181057180" calcext:value-type="float">
            <text:p>1810571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Bryant</text:p>
          </table:table-cell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3]&gt;[.G$1];0;RANDBETWEEN(1000;1000000))" office:value-type="float" office:value="0" calcext:value-type="float">
            <text:p>0</text:p>
          </table:table-cell>
          <table:table-cell table:formula="of:=IF([.$F23]&gt;[.H$1];0;RANDBETWEEN(1000;1000000))" office:value-type="float" office:value="0" calcext:value-type="float">
            <text:p>0</text:p>
          </table:table-cell>
          <table:table-cell table:formula="of:=IF([.$F23]&gt;[.I$1];0;RANDBETWEEN(1000;1000000))" office:value-type="float" office:value="0" calcext:value-type="float">
            <text:p>0</text:p>
          </table:table-cell>
          <table:table-cell table:formula="of:=IF([.$F23]&gt;[.J$1];0;RANDBETWEEN(1000;1000000))" office:value-type="float" office:value="0" calcext:value-type="float">
            <text:p>0</text:p>
          </table:table-cell>
          <table:table-cell table:formula="of:=IF([.$F23]&gt;[.K$1];0;RANDBETWEEN(1000;1000000))" office:value-type="float" office:value="460592" calcext:value-type="float">
            <text:p>460592</text:p>
          </table:table-cell>
          <table:table-cell table:formula="of:=IF([.$F23]&gt;[.L$1];0;RANDBETWEEN(1000;1000000))" office:value-type="float" office:value="424101" calcext:value-type="float">
            <text:p>424101</text:p>
          </table:table-cell>
          <table:table-cell table:formula="of:=IF([.$F23]&gt;[.M$1];0;RANDBETWEEN(1000;1000000))" office:value-type="float" office:value="764480" calcext:value-type="float">
            <text:p>764480</text:p>
          </table:table-cell>
          <table:table-cell table:formula="of:=SUM([.G23:.M23])" office:value-type="float" office:value="1649173" calcext:value-type="float">
            <text:p>1649173</text:p>
          </table:table-cell>
          <table:table-cell table:formula="of:=[.G23]*VLOOKUP([.G$1];[$'salary-percopy'.$A$1:.$B$7];2)+[.H23]*VLOOKUP([.H$1];[$'salary-percopy'.$A$1:.$B$7];2)+[.I23]*VLOOKUP([.I$1];[$'salary-percopy'.$A$1:.$B$7];2)+[.J23]*VLOOKUP([.J$1];[$'salary-percopy'.$A$1:.$B$7];2)+[.K23]*VLOOKUP([.K$1];[$'salary-percopy'.$A$1:.$B$7];2)+[.L23]*VLOOKUP([.L$1];[$'salary-percopy'.$A$1:.$B$7];2)+[.M23]*VLOOKUP([.M$1];[$'salary-percopy'.$A$1:.$B$7];2)" office:value-type="float" office:value="309655325" calcext:value-type="float">
            <text:p>309655325</text:p>
          </table:table-cell>
          <table:table-cell table:formula="of:=IF([.G23]&gt;500000;[.G23]*0.1*VLOOKUP([.G$1];[$'salary-percopy'.$A$1:.$B$7];2))+IF([.H23]&gt;500000;[.H23]*0.1*VLOOKUP([.H$1];[$'salary-percopy'.$A$1:.$B$7];2))+IF([.I23]&gt;500000;[.I23]*0.1*VLOOKUP([.I$1];[$'salary-percopy'.$A$1:.$B$7];2))+IF([.J23]&gt;500000;[.J23]*0.1*VLOOKUP([.J$1];[$'salary-percopy'.$A$1:.$B$7];2))+IF([.K23]&gt;500000;[.K23]*0.1*VLOOKUP([.K$1];[$'salary-percopy'.$A$1:.$B$7];2))+IF([.L23]&gt;500000;[.L23]*0.1*VLOOKUP([.L$1];[$'salary-percopy'.$A$1:.$B$7];2))+IF([.M23]&gt;500000;[.M23]*0.1*VLOOKUP([.M$1];[$'salary-percopy'.$A$1:.$B$7];2))" office:value-type="float" office:value="15289600" calcext:value-type="float">
            <text:p>15289600</text:p>
          </table:table-cell>
          <table:table-cell table:formula="of:=[.O23]+[.P23]" office:value-type="float" office:value="324944925" calcext:value-type="float">
            <text:p>3249449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ylen Rivers</text:p>
          </table:table-cell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24]&gt;[.G$1];0;RANDBETWEEN(1000;1000000))" office:value-type="float" office:value="0" calcext:value-type="float">
            <text:p>0</text:p>
          </table:table-cell>
          <table:table-cell table:formula="of:=IF([.$F24]&gt;[.H$1];0;RANDBETWEEN(1000;1000000))" office:value-type="float" office:value="610528" calcext:value-type="float">
            <text:p>610528</text:p>
          </table:table-cell>
          <table:table-cell table:formula="of:=IF([.$F24]&gt;[.I$1];0;RANDBETWEEN(1000;1000000))" office:value-type="float" office:value="704265" calcext:value-type="float">
            <text:p>704265</text:p>
          </table:table-cell>
          <table:table-cell table:formula="of:=IF([.$F24]&gt;[.J$1];0;RANDBETWEEN(1000;1000000))" office:value-type="float" office:value="812390" calcext:value-type="float">
            <text:p>812390</text:p>
          </table:table-cell>
          <table:table-cell table:formula="of:=IF([.$F24]&gt;[.K$1];0;RANDBETWEEN(1000;1000000))" office:value-type="float" office:value="340246" calcext:value-type="float">
            <text:p>340246</text:p>
          </table:table-cell>
          <table:table-cell table:formula="of:=IF([.$F24]&gt;[.L$1];0;RANDBETWEEN(1000;1000000))" office:value-type="float" office:value="29279" calcext:value-type="float">
            <text:p>29279</text:p>
          </table:table-cell>
          <table:table-cell table:formula="of:=IF([.$F24]&gt;[.M$1];0;RANDBETWEEN(1000;1000000))" office:value-type="float" office:value="193410" calcext:value-type="float">
            <text:p>193410</text:p>
          </table:table-cell>
          <table:table-cell table:formula="of:=SUM([.G24:.M24])" office:value-type="float" office:value="2690118" calcext:value-type="float">
            <text:p>2690118</text:p>
          </table:table-cell>
          <table:table-cell table:formula="of:=[.G24]*VLOOKUP([.G$1];[$'salary-percopy'.$A$1:.$B$7];2)+[.H24]*VLOOKUP([.H$1];[$'salary-percopy'.$A$1:.$B$7];2)+[.I24]*VLOOKUP([.I$1];[$'salary-percopy'.$A$1:.$B$7];2)+[.J24]*VLOOKUP([.J$1];[$'salary-percopy'.$A$1:.$B$7];2)+[.K24]*VLOOKUP([.K$1];[$'salary-percopy'.$A$1:.$B$7];2)+[.L24]*VLOOKUP([.L$1];[$'salary-percopy'.$A$1:.$B$7];2)+[.M24]*VLOOKUP([.M$1];[$'salary-percopy'.$A$1:.$B$7];2)" office:value-type="float" office:value="367344915" calcext:value-type="float">
            <text:p>367344915</text:p>
          </table:table-cell>
          <table:table-cell table:formula="of:=IF([.G24]&gt;500000;[.G24]*0.1*VLOOKUP([.G$1];[$'salary-percopy'.$A$1:.$B$7];2))+IF([.H24]&gt;500000;[.H24]*0.1*VLOOKUP([.H$1];[$'salary-percopy'.$A$1:.$B$7];2))+IF([.I24]&gt;500000;[.I24]*0.1*VLOOKUP([.I$1];[$'salary-percopy'.$A$1:.$B$7];2))+IF([.J24]&gt;500000;[.J24]*0.1*VLOOKUP([.J$1];[$'salary-percopy'.$A$1:.$B$7];2))+IF([.K24]&gt;500000;[.K24]*0.1*VLOOKUP([.K$1];[$'salary-percopy'.$A$1:.$B$7];2))+IF([.L24]&gt;500000;[.L24]*0.1*VLOOKUP([.L$1];[$'salary-percopy'.$A$1:.$B$7];2))+IF([.M24]&gt;500000;[.M24]*0.1*VLOOKUP([.M$1];[$'salary-percopy'.$A$1:.$B$7];2))" office:value-type="float" office:value="26540448" calcext:value-type="float">
            <text:p>26540448</text:p>
          </table:table-cell>
          <table:table-cell table:formula="of:=[.O24]+[.P24]" office:value-type="float" office:value="393885363" calcext:value-type="float">
            <text:p>393885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se Bennett</text:p>
          </table:table-cell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5]&gt;[.G$1];0;RANDBETWEEN(1000;1000000))" office:value-type="float" office:value="0" calcext:value-type="float">
            <text:p>0</text:p>
          </table:table-cell>
          <table:table-cell table:formula="of:=IF([.$F25]&gt;[.H$1];0;RANDBETWEEN(1000;1000000))" office:value-type="float" office:value="0" calcext:value-type="float">
            <text:p>0</text:p>
          </table:table-cell>
          <table:table-cell table:formula="of:=IF([.$F25]&gt;[.I$1];0;RANDBETWEEN(1000;1000000))" office:value-type="float" office:value="0" calcext:value-type="float">
            <text:p>0</text:p>
          </table:table-cell>
          <table:table-cell table:formula="of:=IF([.$F25]&gt;[.J$1];0;RANDBETWEEN(1000;1000000))" office:value-type="float" office:value="143196" calcext:value-type="float">
            <text:p>143196</text:p>
          </table:table-cell>
          <table:table-cell table:formula="of:=IF([.$F25]&gt;[.K$1];0;RANDBETWEEN(1000;1000000))" office:value-type="float" office:value="919292" calcext:value-type="float">
            <text:p>919292</text:p>
          </table:table-cell>
          <table:table-cell table:formula="of:=IF([.$F25]&gt;[.L$1];0;RANDBETWEEN(1000;1000000))" office:value-type="float" office:value="639303" calcext:value-type="float">
            <text:p>639303</text:p>
          </table:table-cell>
          <table:table-cell table:formula="of:=IF([.$F25]&gt;[.M$1];0;RANDBETWEEN(1000;1000000))" office:value-type="float" office:value="716642" calcext:value-type="float">
            <text:p>716642</text:p>
          </table:table-cell>
          <table:table-cell table:formula="of:=SUM([.G25:.M25])" office:value-type="float" office:value="2418433" calcext:value-type="float">
            <text:p>2418433</text:p>
          </table:table-cell>
          <table:table-cell table:formula="of:=[.G25]*VLOOKUP([.G$1];[$'salary-percopy'.$A$1:.$B$7];2)+[.H25]*VLOOKUP([.H$1];[$'salary-percopy'.$A$1:.$B$7];2)+[.I25]*VLOOKUP([.I$1];[$'salary-percopy'.$A$1:.$B$7];2)+[.J25]*VLOOKUP([.J$1];[$'salary-percopy'.$A$1:.$B$7];2)+[.K25]*VLOOKUP([.K$1];[$'salary-percopy'.$A$1:.$B$7];2)+[.L25]*VLOOKUP([.L$1];[$'salary-percopy'.$A$1:.$B$7];2)+[.M25]*VLOOKUP([.M$1];[$'salary-percopy'.$A$1:.$B$7];2)" office:value-type="float" office:value="437926535" calcext:value-type="float">
            <text:p>437926535</text:p>
          </table:table-cell>
          <table:table-cell table:formula="of:=IF([.G25]&gt;500000;[.G25]*0.1*VLOOKUP([.G$1];[$'salary-percopy'.$A$1:.$B$7];2))+IF([.H25]&gt;500000;[.H25]*0.1*VLOOKUP([.H$1];[$'salary-percopy'.$A$1:.$B$7];2))+IF([.I25]&gt;500000;[.I25]*0.1*VLOOKUP([.I$1];[$'salary-percopy'.$A$1:.$B$7];2))+IF([.J25]&gt;500000;[.J25]*0.1*VLOOKUP([.J$1];[$'salary-percopy'.$A$1:.$B$7];2))+IF([.K25]&gt;500000;[.K25]*0.1*VLOOKUP([.K$1];[$'salary-percopy'.$A$1:.$B$7];2))+IF([.L25]&gt;500000;[.L25]*0.1*VLOOKUP([.L$1];[$'salary-percopy'.$A$1:.$B$7];2))+IF([.M25]&gt;500000;[.M25]*0.1*VLOOKUP([.M$1];[$'salary-percopy'.$A$1:.$B$7];2))" office:value-type="float" office:value="41787909.5" calcext:value-type="float">
            <text:p>41787910</text:p>
          </table:table-cell>
          <table:table-cell table:formula="of:=[.O25]+[.P25]" office:value-type="float" office:value="479714444.5" calcext:value-type="float">
            <text:p>479714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dy Holden</text:p>
          </table:table-cell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6]&gt;[.G$1];0;RANDBETWEEN(1000;1000000))" office:value-type="float" office:value="0" calcext:value-type="float">
            <text:p>0</text:p>
          </table:table-cell>
          <table:table-cell table:formula="of:=IF([.$F26]&gt;[.H$1];0;RANDBETWEEN(1000;1000000))" office:value-type="float" office:value="0" calcext:value-type="float">
            <text:p>0</text:p>
          </table:table-cell>
          <table:table-cell table:formula="of:=IF([.$F26]&gt;[.I$1];0;RANDBETWEEN(1000;1000000))" office:value-type="float" office:value="0" calcext:value-type="float">
            <text:p>0</text:p>
          </table:table-cell>
          <table:table-cell table:formula="of:=IF([.$F26]&gt;[.J$1];0;RANDBETWEEN(1000;1000000))" office:value-type="float" office:value="382243" calcext:value-type="float">
            <text:p>382243</text:p>
          </table:table-cell>
          <table:table-cell table:formula="of:=IF([.$F26]&gt;[.K$1];0;RANDBETWEEN(1000;1000000))" office:value-type="float" office:value="853061" calcext:value-type="float">
            <text:p>853061</text:p>
          </table:table-cell>
          <table:table-cell table:formula="of:=IF([.$F26]&gt;[.L$1];0;RANDBETWEEN(1000;1000000))" office:value-type="float" office:value="693965" calcext:value-type="float">
            <text:p>693965</text:p>
          </table:table-cell>
          <table:table-cell table:formula="of:=IF([.$F26]&gt;[.M$1];0;RANDBETWEEN(1000;1000000))" office:value-type="float" office:value="978175" calcext:value-type="float">
            <text:p>978175</text:p>
          </table:table-cell>
          <table:table-cell table:formula="of:=SUM([.G26:.M26])" office:value-type="float" office:value="2907444" calcext:value-type="float">
            <text:p>2907444</text:p>
          </table:table-cell>
          <table:table-cell table:formula="of:=[.G26]*VLOOKUP([.G$1];[$'salary-percopy'.$A$1:.$B$7];2)+[.H26]*VLOOKUP([.H$1];[$'salary-percopy'.$A$1:.$B$7];2)+[.I26]*VLOOKUP([.I$1];[$'salary-percopy'.$A$1:.$B$7];2)+[.J26]*VLOOKUP([.J$1];[$'salary-percopy'.$A$1:.$B$7];2)+[.K26]*VLOOKUP([.K$1];[$'salary-percopy'.$A$1:.$B$7];2)+[.L26]*VLOOKUP([.L$1];[$'salary-percopy'.$A$1:.$B$7];2)+[.M26]*VLOOKUP([.M$1];[$'salary-percopy'.$A$1:.$B$7];2)" office:value-type="float" office:value="522552915" calcext:value-type="float">
            <text:p>522552915</text:p>
          </table:table-cell>
          <table:table-cell table:formula="of:=IF([.G26]&gt;500000;[.G26]*0.1*VLOOKUP([.G$1];[$'salary-percopy'.$A$1:.$B$7];2))+IF([.H26]&gt;500000;[.H26]*0.1*VLOOKUP([.H$1];[$'salary-percopy'.$A$1:.$B$7];2))+IF([.I26]&gt;500000;[.I26]*0.1*VLOOKUP([.I$1];[$'salary-percopy'.$A$1:.$B$7];2))+IF([.J26]&gt;500000;[.J26]*0.1*VLOOKUP([.J$1];[$'salary-percopy'.$A$1:.$B$7];2))+IF([.K26]&gt;500000;[.K26]*0.1*VLOOKUP([.K$1];[$'salary-percopy'.$A$1:.$B$7];2))+IF([.L26]&gt;500000;[.L26]*0.1*VLOOKUP([.L$1];[$'salary-percopy'.$A$1:.$B$7];2))+IF([.M26]&gt;500000;[.M26]*0.1*VLOOKUP([.M$1];[$'salary-percopy'.$A$1:.$B$7];2))" office:value-type="float" office:value="46903889.5" calcext:value-type="float">
            <text:p>46903890</text:p>
          </table:table-cell>
          <table:table-cell table:formula="of:=[.O26]+[.P26]" office:value-type="float" office:value="569456804.5" calcext:value-type="float">
            <text:p>5694568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lissa Crane</text:p>
          </table:table-cell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7]&gt;[.G$1];0;RANDBETWEEN(1000;1000000))" office:value-type="float" office:value="0" calcext:value-type="float">
            <text:p>0</text:p>
          </table:table-cell>
          <table:table-cell table:formula="of:=IF([.$F27]&gt;[.H$1];0;RANDBETWEEN(1000;1000000))" office:value-type="float" office:value="0" calcext:value-type="float">
            <text:p>0</text:p>
          </table:table-cell>
          <table:table-cell table:formula="of:=IF([.$F27]&gt;[.I$1];0;RANDBETWEEN(1000;1000000))" office:value-type="float" office:value="0" calcext:value-type="float">
            <text:p>0</text:p>
          </table:table-cell>
          <table:table-cell table:formula="of:=IF([.$F27]&gt;[.J$1];0;RANDBETWEEN(1000;1000000))" office:value-type="float" office:value="184120" calcext:value-type="float">
            <text:p>184120</text:p>
          </table:table-cell>
          <table:table-cell table:formula="of:=IF([.$F27]&gt;[.K$1];0;RANDBETWEEN(1000;1000000))" office:value-type="float" office:value="208701" calcext:value-type="float">
            <text:p>208701</text:p>
          </table:table-cell>
          <table:table-cell table:formula="of:=IF([.$F27]&gt;[.L$1];0;RANDBETWEEN(1000;1000000))" office:value-type="float" office:value="687118" calcext:value-type="float">
            <text:p>687118</text:p>
          </table:table-cell>
          <table:table-cell table:formula="of:=IF([.$F27]&gt;[.M$1];0;RANDBETWEEN(1000;1000000))" office:value-type="float" office:value="807283" calcext:value-type="float">
            <text:p>807283</text:p>
          </table:table-cell>
          <table:table-cell table:formula="of:=SUM([.G27:.M27])" office:value-type="float" office:value="1887222" calcext:value-type="float">
            <text:p>1887222</text:p>
          </table:table-cell>
          <table:table-cell table:formula="of:=[.G27]*VLOOKUP([.G$1];[$'salary-percopy'.$A$1:.$B$7];2)+[.H27]*VLOOKUP([.H$1];[$'salary-percopy'.$A$1:.$B$7];2)+[.I27]*VLOOKUP([.I$1];[$'salary-percopy'.$A$1:.$B$7];2)+[.J27]*VLOOKUP([.J$1];[$'salary-percopy'.$A$1:.$B$7];2)+[.K27]*VLOOKUP([.K$1];[$'salary-percopy'.$A$1:.$B$7];2)+[.L27]*VLOOKUP([.L$1];[$'salary-percopy'.$A$1:.$B$7];2)+[.M27]*VLOOKUP([.M$1];[$'salary-percopy'.$A$1:.$B$7];2)" office:value-type="float" office:value="349829400" calcext:value-type="float">
            <text:p>349829400</text:p>
          </table:table-cell>
          <table:table-cell table:formula="of:=IF([.G27]&gt;500000;[.G27]*0.1*VLOOKUP([.G$1];[$'salary-percopy'.$A$1:.$B$7];2))+IF([.H27]&gt;500000;[.H27]*0.1*VLOOKUP([.H$1];[$'salary-percopy'.$A$1:.$B$7];2))+IF([.I27]&gt;500000;[.I27]*0.1*VLOOKUP([.I$1];[$'salary-percopy'.$A$1:.$B$7];2))+IF([.J27]&gt;500000;[.J27]*0.1*VLOOKUP([.J$1];[$'salary-percopy'.$A$1:.$B$7];2))+IF([.K27]&gt;500000;[.K27]*0.1*VLOOKUP([.K$1];[$'salary-percopy'.$A$1:.$B$7];2))+IF([.L27]&gt;500000;[.L27]*0.1*VLOOKUP([.L$1];[$'salary-percopy'.$A$1:.$B$7];2))+IF([.M27]&gt;500000;[.M27]*0.1*VLOOKUP([.M$1];[$'salary-percopy'.$A$1:.$B$7];2))" office:value-type="float" office:value="28857343" calcext:value-type="float">
            <text:p>28857343</text:p>
          </table:table-cell>
          <table:table-cell table:formula="of:=[.O27]+[.P27]" office:value-type="float" office:value="378686743" calcext:value-type="float">
            <text:p>3786867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hen Skinner</text:p>
          </table:table-cell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28]&gt;[.G$1];0;RANDBETWEEN(1000;1000000))" office:value-type="float" office:value="0" calcext:value-type="float">
            <text:p>0</text:p>
          </table:table-cell>
          <table:table-cell table:formula="of:=IF([.$F28]&gt;[.H$1];0;RANDBETWEEN(1000;1000000))" office:value-type="float" office:value="122426" calcext:value-type="float">
            <text:p>122426</text:p>
          </table:table-cell>
          <table:table-cell table:formula="of:=IF([.$F28]&gt;[.I$1];0;RANDBETWEEN(1000;1000000))" office:value-type="float" office:value="600546" calcext:value-type="float">
            <text:p>600546</text:p>
          </table:table-cell>
          <table:table-cell table:formula="of:=IF([.$F28]&gt;[.J$1];0;RANDBETWEEN(1000;1000000))" office:value-type="float" office:value="166824" calcext:value-type="float">
            <text:p>166824</text:p>
          </table:table-cell>
          <table:table-cell table:formula="of:=IF([.$F28]&gt;[.K$1];0;RANDBETWEEN(1000;1000000))" office:value-type="float" office:value="281128" calcext:value-type="float">
            <text:p>281128</text:p>
          </table:table-cell>
          <table:table-cell table:formula="of:=IF([.$F28]&gt;[.L$1];0;RANDBETWEEN(1000;1000000))" office:value-type="float" office:value="376852" calcext:value-type="float">
            <text:p>376852</text:p>
          </table:table-cell>
          <table:table-cell table:formula="of:=IF([.$F28]&gt;[.M$1];0;RANDBETWEEN(1000;1000000))" office:value-type="float" office:value="208405" calcext:value-type="float">
            <text:p>208405</text:p>
          </table:table-cell>
          <table:table-cell table:formula="of:=SUM([.G28:.M28])" office:value-type="float" office:value="1756181" calcext:value-type="float">
            <text:p>1756181</text:p>
          </table:table-cell>
          <table:table-cell table:formula="of:=[.G28]*VLOOKUP([.G$1];[$'salary-percopy'.$A$1:.$B$7];2)+[.H28]*VLOOKUP([.H$1];[$'salary-percopy'.$A$1:.$B$7];2)+[.I28]*VLOOKUP([.I$1];[$'salary-percopy'.$A$1:.$B$7];2)+[.J28]*VLOOKUP([.J$1];[$'salary-percopy'.$A$1:.$B$7];2)+[.K28]*VLOOKUP([.K$1];[$'salary-percopy'.$A$1:.$B$7];2)+[.L28]*VLOOKUP([.L$1];[$'salary-percopy'.$A$1:.$B$7];2)+[.M28]*VLOOKUP([.M$1];[$'salary-percopy'.$A$1:.$B$7];2)" office:value-type="float" office:value="268078120" calcext:value-type="float">
            <text:p>268078120</text:p>
          </table:table-cell>
          <table:table-cell table:formula="of:=IF([.G28]&gt;500000;[.G28]*0.1*VLOOKUP([.G$1];[$'salary-percopy'.$A$1:.$B$7];2))+IF([.H28]&gt;500000;[.H28]*0.1*VLOOKUP([.H$1];[$'salary-percopy'.$A$1:.$B$7];2))+IF([.I28]&gt;500000;[.I28]*0.1*VLOOKUP([.I$1];[$'salary-percopy'.$A$1:.$B$7];2))+IF([.J28]&gt;500000;[.J28]*0.1*VLOOKUP([.J$1];[$'salary-percopy'.$A$1:.$B$7];2))+IF([.K28]&gt;500000;[.K28]*0.1*VLOOKUP([.K$1];[$'salary-percopy'.$A$1:.$B$7];2))+IF([.L28]&gt;500000;[.L28]*0.1*VLOOKUP([.L$1];[$'salary-percopy'.$A$1:.$B$7];2))+IF([.M28]&gt;500000;[.M28]*0.1*VLOOKUP([.M$1];[$'salary-percopy'.$A$1:.$B$7];2))" office:value-type="float" office:value="7206552" calcext:value-type="float">
            <text:p>7206552</text:p>
          </table:table-cell>
          <table:table-cell table:formula="of:=[.O28]+[.P28]" office:value-type="float" office:value="275284672" calcext:value-type="float">
            <text:p>275284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ka Wolf</text:p>
          </table:table-cell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29]&gt;[.G$1];0;RANDBETWEEN(1000;1000000))" office:value-type="float" office:value="502905" calcext:value-type="float">
            <text:p>502905</text:p>
          </table:table-cell>
          <table:table-cell table:formula="of:=IF([.$F29]&gt;[.H$1];0;RANDBETWEEN(1000;1000000))" office:value-type="float" office:value="857402" calcext:value-type="float">
            <text:p>857402</text:p>
          </table:table-cell>
          <table:table-cell table:formula="of:=IF([.$F29]&gt;[.I$1];0;RANDBETWEEN(1000;1000000))" office:value-type="float" office:value="979698" calcext:value-type="float">
            <text:p>979698</text:p>
          </table:table-cell>
          <table:table-cell table:formula="of:=IF([.$F29]&gt;[.J$1];0;RANDBETWEEN(1000;1000000))" office:value-type="float" office:value="520712" calcext:value-type="float">
            <text:p>520712</text:p>
          </table:table-cell>
          <table:table-cell table:formula="of:=IF([.$F29]&gt;[.K$1];0;RANDBETWEEN(1000;1000000))" office:value-type="float" office:value="474946" calcext:value-type="float">
            <text:p>474946</text:p>
          </table:table-cell>
          <table:table-cell table:formula="of:=IF([.$F29]&gt;[.L$1];0;RANDBETWEEN(1000;1000000))" office:value-type="float" office:value="467956" calcext:value-type="float">
            <text:p>467956</text:p>
          </table:table-cell>
          <table:table-cell table:formula="of:=IF([.$F29]&gt;[.M$1];0;RANDBETWEEN(1000;1000000))" office:value-type="float" office:value="961851" calcext:value-type="float">
            <text:p>961851</text:p>
          </table:table-cell>
          <table:table-cell table:formula="of:=SUM([.G29:.M29])" office:value-type="float" office:value="4765470" calcext:value-type="float">
            <text:p>4765470</text:p>
          </table:table-cell>
          <table:table-cell table:formula="of:=[.G29]*VLOOKUP([.G$1];[$'salary-percopy'.$A$1:.$B$7];2)+[.H29]*VLOOKUP([.H$1];[$'salary-percopy'.$A$1:.$B$7];2)+[.I29]*VLOOKUP([.I$1];[$'salary-percopy'.$A$1:.$B$7];2)+[.J29]*VLOOKUP([.J$1];[$'salary-percopy'.$A$1:.$B$7];2)+[.K29]*VLOOKUP([.K$1];[$'salary-percopy'.$A$1:.$B$7];2)+[.L29]*VLOOKUP([.L$1];[$'salary-percopy'.$A$1:.$B$7];2)+[.M29]*VLOOKUP([.M$1];[$'salary-percopy'.$A$1:.$B$7];2)" office:value-type="float" office:value="694751040" calcext:value-type="float">
            <text:p>694751040</text:p>
          </table:table-cell>
          <table:table-cell table:formula="of:=IF([.G29]&gt;500000;[.G29]*0.1*VLOOKUP([.G$1];[$'salary-percopy'.$A$1:.$B$7];2))+IF([.H29]&gt;500000;[.H29]*0.1*VLOOKUP([.H$1];[$'salary-percopy'.$A$1:.$B$7];2))+IF([.I29]&gt;500000;[.I29]*0.1*VLOOKUP([.I$1];[$'salary-percopy'.$A$1:.$B$7];2))+IF([.J29]&gt;500000;[.J29]*0.1*VLOOKUP([.J$1];[$'salary-percopy'.$A$1:.$B$7];2))+IF([.K29]&gt;500000;[.K29]*0.1*VLOOKUP([.K$1];[$'salary-percopy'.$A$1:.$B$7];2))+IF([.L29]&gt;500000;[.L29]*0.1*VLOOKUP([.L$1];[$'salary-percopy'.$A$1:.$B$7];2))+IF([.M29]&gt;500000;[.M29]*0.1*VLOOKUP([.M$1];[$'salary-percopy'.$A$1:.$B$7];2))" office:value-type="float" office:value="52743836" calcext:value-type="float">
            <text:p>52743836</text:p>
          </table:table-cell>
          <table:table-cell table:formula="of:=[.O29]+[.P29]" office:value-type="float" office:value="747494876" calcext:value-type="float">
            <text:p>7474948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ent Beasley</text:p>
          </table:table-cell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0]&gt;[.G$1];0;RANDBETWEEN(1000;1000000))" office:value-type="float" office:value="0" calcext:value-type="float">
            <text:p>0</text:p>
          </table:table-cell>
          <table:table-cell table:formula="of:=IF([.$F30]&gt;[.H$1];0;RANDBETWEEN(1000;1000000))" office:value-type="float" office:value="0" calcext:value-type="float">
            <text:p>0</text:p>
          </table:table-cell>
          <table:table-cell table:formula="of:=IF([.$F30]&gt;[.I$1];0;RANDBETWEEN(1000;1000000))" office:value-type="float" office:value="0" calcext:value-type="float">
            <text:p>0</text:p>
          </table:table-cell>
          <table:table-cell table:formula="of:=IF([.$F30]&gt;[.J$1];0;RANDBETWEEN(1000;1000000))" office:value-type="float" office:value="426570" calcext:value-type="float">
            <text:p>426570</text:p>
          </table:table-cell>
          <table:table-cell table:formula="of:=IF([.$F30]&gt;[.K$1];0;RANDBETWEEN(1000;1000000))" office:value-type="float" office:value="118970" calcext:value-type="float">
            <text:p>118970</text:p>
          </table:table-cell>
          <table:table-cell table:formula="of:=IF([.$F30]&gt;[.L$1];0;RANDBETWEEN(1000;1000000))" office:value-type="float" office:value="397596" calcext:value-type="float">
            <text:p>397596</text:p>
          </table:table-cell>
          <table:table-cell table:formula="of:=IF([.$F30]&gt;[.M$1];0;RANDBETWEEN(1000;1000000))" office:value-type="float" office:value="267102" calcext:value-type="float">
            <text:p>267102</text:p>
          </table:table-cell>
          <table:table-cell table:formula="of:=SUM([.G30:.M30])" office:value-type="float" office:value="1210238" calcext:value-type="float">
            <text:p>1210238</text:p>
          </table:table-cell>
          <table:table-cell table:formula="of:=[.G30]*VLOOKUP([.G$1];[$'salary-percopy'.$A$1:.$B$7];2)+[.H30]*VLOOKUP([.H$1];[$'salary-percopy'.$A$1:.$B$7];2)+[.I30]*VLOOKUP([.I$1];[$'salary-percopy'.$A$1:.$B$7];2)+[.J30]*VLOOKUP([.J$1];[$'salary-percopy'.$A$1:.$B$7];2)+[.K30]*VLOOKUP([.K$1];[$'salary-percopy'.$A$1:.$B$7];2)+[.L30]*VLOOKUP([.L$1];[$'salary-percopy'.$A$1:.$B$7];2)+[.M30]*VLOOKUP([.M$1];[$'salary-percopy'.$A$1:.$B$7];2)" office:value-type="float" office:value="206920360" calcext:value-type="float">
            <text:p>206920360</text:p>
          </table:table-cell>
          <table:table-cell table:formula="of:=IF([.G30]&gt;500000;[.G30]*0.1*VLOOKUP([.G$1];[$'salary-percopy'.$A$1:.$B$7];2))+IF([.H30]&gt;500000;[.H30]*0.1*VLOOKUP([.H$1];[$'salary-percopy'.$A$1:.$B$7];2))+IF([.I30]&gt;500000;[.I30]*0.1*VLOOKUP([.I$1];[$'salary-percopy'.$A$1:.$B$7];2))+IF([.J30]&gt;500000;[.J30]*0.1*VLOOKUP([.J$1];[$'salary-percopy'.$A$1:.$B$7];2))+IF([.K30]&gt;500000;[.K30]*0.1*VLOOKUP([.K$1];[$'salary-percopy'.$A$1:.$B$7];2))+IF([.L30]&gt;500000;[.L30]*0.1*VLOOKUP([.L$1];[$'salary-percopy'.$A$1:.$B$7];2))+IF([.M30]&gt;500000;[.M30]*0.1*VLOOKUP([.M$1];[$'salary-percopy'.$A$1:.$B$7];2))" office:value-type="float" office:value="0" calcext:value-type="float">
            <text:p>0</text:p>
          </table:table-cell>
          <table:table-cell table:formula="of:=[.O30]+[.P30]" office:value-type="float" office:value="206920360" calcext:value-type="float">
            <text:p>206920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berto Cortez</text:p>
          </table:table-cell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1]&gt;[.G$1];0;RANDBETWEEN(1000;1000000))" office:value-type="float" office:value="0" calcext:value-type="float">
            <text:p>0</text:p>
          </table:table-cell>
          <table:table-cell table:formula="of:=IF([.$F31]&gt;[.H$1];0;RANDBETWEEN(1000;1000000))" office:value-type="float" office:value="0" calcext:value-type="float">
            <text:p>0</text:p>
          </table:table-cell>
          <table:table-cell table:formula="of:=IF([.$F31]&gt;[.I$1];0;RANDBETWEEN(1000;1000000))" office:value-type="float" office:value="0" calcext:value-type="float">
            <text:p>0</text:p>
          </table:table-cell>
          <table:table-cell table:formula="of:=IF([.$F31]&gt;[.J$1];0;RANDBETWEEN(1000;1000000))" office:value-type="float" office:value="0" calcext:value-type="float">
            <text:p>0</text:p>
          </table:table-cell>
          <table:table-cell table:formula="of:=IF([.$F31]&gt;[.K$1];0;RANDBETWEEN(1000;1000000))" office:value-type="float" office:value="0" calcext:value-type="float">
            <text:p>0</text:p>
          </table:table-cell>
          <table:table-cell table:formula="of:=IF([.$F31]&gt;[.L$1];0;RANDBETWEEN(1000;1000000))" office:value-type="float" office:value="111343" calcext:value-type="float">
            <text:p>111343</text:p>
          </table:table-cell>
          <table:table-cell table:formula="of:=IF([.$F31]&gt;[.M$1];0;RANDBETWEEN(1000;1000000))" office:value-type="float" office:value="871588" calcext:value-type="float">
            <text:p>871588</text:p>
          </table:table-cell>
          <table:table-cell table:formula="of:=SUM([.G31:.M31])" office:value-type="float" office:value="982931" calcext:value-type="float">
            <text:p>982931</text:p>
          </table:table-cell>
          <table:table-cell table:formula="of:=[.G31]*VLOOKUP([.G$1];[$'salary-percopy'.$A$1:.$B$7];2)+[.H31]*VLOOKUP([.H$1];[$'salary-percopy'.$A$1:.$B$7];2)+[.I31]*VLOOKUP([.I$1];[$'salary-percopy'.$A$1:.$B$7];2)+[.J31]*VLOOKUP([.J$1];[$'salary-percopy'.$A$1:.$B$7];2)+[.K31]*VLOOKUP([.K$1];[$'salary-percopy'.$A$1:.$B$7];2)+[.L31]*VLOOKUP([.L$1];[$'salary-percopy'.$A$1:.$B$7];2)+[.M31]*VLOOKUP([.M$1];[$'salary-percopy'.$A$1:.$B$7];2)" office:value-type="float" office:value="194916055" calcext:value-type="float">
            <text:p>194916055</text:p>
          </table:table-cell>
          <table:table-cell table:formula="of:=IF([.G31]&gt;500000;[.G31]*0.1*VLOOKUP([.G$1];[$'salary-percopy'.$A$1:.$B$7];2))+IF([.H31]&gt;500000;[.H31]*0.1*VLOOKUP([.H$1];[$'salary-percopy'.$A$1:.$B$7];2))+IF([.I31]&gt;500000;[.I31]*0.1*VLOOKUP([.I$1];[$'salary-percopy'.$A$1:.$B$7];2))+IF([.J31]&gt;500000;[.J31]*0.1*VLOOKUP([.J$1];[$'salary-percopy'.$A$1:.$B$7];2))+IF([.K31]&gt;500000;[.K31]*0.1*VLOOKUP([.K$1];[$'salary-percopy'.$A$1:.$B$7];2))+IF([.L31]&gt;500000;[.L31]*0.1*VLOOKUP([.L$1];[$'salary-percopy'.$A$1:.$B$7];2))+IF([.M31]&gt;500000;[.M31]*0.1*VLOOKUP([.M$1];[$'salary-percopy'.$A$1:.$B$7];2))" office:value-type="float" office:value="17431760" calcext:value-type="float">
            <text:p>17431760</text:p>
          </table:table-cell>
          <table:table-cell table:formula="of:=[.O31]+[.P31]" office:value-type="float" office:value="212347815" calcext:value-type="float">
            <text:p>2123478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 Sharp</text:p>
          </table:table-cell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2]&gt;[.G$1];0;RANDBETWEEN(1000;1000000))" office:value-type="float" office:value="0" calcext:value-type="float">
            <text:p>0</text:p>
          </table:table-cell>
          <table:table-cell table:formula="of:=IF([.$F32]&gt;[.H$1];0;RANDBETWEEN(1000;1000000))" office:value-type="float" office:value="0" calcext:value-type="float">
            <text:p>0</text:p>
          </table:table-cell>
          <table:table-cell table:formula="of:=IF([.$F32]&gt;[.I$1];0;RANDBETWEEN(1000;1000000))" office:value-type="float" office:value="0" calcext:value-type="float">
            <text:p>0</text:p>
          </table:table-cell>
          <table:table-cell table:formula="of:=IF([.$F32]&gt;[.J$1];0;RANDBETWEEN(1000;1000000))" office:value-type="float" office:value="0" calcext:value-type="float">
            <text:p>0</text:p>
          </table:table-cell>
          <table:table-cell table:formula="of:=IF([.$F32]&gt;[.K$1];0;RANDBETWEEN(1000;1000000))" office:value-type="float" office:value="492624" calcext:value-type="float">
            <text:p>492624</text:p>
          </table:table-cell>
          <table:table-cell table:formula="of:=IF([.$F32]&gt;[.L$1];0;RANDBETWEEN(1000;1000000))" office:value-type="float" office:value="875099" calcext:value-type="float">
            <text:p>875099</text:p>
          </table:table-cell>
          <table:table-cell table:formula="of:=IF([.$F32]&gt;[.M$1];0;RANDBETWEEN(1000;1000000))" office:value-type="float" office:value="503934" calcext:value-type="float">
            <text:p>503934</text:p>
          </table:table-cell>
          <table:table-cell table:formula="of:=SUM([.G32:.M32])" office:value-type="float" office:value="1871657" calcext:value-type="float">
            <text:p>1871657</text:p>
          </table:table-cell>
          <table:table-cell table:formula="of:=[.G32]*VLOOKUP([.G$1];[$'salary-percopy'.$A$1:.$B$7];2)+[.H32]*VLOOKUP([.H$1];[$'salary-percopy'.$A$1:.$B$7];2)+[.I32]*VLOOKUP([.I$1];[$'salary-percopy'.$A$1:.$B$7];2)+[.J32]*VLOOKUP([.J$1];[$'salary-percopy'.$A$1:.$B$7];2)+[.K32]*VLOOKUP([.K$1];[$'salary-percopy'.$A$1:.$B$7];2)+[.L32]*VLOOKUP([.L$1];[$'salary-percopy'.$A$1:.$B$7];2)+[.M32]*VLOOKUP([.M$1];[$'salary-percopy'.$A$1:.$B$7];2)" office:value-type="float" office:value="346426195" calcext:value-type="float">
            <text:p>346426195</text:p>
          </table:table-cell>
          <table:table-cell table:formula="of:=IF([.G32]&gt;500000;[.G32]*0.1*VLOOKUP([.G$1];[$'salary-percopy'.$A$1:.$B$7];2))+IF([.H32]&gt;500000;[.H32]*0.1*VLOOKUP([.H$1];[$'salary-percopy'.$A$1:.$B$7];2))+IF([.I32]&gt;500000;[.I32]*0.1*VLOOKUP([.I$1];[$'salary-percopy'.$A$1:.$B$7];2))+IF([.J32]&gt;500000;[.J32]*0.1*VLOOKUP([.J$1];[$'salary-percopy'.$A$1:.$B$7];2))+IF([.K32]&gt;500000;[.K32]*0.1*VLOOKUP([.K$1];[$'salary-percopy'.$A$1:.$B$7];2))+IF([.L32]&gt;500000;[.L32]*0.1*VLOOKUP([.L$1];[$'salary-percopy'.$A$1:.$B$7];2))+IF([.M32]&gt;500000;[.M32]*0.1*VLOOKUP([.M$1];[$'salary-percopy'.$A$1:.$B$7];2))" office:value-type="float" office:value="26268011.5" calcext:value-type="float">
            <text:p>26268012</text:p>
          </table:table-cell>
          <table:table-cell table:formula="of:=[.O32]+[.P32]" office:value-type="float" office:value="372694206.5" calcext:value-type="float">
            <text:p>372694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kylar Cochran</text:p>
          </table:table-cell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3]&gt;[.G$1];0;RANDBETWEEN(1000;1000000))" office:value-type="float" office:value="0" calcext:value-type="float">
            <text:p>0</text:p>
          </table:table-cell>
          <table:table-cell table:formula="of:=IF([.$F33]&gt;[.H$1];0;RANDBETWEEN(1000;1000000))" office:value-type="float" office:value="0" calcext:value-type="float">
            <text:p>0</text:p>
          </table:table-cell>
          <table:table-cell table:formula="of:=IF([.$F33]&gt;[.I$1];0;RANDBETWEEN(1000;1000000))" office:value-type="float" office:value="0" calcext:value-type="float">
            <text:p>0</text:p>
          </table:table-cell>
          <table:table-cell table:formula="of:=IF([.$F33]&gt;[.J$1];0;RANDBETWEEN(1000;1000000))" office:value-type="float" office:value="616979" calcext:value-type="float">
            <text:p>616979</text:p>
          </table:table-cell>
          <table:table-cell table:formula="of:=IF([.$F33]&gt;[.K$1];0;RANDBETWEEN(1000;1000000))" office:value-type="float" office:value="676155" calcext:value-type="float">
            <text:p>676155</text:p>
          </table:table-cell>
          <table:table-cell table:formula="of:=IF([.$F33]&gt;[.L$1];0;RANDBETWEEN(1000;1000000))" office:value-type="float" office:value="233595" calcext:value-type="float">
            <text:p>233595</text:p>
          </table:table-cell>
          <table:table-cell table:formula="of:=IF([.$F33]&gt;[.M$1];0;RANDBETWEEN(1000;1000000))" office:value-type="float" office:value="314555" calcext:value-type="float">
            <text:p>314555</text:p>
          </table:table-cell>
          <table:table-cell table:formula="of:=SUM([.G33:.M33])" office:value-type="float" office:value="1841284" calcext:value-type="float">
            <text:p>1841284</text:p>
          </table:table-cell>
          <table:table-cell table:formula="of:=[.G33]*VLOOKUP([.G$1];[$'salary-percopy'.$A$1:.$B$7];2)+[.H33]*VLOOKUP([.H$1];[$'salary-percopy'.$A$1:.$B$7];2)+[.I33]*VLOOKUP([.I$1];[$'salary-percopy'.$A$1:.$B$7];2)+[.J33]*VLOOKUP([.J$1];[$'salary-percopy'.$A$1:.$B$7];2)+[.K33]*VLOOKUP([.K$1];[$'salary-percopy'.$A$1:.$B$7];2)+[.L33]*VLOOKUP([.L$1];[$'salary-percopy'.$A$1:.$B$7];2)+[.M33]*VLOOKUP([.M$1];[$'salary-percopy'.$A$1:.$B$7];2)" office:value-type="float" office:value="307449485" calcext:value-type="float">
            <text:p>307449485</text:p>
          </table:table-cell>
          <table:table-cell table:formula="of:=IF([.G33]&gt;500000;[.G33]*0.1*VLOOKUP([.G$1];[$'salary-percopy'.$A$1:.$B$7];2))+IF([.H33]&gt;500000;[.H33]*0.1*VLOOKUP([.H$1];[$'salary-percopy'.$A$1:.$B$7];2))+IF([.I33]&gt;500000;[.I33]*0.1*VLOOKUP([.I$1];[$'salary-percopy'.$A$1:.$B$7];2))+IF([.J33]&gt;500000;[.J33]*0.1*VLOOKUP([.J$1];[$'salary-percopy'.$A$1:.$B$7];2))+IF([.K33]&gt;500000;[.K33]*0.1*VLOOKUP([.K$1];[$'salary-percopy'.$A$1:.$B$7];2))+IF([.L33]&gt;500000;[.L33]*0.1*VLOOKUP([.L$1];[$'salary-percopy'.$A$1:.$B$7];2))+IF([.M33]&gt;500000;[.M33]*0.1*VLOOKUP([.M$1];[$'salary-percopy'.$A$1:.$B$7];2))" office:value-type="float" office:value="20132341" calcext:value-type="float">
            <text:p>20132341</text:p>
          </table:table-cell>
          <table:table-cell table:formula="of:=[.O33]+[.P33]" office:value-type="float" office:value="327581826" calcext:value-type="float">
            <text:p>3275818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rick Guerrero</text:p>
          </table:table-cell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4]&gt;[.G$1];0;RANDBETWEEN(1000;1000000))" office:value-type="float" office:value="0" calcext:value-type="float">
            <text:p>0</text:p>
          </table:table-cell>
          <table:table-cell table:formula="of:=IF([.$F34]&gt;[.H$1];0;RANDBETWEEN(1000;1000000))" office:value-type="float" office:value="0" calcext:value-type="float">
            <text:p>0</text:p>
          </table:table-cell>
          <table:table-cell table:formula="of:=IF([.$F34]&gt;[.I$1];0;RANDBETWEEN(1000;1000000))" office:value-type="float" office:value="0" calcext:value-type="float">
            <text:p>0</text:p>
          </table:table-cell>
          <table:table-cell table:formula="of:=IF([.$F34]&gt;[.J$1];0;RANDBETWEEN(1000;1000000))" office:value-type="float" office:value="686526" calcext:value-type="float">
            <text:p>686526</text:p>
          </table:table-cell>
          <table:table-cell table:formula="of:=IF([.$F34]&gt;[.K$1];0;RANDBETWEEN(1000;1000000))" office:value-type="float" office:value="73243" calcext:value-type="float">
            <text:p>73243</text:p>
          </table:table-cell>
          <table:table-cell table:formula="of:=IF([.$F34]&gt;[.L$1];0;RANDBETWEEN(1000;1000000))" office:value-type="float" office:value="25729" calcext:value-type="float">
            <text:p>25729</text:p>
          </table:table-cell>
          <table:table-cell table:formula="of:=IF([.$F34]&gt;[.M$1];0;RANDBETWEEN(1000;1000000))" office:value-type="float" office:value="411178" calcext:value-type="float">
            <text:p>411178</text:p>
          </table:table-cell>
          <table:table-cell table:formula="of:=SUM([.G34:.M34])" office:value-type="float" office:value="1196676" calcext:value-type="float">
            <text:p>1196676</text:p>
          </table:table-cell>
          <table:table-cell table:formula="of:=[.G34]*VLOOKUP([.G$1];[$'salary-percopy'.$A$1:.$B$7];2)+[.H34]*VLOOKUP([.H$1];[$'salary-percopy'.$A$1:.$B$7];2)+[.I34]*VLOOKUP([.I$1];[$'salary-percopy'.$A$1:.$B$7];2)+[.J34]*VLOOKUP([.J$1];[$'salary-percopy'.$A$1:.$B$7];2)+[.K34]*VLOOKUP([.K$1];[$'salary-percopy'.$A$1:.$B$7];2)+[.L34]*VLOOKUP([.L$1];[$'salary-percopy'.$A$1:.$B$7];2)+[.M34]*VLOOKUP([.M$1];[$'salary-percopy'.$A$1:.$B$7];2)" office:value-type="float" office:value="195560415" calcext:value-type="float">
            <text:p>195560415</text:p>
          </table:table-cell>
          <table:table-cell table:formula="of:=IF([.G34]&gt;500000;[.G34]*0.1*VLOOKUP([.G$1];[$'salary-percopy'.$A$1:.$B$7];2))+IF([.H34]&gt;500000;[.H34]*0.1*VLOOKUP([.H$1];[$'salary-percopy'.$A$1:.$B$7];2))+IF([.I34]&gt;500000;[.I34]*0.1*VLOOKUP([.I$1];[$'salary-percopy'.$A$1:.$B$7];2))+IF([.J34]&gt;500000;[.J34]*0.1*VLOOKUP([.J$1];[$'salary-percopy'.$A$1:.$B$7];2))+IF([.K34]&gt;500000;[.K34]*0.1*VLOOKUP([.K$1];[$'salary-percopy'.$A$1:.$B$7];2))+IF([.L34]&gt;500000;[.L34]*0.1*VLOOKUP([.L$1];[$'salary-percopy'.$A$1:.$B$7];2))+IF([.M34]&gt;500000;[.M34]*0.1*VLOOKUP([.M$1];[$'salary-percopy'.$A$1:.$B$7];2))" office:value-type="float" office:value="9611364" calcext:value-type="float">
            <text:p>9611364</text:p>
          </table:table-cell>
          <table:table-cell table:formula="of:=[.O34]+[.P34]" office:value-type="float" office:value="205171779" calcext:value-type="float">
            <text:p>2051717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ril Rush</text:p>
          </table:table-cell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5]&gt;[.G$1];0;RANDBETWEEN(1000;1000000))" office:value-type="float" office:value="0" calcext:value-type="float">
            <text:p>0</text:p>
          </table:table-cell>
          <table:table-cell table:formula="of:=IF([.$F35]&gt;[.H$1];0;RANDBETWEEN(1000;1000000))" office:value-type="float" office:value="0" calcext:value-type="float">
            <text:p>0</text:p>
          </table:table-cell>
          <table:table-cell table:formula="of:=IF([.$F35]&gt;[.I$1];0;RANDBETWEEN(1000;1000000))" office:value-type="float" office:value="0" calcext:value-type="float">
            <text:p>0</text:p>
          </table:table-cell>
          <table:table-cell table:formula="of:=IF([.$F35]&gt;[.J$1];0;RANDBETWEEN(1000;1000000))" office:value-type="float" office:value="760393" calcext:value-type="float">
            <text:p>760393</text:p>
          </table:table-cell>
          <table:table-cell table:formula="of:=IF([.$F35]&gt;[.K$1];0;RANDBETWEEN(1000;1000000))" office:value-type="float" office:value="174830" calcext:value-type="float">
            <text:p>174830</text:p>
          </table:table-cell>
          <table:table-cell table:formula="of:=IF([.$F35]&gt;[.L$1];0;RANDBETWEEN(1000;1000000))" office:value-type="float" office:value="732271" calcext:value-type="float">
            <text:p>732271</text:p>
          </table:table-cell>
          <table:table-cell table:formula="of:=IF([.$F35]&gt;[.M$1];0;RANDBETWEEN(1000;1000000))" office:value-type="float" office:value="159774" calcext:value-type="float">
            <text:p>159774</text:p>
          </table:table-cell>
          <table:table-cell table:formula="of:=SUM([.G35:.M35])" office:value-type="float" office:value="1827268" calcext:value-type="float">
            <text:p>1827268</text:p>
          </table:table-cell>
          <table:table-cell table:formula="of:=[.G35]*VLOOKUP([.G$1];[$'salary-percopy'.$A$1:.$B$7];2)+[.H35]*VLOOKUP([.H$1];[$'salary-percopy'.$A$1:.$B$7];2)+[.I35]*VLOOKUP([.I$1];[$'salary-percopy'.$A$1:.$B$7];2)+[.J35]*VLOOKUP([.J$1];[$'salary-percopy'.$A$1:.$B$7];2)+[.K35]*VLOOKUP([.K$1];[$'salary-percopy'.$A$1:.$B$7];2)+[.L35]*VLOOKUP([.L$1];[$'salary-percopy'.$A$1:.$B$7];2)+[.M35]*VLOOKUP([.M$1];[$'salary-percopy'.$A$1:.$B$7];2)" office:value-type="float" office:value="303601055" calcext:value-type="float">
            <text:p>303601055</text:p>
          </table:table-cell>
          <table:table-cell table:formula="of:=IF([.G35]&gt;500000;[.G35]*0.1*VLOOKUP([.G$1];[$'salary-percopy'.$A$1:.$B$7];2))+IF([.H35]&gt;500000;[.H35]*0.1*VLOOKUP([.H$1];[$'salary-percopy'.$A$1:.$B$7];2))+IF([.I35]&gt;500000;[.I35]*0.1*VLOOKUP([.I$1];[$'salary-percopy'.$A$1:.$B$7];2))+IF([.J35]&gt;500000;[.J35]*0.1*VLOOKUP([.J$1];[$'salary-percopy'.$A$1:.$B$7];2))+IF([.K35]&gt;500000;[.K35]*0.1*VLOOKUP([.K$1];[$'salary-percopy'.$A$1:.$B$7];2))+IF([.L35]&gt;500000;[.L35]*0.1*VLOOKUP([.L$1];[$'salary-percopy'.$A$1:.$B$7];2))+IF([.M35]&gt;500000;[.M35]*0.1*VLOOKUP([.M$1];[$'salary-percopy'.$A$1:.$B$7];2))" office:value-type="float" office:value="24192515.5" calcext:value-type="float">
            <text:p>24192516</text:p>
          </table:table-cell>
          <table:table-cell table:formula="of:=[.O35]+[.P35]" office:value-type="float" office:value="327793570.5" calcext:value-type="float">
            <text:p>3277935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rald Nichols</text:p>
          </table:table-cell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6]&gt;[.G$1];0;RANDBETWEEN(1000;1000000))" office:value-type="float" office:value="0" calcext:value-type="float">
            <text:p>0</text:p>
          </table:table-cell>
          <table:table-cell table:formula="of:=IF([.$F36]&gt;[.H$1];0;RANDBETWEEN(1000;1000000))" office:value-type="float" office:value="0" calcext:value-type="float">
            <text:p>0</text:p>
          </table:table-cell>
          <table:table-cell table:formula="of:=IF([.$F36]&gt;[.I$1];0;RANDBETWEEN(1000;1000000))" office:value-type="float" office:value="0" calcext:value-type="float">
            <text:p>0</text:p>
          </table:table-cell>
          <table:table-cell table:formula="of:=IF([.$F36]&gt;[.J$1];0;RANDBETWEEN(1000;1000000))" office:value-type="float" office:value="0" calcext:value-type="float">
            <text:p>0</text:p>
          </table:table-cell>
          <table:table-cell table:formula="of:=IF([.$F36]&gt;[.K$1];0;RANDBETWEEN(1000;1000000))" office:value-type="float" office:value="389063" calcext:value-type="float">
            <text:p>389063</text:p>
          </table:table-cell>
          <table:table-cell table:formula="of:=IF([.$F36]&gt;[.L$1];0;RANDBETWEEN(1000;1000000))" office:value-type="float" office:value="314629" calcext:value-type="float">
            <text:p>314629</text:p>
          </table:table-cell>
          <table:table-cell table:formula="of:=IF([.$F36]&gt;[.M$1];0;RANDBETWEEN(1000;1000000))" office:value-type="float" office:value="821814" calcext:value-type="float">
            <text:p>821814</text:p>
          </table:table-cell>
          <table:table-cell table:formula="of:=SUM([.G36:.M36])" office:value-type="float" office:value="1525506" calcext:value-type="float">
            <text:p>1525506</text:p>
          </table:table-cell>
          <table:table-cell table:formula="of:=[.G36]*VLOOKUP([.G$1];[$'salary-percopy'.$A$1:.$B$7];2)+[.H36]*VLOOKUP([.H$1];[$'salary-percopy'.$A$1:.$B$7];2)+[.I36]*VLOOKUP([.I$1];[$'salary-percopy'.$A$1:.$B$7];2)+[.J36]*VLOOKUP([.J$1];[$'salary-percopy'.$A$1:.$B$7];2)+[.K36]*VLOOKUP([.K$1];[$'salary-percopy'.$A$1:.$B$7];2)+[.L36]*VLOOKUP([.L$1];[$'salary-percopy'.$A$1:.$B$7];2)+[.M36]*VLOOKUP([.M$1];[$'salary-percopy'.$A$1:.$B$7];2)" office:value-type="float" office:value="288709875" calcext:value-type="float">
            <text:p>288709875</text:p>
          </table:table-cell>
          <table:table-cell table:formula="of:=IF([.G36]&gt;500000;[.G36]*0.1*VLOOKUP([.G$1];[$'salary-percopy'.$A$1:.$B$7];2))+IF([.H36]&gt;500000;[.H36]*0.1*VLOOKUP([.H$1];[$'salary-percopy'.$A$1:.$B$7];2))+IF([.I36]&gt;500000;[.I36]*0.1*VLOOKUP([.I$1];[$'salary-percopy'.$A$1:.$B$7];2))+IF([.J36]&gt;500000;[.J36]*0.1*VLOOKUP([.J$1];[$'salary-percopy'.$A$1:.$B$7];2))+IF([.K36]&gt;500000;[.K36]*0.1*VLOOKUP([.K$1];[$'salary-percopy'.$A$1:.$B$7];2))+IF([.L36]&gt;500000;[.L36]*0.1*VLOOKUP([.L$1];[$'salary-percopy'.$A$1:.$B$7];2))+IF([.M36]&gt;500000;[.M36]*0.1*VLOOKUP([.M$1];[$'salary-percopy'.$A$1:.$B$7];2))" office:value-type="float" office:value="16436280" calcext:value-type="float">
            <text:p>16436280</text:p>
          </table:table-cell>
          <table:table-cell table:formula="of:=[.O36]+[.P36]" office:value-type="float" office:value="305146155" calcext:value-type="float">
            <text:p>3051461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cious Acevedo</text:p>
          </table:table-cell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37]&gt;[.G$1];0;RANDBETWEEN(1000;1000000))" office:value-type="float" office:value="0" calcext:value-type="float">
            <text:p>0</text:p>
          </table:table-cell>
          <table:table-cell table:formula="of:=IF([.$F37]&gt;[.H$1];0;RANDBETWEEN(1000;1000000))" office:value-type="float" office:value="0" calcext:value-type="float">
            <text:p>0</text:p>
          </table:table-cell>
          <table:table-cell table:formula="of:=IF([.$F37]&gt;[.I$1];0;RANDBETWEEN(1000;1000000))" office:value-type="float" office:value="820893" calcext:value-type="float">
            <text:p>820893</text:p>
          </table:table-cell>
          <table:table-cell table:formula="of:=IF([.$F37]&gt;[.J$1];0;RANDBETWEEN(1000;1000000))" office:value-type="float" office:value="287332" calcext:value-type="float">
            <text:p>287332</text:p>
          </table:table-cell>
          <table:table-cell table:formula="of:=IF([.$F37]&gt;[.K$1];0;RANDBETWEEN(1000;1000000))" office:value-type="float" office:value="440912" calcext:value-type="float">
            <text:p>440912</text:p>
          </table:table-cell>
          <table:table-cell table:formula="of:=IF([.$F37]&gt;[.L$1];0;RANDBETWEEN(1000;1000000))" office:value-type="float" office:value="531624" calcext:value-type="float">
            <text:p>531624</text:p>
          </table:table-cell>
          <table:table-cell table:formula="of:=IF([.$F37]&gt;[.M$1];0;RANDBETWEEN(1000;1000000))" office:value-type="float" office:value="60407" calcext:value-type="float">
            <text:p>60407</text:p>
          </table:table-cell>
          <table:table-cell table:formula="of:=SUM([.G37:.M37])" office:value-type="float" office:value="2141168" calcext:value-type="float">
            <text:p>2141168</text:p>
          </table:table-cell>
          <table:table-cell table:formula="of:=[.G37]*VLOOKUP([.G$1];[$'salary-percopy'.$A$1:.$B$7];2)+[.H37]*VLOOKUP([.H$1];[$'salary-percopy'.$A$1:.$B$7];2)+[.I37]*VLOOKUP([.I$1];[$'salary-percopy'.$A$1:.$B$7];2)+[.J37]*VLOOKUP([.J$1];[$'salary-percopy'.$A$1:.$B$7];2)+[.K37]*VLOOKUP([.K$1];[$'salary-percopy'.$A$1:.$B$7];2)+[.L37]*VLOOKUP([.L$1];[$'salary-percopy'.$A$1:.$B$7];2)+[.M37]*VLOOKUP([.M$1];[$'salary-percopy'.$A$1:.$B$7];2)" office:value-type="float" office:value="324120520" calcext:value-type="float">
            <text:p>324120520</text:p>
          </table:table-cell>
          <table:table-cell table:formula="of:=IF([.G37]&gt;500000;[.G37]*0.1*VLOOKUP([.G$1];[$'salary-percopy'.$A$1:.$B$7];2))+IF([.H37]&gt;500000;[.H37]*0.1*VLOOKUP([.H$1];[$'salary-percopy'.$A$1:.$B$7];2))+IF([.I37]&gt;500000;[.I37]*0.1*VLOOKUP([.I$1];[$'salary-percopy'.$A$1:.$B$7];2))+IF([.J37]&gt;500000;[.J37]*0.1*VLOOKUP([.J$1];[$'salary-percopy'.$A$1:.$B$7];2))+IF([.K37]&gt;500000;[.K37]*0.1*VLOOKUP([.K$1];[$'salary-percopy'.$A$1:.$B$7];2))+IF([.L37]&gt;500000;[.L37]*0.1*VLOOKUP([.L$1];[$'salary-percopy'.$A$1:.$B$7];2))+IF([.M37]&gt;500000;[.M37]*0.1*VLOOKUP([.M$1];[$'salary-percopy'.$A$1:.$B$7];2))" office:value-type="float" office:value="19685760" calcext:value-type="float">
            <text:p>19685760</text:p>
          </table:table-cell>
          <table:table-cell table:formula="of:=[.O37]+[.P37]" office:value-type="float" office:value="343806280" calcext:value-type="float">
            <text:p>3438062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da Norton</text:p>
          </table:table-cell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8]&gt;[.G$1];0;RANDBETWEEN(1000;1000000))" office:value-type="float" office:value="0" calcext:value-type="float">
            <text:p>0</text:p>
          </table:table-cell>
          <table:table-cell table:formula="of:=IF([.$F38]&gt;[.H$1];0;RANDBETWEEN(1000;1000000))" office:value-type="float" office:value="0" calcext:value-type="float">
            <text:p>0</text:p>
          </table:table-cell>
          <table:table-cell table:formula="of:=IF([.$F38]&gt;[.I$1];0;RANDBETWEEN(1000;1000000))" office:value-type="float" office:value="0" calcext:value-type="float">
            <text:p>0</text:p>
          </table:table-cell>
          <table:table-cell table:formula="of:=IF([.$F38]&gt;[.J$1];0;RANDBETWEEN(1000;1000000))" office:value-type="float" office:value="0" calcext:value-type="float">
            <text:p>0</text:p>
          </table:table-cell>
          <table:table-cell table:formula="of:=IF([.$F38]&gt;[.K$1];0;RANDBETWEEN(1000;1000000))" office:value-type="float" office:value="43465" calcext:value-type="float">
            <text:p>43465</text:p>
          </table:table-cell>
          <table:table-cell table:formula="of:=IF([.$F38]&gt;[.L$1];0;RANDBETWEEN(1000;1000000))" office:value-type="float" office:value="441799" calcext:value-type="float">
            <text:p>441799</text:p>
          </table:table-cell>
          <table:table-cell table:formula="of:=IF([.$F38]&gt;[.M$1];0;RANDBETWEEN(1000;1000000))" office:value-type="float" office:value="166040" calcext:value-type="float">
            <text:p>166040</text:p>
          </table:table-cell>
          <table:table-cell table:formula="of:=SUM([.G38:.M38])" office:value-type="float" office:value="651304" calcext:value-type="float">
            <text:p>651304</text:p>
          </table:table-cell>
          <table:table-cell table:formula="of:=[.G38]*VLOOKUP([.G$1];[$'salary-percopy'.$A$1:.$B$7];2)+[.H38]*VLOOKUP([.H$1];[$'salary-percopy'.$A$1:.$B$7];2)+[.I38]*VLOOKUP([.I$1];[$'salary-percopy'.$A$1:.$B$7];2)+[.J38]*VLOOKUP([.J$1];[$'salary-percopy'.$A$1:.$B$7];2)+[.K38]*VLOOKUP([.K$1];[$'salary-percopy'.$A$1:.$B$7];2)+[.L38]*VLOOKUP([.L$1];[$'salary-percopy'.$A$1:.$B$7];2)+[.M38]*VLOOKUP([.M$1];[$'salary-percopy'.$A$1:.$B$7];2)" office:value-type="float" office:value="122329865" calcext:value-type="float">
            <text:p>122329865</text:p>
          </table:table-cell>
          <table:table-cell table:formula="of:=IF([.G38]&gt;500000;[.G38]*0.1*VLOOKUP([.G$1];[$'salary-percopy'.$A$1:.$B$7];2))+IF([.H38]&gt;500000;[.H38]*0.1*VLOOKUP([.H$1];[$'salary-percopy'.$A$1:.$B$7];2))+IF([.I38]&gt;500000;[.I38]*0.1*VLOOKUP([.I$1];[$'salary-percopy'.$A$1:.$B$7];2))+IF([.J38]&gt;500000;[.J38]*0.1*VLOOKUP([.J$1];[$'salary-percopy'.$A$1:.$B$7];2))+IF([.K38]&gt;500000;[.K38]*0.1*VLOOKUP([.K$1];[$'salary-percopy'.$A$1:.$B$7];2))+IF([.L38]&gt;500000;[.L38]*0.1*VLOOKUP([.L$1];[$'salary-percopy'.$A$1:.$B$7];2))+IF([.M38]&gt;500000;[.M38]*0.1*VLOOKUP([.M$1];[$'salary-percopy'.$A$1:.$B$7];2))" office:value-type="float" office:value="0" calcext:value-type="float">
            <text:p>0</text:p>
          </table:table-cell>
          <table:table-cell table:formula="of:=[.O38]+[.P38]" office:value-type="float" office:value="122329865" calcext:value-type="float">
            <text:p>1223298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minique Osborne</text:p>
          </table:table-cell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9]&gt;[.G$1];0;RANDBETWEEN(1000;1000000))" office:value-type="float" office:value="0" calcext:value-type="float">
            <text:p>0</text:p>
          </table:table-cell>
          <table:table-cell table:formula="of:=IF([.$F39]&gt;[.H$1];0;RANDBETWEEN(1000;1000000))" office:value-type="float" office:value="0" calcext:value-type="float">
            <text:p>0</text:p>
          </table:table-cell>
          <table:table-cell table:formula="of:=IF([.$F39]&gt;[.I$1];0;RANDBETWEEN(1000;1000000))" office:value-type="float" office:value="0" calcext:value-type="float">
            <text:p>0</text:p>
          </table:table-cell>
          <table:table-cell table:formula="of:=IF([.$F39]&gt;[.J$1];0;RANDBETWEEN(1000;1000000))" office:value-type="float" office:value="0" calcext:value-type="float">
            <text:p>0</text:p>
          </table:table-cell>
          <table:table-cell table:formula="of:=IF([.$F39]&gt;[.K$1];0;RANDBETWEEN(1000;1000000))" office:value-type="float" office:value="974437" calcext:value-type="float">
            <text:p>974437</text:p>
          </table:table-cell>
          <table:table-cell table:formula="of:=IF([.$F39]&gt;[.L$1];0;RANDBETWEEN(1000;1000000))" office:value-type="float" office:value="336104" calcext:value-type="float">
            <text:p>336104</text:p>
          </table:table-cell>
          <table:table-cell table:formula="of:=IF([.$F39]&gt;[.M$1];0;RANDBETWEEN(1000;1000000))" office:value-type="float" office:value="531429" calcext:value-type="float">
            <text:p>531429</text:p>
          </table:table-cell>
          <table:table-cell table:formula="of:=SUM([.G39:.M39])" office:value-type="float" office:value="1841970" calcext:value-type="float">
            <text:p>1841970</text:p>
          </table:table-cell>
          <table:table-cell table:formula="of:=[.G39]*VLOOKUP([.G$1];[$'salary-percopy'.$A$1:.$B$7];2)+[.H39]*VLOOKUP([.H$1];[$'salary-percopy'.$A$1:.$B$7];2)+[.I39]*VLOOKUP([.I$1];[$'salary-percopy'.$A$1:.$B$7];2)+[.J39]*VLOOKUP([.J$1];[$'salary-percopy'.$A$1:.$B$7];2)+[.K39]*VLOOKUP([.K$1];[$'salary-percopy'.$A$1:.$B$7];2)+[.L39]*VLOOKUP([.L$1];[$'salary-percopy'.$A$1:.$B$7];2)+[.M39]*VLOOKUP([.M$1];[$'salary-percopy'.$A$1:.$B$7];2)" office:value-type="float" office:value="334119330" calcext:value-type="float">
            <text:p>334119330</text:p>
          </table:table-cell>
          <table:table-cell table:formula="of:=IF([.G39]&gt;500000;[.G39]*0.1*VLOOKUP([.G$1];[$'salary-percopy'.$A$1:.$B$7];2))+IF([.H39]&gt;500000;[.H39]*0.1*VLOOKUP([.H$1];[$'salary-percopy'.$A$1:.$B$7];2))+IF([.I39]&gt;500000;[.I39]*0.1*VLOOKUP([.I$1];[$'salary-percopy'.$A$1:.$B$7];2))+IF([.J39]&gt;500000;[.J39]*0.1*VLOOKUP([.J$1];[$'salary-percopy'.$A$1:.$B$7];2))+IF([.K39]&gt;500000;[.K39]*0.1*VLOOKUP([.K$1];[$'salary-percopy'.$A$1:.$B$7];2))+IF([.L39]&gt;500000;[.L39]*0.1*VLOOKUP([.L$1];[$'salary-percopy'.$A$1:.$B$7];2))+IF([.M39]&gt;500000;[.M39]*0.1*VLOOKUP([.M$1];[$'salary-percopy'.$A$1:.$B$7];2))" office:value-type="float" office:value="27194009" calcext:value-type="float">
            <text:p>27194009</text:p>
          </table:table-cell>
          <table:table-cell table:formula="of:=[.O39]+[.P39]" office:value-type="float" office:value="361313339" calcext:value-type="float">
            <text:p>3613133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per Spears</text:p>
          </table:table-cell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0]&gt;[.G$1];0;RANDBETWEEN(1000;1000000))" office:value-type="float" office:value="0" calcext:value-type="float">
            <text:p>0</text:p>
          </table:table-cell>
          <table:table-cell table:formula="of:=IF([.$F40]&gt;[.H$1];0;RANDBETWEEN(1000;1000000))" office:value-type="float" office:value="0" calcext:value-type="float">
            <text:p>0</text:p>
          </table:table-cell>
          <table:table-cell table:formula="of:=IF([.$F40]&gt;[.I$1];0;RANDBETWEEN(1000;1000000))" office:value-type="float" office:value="0" calcext:value-type="float">
            <text:p>0</text:p>
          </table:table-cell>
          <table:table-cell table:formula="of:=IF([.$F40]&gt;[.J$1];0;RANDBETWEEN(1000;1000000))" office:value-type="float" office:value="943160" calcext:value-type="float">
            <text:p>943160</text:p>
          </table:table-cell>
          <table:table-cell table:formula="of:=IF([.$F40]&gt;[.K$1];0;RANDBETWEEN(1000;1000000))" office:value-type="float" office:value="971877" calcext:value-type="float">
            <text:p>971877</text:p>
          </table:table-cell>
          <table:table-cell table:formula="of:=IF([.$F40]&gt;[.L$1];0;RANDBETWEEN(1000;1000000))" office:value-type="float" office:value="113569" calcext:value-type="float">
            <text:p>113569</text:p>
          </table:table-cell>
          <table:table-cell table:formula="of:=IF([.$F40]&gt;[.M$1];0;RANDBETWEEN(1000;1000000))" office:value-type="float" office:value="837875" calcext:value-type="float">
            <text:p>837875</text:p>
          </table:table-cell>
          <table:table-cell table:formula="of:=SUM([.G40:.M40])" office:value-type="float" office:value="2866481" calcext:value-type="float">
            <text:p>2866481</text:p>
          </table:table-cell>
          <table:table-cell table:formula="of:=[.G40]*VLOOKUP([.G$1];[$'salary-percopy'.$A$1:.$B$7];2)+[.H40]*VLOOKUP([.H$1];[$'salary-percopy'.$A$1:.$B$7];2)+[.I40]*VLOOKUP([.I$1];[$'salary-percopy'.$A$1:.$B$7];2)+[.J40]*VLOOKUP([.J$1];[$'salary-percopy'.$A$1:.$B$7];2)+[.K40]*VLOOKUP([.K$1];[$'salary-percopy'.$A$1:.$B$7];2)+[.L40]*VLOOKUP([.L$1];[$'salary-percopy'.$A$1:.$B$7];2)+[.M40]*VLOOKUP([.M$1];[$'salary-percopy'.$A$1:.$B$7];2)" office:value-type="float" office:value="485846755" calcext:value-type="float">
            <text:p>485846755</text:p>
          </table:table-cell>
          <table:table-cell table:formula="of:=IF([.G40]&gt;500000;[.G40]*0.1*VLOOKUP([.G$1];[$'salary-percopy'.$A$1:.$B$7];2))+IF([.H40]&gt;500000;[.H40]*0.1*VLOOKUP([.H$1];[$'salary-percopy'.$A$1:.$B$7];2))+IF([.I40]&gt;500000;[.I40]*0.1*VLOOKUP([.I$1];[$'salary-percopy'.$A$1:.$B$7];2))+IF([.J40]&gt;500000;[.J40]*0.1*VLOOKUP([.J$1];[$'salary-percopy'.$A$1:.$B$7];2))+IF([.K40]&gt;500000;[.K40]*0.1*VLOOKUP([.K$1];[$'salary-percopy'.$A$1:.$B$7];2))+IF([.L40]&gt;500000;[.L40]*0.1*VLOOKUP([.L$1];[$'salary-percopy'.$A$1:.$B$7];2))+IF([.M40]&gt;500000;[.M40]*0.1*VLOOKUP([.M$1];[$'salary-percopy'.$A$1:.$B$7];2))" office:value-type="float" office:value="46483649" calcext:value-type="float">
            <text:p>46483649</text:p>
          </table:table-cell>
          <table:table-cell table:formula="of:=[.O40]+[.P40]" office:value-type="float" office:value="532330404" calcext:value-type="float">
            <text:p>5323304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vis Duncan</text:p>
          </table:table-cell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1]&gt;[.G$1];0;RANDBETWEEN(1000;1000000))" office:value-type="float" office:value="0" calcext:value-type="float">
            <text:p>0</text:p>
          </table:table-cell>
          <table:table-cell table:formula="of:=IF([.$F41]&gt;[.H$1];0;RANDBETWEEN(1000;1000000))" office:value-type="float" office:value="0" calcext:value-type="float">
            <text:p>0</text:p>
          </table:table-cell>
          <table:table-cell table:formula="of:=IF([.$F41]&gt;[.I$1];0;RANDBETWEEN(1000;1000000))" office:value-type="float" office:value="0" calcext:value-type="float">
            <text:p>0</text:p>
          </table:table-cell>
          <table:table-cell table:formula="of:=IF([.$F41]&gt;[.J$1];0;RANDBETWEEN(1000;1000000))" office:value-type="float" office:value="821540" calcext:value-type="float">
            <text:p>821540</text:p>
          </table:table-cell>
          <table:table-cell table:formula="of:=IF([.$F41]&gt;[.K$1];0;RANDBETWEEN(1000;1000000))" office:value-type="float" office:value="153448" calcext:value-type="float">
            <text:p>153448</text:p>
          </table:table-cell>
          <table:table-cell table:formula="of:=IF([.$F41]&gt;[.L$1];0;RANDBETWEEN(1000;1000000))" office:value-type="float" office:value="876799" calcext:value-type="float">
            <text:p>876799</text:p>
          </table:table-cell>
          <table:table-cell table:formula="of:=IF([.$F41]&gt;[.M$1];0;RANDBETWEEN(1000;1000000))" office:value-type="float" office:value="271926" calcext:value-type="float">
            <text:p>271926</text:p>
          </table:table-cell>
          <table:table-cell table:formula="of:=SUM([.G41:.M41])" office:value-type="float" office:value="2123713" calcext:value-type="float">
            <text:p>2123713</text:p>
          </table:table-cell>
          <table:table-cell table:formula="of:=[.G41]*VLOOKUP([.G$1];[$'salary-percopy'.$A$1:.$B$7];2)+[.H41]*VLOOKUP([.H$1];[$'salary-percopy'.$A$1:.$B$7];2)+[.I41]*VLOOKUP([.I$1];[$'salary-percopy'.$A$1:.$B$7];2)+[.J41]*VLOOKUP([.J$1];[$'salary-percopy'.$A$1:.$B$7];2)+[.K41]*VLOOKUP([.K$1];[$'salary-percopy'.$A$1:.$B$7];2)+[.L41]*VLOOKUP([.L$1];[$'salary-percopy'.$A$1:.$B$7];2)+[.M41]*VLOOKUP([.M$1];[$'salary-percopy'.$A$1:.$B$7];2)" office:value-type="float" office:value="357694775" calcext:value-type="float">
            <text:p>357694775</text:p>
          </table:table-cell>
          <table:table-cell table:formula="of:=IF([.G41]&gt;500000;[.G41]*0.1*VLOOKUP([.G$1];[$'salary-percopy'.$A$1:.$B$7];2))+IF([.H41]&gt;500000;[.H41]*0.1*VLOOKUP([.H$1];[$'salary-percopy'.$A$1:.$B$7];2))+IF([.I41]&gt;500000;[.I41]*0.1*VLOOKUP([.I$1];[$'salary-percopy'.$A$1:.$B$7];2))+IF([.J41]&gt;500000;[.J41]*0.1*VLOOKUP([.J$1];[$'salary-percopy'.$A$1:.$B$7];2))+IF([.K41]&gt;500000;[.K41]*0.1*VLOOKUP([.K$1];[$'salary-percopy'.$A$1:.$B$7];2))+IF([.L41]&gt;500000;[.L41]*0.1*VLOOKUP([.L$1];[$'salary-percopy'.$A$1:.$B$7];2))+IF([.M41]&gt;500000;[.M41]*0.1*VLOOKUP([.M$1];[$'salary-percopy'.$A$1:.$B$7];2))" office:value-type="float" office:value="27722341.5" calcext:value-type="float">
            <text:p>27722342</text:p>
          </table:table-cell>
          <table:table-cell table:formula="of:=[.O41]+[.P41]" office:value-type="float" office:value="385417116.5" calcext:value-type="float">
            <text:p>3854171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dro Andrews</text:p>
          </table:table-cell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2]&gt;[.G$1];0;RANDBETWEEN(1000;1000000))" office:value-type="float" office:value="0" calcext:value-type="float">
            <text:p>0</text:p>
          </table:table-cell>
          <table:table-cell table:formula="of:=IF([.$F42]&gt;[.H$1];0;RANDBETWEEN(1000;1000000))" office:value-type="float" office:value="0" calcext:value-type="float">
            <text:p>0</text:p>
          </table:table-cell>
          <table:table-cell table:formula="of:=IF([.$F42]&gt;[.I$1];0;RANDBETWEEN(1000;1000000))" office:value-type="float" office:value="0" calcext:value-type="float">
            <text:p>0</text:p>
          </table:table-cell>
          <table:table-cell table:formula="of:=IF([.$F42]&gt;[.J$1];0;RANDBETWEEN(1000;1000000))" office:value-type="float" office:value="661352" calcext:value-type="float">
            <text:p>661352</text:p>
          </table:table-cell>
          <table:table-cell table:formula="of:=IF([.$F42]&gt;[.K$1];0;RANDBETWEEN(1000;1000000))" office:value-type="float" office:value="576572" calcext:value-type="float">
            <text:p>576572</text:p>
          </table:table-cell>
          <table:table-cell table:formula="of:=IF([.$F42]&gt;[.L$1];0;RANDBETWEEN(1000;1000000))" office:value-type="float" office:value="308651" calcext:value-type="float">
            <text:p>308651</text:p>
          </table:table-cell>
          <table:table-cell table:formula="of:=IF([.$F42]&gt;[.M$1];0;RANDBETWEEN(1000;1000000))" office:value-type="float" office:value="858299" calcext:value-type="float">
            <text:p>858299</text:p>
          </table:table-cell>
          <table:table-cell table:formula="of:=SUM([.G42:.M42])" office:value-type="float" office:value="2404874" calcext:value-type="float">
            <text:p>2404874</text:p>
          </table:table-cell>
          <table:table-cell table:formula="of:=[.G42]*VLOOKUP([.G$1];[$'salary-percopy'.$A$1:.$B$7];2)+[.H42]*VLOOKUP([.H$1];[$'salary-percopy'.$A$1:.$B$7];2)+[.I42]*VLOOKUP([.I$1];[$'salary-percopy'.$A$1:.$B$7];2)+[.J42]*VLOOKUP([.J$1];[$'salary-percopy'.$A$1:.$B$7];2)+[.K42]*VLOOKUP([.K$1];[$'salary-percopy'.$A$1:.$B$7];2)+[.L42]*VLOOKUP([.L$1];[$'salary-percopy'.$A$1:.$B$7];2)+[.M42]*VLOOKUP([.M$1];[$'salary-percopy'.$A$1:.$B$7];2)" office:value-type="float" office:value="419366755" calcext:value-type="float">
            <text:p>419366755</text:p>
          </table:table-cell>
          <table:table-cell table:formula="of:=IF([.G42]&gt;500000;[.G42]*0.1*VLOOKUP([.G$1];[$'salary-percopy'.$A$1:.$B$7];2))+IF([.H42]&gt;500000;[.H42]*0.1*VLOOKUP([.H$1];[$'salary-percopy'.$A$1:.$B$7];2))+IF([.I42]&gt;500000;[.I42]*0.1*VLOOKUP([.I$1];[$'salary-percopy'.$A$1:.$B$7];2))+IF([.J42]&gt;500000;[.J42]*0.1*VLOOKUP([.J$1];[$'salary-percopy'.$A$1:.$B$7];2))+IF([.K42]&gt;500000;[.K42]*0.1*VLOOKUP([.K$1];[$'salary-percopy'.$A$1:.$B$7];2))+IF([.L42]&gt;500000;[.L42]*0.1*VLOOKUP([.L$1];[$'salary-percopy'.$A$1:.$B$7];2))+IF([.M42]&gt;500000;[.M42]*0.1*VLOOKUP([.M$1];[$'salary-percopy'.$A$1:.$B$7];2))" office:value-type="float" office:value="36226632" calcext:value-type="float">
            <text:p>36226632</text:p>
          </table:table-cell>
          <table:table-cell table:formula="of:=[.O42]+[.P42]" office:value-type="float" office:value="455593387" calcext:value-type="float">
            <text:p>455593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onis White</text:p>
          </table:table-cell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43]&gt;[.G$1];0;RANDBETWEEN(1000;1000000))" office:value-type="float" office:value="0" calcext:value-type="float">
            <text:p>0</text:p>
          </table:table-cell>
          <table:table-cell table:formula="of:=IF([.$F43]&gt;[.H$1];0;RANDBETWEEN(1000;1000000))" office:value-type="float" office:value="122408" calcext:value-type="float">
            <text:p>122408</text:p>
          </table:table-cell>
          <table:table-cell table:formula="of:=IF([.$F43]&gt;[.I$1];0;RANDBETWEEN(1000;1000000))" office:value-type="float" office:value="285008" calcext:value-type="float">
            <text:p>285008</text:p>
          </table:table-cell>
          <table:table-cell table:formula="of:=IF([.$F43]&gt;[.J$1];0;RANDBETWEEN(1000;1000000))" office:value-type="float" office:value="30556" calcext:value-type="float">
            <text:p>30556</text:p>
          </table:table-cell>
          <table:table-cell table:formula="of:=IF([.$F43]&gt;[.K$1];0;RANDBETWEEN(1000;1000000))" office:value-type="float" office:value="228346" calcext:value-type="float">
            <text:p>228346</text:p>
          </table:table-cell>
          <table:table-cell table:formula="of:=IF([.$F43]&gt;[.L$1];0;RANDBETWEEN(1000;1000000))" office:value-type="float" office:value="116883" calcext:value-type="float">
            <text:p>116883</text:p>
          </table:table-cell>
          <table:table-cell table:formula="of:=IF([.$F43]&gt;[.M$1];0;RANDBETWEEN(1000;1000000))" office:value-type="float" office:value="270239" calcext:value-type="float">
            <text:p>270239</text:p>
          </table:table-cell>
          <table:table-cell table:formula="of:=SUM([.G43:.M43])" office:value-type="float" office:value="1053440" calcext:value-type="float">
            <text:p>1053440</text:p>
          </table:table-cell>
          <table:table-cell table:formula="of:=[.G43]*VLOOKUP([.G$1];[$'salary-percopy'.$A$1:.$B$7];2)+[.H43]*VLOOKUP([.H$1];[$'salary-percopy'.$A$1:.$B$7];2)+[.I43]*VLOOKUP([.I$1];[$'salary-percopy'.$A$1:.$B$7];2)+[.J43]*VLOOKUP([.J$1];[$'salary-percopy'.$A$1:.$B$7];2)+[.K43]*VLOOKUP([.K$1];[$'salary-percopy'.$A$1:.$B$7];2)+[.L43]*VLOOKUP([.L$1];[$'salary-percopy'.$A$1:.$B$7];2)+[.M43]*VLOOKUP([.M$1];[$'salary-percopy'.$A$1:.$B$7];2)" office:value-type="float" office:value="166433655" calcext:value-type="float">
            <text:p>166433655</text:p>
          </table:table-cell>
          <table:table-cell table:formula="of:=IF([.G43]&gt;500000;[.G43]*0.1*VLOOKUP([.G$1];[$'salary-percopy'.$A$1:.$B$7];2))+IF([.H43]&gt;500000;[.H43]*0.1*VLOOKUP([.H$1];[$'salary-percopy'.$A$1:.$B$7];2))+IF([.I43]&gt;500000;[.I43]*0.1*VLOOKUP([.I$1];[$'salary-percopy'.$A$1:.$B$7];2))+IF([.J43]&gt;500000;[.J43]*0.1*VLOOKUP([.J$1];[$'salary-percopy'.$A$1:.$B$7];2))+IF([.K43]&gt;500000;[.K43]*0.1*VLOOKUP([.K$1];[$'salary-percopy'.$A$1:.$B$7];2))+IF([.L43]&gt;500000;[.L43]*0.1*VLOOKUP([.L$1];[$'salary-percopy'.$A$1:.$B$7];2))+IF([.M43]&gt;500000;[.M43]*0.1*VLOOKUP([.M$1];[$'salary-percopy'.$A$1:.$B$7];2))" office:value-type="float" office:value="0" calcext:value-type="float">
            <text:p>0</text:p>
          </table:table-cell>
          <table:table-cell table:formula="of:=[.O43]+[.P43]" office:value-type="float" office:value="166433655" calcext:value-type="float">
            <text:p>166433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rett Blanchard</text:p>
          </table:table-cell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4]&gt;[.G$1];0;RANDBETWEEN(1000;1000000))" office:value-type="float" office:value="0" calcext:value-type="float">
            <text:p>0</text:p>
          </table:table-cell>
          <table:table-cell table:formula="of:=IF([.$F44]&gt;[.H$1];0;RANDBETWEEN(1000;1000000))" office:value-type="float" office:value="0" calcext:value-type="float">
            <text:p>0</text:p>
          </table:table-cell>
          <table:table-cell table:formula="of:=IF([.$F44]&gt;[.I$1];0;RANDBETWEEN(1000;1000000))" office:value-type="float" office:value="0" calcext:value-type="float">
            <text:p>0</text:p>
          </table:table-cell>
          <table:table-cell table:formula="of:=IF([.$F44]&gt;[.J$1];0;RANDBETWEEN(1000;1000000))" office:value-type="float" office:value="0" calcext:value-type="float">
            <text:p>0</text:p>
          </table:table-cell>
          <table:table-cell table:formula="of:=IF([.$F44]&gt;[.K$1];0;RANDBETWEEN(1000;1000000))" office:value-type="float" office:value="678316" calcext:value-type="float">
            <text:p>678316</text:p>
          </table:table-cell>
          <table:table-cell table:formula="of:=IF([.$F44]&gt;[.L$1];0;RANDBETWEEN(1000;1000000))" office:value-type="float" office:value="505550" calcext:value-type="float">
            <text:p>505550</text:p>
          </table:table-cell>
          <table:table-cell table:formula="of:=IF([.$F44]&gt;[.M$1];0;RANDBETWEEN(1000;1000000))" office:value-type="float" office:value="340965" calcext:value-type="float">
            <text:p>340965</text:p>
          </table:table-cell>
          <table:table-cell table:formula="of:=SUM([.G44:.M44])" office:value-type="float" office:value="1524831" calcext:value-type="float">
            <text:p>1524831</text:p>
          </table:table-cell>
          <table:table-cell table:formula="of:=[.G44]*VLOOKUP([.G$1];[$'salary-percopy'.$A$1:.$B$7];2)+[.H44]*VLOOKUP([.H$1];[$'salary-percopy'.$A$1:.$B$7];2)+[.I44]*VLOOKUP([.I$1];[$'salary-percopy'.$A$1:.$B$7];2)+[.J44]*VLOOKUP([.J$1];[$'salary-percopy'.$A$1:.$B$7];2)+[.K44]*VLOOKUP([.K$1];[$'salary-percopy'.$A$1:.$B$7];2)+[.L44]*VLOOKUP([.L$1];[$'salary-percopy'.$A$1:.$B$7];2)+[.M44]*VLOOKUP([.M$1];[$'salary-percopy'.$A$1:.$B$7];2)" office:value-type="float" office:value="277033470" calcext:value-type="float">
            <text:p>277033470</text:p>
          </table:table-cell>
          <table:table-cell table:formula="of:=IF([.G44]&gt;500000;[.G44]*0.1*VLOOKUP([.G$1];[$'salary-percopy'.$A$1:.$B$7];2))+IF([.H44]&gt;500000;[.H44]*0.1*VLOOKUP([.H$1];[$'salary-percopy'.$A$1:.$B$7];2))+IF([.I44]&gt;500000;[.I44]*0.1*VLOOKUP([.I$1];[$'salary-percopy'.$A$1:.$B$7];2))+IF([.J44]&gt;500000;[.J44]*0.1*VLOOKUP([.J$1];[$'salary-percopy'.$A$1:.$B$7];2))+IF([.K44]&gt;500000;[.K44]*0.1*VLOOKUP([.K$1];[$'salary-percopy'.$A$1:.$B$7];2))+IF([.L44]&gt;500000;[.L44]*0.1*VLOOKUP([.L$1];[$'salary-percopy'.$A$1:.$B$7];2))+IF([.M44]&gt;500000;[.M44]*0.1*VLOOKUP([.M$1];[$'salary-percopy'.$A$1:.$B$7];2))" office:value-type="float" office:value="20884047" calcext:value-type="float">
            <text:p>20884047</text:p>
          </table:table-cell>
          <table:table-cell table:formula="of:=[.O44]+[.P44]" office:value-type="float" office:value="297917517" calcext:value-type="float">
            <text:p>2979175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ani Cordova</text:p>
          </table:table-cell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45]&gt;[.G$1];0;RANDBETWEEN(1000;1000000))" office:value-type="float" office:value="0" calcext:value-type="float">
            <text:p>0</text:p>
          </table:table-cell>
          <table:table-cell table:formula="of:=IF([.$F45]&gt;[.H$1];0;RANDBETWEEN(1000;1000000))" office:value-type="float" office:value="45108" calcext:value-type="float">
            <text:p>45108</text:p>
          </table:table-cell>
          <table:table-cell table:formula="of:=IF([.$F45]&gt;[.I$1];0;RANDBETWEEN(1000;1000000))" office:value-type="float" office:value="661431" calcext:value-type="float">
            <text:p>661431</text:p>
          </table:table-cell>
          <table:table-cell table:formula="of:=IF([.$F45]&gt;[.J$1];0;RANDBETWEEN(1000;1000000))" office:value-type="float" office:value="358471" calcext:value-type="float">
            <text:p>358471</text:p>
          </table:table-cell>
          <table:table-cell table:formula="of:=IF([.$F45]&gt;[.K$1];0;RANDBETWEEN(1000;1000000))" office:value-type="float" office:value="86356" calcext:value-type="float">
            <text:p>86356</text:p>
          </table:table-cell>
          <table:table-cell table:formula="of:=IF([.$F45]&gt;[.L$1];0;RANDBETWEEN(1000;1000000))" office:value-type="float" office:value="458705" calcext:value-type="float">
            <text:p>458705</text:p>
          </table:table-cell>
          <table:table-cell table:formula="of:=IF([.$F45]&gt;[.M$1];0;RANDBETWEEN(1000;1000000))" office:value-type="float" office:value="855310" calcext:value-type="float">
            <text:p>855310</text:p>
          </table:table-cell>
          <table:table-cell table:formula="of:=SUM([.G45:.M45])" office:value-type="float" office:value="2465381" calcext:value-type="float">
            <text:p>2465381</text:p>
          </table:table-cell>
          <table:table-cell table:formula="of:=[.G45]*VLOOKUP([.G$1];[$'salary-percopy'.$A$1:.$B$7];2)+[.H45]*VLOOKUP([.H$1];[$'salary-percopy'.$A$1:.$B$7];2)+[.I45]*VLOOKUP([.I$1];[$'salary-percopy'.$A$1:.$B$7];2)+[.J45]*VLOOKUP([.J$1];[$'salary-percopy'.$A$1:.$B$7];2)+[.K45]*VLOOKUP([.K$1];[$'salary-percopy'.$A$1:.$B$7];2)+[.L45]*VLOOKUP([.L$1];[$'salary-percopy'.$A$1:.$B$7];2)+[.M45]*VLOOKUP([.M$1];[$'salary-percopy'.$A$1:.$B$7];2)" office:value-type="float" office:value="405122485" calcext:value-type="float">
            <text:p>405122485</text:p>
          </table:table-cell>
          <table:table-cell table:formula="of:=IF([.G45]&gt;500000;[.G45]*0.1*VLOOKUP([.G$1];[$'salary-percopy'.$A$1:.$B$7];2))+IF([.H45]&gt;500000;[.H45]*0.1*VLOOKUP([.H$1];[$'salary-percopy'.$A$1:.$B$7];2))+IF([.I45]&gt;500000;[.I45]*0.1*VLOOKUP([.I$1];[$'salary-percopy'.$A$1:.$B$7];2))+IF([.J45]&gt;500000;[.J45]*0.1*VLOOKUP([.J$1];[$'salary-percopy'.$A$1:.$B$7];2))+IF([.K45]&gt;500000;[.K45]*0.1*VLOOKUP([.K$1];[$'salary-percopy'.$A$1:.$B$7];2))+IF([.L45]&gt;500000;[.L45]*0.1*VLOOKUP([.L$1];[$'salary-percopy'.$A$1:.$B$7];2))+IF([.M45]&gt;500000;[.M45]*0.1*VLOOKUP([.M$1];[$'salary-percopy'.$A$1:.$B$7];2))" office:value-type="float" office:value="25043372" calcext:value-type="float">
            <text:p>25043372</text:p>
          </table:table-cell>
          <table:table-cell table:formula="of:=[.O45]+[.P45]" office:value-type="float" office:value="430165857" calcext:value-type="float">
            <text:p>4301658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celia Ware</text:p>
          </table:table-cell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6]&gt;[.G$1];0;RANDBETWEEN(1000;1000000))" office:value-type="float" office:value="0" calcext:value-type="float">
            <text:p>0</text:p>
          </table:table-cell>
          <table:table-cell table:formula="of:=IF([.$F46]&gt;[.H$1];0;RANDBETWEEN(1000;1000000))" office:value-type="float" office:value="0" calcext:value-type="float">
            <text:p>0</text:p>
          </table:table-cell>
          <table:table-cell table:formula="of:=IF([.$F46]&gt;[.I$1];0;RANDBETWEEN(1000;1000000))" office:value-type="float" office:value="0" calcext:value-type="float">
            <text:p>0</text:p>
          </table:table-cell>
          <table:table-cell table:formula="of:=IF([.$F46]&gt;[.J$1];0;RANDBETWEEN(1000;1000000))" office:value-type="float" office:value="0" calcext:value-type="float">
            <text:p>0</text:p>
          </table:table-cell>
          <table:table-cell table:formula="of:=IF([.$F46]&gt;[.K$1];0;RANDBETWEEN(1000;1000000))" office:value-type="float" office:value="233568" calcext:value-type="float">
            <text:p>233568</text:p>
          </table:table-cell>
          <table:table-cell table:formula="of:=IF([.$F46]&gt;[.L$1];0;RANDBETWEEN(1000;1000000))" office:value-type="float" office:value="1113" calcext:value-type="float">
            <text:p>1113</text:p>
          </table:table-cell>
          <table:table-cell table:formula="of:=IF([.$F46]&gt;[.M$1];0;RANDBETWEEN(1000;1000000))" office:value-type="float" office:value="711288" calcext:value-type="float">
            <text:p>711288</text:p>
          </table:table-cell>
          <table:table-cell table:formula="of:=SUM([.G46:.M46])" office:value-type="float" office:value="945969" calcext:value-type="float">
            <text:p>945969</text:p>
          </table:table-cell>
          <table:table-cell table:formula="of:=[.G46]*VLOOKUP([.G$1];[$'salary-percopy'.$A$1:.$B$7];2)+[.H46]*VLOOKUP([.H$1];[$'salary-percopy'.$A$1:.$B$7];2)+[.I46]*VLOOKUP([.I$1];[$'salary-percopy'.$A$1:.$B$7];2)+[.J46]*VLOOKUP([.J$1];[$'salary-percopy'.$A$1:.$B$7];2)+[.K46]*VLOOKUP([.K$1];[$'salary-percopy'.$A$1:.$B$7];2)+[.L46]*VLOOKUP([.L$1];[$'salary-percopy'.$A$1:.$B$7];2)+[.M46]*VLOOKUP([.M$1];[$'salary-percopy'.$A$1:.$B$7];2)" office:value-type="float" office:value="182170065" calcext:value-type="float">
            <text:p>182170065</text:p>
          </table:table-cell>
          <table:table-cell table:formula="of:=IF([.G46]&gt;500000;[.G46]*0.1*VLOOKUP([.G$1];[$'salary-percopy'.$A$1:.$B$7];2))+IF([.H46]&gt;500000;[.H46]*0.1*VLOOKUP([.H$1];[$'salary-percopy'.$A$1:.$B$7];2))+IF([.I46]&gt;500000;[.I46]*0.1*VLOOKUP([.I$1];[$'salary-percopy'.$A$1:.$B$7];2))+IF([.J46]&gt;500000;[.J46]*0.1*VLOOKUP([.J$1];[$'salary-percopy'.$A$1:.$B$7];2))+IF([.K46]&gt;500000;[.K46]*0.1*VLOOKUP([.K$1];[$'salary-percopy'.$A$1:.$B$7];2))+IF([.L46]&gt;500000;[.L46]*0.1*VLOOKUP([.L$1];[$'salary-percopy'.$A$1:.$B$7];2))+IF([.M46]&gt;500000;[.M46]*0.1*VLOOKUP([.M$1];[$'salary-percopy'.$A$1:.$B$7];2))" office:value-type="float" office:value="14225760" calcext:value-type="float">
            <text:p>14225760</text:p>
          </table:table-cell>
          <table:table-cell table:formula="of:=[.O46]+[.P46]" office:value-type="float" office:value="196395825" calcext:value-type="float">
            <text:p>1963958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ylee Crawford</text:p>
          </table:table-cell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47]&gt;[.G$1];0;RANDBETWEEN(1000;1000000))" office:value-type="float" office:value="0" calcext:value-type="float">
            <text:p>0</text:p>
          </table:table-cell>
          <table:table-cell table:formula="of:=IF([.$F47]&gt;[.H$1];0;RANDBETWEEN(1000;1000000))" office:value-type="float" office:value="0" calcext:value-type="float">
            <text:p>0</text:p>
          </table:table-cell>
          <table:table-cell table:formula="of:=IF([.$F47]&gt;[.I$1];0;RANDBETWEEN(1000;1000000))" office:value-type="float" office:value="0" calcext:value-type="float">
            <text:p>0</text:p>
          </table:table-cell>
          <table:table-cell table:formula="of:=IF([.$F47]&gt;[.J$1];0;RANDBETWEEN(1000;1000000))" office:value-type="float" office:value="0" calcext:value-type="float">
            <text:p>0</text:p>
          </table:table-cell>
          <table:table-cell table:formula="of:=IF([.$F47]&gt;[.K$1];0;RANDBETWEEN(1000;1000000))" office:value-type="float" office:value="0" calcext:value-type="float">
            <text:p>0</text:p>
          </table:table-cell>
          <table:table-cell table:formula="of:=IF([.$F47]&gt;[.L$1];0;RANDBETWEEN(1000;1000000))" office:value-type="float" office:value="222320" calcext:value-type="float">
            <text:p>222320</text:p>
          </table:table-cell>
          <table:table-cell table:formula="of:=IF([.$F47]&gt;[.M$1];0;RANDBETWEEN(1000;1000000))" office:value-type="float" office:value="527387" calcext:value-type="float">
            <text:p>527387</text:p>
          </table:table-cell>
          <table:table-cell table:formula="of:=SUM([.G47:.M47])" office:value-type="float" office:value="749707" calcext:value-type="float">
            <text:p>749707</text:p>
          </table:table-cell>
          <table:table-cell table:formula="of:=[.G47]*VLOOKUP([.G$1];[$'salary-percopy'.$A$1:.$B$7];2)+[.H47]*VLOOKUP([.H$1];[$'salary-percopy'.$A$1:.$B$7];2)+[.I47]*VLOOKUP([.I$1];[$'salary-percopy'.$A$1:.$B$7];2)+[.J47]*VLOOKUP([.J$1];[$'salary-percopy'.$A$1:.$B$7];2)+[.K47]*VLOOKUP([.K$1];[$'salary-percopy'.$A$1:.$B$7];2)+[.L47]*VLOOKUP([.L$1];[$'salary-percopy'.$A$1:.$B$7];2)+[.M47]*VLOOKUP([.M$1];[$'salary-percopy'.$A$1:.$B$7];2)" office:value-type="float" office:value="146606600" calcext:value-type="float">
            <text:p>146606600</text:p>
          </table:table-cell>
          <table:table-cell table:formula="of:=IF([.G47]&gt;500000;[.G47]*0.1*VLOOKUP([.G$1];[$'salary-percopy'.$A$1:.$B$7];2))+IF([.H47]&gt;500000;[.H47]*0.1*VLOOKUP([.H$1];[$'salary-percopy'.$A$1:.$B$7];2))+IF([.I47]&gt;500000;[.I47]*0.1*VLOOKUP([.I$1];[$'salary-percopy'.$A$1:.$B$7];2))+IF([.J47]&gt;500000;[.J47]*0.1*VLOOKUP([.J$1];[$'salary-percopy'.$A$1:.$B$7];2))+IF([.K47]&gt;500000;[.K47]*0.1*VLOOKUP([.K$1];[$'salary-percopy'.$A$1:.$B$7];2))+IF([.L47]&gt;500000;[.L47]*0.1*VLOOKUP([.L$1];[$'salary-percopy'.$A$1:.$B$7];2))+IF([.M47]&gt;500000;[.M47]*0.1*VLOOKUP([.M$1];[$'salary-percopy'.$A$1:.$B$7];2))" office:value-type="float" office:value="10547740" calcext:value-type="float">
            <text:p>10547740</text:p>
          </table:table-cell>
          <table:table-cell table:formula="of:=[.O47]+[.P47]" office:value-type="float" office:value="157154340" calcext:value-type="float">
            <text:p>1571543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ari Reyes</text:p>
          </table:table-cell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48]&gt;[.G$1];0;RANDBETWEEN(1000;1000000))" office:value-type="float" office:value="0" calcext:value-type="float">
            <text:p>0</text:p>
          </table:table-cell>
          <table:table-cell table:formula="of:=IF([.$F48]&gt;[.H$1];0;RANDBETWEEN(1000;1000000))" office:value-type="float" office:value="0" calcext:value-type="float">
            <text:p>0</text:p>
          </table:table-cell>
          <table:table-cell table:formula="of:=IF([.$F48]&gt;[.I$1];0;RANDBETWEEN(1000;1000000))" office:value-type="float" office:value="0" calcext:value-type="float">
            <text:p>0</text:p>
          </table:table-cell>
          <table:table-cell table:formula="of:=IF([.$F48]&gt;[.J$1];0;RANDBETWEEN(1000;1000000))" office:value-type="float" office:value="0" calcext:value-type="float">
            <text:p>0</text:p>
          </table:table-cell>
          <table:table-cell table:formula="of:=IF([.$F48]&gt;[.K$1];0;RANDBETWEEN(1000;1000000))" office:value-type="float" office:value="0" calcext:value-type="float">
            <text:p>0</text:p>
          </table:table-cell>
          <table:table-cell table:formula="of:=IF([.$F48]&gt;[.L$1];0;RANDBETWEEN(1000;1000000))" office:value-type="float" office:value="988194" calcext:value-type="float">
            <text:p>988194</text:p>
          </table:table-cell>
          <table:table-cell table:formula="of:=IF([.$F48]&gt;[.M$1];0;RANDBETWEEN(1000;1000000))" office:value-type="float" office:value="215769" calcext:value-type="float">
            <text:p>215769</text:p>
          </table:table-cell>
          <table:table-cell table:formula="of:=SUM([.G48:.M48])" office:value-type="float" office:value="1203963" calcext:value-type="float">
            <text:p>1203963</text:p>
          </table:table-cell>
          <table:table-cell table:formula="of:=[.G48]*VLOOKUP([.G$1];[$'salary-percopy'.$A$1:.$B$7];2)+[.H48]*VLOOKUP([.H$1];[$'salary-percopy'.$A$1:.$B$7];2)+[.I48]*VLOOKUP([.I$1];[$'salary-percopy'.$A$1:.$B$7];2)+[.J48]*VLOOKUP([.J$1];[$'salary-percopy'.$A$1:.$B$7];2)+[.K48]*VLOOKUP([.K$1];[$'salary-percopy'.$A$1:.$B$7];2)+[.L48]*VLOOKUP([.L$1];[$'salary-percopy'.$A$1:.$B$7];2)+[.M48]*VLOOKUP([.M$1];[$'salary-percopy'.$A$1:.$B$7];2)" office:value-type="float" office:value="225969690" calcext:value-type="float">
            <text:p>225969690</text:p>
          </table:table-cell>
          <table:table-cell table:formula="of:=IF([.G48]&gt;500000;[.G48]*0.1*VLOOKUP([.G$1];[$'salary-percopy'.$A$1:.$B$7];2))+IF([.H48]&gt;500000;[.H48]*0.1*VLOOKUP([.H$1];[$'salary-percopy'.$A$1:.$B$7];2))+IF([.I48]&gt;500000;[.I48]*0.1*VLOOKUP([.I$1];[$'salary-percopy'.$A$1:.$B$7];2))+IF([.J48]&gt;500000;[.J48]*0.1*VLOOKUP([.J$1];[$'salary-percopy'.$A$1:.$B$7];2))+IF([.K48]&gt;500000;[.K48]*0.1*VLOOKUP([.K$1];[$'salary-percopy'.$A$1:.$B$7];2))+IF([.L48]&gt;500000;[.L48]*0.1*VLOOKUP([.L$1];[$'salary-percopy'.$A$1:.$B$7];2))+IF([.M48]&gt;500000;[.M48]*0.1*VLOOKUP([.M$1];[$'salary-percopy'.$A$1:.$B$7];2))" office:value-type="float" office:value="18281589" calcext:value-type="float">
            <text:p>18281589</text:p>
          </table:table-cell>
          <table:table-cell table:formula="of:=[.O48]+[.P48]" office:value-type="float" office:value="244251279" calcext:value-type="float">
            <text:p>2442512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gail Schmidt</text:p>
          </table:table-cell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9]&gt;[.G$1];0;RANDBETWEEN(1000;1000000))" office:value-type="float" office:value="0" calcext:value-type="float">
            <text:p>0</text:p>
          </table:table-cell>
          <table:table-cell table:formula="of:=IF([.$F49]&gt;[.H$1];0;RANDBETWEEN(1000;1000000))" office:value-type="float" office:value="0" calcext:value-type="float">
            <text:p>0</text:p>
          </table:table-cell>
          <table:table-cell table:formula="of:=IF([.$F49]&gt;[.I$1];0;RANDBETWEEN(1000;1000000))" office:value-type="float" office:value="0" calcext:value-type="float">
            <text:p>0</text:p>
          </table:table-cell>
          <table:table-cell table:formula="of:=IF([.$F49]&gt;[.J$1];0;RANDBETWEEN(1000;1000000))" office:value-type="float" office:value="0" calcext:value-type="float">
            <text:p>0</text:p>
          </table:table-cell>
          <table:table-cell table:formula="of:=IF([.$F49]&gt;[.K$1];0;RANDBETWEEN(1000;1000000))" office:value-type="float" office:value="332280" calcext:value-type="float">
            <text:p>332280</text:p>
          </table:table-cell>
          <table:table-cell table:formula="of:=IF([.$F49]&gt;[.L$1];0;RANDBETWEEN(1000;1000000))" office:value-type="float" office:value="4267" calcext:value-type="float">
            <text:p>4267</text:p>
          </table:table-cell>
          <table:table-cell table:formula="of:=IF([.$F49]&gt;[.M$1];0;RANDBETWEEN(1000;1000000))" office:value-type="float" office:value="58062" calcext:value-type="float">
            <text:p>58062</text:p>
          </table:table-cell>
          <table:table-cell table:formula="of:=SUM([.G49:.M49])" office:value-type="float" office:value="394609" calcext:value-type="float">
            <text:p>394609</text:p>
          </table:table-cell>
          <table:table-cell table:formula="of:=[.G49]*VLOOKUP([.G$1];[$'salary-percopy'.$A$1:.$B$7];2)+[.H49]*VLOOKUP([.H$1];[$'salary-percopy'.$A$1:.$B$7];2)+[.I49]*VLOOKUP([.I$1];[$'salary-percopy'.$A$1:.$B$7];2)+[.J49]*VLOOKUP([.J$1];[$'salary-percopy'.$A$1:.$B$7];2)+[.K49]*VLOOKUP([.K$1];[$'salary-percopy'.$A$1:.$B$7];2)+[.L49]*VLOOKUP([.L$1];[$'salary-percopy'.$A$1:.$B$7];2)+[.M49]*VLOOKUP([.M$1];[$'salary-percopy'.$A$1:.$B$7];2)" office:value-type="float" office:value="68889395" calcext:value-type="float">
            <text:p>68889395</text:p>
          </table:table-cell>
          <table:table-cell table:formula="of:=IF([.G49]&gt;500000;[.G49]*0.1*VLOOKUP([.G$1];[$'salary-percopy'.$A$1:.$B$7];2))+IF([.H49]&gt;500000;[.H49]*0.1*VLOOKUP([.H$1];[$'salary-percopy'.$A$1:.$B$7];2))+IF([.I49]&gt;500000;[.I49]*0.1*VLOOKUP([.I$1];[$'salary-percopy'.$A$1:.$B$7];2))+IF([.J49]&gt;500000;[.J49]*0.1*VLOOKUP([.J$1];[$'salary-percopy'.$A$1:.$B$7];2))+IF([.K49]&gt;500000;[.K49]*0.1*VLOOKUP([.K$1];[$'salary-percopy'.$A$1:.$B$7];2))+IF([.L49]&gt;500000;[.L49]*0.1*VLOOKUP([.L$1];[$'salary-percopy'.$A$1:.$B$7];2))+IF([.M49]&gt;500000;[.M49]*0.1*VLOOKUP([.M$1];[$'salary-percopy'.$A$1:.$B$7];2))" office:value-type="float" office:value="0" calcext:value-type="float">
            <text:p>0</text:p>
          </table:table-cell>
          <table:table-cell table:formula="of:=[.O49]+[.P49]" office:value-type="float" office:value="68889395" calcext:value-type="float">
            <text:p>688893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chelle Mcgrath</text:p>
          </table:table-cell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0]&gt;[.G$1];0;RANDBETWEEN(1000;1000000))" office:value-type="float" office:value="0" calcext:value-type="float">
            <text:p>0</text:p>
          </table:table-cell>
          <table:table-cell table:formula="of:=IF([.$F50]&gt;[.H$1];0;RANDBETWEEN(1000;1000000))" office:value-type="float" office:value="519405" calcext:value-type="float">
            <text:p>519405</text:p>
          </table:table-cell>
          <table:table-cell table:formula="of:=IF([.$F50]&gt;[.I$1];0;RANDBETWEEN(1000;1000000))" office:value-type="float" office:value="43784" calcext:value-type="float">
            <text:p>43784</text:p>
          </table:table-cell>
          <table:table-cell table:formula="of:=IF([.$F50]&gt;[.J$1];0;RANDBETWEEN(1000;1000000))" office:value-type="float" office:value="374084" calcext:value-type="float">
            <text:p>374084</text:p>
          </table:table-cell>
          <table:table-cell table:formula="of:=IF([.$F50]&gt;[.K$1];0;RANDBETWEEN(1000;1000000))" office:value-type="float" office:value="767391" calcext:value-type="float">
            <text:p>767391</text:p>
          </table:table-cell>
          <table:table-cell table:formula="of:=IF([.$F50]&gt;[.L$1];0;RANDBETWEEN(1000;1000000))" office:value-type="float" office:value="566730" calcext:value-type="float">
            <text:p>566730</text:p>
          </table:table-cell>
          <table:table-cell table:formula="of:=IF([.$F50]&gt;[.M$1];0;RANDBETWEEN(1000;1000000))" office:value-type="float" office:value="946402" calcext:value-type="float">
            <text:p>946402</text:p>
          </table:table-cell>
          <table:table-cell table:formula="of:=SUM([.G50:.M50])" office:value-type="float" office:value="3217796" calcext:value-type="float">
            <text:p>3217796</text:p>
          </table:table-cell>
          <table:table-cell table:formula="of:=[.G50]*VLOOKUP([.G$1];[$'salary-percopy'.$A$1:.$B$7];2)+[.H50]*VLOOKUP([.H$1];[$'salary-percopy'.$A$1:.$B$7];2)+[.I50]*VLOOKUP([.I$1];[$'salary-percopy'.$A$1:.$B$7];2)+[.J50]*VLOOKUP([.J$1];[$'salary-percopy'.$A$1:.$B$7];2)+[.K50]*VLOOKUP([.K$1];[$'salary-percopy'.$A$1:.$B$7];2)+[.L50]*VLOOKUP([.L$1];[$'salary-percopy'.$A$1:.$B$7];2)+[.M50]*VLOOKUP([.M$1];[$'salary-percopy'.$A$1:.$B$7];2)" office:value-type="float" office:value="539342310" calcext:value-type="float">
            <text:p>539342310</text:p>
          </table:table-cell>
          <table:table-cell table:formula="of:=IF([.G50]&gt;500000;[.G50]*0.1*VLOOKUP([.G$1];[$'salary-percopy'.$A$1:.$B$7];2))+IF([.H50]&gt;500000;[.H50]*0.1*VLOOKUP([.H$1];[$'salary-percopy'.$A$1:.$B$7];2))+IF([.I50]&gt;500000;[.I50]*0.1*VLOOKUP([.I$1];[$'salary-percopy'.$A$1:.$B$7];2))+IF([.J50]&gt;500000;[.J50]*0.1*VLOOKUP([.J$1];[$'salary-percopy'.$A$1:.$B$7];2))+IF([.K50]&gt;500000;[.K50]*0.1*VLOOKUP([.K$1];[$'salary-percopy'.$A$1:.$B$7];2))+IF([.L50]&gt;500000;[.L50]*0.1*VLOOKUP([.L$1];[$'salary-percopy'.$A$1:.$B$7];2))+IF([.M50]&gt;500000;[.M50]*0.1*VLOOKUP([.M$1];[$'salary-percopy'.$A$1:.$B$7];2))" office:value-type="float" office:value="48171647" calcext:value-type="float">
            <text:p>48171647</text:p>
          </table:table-cell>
          <table:table-cell table:formula="of:=[.O50]+[.P50]" office:value-type="float" office:value="587513957" calcext:value-type="float">
            <text:p>587513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aya Clarke</text:p>
          </table:table-cell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51]&gt;[.G$1];0;RANDBETWEEN(1000;1000000))" office:value-type="float" office:value="0" calcext:value-type="float">
            <text:p>0</text:p>
          </table:table-cell>
          <table:table-cell table:formula="of:=IF([.$F51]&gt;[.H$1];0;RANDBETWEEN(1000;1000000))" office:value-type="float" office:value="0" calcext:value-type="float">
            <text:p>0</text:p>
          </table:table-cell>
          <table:table-cell table:formula="of:=IF([.$F51]&gt;[.I$1];0;RANDBETWEEN(1000;1000000))" office:value-type="float" office:value="810622" calcext:value-type="float">
            <text:p>810622</text:p>
          </table:table-cell>
          <table:table-cell table:formula="of:=IF([.$F51]&gt;[.J$1];0;RANDBETWEEN(1000;1000000))" office:value-type="float" office:value="82276" calcext:value-type="float">
            <text:p>82276</text:p>
          </table:table-cell>
          <table:table-cell table:formula="of:=IF([.$F51]&gt;[.K$1];0;RANDBETWEEN(1000;1000000))" office:value-type="float" office:value="369304" calcext:value-type="float">
            <text:p>369304</text:p>
          </table:table-cell>
          <table:table-cell table:formula="of:=IF([.$F51]&gt;[.L$1];0;RANDBETWEEN(1000;1000000))" office:value-type="float" office:value="396044" calcext:value-type="float">
            <text:p>396044</text:p>
          </table:table-cell>
          <table:table-cell table:formula="of:=IF([.$F51]&gt;[.M$1];0;RANDBETWEEN(1000;1000000))" office:value-type="float" office:value="987522" calcext:value-type="float">
            <text:p>987522</text:p>
          </table:table-cell>
          <table:table-cell table:formula="of:=SUM([.G51:.M51])" office:value-type="float" office:value="2645768" calcext:value-type="float">
            <text:p>2645768</text:p>
          </table:table-cell>
          <table:table-cell table:formula="of:=[.G51]*VLOOKUP([.G$1];[$'salary-percopy'.$A$1:.$B$7];2)+[.H51]*VLOOKUP([.H$1];[$'salary-percopy'.$A$1:.$B$7];2)+[.I51]*VLOOKUP([.I$1];[$'salary-percopy'.$A$1:.$B$7];2)+[.J51]*VLOOKUP([.J$1];[$'salary-percopy'.$A$1:.$B$7];2)+[.K51]*VLOOKUP([.K$1];[$'salary-percopy'.$A$1:.$B$7];2)+[.L51]*VLOOKUP([.L$1];[$'salary-percopy'.$A$1:.$B$7];2)+[.M51]*VLOOKUP([.M$1];[$'salary-percopy'.$A$1:.$B$7];2)" office:value-type="float" office:value="442347500" calcext:value-type="float">
            <text:p>442347500</text:p>
          </table:table-cell>
          <table:table-cell table:formula="of:=IF([.G51]&gt;500000;[.G51]*0.1*VLOOKUP([.G$1];[$'salary-percopy'.$A$1:.$B$7];2))+IF([.H51]&gt;500000;[.H51]*0.1*VLOOKUP([.H$1];[$'salary-percopy'.$A$1:.$B$7];2))+IF([.I51]&gt;500000;[.I51]*0.1*VLOOKUP([.I$1];[$'salary-percopy'.$A$1:.$B$7];2))+IF([.J51]&gt;500000;[.J51]*0.1*VLOOKUP([.J$1];[$'salary-percopy'.$A$1:.$B$7];2))+IF([.K51]&gt;500000;[.K51]*0.1*VLOOKUP([.K$1];[$'salary-percopy'.$A$1:.$B$7];2))+IF([.L51]&gt;500000;[.L51]*0.1*VLOOKUP([.L$1];[$'salary-percopy'.$A$1:.$B$7];2))+IF([.M51]&gt;500000;[.M51]*0.1*VLOOKUP([.M$1];[$'salary-percopy'.$A$1:.$B$7];2))" office:value-type="float" office:value="29477904" calcext:value-type="float">
            <text:p>29477904</text:p>
          </table:table-cell>
          <table:table-cell table:formula="of:=[.O51]+[.P51]" office:value-type="float" office:value="471825404" calcext:value-type="float">
            <text:p>4718254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areem Andrade</text:p>
          </table:table-cell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52]&gt;[.G$1];0;RANDBETWEEN(1000;1000000))" office:value-type="float" office:value="0" calcext:value-type="float">
            <text:p>0</text:p>
          </table:table-cell>
          <table:table-cell table:formula="of:=IF([.$F52]&gt;[.H$1];0;RANDBETWEEN(1000;1000000))" office:value-type="float" office:value="0" calcext:value-type="float">
            <text:p>0</text:p>
          </table:table-cell>
          <table:table-cell table:formula="of:=IF([.$F52]&gt;[.I$1];0;RANDBETWEEN(1000;1000000))" office:value-type="float" office:value="0" calcext:value-type="float">
            <text:p>0</text:p>
          </table:table-cell>
          <table:table-cell table:formula="of:=IF([.$F52]&gt;[.J$1];0;RANDBETWEEN(1000;1000000))" office:value-type="float" office:value="0" calcext:value-type="float">
            <text:p>0</text:p>
          </table:table-cell>
          <table:table-cell table:formula="of:=IF([.$F52]&gt;[.K$1];0;RANDBETWEEN(1000;1000000))" office:value-type="float" office:value="191586" calcext:value-type="float">
            <text:p>191586</text:p>
          </table:table-cell>
          <table:table-cell table:formula="of:=IF([.$F52]&gt;[.L$1];0;RANDBETWEEN(1000;1000000))" office:value-type="float" office:value="116949" calcext:value-type="float">
            <text:p>116949</text:p>
          </table:table-cell>
          <table:table-cell table:formula="of:=IF([.$F52]&gt;[.M$1];0;RANDBETWEEN(1000;1000000))" office:value-type="float" office:value="964431" calcext:value-type="float">
            <text:p>964431</text:p>
          </table:table-cell>
          <table:table-cell table:formula="of:=SUM([.G52:.M52])" office:value-type="float" office:value="1272966" calcext:value-type="float">
            <text:p>1272966</text:p>
          </table:table-cell>
          <table:table-cell table:formula="of:=[.G52]*VLOOKUP([.G$1];[$'salary-percopy'.$A$1:.$B$7];2)+[.H52]*VLOOKUP([.H$1];[$'salary-percopy'.$A$1:.$B$7];2)+[.I52]*VLOOKUP([.I$1];[$'salary-percopy'.$A$1:.$B$7];2)+[.J52]*VLOOKUP([.J$1];[$'salary-percopy'.$A$1:.$B$7];2)+[.K52]*VLOOKUP([.K$1];[$'salary-percopy'.$A$1:.$B$7];2)+[.L52]*VLOOKUP([.L$1];[$'salary-percopy'.$A$1:.$B$7];2)+[.M52]*VLOOKUP([.M$1];[$'salary-percopy'.$A$1:.$B$7];2)" office:value-type="float" office:value="247091385" calcext:value-type="float">
            <text:p>247091385</text:p>
          </table:table-cell>
          <table:table-cell table:formula="of:=IF([.G52]&gt;500000;[.G52]*0.1*VLOOKUP([.G$1];[$'salary-percopy'.$A$1:.$B$7];2))+IF([.H52]&gt;500000;[.H52]*0.1*VLOOKUP([.H$1];[$'salary-percopy'.$A$1:.$B$7];2))+IF([.I52]&gt;500000;[.I52]*0.1*VLOOKUP([.I$1];[$'salary-percopy'.$A$1:.$B$7];2))+IF([.J52]&gt;500000;[.J52]*0.1*VLOOKUP([.J$1];[$'salary-percopy'.$A$1:.$B$7];2))+IF([.K52]&gt;500000;[.K52]*0.1*VLOOKUP([.K$1];[$'salary-percopy'.$A$1:.$B$7];2))+IF([.L52]&gt;500000;[.L52]*0.1*VLOOKUP([.L$1];[$'salary-percopy'.$A$1:.$B$7];2))+IF([.M52]&gt;500000;[.M52]*0.1*VLOOKUP([.M$1];[$'salary-percopy'.$A$1:.$B$7];2))" office:value-type="float" office:value="19288620" calcext:value-type="float">
            <text:p>19288620</text:p>
          </table:table-cell>
          <table:table-cell table:formula="of:=[.O52]+[.P52]" office:value-type="float" office:value="266380005" calcext:value-type="float">
            <text:p>2663800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la Mccall</text:p>
          </table:table-cell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3]&gt;[.G$1];0;RANDBETWEEN(1000;1000000))" office:value-type="float" office:value="0" calcext:value-type="float">
            <text:p>0</text:p>
          </table:table-cell>
          <table:table-cell table:formula="of:=IF([.$F53]&gt;[.H$1];0;RANDBETWEEN(1000;1000000))" office:value-type="float" office:value="861696" calcext:value-type="float">
            <text:p>861696</text:p>
          </table:table-cell>
          <table:table-cell table:formula="of:=IF([.$F53]&gt;[.I$1];0;RANDBETWEEN(1000;1000000))" office:value-type="float" office:value="21662" calcext:value-type="float">
            <text:p>21662</text:p>
          </table:table-cell>
          <table:table-cell table:formula="of:=IF([.$F53]&gt;[.J$1];0;RANDBETWEEN(1000;1000000))" office:value-type="float" office:value="150144" calcext:value-type="float">
            <text:p>150144</text:p>
          </table:table-cell>
          <table:table-cell table:formula="of:=IF([.$F53]&gt;[.K$1];0;RANDBETWEEN(1000;1000000))" office:value-type="float" office:value="629233" calcext:value-type="float">
            <text:p>629233</text:p>
          </table:table-cell>
          <table:table-cell table:formula="of:=IF([.$F53]&gt;[.L$1];0;RANDBETWEEN(1000;1000000))" office:value-type="float" office:value="856367" calcext:value-type="float">
            <text:p>856367</text:p>
          </table:table-cell>
          <table:table-cell table:formula="of:=IF([.$F53]&gt;[.M$1];0;RANDBETWEEN(1000;1000000))" office:value-type="float" office:value="895385" calcext:value-type="float">
            <text:p>895385</text:p>
          </table:table-cell>
          <table:table-cell table:formula="of:=SUM([.G53:.M53])" office:value-type="float" office:value="3414487" calcext:value-type="float">
            <text:p>3414487</text:p>
          </table:table-cell>
          <table:table-cell table:formula="of:=[.G53]*VLOOKUP([.G$1];[$'salary-percopy'.$A$1:.$B$7];2)+[.H53]*VLOOKUP([.H$1];[$'salary-percopy'.$A$1:.$B$7];2)+[.I53]*VLOOKUP([.I$1];[$'salary-percopy'.$A$1:.$B$7];2)+[.J53]*VLOOKUP([.J$1];[$'salary-percopy'.$A$1:.$B$7];2)+[.K53]*VLOOKUP([.K$1];[$'salary-percopy'.$A$1:.$B$7];2)+[.L53]*VLOOKUP([.L$1];[$'salary-percopy'.$A$1:.$B$7];2)+[.M53]*VLOOKUP([.M$1];[$'salary-percopy'.$A$1:.$B$7];2)" office:value-type="float" office:value="562880665" calcext:value-type="float">
            <text:p>562880665</text:p>
          </table:table-cell>
          <table:table-cell table:formula="of:=IF([.G53]&gt;500000;[.G53]*0.1*VLOOKUP([.G$1];[$'salary-percopy'.$A$1:.$B$7];2))+IF([.H53]&gt;500000;[.H53]*0.1*VLOOKUP([.H$1];[$'salary-percopy'.$A$1:.$B$7];2))+IF([.I53]&gt;500000;[.I53]*0.1*VLOOKUP([.I$1];[$'salary-percopy'.$A$1:.$B$7];2))+IF([.J53]&gt;500000;[.J53]*0.1*VLOOKUP([.J$1];[$'salary-percopy'.$A$1:.$B$7];2))+IF([.K53]&gt;500000;[.K53]*0.1*VLOOKUP([.K$1];[$'salary-percopy'.$A$1:.$B$7];2))+IF([.L53]&gt;500000;[.L53]*0.1*VLOOKUP([.L$1];[$'salary-percopy'.$A$1:.$B$7];2))+IF([.M53]&gt;500000;[.M53]*0.1*VLOOKUP([.M$1];[$'salary-percopy'.$A$1:.$B$7];2))" office:value-type="float" office:value="53926106.5" calcext:value-type="float">
            <text:p>53926107</text:p>
          </table:table-cell>
          <table:table-cell table:formula="of:=[.O53]+[.P53]" office:value-type="float" office:value="616806771.5" calcext:value-type="float">
            <text:p>6168067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eden Lester</text:p>
          </table:table-cell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4]&gt;[.G$1];0;RANDBETWEEN(1000;1000000))" office:value-type="float" office:value="0" calcext:value-type="float">
            <text:p>0</text:p>
          </table:table-cell>
          <table:table-cell table:formula="of:=IF([.$F54]&gt;[.H$1];0;RANDBETWEEN(1000;1000000))" office:value-type="float" office:value="151072" calcext:value-type="float">
            <text:p>151072</text:p>
          </table:table-cell>
          <table:table-cell table:formula="of:=IF([.$F54]&gt;[.I$1];0;RANDBETWEEN(1000;1000000))" office:value-type="float" office:value="210347" calcext:value-type="float">
            <text:p>210347</text:p>
          </table:table-cell>
          <table:table-cell table:formula="of:=IF([.$F54]&gt;[.J$1];0;RANDBETWEEN(1000;1000000))" office:value-type="float" office:value="204505" calcext:value-type="float">
            <text:p>204505</text:p>
          </table:table-cell>
          <table:table-cell table:formula="of:=IF([.$F54]&gt;[.K$1];0;RANDBETWEEN(1000;1000000))" office:value-type="float" office:value="15363" calcext:value-type="float">
            <text:p>15363</text:p>
          </table:table-cell>
          <table:table-cell table:formula="of:=IF([.$F54]&gt;[.L$1];0;RANDBETWEEN(1000;1000000))" office:value-type="float" office:value="825583" calcext:value-type="float">
            <text:p>825583</text:p>
          </table:table-cell>
          <table:table-cell table:formula="of:=IF([.$F54]&gt;[.M$1];0;RANDBETWEEN(1000;1000000))" office:value-type="float" office:value="484295" calcext:value-type="float">
            <text:p>484295</text:p>
          </table:table-cell>
          <table:table-cell table:formula="of:=SUM([.G54:.M54])" office:value-type="float" office:value="1891165" calcext:value-type="float">
            <text:p>1891165</text:p>
          </table:table-cell>
          <table:table-cell table:formula="of:=[.G54]*VLOOKUP([.G$1];[$'salary-percopy'.$A$1:.$B$7];2)+[.H54]*VLOOKUP([.H$1];[$'salary-percopy'.$A$1:.$B$7];2)+[.I54]*VLOOKUP([.I$1];[$'salary-percopy'.$A$1:.$B$7];2)+[.J54]*VLOOKUP([.J$1];[$'salary-percopy'.$A$1:.$B$7];2)+[.K54]*VLOOKUP([.K$1];[$'salary-percopy'.$A$1:.$B$7];2)+[.L54]*VLOOKUP([.L$1];[$'salary-percopy'.$A$1:.$B$7];2)+[.M54]*VLOOKUP([.M$1];[$'salary-percopy'.$A$1:.$B$7];2)" office:value-type="float" office:value="322693825" calcext:value-type="float">
            <text:p>322693825</text:p>
          </table:table-cell>
          <table:table-cell table:formula="of:=IF([.G54]&gt;500000;[.G54]*0.1*VLOOKUP([.G$1];[$'salary-percopy'.$A$1:.$B$7];2))+IF([.H54]&gt;500000;[.H54]*0.1*VLOOKUP([.H$1];[$'salary-percopy'.$A$1:.$B$7];2))+IF([.I54]&gt;500000;[.I54]*0.1*VLOOKUP([.I$1];[$'salary-percopy'.$A$1:.$B$7];2))+IF([.J54]&gt;500000;[.J54]*0.1*VLOOKUP([.J$1];[$'salary-percopy'.$A$1:.$B$7];2))+IF([.K54]&gt;500000;[.K54]*0.1*VLOOKUP([.K$1];[$'salary-percopy'.$A$1:.$B$7];2))+IF([.L54]&gt;500000;[.L54]*0.1*VLOOKUP([.L$1];[$'salary-percopy'.$A$1:.$B$7];2))+IF([.M54]&gt;500000;[.M54]*0.1*VLOOKUP([.M$1];[$'salary-percopy'.$A$1:.$B$7];2))" office:value-type="float" office:value="15273285.5" calcext:value-type="float">
            <text:p>15273286</text:p>
          </table:table-cell>
          <table:table-cell table:formula="of:=[.O54]+[.P54]" office:value-type="float" office:value="337967110.5" calcext:value-type="float">
            <text:p>3379671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tiago Schaefer</text:p>
          </table:table-cell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5]&gt;[.G$1];0;RANDBETWEEN(1000;1000000))" office:value-type="float" office:value="0" calcext:value-type="float">
            <text:p>0</text:p>
          </table:table-cell>
          <table:table-cell table:formula="of:=IF([.$F55]&gt;[.H$1];0;RANDBETWEEN(1000;1000000))" office:value-type="float" office:value="0" calcext:value-type="float">
            <text:p>0</text:p>
          </table:table-cell>
          <table:table-cell table:formula="of:=IF([.$F55]&gt;[.I$1];0;RANDBETWEEN(1000;1000000))" office:value-type="float" office:value="0" calcext:value-type="float">
            <text:p>0</text:p>
          </table:table-cell>
          <table:table-cell table:formula="of:=IF([.$F55]&gt;[.J$1];0;RANDBETWEEN(1000;1000000))" office:value-type="float" office:value="722892" calcext:value-type="float">
            <text:p>722892</text:p>
          </table:table-cell>
          <table:table-cell table:formula="of:=IF([.$F55]&gt;[.K$1];0;RANDBETWEEN(1000;1000000))" office:value-type="float" office:value="118197" calcext:value-type="float">
            <text:p>118197</text:p>
          </table:table-cell>
          <table:table-cell table:formula="of:=IF([.$F55]&gt;[.L$1];0;RANDBETWEEN(1000;1000000))" office:value-type="float" office:value="604948" calcext:value-type="float">
            <text:p>604948</text:p>
          </table:table-cell>
          <table:table-cell table:formula="of:=IF([.$F55]&gt;[.M$1];0;RANDBETWEEN(1000;1000000))" office:value-type="float" office:value="537541" calcext:value-type="float">
            <text:p>537541</text:p>
          </table:table-cell>
          <table:table-cell table:formula="of:=SUM([.G55:.M55])" office:value-type="float" office:value="1983578" calcext:value-type="float">
            <text:p>1983578</text:p>
          </table:table-cell>
          <table:table-cell table:formula="of:=[.G55]*VLOOKUP([.G$1];[$'salary-percopy'.$A$1:.$B$7];2)+[.H55]*VLOOKUP([.H$1];[$'salary-percopy'.$A$1:.$B$7];2)+[.I55]*VLOOKUP([.I$1];[$'salary-percopy'.$A$1:.$B$7];2)+[.J55]*VLOOKUP([.J$1];[$'salary-percopy'.$A$1:.$B$7];2)+[.K55]*VLOOKUP([.K$1];[$'salary-percopy'.$A$1:.$B$7];2)+[.L55]*VLOOKUP([.L$1];[$'salary-percopy'.$A$1:.$B$7];2)+[.M55]*VLOOKUP([.M$1];[$'salary-percopy'.$A$1:.$B$7];2)" office:value-type="float" office:value="340721950" calcext:value-type="float">
            <text:p>340721950</text:p>
          </table:table-cell>
          <table:table-cell table:formula="of:=IF([.G55]&gt;500000;[.G55]*0.1*VLOOKUP([.G$1];[$'salary-percopy'.$A$1:.$B$7];2))+IF([.H55]&gt;500000;[.H55]*0.1*VLOOKUP([.H$1];[$'salary-percopy'.$A$1:.$B$7];2))+IF([.I55]&gt;500000;[.I55]*0.1*VLOOKUP([.I$1];[$'salary-percopy'.$A$1:.$B$7];2))+IF([.J55]&gt;500000;[.J55]*0.1*VLOOKUP([.J$1];[$'salary-percopy'.$A$1:.$B$7];2))+IF([.K55]&gt;500000;[.K55]*0.1*VLOOKUP([.K$1];[$'salary-percopy'.$A$1:.$B$7];2))+IF([.L55]&gt;500000;[.L55]*0.1*VLOOKUP([.L$1];[$'salary-percopy'.$A$1:.$B$7];2))+IF([.M55]&gt;500000;[.M55]*0.1*VLOOKUP([.M$1];[$'salary-percopy'.$A$1:.$B$7];2))" office:value-type="float" office:value="32062846" calcext:value-type="float">
            <text:p>32062846</text:p>
          </table:table-cell>
          <table:table-cell table:formula="of:=[.O55]+[.P55]" office:value-type="float" office:value="372784796" calcext:value-type="float">
            <text:p>3727847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land Meyers</text:p>
          </table:table-cell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6]&gt;[.G$1];0;RANDBETWEEN(1000;1000000))" office:value-type="float" office:value="0" calcext:value-type="float">
            <text:p>0</text:p>
          </table:table-cell>
          <table:table-cell table:formula="of:=IF([.$F56]&gt;[.H$1];0;RANDBETWEEN(1000;1000000))" office:value-type="float" office:value="0" calcext:value-type="float">
            <text:p>0</text:p>
          </table:table-cell>
          <table:table-cell table:formula="of:=IF([.$F56]&gt;[.I$1];0;RANDBETWEEN(1000;1000000))" office:value-type="float" office:value="0" calcext:value-type="float">
            <text:p>0</text:p>
          </table:table-cell>
          <table:table-cell table:formula="of:=IF([.$F56]&gt;[.J$1];0;RANDBETWEEN(1000;1000000))" office:value-type="float" office:value="703698" calcext:value-type="float">
            <text:p>703698</text:p>
          </table:table-cell>
          <table:table-cell table:formula="of:=IF([.$F56]&gt;[.K$1];0;RANDBETWEEN(1000;1000000))" office:value-type="float" office:value="792072" calcext:value-type="float">
            <text:p>792072</text:p>
          </table:table-cell>
          <table:table-cell table:formula="of:=IF([.$F56]&gt;[.L$1];0;RANDBETWEEN(1000;1000000))" office:value-type="float" office:value="707055" calcext:value-type="float">
            <text:p>707055</text:p>
          </table:table-cell>
          <table:table-cell table:formula="of:=IF([.$F56]&gt;[.M$1];0;RANDBETWEEN(1000;1000000))" office:value-type="float" office:value="276627" calcext:value-type="float">
            <text:p>276627</text:p>
          </table:table-cell>
          <table:table-cell table:formula="of:=SUM([.G56:.M56])" office:value-type="float" office:value="2479452" calcext:value-type="float">
            <text:p>2479452</text:p>
          </table:table-cell>
          <table:table-cell table:formula="of:=[.G56]*VLOOKUP([.G$1];[$'salary-percopy'.$A$1:.$B$7];2)+[.H56]*VLOOKUP([.H$1];[$'salary-percopy'.$A$1:.$B$7];2)+[.I56]*VLOOKUP([.I$1];[$'salary-percopy'.$A$1:.$B$7];2)+[.J56]*VLOOKUP([.J$1];[$'salary-percopy'.$A$1:.$B$7];2)+[.K56]*VLOOKUP([.K$1];[$'salary-percopy'.$A$1:.$B$7];2)+[.L56]*VLOOKUP([.L$1];[$'salary-percopy'.$A$1:.$B$7];2)+[.M56]*VLOOKUP([.M$1];[$'salary-percopy'.$A$1:.$B$7];2)" office:value-type="float" office:value="419300535" calcext:value-type="float">
            <text:p>419300535</text:p>
          </table:table-cell>
          <table:table-cell table:formula="of:=IF([.G56]&gt;500000;[.G56]*0.1*VLOOKUP([.G$1];[$'salary-percopy'.$A$1:.$B$7];2))+IF([.H56]&gt;500000;[.H56]*0.1*VLOOKUP([.H$1];[$'salary-percopy'.$A$1:.$B$7];2))+IF([.I56]&gt;500000;[.I56]*0.1*VLOOKUP([.I$1];[$'salary-percopy'.$A$1:.$B$7];2))+IF([.J56]&gt;500000;[.J56]*0.1*VLOOKUP([.J$1];[$'salary-percopy'.$A$1:.$B$7];2))+IF([.K56]&gt;500000;[.K56]*0.1*VLOOKUP([.K$1];[$'salary-percopy'.$A$1:.$B$7];2))+IF([.L56]&gt;500000;[.L56]*0.1*VLOOKUP([.L$1];[$'salary-percopy'.$A$1:.$B$7];2))+IF([.M56]&gt;500000;[.M56]*0.1*VLOOKUP([.M$1];[$'salary-percopy'.$A$1:.$B$7];2))" office:value-type="float" office:value="36397513.5" calcext:value-type="float">
            <text:p>36397514</text:p>
          </table:table-cell>
          <table:table-cell table:formula="of:=[.O56]+[.P56]" office:value-type="float" office:value="455698048.5" calcext:value-type="float">
            <text:p>4556980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yrese Forbes</text:p>
          </table:table-cell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57]&gt;[.G$1];0;RANDBETWEEN(1000;1000000))" office:value-type="float" office:value="0" calcext:value-type="float">
            <text:p>0</text:p>
          </table:table-cell>
          <table:table-cell table:formula="of:=IF([.$F57]&gt;[.H$1];0;RANDBETWEEN(1000;1000000))" office:value-type="float" office:value="0" calcext:value-type="float">
            <text:p>0</text:p>
          </table:table-cell>
          <table:table-cell table:formula="of:=IF([.$F57]&gt;[.I$1];0;RANDBETWEEN(1000;1000000))" office:value-type="float" office:value="0" calcext:value-type="float">
            <text:p>0</text:p>
          </table:table-cell>
          <table:table-cell table:formula="of:=IF([.$F57]&gt;[.J$1];0;RANDBETWEEN(1000;1000000))" office:value-type="float" office:value="0" calcext:value-type="float">
            <text:p>0</text:p>
          </table:table-cell>
          <table:table-cell table:formula="of:=IF([.$F57]&gt;[.K$1];0;RANDBETWEEN(1000;1000000))" office:value-type="float" office:value="272111" calcext:value-type="float">
            <text:p>272111</text:p>
          </table:table-cell>
          <table:table-cell table:formula="of:=IF([.$F57]&gt;[.L$1];0;RANDBETWEEN(1000;1000000))" office:value-type="float" office:value="661985" calcext:value-type="float">
            <text:p>661985</text:p>
          </table:table-cell>
          <table:table-cell table:formula="of:=IF([.$F57]&gt;[.M$1];0;RANDBETWEEN(1000;1000000))" office:value-type="float" office:value="537903" calcext:value-type="float">
            <text:p>537903</text:p>
          </table:table-cell>
          <table:table-cell table:formula="of:=SUM([.G57:.M57])" office:value-type="float" office:value="1471999" calcext:value-type="float">
            <text:p>1471999</text:p>
          </table:table-cell>
          <table:table-cell table:formula="of:=[.G57]*VLOOKUP([.G$1];[$'salary-percopy'.$A$1:.$B$7];2)+[.H57]*VLOOKUP([.H$1];[$'salary-percopy'.$A$1:.$B$7];2)+[.I57]*VLOOKUP([.I$1];[$'salary-percopy'.$A$1:.$B$7];2)+[.J57]*VLOOKUP([.J$1];[$'salary-percopy'.$A$1:.$B$7];2)+[.K57]*VLOOKUP([.K$1];[$'salary-percopy'.$A$1:.$B$7];2)+[.L57]*VLOOKUP([.L$1];[$'salary-percopy'.$A$1:.$B$7];2)+[.M57]*VLOOKUP([.M$1];[$'salary-percopy'.$A$1:.$B$7];2)" office:value-type="float" office:value="276306695" calcext:value-type="float">
            <text:p>276306695</text:p>
          </table:table-cell>
          <table:table-cell table:formula="of:=IF([.G57]&gt;500000;[.G57]*0.1*VLOOKUP([.G$1];[$'salary-percopy'.$A$1:.$B$7];2))+IF([.H57]&gt;500000;[.H57]*0.1*VLOOKUP([.H$1];[$'salary-percopy'.$A$1:.$B$7];2))+IF([.I57]&gt;500000;[.I57]*0.1*VLOOKUP([.I$1];[$'salary-percopy'.$A$1:.$B$7];2))+IF([.J57]&gt;500000;[.J57]*0.1*VLOOKUP([.J$1];[$'salary-percopy'.$A$1:.$B$7];2))+IF([.K57]&gt;500000;[.K57]*0.1*VLOOKUP([.K$1];[$'salary-percopy'.$A$1:.$B$7];2))+IF([.L57]&gt;500000;[.L57]*0.1*VLOOKUP([.L$1];[$'salary-percopy'.$A$1:.$B$7];2))+IF([.M57]&gt;500000;[.M57]*0.1*VLOOKUP([.M$1];[$'salary-percopy'.$A$1:.$B$7];2))" office:value-type="float" office:value="23004782.5" calcext:value-type="float">
            <text:p>23004783</text:p>
          </table:table-cell>
          <table:table-cell table:formula="of:=[.O57]+[.P57]" office:value-type="float" office:value="299311477.5" calcext:value-type="float">
            <text:p>2993114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ter Hahn</text:p>
          </table:table-cell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8]&gt;[.G$1];0;RANDBETWEEN(1000;1000000))" office:value-type="float" office:value="0" calcext:value-type="float">
            <text:p>0</text:p>
          </table:table-cell>
          <table:table-cell table:formula="of:=IF([.$F58]&gt;[.H$1];0;RANDBETWEEN(1000;1000000))" office:value-type="float" office:value="953546" calcext:value-type="float">
            <text:p>953546</text:p>
          </table:table-cell>
          <table:table-cell table:formula="of:=IF([.$F58]&gt;[.I$1];0;RANDBETWEEN(1000;1000000))" office:value-type="float" office:value="509987" calcext:value-type="float">
            <text:p>509987</text:p>
          </table:table-cell>
          <table:table-cell table:formula="of:=IF([.$F58]&gt;[.J$1];0;RANDBETWEEN(1000;1000000))" office:value-type="float" office:value="356373" calcext:value-type="float">
            <text:p>356373</text:p>
          </table:table-cell>
          <table:table-cell table:formula="of:=IF([.$F58]&gt;[.K$1];0;RANDBETWEEN(1000;1000000))" office:value-type="float" office:value="167367" calcext:value-type="float">
            <text:p>167367</text:p>
          </table:table-cell>
          <table:table-cell table:formula="of:=IF([.$F58]&gt;[.L$1];0;RANDBETWEEN(1000;1000000))" office:value-type="float" office:value="464907" calcext:value-type="float">
            <text:p>464907</text:p>
          </table:table-cell>
          <table:table-cell table:formula="of:=IF([.$F58]&gt;[.M$1];0;RANDBETWEEN(1000;1000000))" office:value-type="float" office:value="981773" calcext:value-type="float">
            <text:p>981773</text:p>
          </table:table-cell>
          <table:table-cell table:formula="of:=SUM([.G58:.M58])" office:value-type="float" office:value="3433953" calcext:value-type="float">
            <text:p>3433953</text:p>
          </table:table-cell>
          <table:table-cell table:formula="of:=[.G58]*VLOOKUP([.G$1];[$'salary-percopy'.$A$1:.$B$7];2)+[.H58]*VLOOKUP([.H$1];[$'salary-percopy'.$A$1:.$B$7];2)+[.I58]*VLOOKUP([.I$1];[$'salary-percopy'.$A$1:.$B$7];2)+[.J58]*VLOOKUP([.J$1];[$'salary-percopy'.$A$1:.$B$7];2)+[.K58]*VLOOKUP([.K$1];[$'salary-percopy'.$A$1:.$B$7];2)+[.L58]*VLOOKUP([.L$1];[$'salary-percopy'.$A$1:.$B$7];2)+[.M58]*VLOOKUP([.M$1];[$'salary-percopy'.$A$1:.$B$7];2)" office:value-type="float" office:value="526795505" calcext:value-type="float">
            <text:p>526795505</text:p>
          </table:table-cell>
          <table:table-cell table:formula="of:=IF([.G58]&gt;500000;[.G58]*0.1*VLOOKUP([.G$1];[$'salary-percopy'.$A$1:.$B$7];2))+IF([.H58]&gt;500000;[.H58]*0.1*VLOOKUP([.H$1];[$'salary-percopy'.$A$1:.$B$7];2))+IF([.I58]&gt;500000;[.I58]*0.1*VLOOKUP([.I$1];[$'salary-percopy'.$A$1:.$B$7];2))+IF([.J58]&gt;500000;[.J58]*0.1*VLOOKUP([.J$1];[$'salary-percopy'.$A$1:.$B$7];2))+IF([.K58]&gt;500000;[.K58]*0.1*VLOOKUP([.K$1];[$'salary-percopy'.$A$1:.$B$7];2))+IF([.L58]&gt;500000;[.L58]*0.1*VLOOKUP([.L$1];[$'salary-percopy'.$A$1:.$B$7];2))+IF([.M58]&gt;500000;[.M58]*0.1*VLOOKUP([.M$1];[$'salary-percopy'.$A$1:.$B$7];2))" office:value-type="float" office:value="36244310" calcext:value-type="float">
            <text:p>36244310</text:p>
          </table:table-cell>
          <table:table-cell table:formula="of:=[.O58]+[.P58]" office:value-type="float" office:value="563039815" calcext:value-type="float">
            <text:p>5630398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e Ford</text:p>
          </table:table-cell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9]&gt;[.G$1];0;RANDBETWEEN(1000;1000000))" office:value-type="float" office:value="0" calcext:value-type="float">
            <text:p>0</text:p>
          </table:table-cell>
          <table:table-cell table:formula="of:=IF([.$F59]&gt;[.H$1];0;RANDBETWEEN(1000;1000000))" office:value-type="float" office:value="97054" calcext:value-type="float">
            <text:p>97054</text:p>
          </table:table-cell>
          <table:table-cell table:formula="of:=IF([.$F59]&gt;[.I$1];0;RANDBETWEEN(1000;1000000))" office:value-type="float" office:value="84002" calcext:value-type="float">
            <text:p>84002</text:p>
          </table:table-cell>
          <table:table-cell table:formula="of:=IF([.$F59]&gt;[.J$1];0;RANDBETWEEN(1000;1000000))" office:value-type="float" office:value="608881" calcext:value-type="float">
            <text:p>608881</text:p>
          </table:table-cell>
          <table:table-cell table:formula="of:=IF([.$F59]&gt;[.K$1];0;RANDBETWEEN(1000;1000000))" office:value-type="float" office:value="147720" calcext:value-type="float">
            <text:p>147720</text:p>
          </table:table-cell>
          <table:table-cell table:formula="of:=IF([.$F59]&gt;[.L$1];0;RANDBETWEEN(1000;1000000))" office:value-type="float" office:value="396338" calcext:value-type="float">
            <text:p>396338</text:p>
          </table:table-cell>
          <table:table-cell table:formula="of:=IF([.$F59]&gt;[.M$1];0;RANDBETWEEN(1000;1000000))" office:value-type="float" office:value="289353" calcext:value-type="float">
            <text:p>289353</text:p>
          </table:table-cell>
          <table:table-cell table:formula="of:=SUM([.G59:.M59])" office:value-type="float" office:value="1623348" calcext:value-type="float">
            <text:p>1623348</text:p>
          </table:table-cell>
          <table:table-cell table:formula="of:=[.G59]*VLOOKUP([.G$1];[$'salary-percopy'.$A$1:.$B$7];2)+[.H59]*VLOOKUP([.H$1];[$'salary-percopy'.$A$1:.$B$7];2)+[.I59]*VLOOKUP([.I$1];[$'salary-percopy'.$A$1:.$B$7];2)+[.J59]*VLOOKUP([.J$1];[$'salary-percopy'.$A$1:.$B$7];2)+[.K59]*VLOOKUP([.K$1];[$'salary-percopy'.$A$1:.$B$7];2)+[.L59]*VLOOKUP([.L$1];[$'salary-percopy'.$A$1:.$B$7];2)+[.M59]*VLOOKUP([.M$1];[$'salary-percopy'.$A$1:.$B$7];2)" office:value-type="float" office:value="262305050" calcext:value-type="float">
            <text:p>262305050</text:p>
          </table:table-cell>
          <table:table-cell table:formula="of:=IF([.G59]&gt;500000;[.G59]*0.1*VLOOKUP([.G$1];[$'salary-percopy'.$A$1:.$B$7];2))+IF([.H59]&gt;500000;[.H59]*0.1*VLOOKUP([.H$1];[$'salary-percopy'.$A$1:.$B$7];2))+IF([.I59]&gt;500000;[.I59]*0.1*VLOOKUP([.I$1];[$'salary-percopy'.$A$1:.$B$7];2))+IF([.J59]&gt;500000;[.J59]*0.1*VLOOKUP([.J$1];[$'salary-percopy'.$A$1:.$B$7];2))+IF([.K59]&gt;500000;[.K59]*0.1*VLOOKUP([.K$1];[$'salary-percopy'.$A$1:.$B$7];2))+IF([.L59]&gt;500000;[.L59]*0.1*VLOOKUP([.L$1];[$'salary-percopy'.$A$1:.$B$7];2))+IF([.M59]&gt;500000;[.M59]*0.1*VLOOKUP([.M$1];[$'salary-percopy'.$A$1:.$B$7];2))" office:value-type="float" office:value="8524334" calcext:value-type="float">
            <text:p>8524334</text:p>
          </table:table-cell>
          <table:table-cell table:formula="of:=[.O59]+[.P59]" office:value-type="float" office:value="270829384" calcext:value-type="float">
            <text:p>2708293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ly Buckley</text:p>
          </table:table-cell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60]&gt;[.G$1];0;RANDBETWEEN(1000;1000000))" office:value-type="float" office:value="0" calcext:value-type="float">
            <text:p>0</text:p>
          </table:table-cell>
          <table:table-cell table:formula="of:=IF([.$F60]&gt;[.H$1];0;RANDBETWEEN(1000;1000000))" office:value-type="float" office:value="0" calcext:value-type="float">
            <text:p>0</text:p>
          </table:table-cell>
          <table:table-cell table:formula="of:=IF([.$F60]&gt;[.I$1];0;RANDBETWEEN(1000;1000000))" office:value-type="float" office:value="0" calcext:value-type="float">
            <text:p>0</text:p>
          </table:table-cell>
          <table:table-cell table:formula="of:=IF([.$F60]&gt;[.J$1];0;RANDBETWEEN(1000;1000000))" office:value-type="float" office:value="0" calcext:value-type="float">
            <text:p>0</text:p>
          </table:table-cell>
          <table:table-cell table:formula="of:=IF([.$F60]&gt;[.K$1];0;RANDBETWEEN(1000;1000000))" office:value-type="float" office:value="0" calcext:value-type="float">
            <text:p>0</text:p>
          </table:table-cell>
          <table:table-cell table:formula="of:=IF([.$F60]&gt;[.L$1];0;RANDBETWEEN(1000;1000000))" office:value-type="float" office:value="180731" calcext:value-type="float">
            <text:p>180731</text:p>
          </table:table-cell>
          <table:table-cell table:formula="of:=IF([.$F60]&gt;[.M$1];0;RANDBETWEEN(1000;1000000))" office:value-type="float" office:value="537884" calcext:value-type="float">
            <text:p>537884</text:p>
          </table:table-cell>
          <table:table-cell table:formula="of:=SUM([.G60:.M60])" office:value-type="float" office:value="718615" calcext:value-type="float">
            <text:p>718615</text:p>
          </table:table-cell>
          <table:table-cell table:formula="of:=[.G60]*VLOOKUP([.G$1];[$'salary-percopy'.$A$1:.$B$7];2)+[.H60]*VLOOKUP([.H$1];[$'salary-percopy'.$A$1:.$B$7];2)+[.I60]*VLOOKUP([.I$1];[$'salary-percopy'.$A$1:.$B$7];2)+[.J60]*VLOOKUP([.J$1];[$'salary-percopy'.$A$1:.$B$7];2)+[.K60]*VLOOKUP([.K$1];[$'salary-percopy'.$A$1:.$B$7];2)+[.L60]*VLOOKUP([.L$1];[$'salary-percopy'.$A$1:.$B$7];2)+[.M60]*VLOOKUP([.M$1];[$'salary-percopy'.$A$1:.$B$7];2)" office:value-type="float" office:value="141012035" calcext:value-type="float">
            <text:p>141012035</text:p>
          </table:table-cell>
          <table:table-cell table:formula="of:=IF([.G60]&gt;500000;[.G60]*0.1*VLOOKUP([.G$1];[$'salary-percopy'.$A$1:.$B$7];2))+IF([.H60]&gt;500000;[.H60]*0.1*VLOOKUP([.H$1];[$'salary-percopy'.$A$1:.$B$7];2))+IF([.I60]&gt;500000;[.I60]*0.1*VLOOKUP([.I$1];[$'salary-percopy'.$A$1:.$B$7];2))+IF([.J60]&gt;500000;[.J60]*0.1*VLOOKUP([.J$1];[$'salary-percopy'.$A$1:.$B$7];2))+IF([.K60]&gt;500000;[.K60]*0.1*VLOOKUP([.K$1];[$'salary-percopy'.$A$1:.$B$7];2))+IF([.L60]&gt;500000;[.L60]*0.1*VLOOKUP([.L$1];[$'salary-percopy'.$A$1:.$B$7];2))+IF([.M60]&gt;500000;[.M60]*0.1*VLOOKUP([.M$1];[$'salary-percopy'.$A$1:.$B$7];2))" office:value-type="float" office:value="10757680" calcext:value-type="float">
            <text:p>10757680</text:p>
          </table:table-cell>
          <table:table-cell table:formula="of:=[.O60]+[.P60]" office:value-type="float" office:value="151769715" calcext:value-type="float">
            <text:p>1517697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rian Parsons</text:p>
          </table:table-cell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61]&gt;[.G$1];0;RANDBETWEEN(1000;1000000))" office:value-type="float" office:value="408587" calcext:value-type="float">
            <text:p>408587</text:p>
          </table:table-cell>
          <table:table-cell table:formula="of:=IF([.$F61]&gt;[.H$1];0;RANDBETWEEN(1000;1000000))" office:value-type="float" office:value="843745" calcext:value-type="float">
            <text:p>843745</text:p>
          </table:table-cell>
          <table:table-cell table:formula="of:=IF([.$F61]&gt;[.I$1];0;RANDBETWEEN(1000;1000000))" office:value-type="float" office:value="272284" calcext:value-type="float">
            <text:p>272284</text:p>
          </table:table-cell>
          <table:table-cell table:formula="of:=IF([.$F61]&gt;[.J$1];0;RANDBETWEEN(1000;1000000))" office:value-type="float" office:value="959115" calcext:value-type="float">
            <text:p>959115</text:p>
          </table:table-cell>
          <table:table-cell table:formula="of:=IF([.$F61]&gt;[.K$1];0;RANDBETWEEN(1000;1000000))" office:value-type="float" office:value="534067" calcext:value-type="float">
            <text:p>534067</text:p>
          </table:table-cell>
          <table:table-cell table:formula="of:=IF([.$F61]&gt;[.L$1];0;RANDBETWEEN(1000;1000000))" office:value-type="float" office:value="826977" calcext:value-type="float">
            <text:p>826977</text:p>
          </table:table-cell>
          <table:table-cell table:formula="of:=IF([.$F61]&gt;[.M$1];0;RANDBETWEEN(1000;1000000))" office:value-type="float" office:value="420617" calcext:value-type="float">
            <text:p>420617</text:p>
          </table:table-cell>
          <table:table-cell table:formula="of:=SUM([.G61:.M61])" office:value-type="float" office:value="4265392" calcext:value-type="float">
            <text:p>4265392</text:p>
          </table:table-cell>
          <table:table-cell table:formula="of:=[.G61]*VLOOKUP([.G$1];[$'salary-percopy'.$A$1:.$B$7];2)+[.H61]*VLOOKUP([.H$1];[$'salary-percopy'.$A$1:.$B$7];2)+[.I61]*VLOOKUP([.I$1];[$'salary-percopy'.$A$1:.$B$7];2)+[.J61]*VLOOKUP([.J$1];[$'salary-percopy'.$A$1:.$B$7];2)+[.K61]*VLOOKUP([.K$1];[$'salary-percopy'.$A$1:.$B$7];2)+[.L61]*VLOOKUP([.L$1];[$'salary-percopy'.$A$1:.$B$7];2)+[.M61]*VLOOKUP([.M$1];[$'salary-percopy'.$A$1:.$B$7];2)" office:value-type="float" office:value="628526365" calcext:value-type="float">
            <text:p>628526365</text:p>
          </table:table-cell>
          <table:table-cell table:formula="of:=IF([.G61]&gt;500000;[.G61]*0.1*VLOOKUP([.G$1];[$'salary-percopy'.$A$1:.$B$7];2))+IF([.H61]&gt;500000;[.H61]*0.1*VLOOKUP([.H$1];[$'salary-percopy'.$A$1:.$B$7];2))+IF([.I61]&gt;500000;[.I61]*0.1*VLOOKUP([.I$1];[$'salary-percopy'.$A$1:.$B$7];2))+IF([.J61]&gt;500000;[.J61]*0.1*VLOOKUP([.J$1];[$'salary-percopy'.$A$1:.$B$7];2))+IF([.K61]&gt;500000;[.K61]*0.1*VLOOKUP([.K$1];[$'salary-percopy'.$A$1:.$B$7];2))+IF([.L61]&gt;500000;[.L61]*0.1*VLOOKUP([.L$1];[$'salary-percopy'.$A$1:.$B$7];2))+IF([.M61]&gt;500000;[.M61]*0.1*VLOOKUP([.M$1];[$'salary-percopy'.$A$1:.$B$7];2))" office:value-type="float" office:value="47087018.5" calcext:value-type="float">
            <text:p>47087019</text:p>
          </table:table-cell>
          <table:table-cell table:formula="of:=[.O61]+[.P61]" office:value-type="float" office:value="675613383.5" calcext:value-type="float">
            <text:p>6756133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den Santana</text:p>
          </table:table-cell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2]&gt;[.G$1];0;RANDBETWEEN(1000;1000000))" office:value-type="float" office:value="0" calcext:value-type="float">
            <text:p>0</text:p>
          </table:table-cell>
          <table:table-cell table:formula="of:=IF([.$F62]&gt;[.H$1];0;RANDBETWEEN(1000;1000000))" office:value-type="float" office:value="0" calcext:value-type="float">
            <text:p>0</text:p>
          </table:table-cell>
          <table:table-cell table:formula="of:=IF([.$F62]&gt;[.I$1];0;RANDBETWEEN(1000;1000000))" office:value-type="float" office:value="0" calcext:value-type="float">
            <text:p>0</text:p>
          </table:table-cell>
          <table:table-cell table:formula="of:=IF([.$F62]&gt;[.J$1];0;RANDBETWEEN(1000;1000000))" office:value-type="float" office:value="685769" calcext:value-type="float">
            <text:p>685769</text:p>
          </table:table-cell>
          <table:table-cell table:formula="of:=IF([.$F62]&gt;[.K$1];0;RANDBETWEEN(1000;1000000))" office:value-type="float" office:value="111265" calcext:value-type="float">
            <text:p>111265</text:p>
          </table:table-cell>
          <table:table-cell table:formula="of:=IF([.$F62]&gt;[.L$1];0;RANDBETWEEN(1000;1000000))" office:value-type="float" office:value="112532" calcext:value-type="float">
            <text:p>112532</text:p>
          </table:table-cell>
          <table:table-cell table:formula="of:=IF([.$F62]&gt;[.M$1];0;RANDBETWEEN(1000;1000000))" office:value-type="float" office:value="171644" calcext:value-type="float">
            <text:p>171644</text:p>
          </table:table-cell>
          <table:table-cell table:formula="of:=SUM([.G62:.M62])" office:value-type="float" office:value="1081210" calcext:value-type="float">
            <text:p>1081210</text:p>
          </table:table-cell>
          <table:table-cell table:formula="of:=[.G62]*VLOOKUP([.G$1];[$'salary-percopy'.$A$1:.$B$7];2)+[.H62]*VLOOKUP([.H$1];[$'salary-percopy'.$A$1:.$B$7];2)+[.I62]*VLOOKUP([.I$1];[$'salary-percopy'.$A$1:.$B$7];2)+[.J62]*VLOOKUP([.J$1];[$'salary-percopy'.$A$1:.$B$7];2)+[.K62]*VLOOKUP([.K$1];[$'salary-percopy'.$A$1:.$B$7];2)+[.L62]*VLOOKUP([.L$1];[$'salary-percopy'.$A$1:.$B$7];2)+[.M62]*VLOOKUP([.M$1];[$'salary-percopy'.$A$1:.$B$7];2)" office:value-type="float" office:value="170069930" calcext:value-type="float">
            <text:p>170069930</text:p>
          </table:table-cell>
          <table:table-cell table:formula="of:=IF([.G62]&gt;500000;[.G62]*0.1*VLOOKUP([.G$1];[$'salary-percopy'.$A$1:.$B$7];2))+IF([.H62]&gt;500000;[.H62]*0.1*VLOOKUP([.H$1];[$'salary-percopy'.$A$1:.$B$7];2))+IF([.I62]&gt;500000;[.I62]*0.1*VLOOKUP([.I$1];[$'salary-percopy'.$A$1:.$B$7];2))+IF([.J62]&gt;500000;[.J62]*0.1*VLOOKUP([.J$1];[$'salary-percopy'.$A$1:.$B$7];2))+IF([.K62]&gt;500000;[.K62]*0.1*VLOOKUP([.K$1];[$'salary-percopy'.$A$1:.$B$7];2))+IF([.L62]&gt;500000;[.L62]*0.1*VLOOKUP([.L$1];[$'salary-percopy'.$A$1:.$B$7];2))+IF([.M62]&gt;500000;[.M62]*0.1*VLOOKUP([.M$1];[$'salary-percopy'.$A$1:.$B$7];2))" office:value-type="float" office:value="9600766" calcext:value-type="float">
            <text:p>9600766</text:p>
          </table:table-cell>
          <table:table-cell table:formula="of:=[.O62]+[.P62]" office:value-type="float" office:value="179670696" calcext:value-type="float">
            <text:p>1796706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riel Cruz</text:p>
          </table:table-cell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3]&gt;[.G$1];0;RANDBETWEEN(1000;1000000))" office:value-type="float" office:value="0" calcext:value-type="float">
            <text:p>0</text:p>
          </table:table-cell>
          <table:table-cell table:formula="of:=IF([.$F63]&gt;[.H$1];0;RANDBETWEEN(1000;1000000))" office:value-type="float" office:value="0" calcext:value-type="float">
            <text:p>0</text:p>
          </table:table-cell>
          <table:table-cell table:formula="of:=IF([.$F63]&gt;[.I$1];0;RANDBETWEEN(1000;1000000))" office:value-type="float" office:value="0" calcext:value-type="float">
            <text:p>0</text:p>
          </table:table-cell>
          <table:table-cell table:formula="of:=IF([.$F63]&gt;[.J$1];0;RANDBETWEEN(1000;1000000))" office:value-type="float" office:value="533256" calcext:value-type="float">
            <text:p>533256</text:p>
          </table:table-cell>
          <table:table-cell table:formula="of:=IF([.$F63]&gt;[.K$1];0;RANDBETWEEN(1000;1000000))" office:value-type="float" office:value="930504" calcext:value-type="float">
            <text:p>930504</text:p>
          </table:table-cell>
          <table:table-cell table:formula="of:=IF([.$F63]&gt;[.L$1];0;RANDBETWEEN(1000;1000000))" office:value-type="float" office:value="349760" calcext:value-type="float">
            <text:p>349760</text:p>
          </table:table-cell>
          <table:table-cell table:formula="of:=IF([.$F63]&gt;[.M$1];0;RANDBETWEEN(1000;1000000))" office:value-type="float" office:value="756302" calcext:value-type="float">
            <text:p>756302</text:p>
          </table:table-cell>
          <table:table-cell table:formula="of:=SUM([.G63:.M63])" office:value-type="float" office:value="2569822" calcext:value-type="float">
            <text:p>2569822</text:p>
          </table:table-cell>
          <table:table-cell table:formula="of:=[.G63]*VLOOKUP([.G$1];[$'salary-percopy'.$A$1:.$B$7];2)+[.H63]*VLOOKUP([.H$1];[$'salary-percopy'.$A$1:.$B$7];2)+[.I63]*VLOOKUP([.I$1];[$'salary-percopy'.$A$1:.$B$7];2)+[.J63]*VLOOKUP([.J$1];[$'salary-percopy'.$A$1:.$B$7];2)+[.K63]*VLOOKUP([.K$1];[$'salary-percopy'.$A$1:.$B$7];2)+[.L63]*VLOOKUP([.L$1];[$'salary-percopy'.$A$1:.$B$7];2)+[.M63]*VLOOKUP([.M$1];[$'salary-percopy'.$A$1:.$B$7];2)" office:value-type="float" office:value="448807520" calcext:value-type="float">
            <text:p>448807520</text:p>
          </table:table-cell>
          <table:table-cell table:formula="of:=IF([.G63]&gt;500000;[.G63]*0.1*VLOOKUP([.G$1];[$'salary-percopy'.$A$1:.$B$7];2))+IF([.H63]&gt;500000;[.H63]*0.1*VLOOKUP([.H$1];[$'salary-percopy'.$A$1:.$B$7];2))+IF([.I63]&gt;500000;[.I63]*0.1*VLOOKUP([.I$1];[$'salary-percopy'.$A$1:.$B$7];2))+IF([.J63]&gt;500000;[.J63]*0.1*VLOOKUP([.J$1];[$'salary-percopy'.$A$1:.$B$7];2))+IF([.K63]&gt;500000;[.K63]*0.1*VLOOKUP([.K$1];[$'salary-percopy'.$A$1:.$B$7];2))+IF([.L63]&gt;500000;[.L63]*0.1*VLOOKUP([.L$1];[$'salary-percopy'.$A$1:.$B$7];2))+IF([.M63]&gt;500000;[.M63]*0.1*VLOOKUP([.M$1];[$'salary-percopy'.$A$1:.$B$7];2))" office:value-type="float" office:value="38410192" calcext:value-type="float">
            <text:p>38410192</text:p>
          </table:table-cell>
          <table:table-cell table:formula="of:=[.O63]+[.P63]" office:value-type="float" office:value="487217712" calcext:value-type="float">
            <text:p>4872177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audia Hopkins</text:p>
          </table:table-cell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64]&gt;[.G$1];0;RANDBETWEEN(1000;1000000))" office:value-type="float" office:value="0" calcext:value-type="float">
            <text:p>0</text:p>
          </table:table-cell>
          <table:table-cell table:formula="of:=IF([.$F64]&gt;[.H$1];0;RANDBETWEEN(1000;1000000))" office:value-type="float" office:value="0" calcext:value-type="float">
            <text:p>0</text:p>
          </table:table-cell>
          <table:table-cell table:formula="of:=IF([.$F64]&gt;[.I$1];0;RANDBETWEEN(1000;1000000))" office:value-type="float" office:value="0" calcext:value-type="float">
            <text:p>0</text:p>
          </table:table-cell>
          <table:table-cell table:formula="of:=IF([.$F64]&gt;[.J$1];0;RANDBETWEEN(1000;1000000))" office:value-type="float" office:value="0" calcext:value-type="float">
            <text:p>0</text:p>
          </table:table-cell>
          <table:table-cell table:formula="of:=IF([.$F64]&gt;[.K$1];0;RANDBETWEEN(1000;1000000))" office:value-type="float" office:value="730789" calcext:value-type="float">
            <text:p>730789</text:p>
          </table:table-cell>
          <table:table-cell table:formula="of:=IF([.$F64]&gt;[.L$1];0;RANDBETWEEN(1000;1000000))" office:value-type="float" office:value="340169" calcext:value-type="float">
            <text:p>340169</text:p>
          </table:table-cell>
          <table:table-cell table:formula="of:=IF([.$F64]&gt;[.M$1];0;RANDBETWEEN(1000;1000000))" office:value-type="float" office:value="832971" calcext:value-type="float">
            <text:p>832971</text:p>
          </table:table-cell>
          <table:table-cell table:formula="of:=SUM([.G64:.M64])" office:value-type="float" office:value="1903929" calcext:value-type="float">
            <text:p>1903929</text:p>
          </table:table-cell>
          <table:table-cell table:formula="of:=[.G64]*VLOOKUP([.G$1];[$'salary-percopy'.$A$1:.$B$7];2)+[.H64]*VLOOKUP([.H$1];[$'salary-percopy'.$A$1:.$B$7];2)+[.I64]*VLOOKUP([.I$1];[$'salary-percopy'.$A$1:.$B$7];2)+[.J64]*VLOOKUP([.J$1];[$'salary-percopy'.$A$1:.$B$7];2)+[.K64]*VLOOKUP([.K$1];[$'salary-percopy'.$A$1:.$B$7];2)+[.L64]*VLOOKUP([.L$1];[$'salary-percopy'.$A$1:.$B$7];2)+[.M64]*VLOOKUP([.M$1];[$'salary-percopy'.$A$1:.$B$7];2)" office:value-type="float" office:value="353759595" calcext:value-type="float">
            <text:p>353759595</text:p>
          </table:table-cell>
          <table:table-cell table:formula="of:=IF([.G64]&gt;500000;[.G64]*0.1*VLOOKUP([.G$1];[$'salary-percopy'.$A$1:.$B$7];2))+IF([.H64]&gt;500000;[.H64]*0.1*VLOOKUP([.H$1];[$'salary-percopy'.$A$1:.$B$7];2))+IF([.I64]&gt;500000;[.I64]*0.1*VLOOKUP([.I$1];[$'salary-percopy'.$A$1:.$B$7];2))+IF([.J64]&gt;500000;[.J64]*0.1*VLOOKUP([.J$1];[$'salary-percopy'.$A$1:.$B$7];2))+IF([.K64]&gt;500000;[.K64]*0.1*VLOOKUP([.K$1];[$'salary-percopy'.$A$1:.$B$7];2))+IF([.L64]&gt;500000;[.L64]*0.1*VLOOKUP([.L$1];[$'salary-percopy'.$A$1:.$B$7];2))+IF([.M64]&gt;500000;[.M64]*0.1*VLOOKUP([.M$1];[$'salary-percopy'.$A$1:.$B$7];2))" office:value-type="float" office:value="29082833" calcext:value-type="float">
            <text:p>29082833</text:p>
          </table:table-cell>
          <table:table-cell table:formula="of:=[.O64]+[.P64]" office:value-type="float" office:value="382842428" calcext:value-type="float">
            <text:p>382842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th Whitaker</text:p>
          </table:table-cell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5]&gt;[.G$1];0;RANDBETWEEN(1000;1000000))" office:value-type="float" office:value="0" calcext:value-type="float">
            <text:p>0</text:p>
          </table:table-cell>
          <table:table-cell table:formula="of:=IF([.$F65]&gt;[.H$1];0;RANDBETWEEN(1000;1000000))" office:value-type="float" office:value="0" calcext:value-type="float">
            <text:p>0</text:p>
          </table:table-cell>
          <table:table-cell table:formula="of:=IF([.$F65]&gt;[.I$1];0;RANDBETWEEN(1000;1000000))" office:value-type="float" office:value="0" calcext:value-type="float">
            <text:p>0</text:p>
          </table:table-cell>
          <table:table-cell table:formula="of:=IF([.$F65]&gt;[.J$1];0;RANDBETWEEN(1000;1000000))" office:value-type="float" office:value="625535" calcext:value-type="float">
            <text:p>625535</text:p>
          </table:table-cell>
          <table:table-cell table:formula="of:=IF([.$F65]&gt;[.K$1];0;RANDBETWEEN(1000;1000000))" office:value-type="float" office:value="925315" calcext:value-type="float">
            <text:p>925315</text:p>
          </table:table-cell>
          <table:table-cell table:formula="of:=IF([.$F65]&gt;[.L$1];0;RANDBETWEEN(1000;1000000))" office:value-type="float" office:value="247955" calcext:value-type="float">
            <text:p>247955</text:p>
          </table:table-cell>
          <table:table-cell table:formula="of:=IF([.$F65]&gt;[.M$1];0;RANDBETWEEN(1000;1000000))" office:value-type="float" office:value="70557" calcext:value-type="float">
            <text:p>70557</text:p>
          </table:table-cell>
          <table:table-cell table:formula="of:=SUM([.G65:.M65])" office:value-type="float" office:value="1869362" calcext:value-type="float">
            <text:p>1869362</text:p>
          </table:table-cell>
          <table:table-cell table:formula="of:=[.G65]*VLOOKUP([.G$1];[$'salary-percopy'.$A$1:.$B$7];2)+[.H65]*VLOOKUP([.H$1];[$'salary-percopy'.$A$1:.$B$7];2)+[.I65]*VLOOKUP([.I$1];[$'salary-percopy'.$A$1:.$B$7];2)+[.J65]*VLOOKUP([.J$1];[$'salary-percopy'.$A$1:.$B$7];2)+[.K65]*VLOOKUP([.K$1];[$'salary-percopy'.$A$1:.$B$7];2)+[.L65]*VLOOKUP([.L$1];[$'salary-percopy'.$A$1:.$B$7];2)+[.M65]*VLOOKUP([.M$1];[$'salary-percopy'.$A$1:.$B$7];2)" office:value-type="float" office:value="304861525" calcext:value-type="float">
            <text:p>304861525</text:p>
          </table:table-cell>
          <table:table-cell table:formula="of:=IF([.G65]&gt;500000;[.G65]*0.1*VLOOKUP([.G$1];[$'salary-percopy'.$A$1:.$B$7];2))+IF([.H65]&gt;500000;[.H65]*0.1*VLOOKUP([.H$1];[$'salary-percopy'.$A$1:.$B$7];2))+IF([.I65]&gt;500000;[.I65]*0.1*VLOOKUP([.I$1];[$'salary-percopy'.$A$1:.$B$7];2))+IF([.J65]&gt;500000;[.J65]*0.1*VLOOKUP([.J$1];[$'salary-percopy'.$A$1:.$B$7];2))+IF([.K65]&gt;500000;[.K65]*0.1*VLOOKUP([.K$1];[$'salary-percopy'.$A$1:.$B$7];2))+IF([.L65]&gt;500000;[.L65]*0.1*VLOOKUP([.L$1];[$'salary-percopy'.$A$1:.$B$7];2))+IF([.M65]&gt;500000;[.M65]*0.1*VLOOKUP([.M$1];[$'salary-percopy'.$A$1:.$B$7];2))" office:value-type="float" office:value="24487845" calcext:value-type="float">
            <text:p>24487845</text:p>
          </table:table-cell>
          <table:table-cell table:formula="of:=[.O65]+[.P65]" office:value-type="float" office:value="329349370" calcext:value-type="float">
            <text:p>3293493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el Beard</text:p>
          </table:table-cell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66]&gt;[.G$1];0;RANDBETWEEN(1000;1000000))" office:value-type="float" office:value="955141" calcext:value-type="float">
            <text:p>955141</text:p>
          </table:table-cell>
          <table:table-cell table:formula="of:=IF([.$F66]&gt;[.H$1];0;RANDBETWEEN(1000;1000000))" office:value-type="float" office:value="588955" calcext:value-type="float">
            <text:p>588955</text:p>
          </table:table-cell>
          <table:table-cell table:formula="of:=IF([.$F66]&gt;[.I$1];0;RANDBETWEEN(1000;1000000))" office:value-type="float" office:value="49058" calcext:value-type="float">
            <text:p>49058</text:p>
          </table:table-cell>
          <table:table-cell table:formula="of:=IF([.$F66]&gt;[.J$1];0;RANDBETWEEN(1000;1000000))" office:value-type="float" office:value="373965" calcext:value-type="float">
            <text:p>373965</text:p>
          </table:table-cell>
          <table:table-cell table:formula="of:=IF([.$F66]&gt;[.K$1];0;RANDBETWEEN(1000;1000000))" office:value-type="float" office:value="820902" calcext:value-type="float">
            <text:p>820902</text:p>
          </table:table-cell>
          <table:table-cell table:formula="of:=IF([.$F66]&gt;[.L$1];0;RANDBETWEEN(1000;1000000))" office:value-type="float" office:value="290965" calcext:value-type="float">
            <text:p>290965</text:p>
          </table:table-cell>
          <table:table-cell table:formula="of:=IF([.$F66]&gt;[.M$1];0;RANDBETWEEN(1000;1000000))" office:value-type="float" office:value="874260" calcext:value-type="float">
            <text:p>874260</text:p>
          </table:table-cell>
          <table:table-cell table:formula="of:=SUM([.G66:.M66])" office:value-type="float" office:value="3953246" calcext:value-type="float">
            <text:p>3953246</text:p>
          </table:table-cell>
          <table:table-cell table:formula="of:=[.G66]*VLOOKUP([.G$1];[$'salary-percopy'.$A$1:.$B$7];2)+[.H66]*VLOOKUP([.H$1];[$'salary-percopy'.$A$1:.$B$7];2)+[.I66]*VLOOKUP([.I$1];[$'salary-percopy'.$A$1:.$B$7];2)+[.J66]*VLOOKUP([.J$1];[$'salary-percopy'.$A$1:.$B$7];2)+[.K66]*VLOOKUP([.K$1];[$'salary-percopy'.$A$1:.$B$7];2)+[.L66]*VLOOKUP([.L$1];[$'salary-percopy'.$A$1:.$B$7];2)+[.M66]*VLOOKUP([.M$1];[$'salary-percopy'.$A$1:.$B$7];2)" office:value-type="float" office:value="586775075" calcext:value-type="float">
            <text:p>586775075</text:p>
          </table:table-cell>
          <table:table-cell table:formula="of:=IF([.G66]&gt;500000;[.G66]*0.1*VLOOKUP([.G$1];[$'salary-percopy'.$A$1:.$B$7];2))+IF([.H66]&gt;500000;[.H66]*0.1*VLOOKUP([.H$1];[$'salary-percopy'.$A$1:.$B$7];2))+IF([.I66]&gt;500000;[.I66]*0.1*VLOOKUP([.I$1];[$'salary-percopy'.$A$1:.$B$7];2))+IF([.J66]&gt;500000;[.J66]*0.1*VLOOKUP([.J$1];[$'salary-percopy'.$A$1:.$B$7];2))+IF([.K66]&gt;500000;[.K66]*0.1*VLOOKUP([.K$1];[$'salary-percopy'.$A$1:.$B$7];2))+IF([.L66]&gt;500000;[.L66]*0.1*VLOOKUP([.L$1];[$'salary-percopy'.$A$1:.$B$7];2))+IF([.M66]&gt;500000;[.M66]*0.1*VLOOKUP([.M$1];[$'salary-percopy'.$A$1:.$B$7];2))" office:value-type="float" office:value="47470449" calcext:value-type="float">
            <text:p>47470449</text:p>
          </table:table-cell>
          <table:table-cell table:formula="of:=[.O66]+[.P66]" office:value-type="float" office:value="634245524" calcext:value-type="float">
            <text:p>6342455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a Marks</text:p>
          </table:table-cell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67]&gt;[.G$1];0;RANDBETWEEN(1000;1000000))" office:value-type="float" office:value="0" calcext:value-type="float">
            <text:p>0</text:p>
          </table:table-cell>
          <table:table-cell table:formula="of:=IF([.$F67]&gt;[.H$1];0;RANDBETWEEN(1000;1000000))" office:value-type="float" office:value="0" calcext:value-type="float">
            <text:p>0</text:p>
          </table:table-cell>
          <table:table-cell table:formula="of:=IF([.$F67]&gt;[.I$1];0;RANDBETWEEN(1000;1000000))" office:value-type="float" office:value="0" calcext:value-type="float">
            <text:p>0</text:p>
          </table:table-cell>
          <table:table-cell table:formula="of:=IF([.$F67]&gt;[.J$1];0;RANDBETWEEN(1000;1000000))" office:value-type="float" office:value="0" calcext:value-type="float">
            <text:p>0</text:p>
          </table:table-cell>
          <table:table-cell table:formula="of:=IF([.$F67]&gt;[.K$1];0;RANDBETWEEN(1000;1000000))" office:value-type="float" office:value="854839" calcext:value-type="float">
            <text:p>854839</text:p>
          </table:table-cell>
          <table:table-cell table:formula="of:=IF([.$F67]&gt;[.L$1];0;RANDBETWEEN(1000;1000000))" office:value-type="float" office:value="512229" calcext:value-type="float">
            <text:p>512229</text:p>
          </table:table-cell>
          <table:table-cell table:formula="of:=IF([.$F67]&gt;[.M$1];0;RANDBETWEEN(1000;1000000))" office:value-type="float" office:value="457342" calcext:value-type="float">
            <text:p>457342</text:p>
          </table:table-cell>
          <table:table-cell table:formula="of:=SUM([.G67:.M67])" office:value-type="float" office:value="1824410" calcext:value-type="float">
            <text:p>1824410</text:p>
          </table:table-cell>
          <table:table-cell table:formula="of:=[.G67]*VLOOKUP([.G$1];[$'salary-percopy'.$A$1:.$B$7];2)+[.H67]*VLOOKUP([.H$1];[$'salary-percopy'.$A$1:.$B$7];2)+[.I67]*VLOOKUP([.I$1];[$'salary-percopy'.$A$1:.$B$7];2)+[.J67]*VLOOKUP([.J$1];[$'salary-percopy'.$A$1:.$B$7];2)+[.K67]*VLOOKUP([.K$1];[$'salary-percopy'.$A$1:.$B$7];2)+[.L67]*VLOOKUP([.L$1];[$'salary-percopy'.$A$1:.$B$7];2)+[.M67]*VLOOKUP([.M$1];[$'salary-percopy'.$A$1:.$B$7];2)" office:value-type="float" office:value="331553395" calcext:value-type="float">
            <text:p>331553395</text:p>
          </table:table-cell>
          <table:table-cell table:formula="of:=IF([.G67]&gt;500000;[.G67]*0.1*VLOOKUP([.G$1];[$'salary-percopy'.$A$1:.$B$7];2))+IF([.H67]&gt;500000;[.H67]*0.1*VLOOKUP([.H$1];[$'salary-percopy'.$A$1:.$B$7];2))+IF([.I67]&gt;500000;[.I67]*0.1*VLOOKUP([.I$1];[$'salary-percopy'.$A$1:.$B$7];2))+IF([.J67]&gt;500000;[.J67]*0.1*VLOOKUP([.J$1];[$'salary-percopy'.$A$1:.$B$7];2))+IF([.K67]&gt;500000;[.K67]*0.1*VLOOKUP([.K$1];[$'salary-percopy'.$A$1:.$B$7];2))+IF([.L67]&gt;500000;[.L67]*0.1*VLOOKUP([.L$1];[$'salary-percopy'.$A$1:.$B$7];2))+IF([.M67]&gt;500000;[.M67]*0.1*VLOOKUP([.M$1];[$'salary-percopy'.$A$1:.$B$7];2))" office:value-type="float" office:value="24008499.5" calcext:value-type="float">
            <text:p>24008500</text:p>
          </table:table-cell>
          <table:table-cell table:formula="of:=[.O67]+[.P67]" office:value-type="float" office:value="355561894.5" calcext:value-type="float">
            <text:p>3555618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haan Richardson</text:p>
          </table:table-cell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8]&gt;[.G$1];0;RANDBETWEEN(1000;1000000))" office:value-type="float" office:value="0" calcext:value-type="float">
            <text:p>0</text:p>
          </table:table-cell>
          <table:table-cell table:formula="of:=IF([.$F68]&gt;[.H$1];0;RANDBETWEEN(1000;1000000))" office:value-type="float" office:value="605505" calcext:value-type="float">
            <text:p>605505</text:p>
          </table:table-cell>
          <table:table-cell table:formula="of:=IF([.$F68]&gt;[.I$1];0;RANDBETWEEN(1000;1000000))" office:value-type="float" office:value="967142" calcext:value-type="float">
            <text:p>967142</text:p>
          </table:table-cell>
          <table:table-cell table:formula="of:=IF([.$F68]&gt;[.J$1];0;RANDBETWEEN(1000;1000000))" office:value-type="float" office:value="193037" calcext:value-type="float">
            <text:p>193037</text:p>
          </table:table-cell>
          <table:table-cell table:formula="of:=IF([.$F68]&gt;[.K$1];0;RANDBETWEEN(1000;1000000))" office:value-type="float" office:value="498257" calcext:value-type="float">
            <text:p>498257</text:p>
          </table:table-cell>
          <table:table-cell table:formula="of:=IF([.$F68]&gt;[.L$1];0;RANDBETWEEN(1000;1000000))" office:value-type="float" office:value="299231" calcext:value-type="float">
            <text:p>299231</text:p>
          </table:table-cell>
          <table:table-cell table:formula="of:=IF([.$F68]&gt;[.M$1];0;RANDBETWEEN(1000;1000000))" office:value-type="float" office:value="561327" calcext:value-type="float">
            <text:p>561327</text:p>
          </table:table-cell>
          <table:table-cell table:formula="of:=SUM([.G68:.M68])" office:value-type="float" office:value="3124499" calcext:value-type="float">
            <text:p>3124499</text:p>
          </table:table-cell>
          <table:table-cell table:formula="of:=[.G68]*VLOOKUP([.G$1];[$'salary-percopy'.$A$1:.$B$7];2)+[.H68]*VLOOKUP([.H$1];[$'salary-percopy'.$A$1:.$B$7];2)+[.I68]*VLOOKUP([.I$1];[$'salary-percopy'.$A$1:.$B$7];2)+[.J68]*VLOOKUP([.J$1];[$'salary-percopy'.$A$1:.$B$7];2)+[.K68]*VLOOKUP([.K$1];[$'salary-percopy'.$A$1:.$B$7];2)+[.L68]*VLOOKUP([.L$1];[$'salary-percopy'.$A$1:.$B$7];2)+[.M68]*VLOOKUP([.M$1];[$'salary-percopy'.$A$1:.$B$7];2)" office:value-type="float" office:value="462014595" calcext:value-type="float">
            <text:p>462014595</text:p>
          </table:table-cell>
          <table:table-cell table:formula="of:=IF([.G68]&gt;500000;[.G68]*0.1*VLOOKUP([.G$1];[$'salary-percopy'.$A$1:.$B$7];2))+IF([.H68]&gt;500000;[.H68]*0.1*VLOOKUP([.H$1];[$'salary-percopy'.$A$1:.$B$7];2))+IF([.I68]&gt;500000;[.I68]*0.1*VLOOKUP([.I$1];[$'salary-percopy'.$A$1:.$B$7];2))+IF([.J68]&gt;500000;[.J68]*0.1*VLOOKUP([.J$1];[$'salary-percopy'.$A$1:.$B$7];2))+IF([.K68]&gt;500000;[.K68]*0.1*VLOOKUP([.K$1];[$'salary-percopy'.$A$1:.$B$7];2))+IF([.L68]&gt;500000;[.L68]*0.1*VLOOKUP([.L$1];[$'salary-percopy'.$A$1:.$B$7];2))+IF([.M68]&gt;500000;[.M68]*0.1*VLOOKUP([.M$1];[$'salary-percopy'.$A$1:.$B$7];2))" office:value-type="float" office:value="29492799" calcext:value-type="float">
            <text:p>29492799</text:p>
          </table:table-cell>
          <table:table-cell table:formula="of:=[.O68]+[.P68]" office:value-type="float" office:value="491507394" calcext:value-type="float">
            <text:p>4915073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wayne Bird</text:p>
          </table:table-cell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9]&gt;[.G$1];0;RANDBETWEEN(1000;1000000))" office:value-type="float" office:value="0" calcext:value-type="float">
            <text:p>0</text:p>
          </table:table-cell>
          <table:table-cell table:formula="of:=IF([.$F69]&gt;[.H$1];0;RANDBETWEEN(1000;1000000))" office:value-type="float" office:value="197046" calcext:value-type="float">
            <text:p>197046</text:p>
          </table:table-cell>
          <table:table-cell table:formula="of:=IF([.$F69]&gt;[.I$1];0;RANDBETWEEN(1000;1000000))" office:value-type="float" office:value="578128" calcext:value-type="float">
            <text:p>578128</text:p>
          </table:table-cell>
          <table:table-cell table:formula="of:=IF([.$F69]&gt;[.J$1];0;RANDBETWEEN(1000;1000000))" office:value-type="float" office:value="889385" calcext:value-type="float">
            <text:p>889385</text:p>
          </table:table-cell>
          <table:table-cell table:formula="of:=IF([.$F69]&gt;[.K$1];0;RANDBETWEEN(1000;1000000))" office:value-type="float" office:value="121339" calcext:value-type="float">
            <text:p>121339</text:p>
          </table:table-cell>
          <table:table-cell table:formula="of:=IF([.$F69]&gt;[.L$1];0;RANDBETWEEN(1000;1000000))" office:value-type="float" office:value="621950" calcext:value-type="float">
            <text:p>621950</text:p>
          </table:table-cell>
          <table:table-cell table:formula="of:=IF([.$F69]&gt;[.M$1];0;RANDBETWEEN(1000;1000000))" office:value-type="float" office:value="646069" calcext:value-type="float">
            <text:p>646069</text:p>
          </table:table-cell>
          <table:table-cell table:formula="of:=SUM([.G69:.M69])" office:value-type="float" office:value="3053917" calcext:value-type="float">
            <text:p>3053917</text:p>
          </table:table-cell>
          <table:table-cell table:formula="of:=[.G69]*VLOOKUP([.G$1];[$'salary-percopy'.$A$1:.$B$7];2)+[.H69]*VLOOKUP([.H$1];[$'salary-percopy'.$A$1:.$B$7];2)+[.I69]*VLOOKUP([.I$1];[$'salary-percopy'.$A$1:.$B$7];2)+[.J69]*VLOOKUP([.J$1];[$'salary-percopy'.$A$1:.$B$7];2)+[.K69]*VLOOKUP([.K$1];[$'salary-percopy'.$A$1:.$B$7];2)+[.L69]*VLOOKUP([.L$1];[$'salary-percopy'.$A$1:.$B$7];2)+[.M69]*VLOOKUP([.M$1];[$'salary-percopy'.$A$1:.$B$7];2)" office:value-type="float" office:value="480466500" calcext:value-type="float">
            <text:p>480466500</text:p>
          </table:table-cell>
          <table:table-cell table:formula="of:=IF([.G69]&gt;500000;[.G69]*0.1*VLOOKUP([.G$1];[$'salary-percopy'.$A$1:.$B$7];2))+IF([.H69]&gt;500000;[.H69]*0.1*VLOOKUP([.H$1];[$'salary-percopy'.$A$1:.$B$7];2))+IF([.I69]&gt;500000;[.I69]*0.1*VLOOKUP([.I$1];[$'salary-percopy'.$A$1:.$B$7];2))+IF([.J69]&gt;500000;[.J69]*0.1*VLOOKUP([.J$1];[$'salary-percopy'.$A$1:.$B$7];2))+IF([.K69]&gt;500000;[.K69]*0.1*VLOOKUP([.K$1];[$'salary-percopy'.$A$1:.$B$7];2))+IF([.L69]&gt;500000;[.L69]*0.1*VLOOKUP([.L$1];[$'salary-percopy'.$A$1:.$B$7];2))+IF([.M69]&gt;500000;[.M69]*0.1*VLOOKUP([.M$1];[$'salary-percopy'.$A$1:.$B$7];2))" office:value-type="float" office:value="43816381" calcext:value-type="float">
            <text:p>43816381</text:p>
          </table:table-cell>
          <table:table-cell table:formula="of:=[.O69]+[.P69]" office:value-type="float" office:value="524282881" calcext:value-type="float">
            <text:p>5242828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xton Melton</text:p>
          </table:table-cell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0]&gt;[.G$1];0;RANDBETWEEN(1000;1000000))" office:value-type="float" office:value="0" calcext:value-type="float">
            <text:p>0</text:p>
          </table:table-cell>
          <table:table-cell table:formula="of:=IF([.$F70]&gt;[.H$1];0;RANDBETWEEN(1000;1000000))" office:value-type="float" office:value="0" calcext:value-type="float">
            <text:p>0</text:p>
          </table:table-cell>
          <table:table-cell table:formula="of:=IF([.$F70]&gt;[.I$1];0;RANDBETWEEN(1000;1000000))" office:value-type="float" office:value="0" calcext:value-type="float">
            <text:p>0</text:p>
          </table:table-cell>
          <table:table-cell table:formula="of:=IF([.$F70]&gt;[.J$1];0;RANDBETWEEN(1000;1000000))" office:value-type="float" office:value="0" calcext:value-type="float">
            <text:p>0</text:p>
          </table:table-cell>
          <table:table-cell table:formula="of:=IF([.$F70]&gt;[.K$1];0;RANDBETWEEN(1000;1000000))" office:value-type="float" office:value="904295" calcext:value-type="float">
            <text:p>904295</text:p>
          </table:table-cell>
          <table:table-cell table:formula="of:=IF([.$F70]&gt;[.L$1];0;RANDBETWEEN(1000;1000000))" office:value-type="float" office:value="127297" calcext:value-type="float">
            <text:p>127297</text:p>
          </table:table-cell>
          <table:table-cell table:formula="of:=IF([.$F70]&gt;[.M$1];0;RANDBETWEEN(1000;1000000))" office:value-type="float" office:value="44159" calcext:value-type="float">
            <text:p>44159</text:p>
          </table:table-cell>
          <table:table-cell table:formula="of:=SUM([.G70:.M70])" office:value-type="float" office:value="1075751" calcext:value-type="float">
            <text:p>1075751</text:p>
          </table:table-cell>
          <table:table-cell table:formula="of:=[.G70]*VLOOKUP([.G$1];[$'salary-percopy'.$A$1:.$B$7];2)+[.H70]*VLOOKUP([.H$1];[$'salary-percopy'.$A$1:.$B$7];2)+[.I70]*VLOOKUP([.I$1];[$'salary-percopy'.$A$1:.$B$7];2)+[.J70]*VLOOKUP([.J$1];[$'salary-percopy'.$A$1:.$B$7];2)+[.K70]*VLOOKUP([.K$1];[$'salary-percopy'.$A$1:.$B$7];2)+[.L70]*VLOOKUP([.L$1];[$'salary-percopy'.$A$1:.$B$7];2)+[.M70]*VLOOKUP([.M$1];[$'salary-percopy'.$A$1:.$B$7];2)" office:value-type="float" office:value="186111895" calcext:value-type="float">
            <text:p>186111895</text:p>
          </table:table-cell>
          <table:table-cell table:formula="of:=IF([.G70]&gt;500000;[.G70]*0.1*VLOOKUP([.G$1];[$'salary-percopy'.$A$1:.$B$7];2))+IF([.H70]&gt;500000;[.H70]*0.1*VLOOKUP([.H$1];[$'salary-percopy'.$A$1:.$B$7];2))+IF([.I70]&gt;500000;[.I70]*0.1*VLOOKUP([.I$1];[$'salary-percopy'.$A$1:.$B$7];2))+IF([.J70]&gt;500000;[.J70]*0.1*VLOOKUP([.J$1];[$'salary-percopy'.$A$1:.$B$7];2))+IF([.K70]&gt;500000;[.K70]*0.1*VLOOKUP([.K$1];[$'salary-percopy'.$A$1:.$B$7];2))+IF([.L70]&gt;500000;[.L70]*0.1*VLOOKUP([.L$1];[$'salary-percopy'.$A$1:.$B$7];2))+IF([.M70]&gt;500000;[.M70]*0.1*VLOOKUP([.M$1];[$'salary-percopy'.$A$1:.$B$7];2))" office:value-type="float" office:value="15373015" calcext:value-type="float">
            <text:p>15373015</text:p>
          </table:table-cell>
          <table:table-cell table:formula="of:=[.O70]+[.P70]" office:value-type="float" office:value="201484910" calcext:value-type="float">
            <text:p>2014849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yla Ward</text:p>
          </table:table-cell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1]&gt;[.G$1];0;RANDBETWEEN(1000;1000000))" office:value-type="float" office:value="0" calcext:value-type="float">
            <text:p>0</text:p>
          </table:table-cell>
          <table:table-cell table:formula="of:=IF([.$F71]&gt;[.H$1];0;RANDBETWEEN(1000;1000000))" office:value-type="float" office:value="0" calcext:value-type="float">
            <text:p>0</text:p>
          </table:table-cell>
          <table:table-cell table:formula="of:=IF([.$F71]&gt;[.I$1];0;RANDBETWEEN(1000;1000000))" office:value-type="float" office:value="0" calcext:value-type="float">
            <text:p>0</text:p>
          </table:table-cell>
          <table:table-cell table:formula="of:=IF([.$F71]&gt;[.J$1];0;RANDBETWEEN(1000;1000000))" office:value-type="float" office:value="0" calcext:value-type="float">
            <text:p>0</text:p>
          </table:table-cell>
          <table:table-cell table:formula="of:=IF([.$F71]&gt;[.K$1];0;RANDBETWEEN(1000;1000000))" office:value-type="float" office:value="441920" calcext:value-type="float">
            <text:p>441920</text:p>
          </table:table-cell>
          <table:table-cell table:formula="of:=IF([.$F71]&gt;[.L$1];0;RANDBETWEEN(1000;1000000))" office:value-type="float" office:value="146235" calcext:value-type="float">
            <text:p>146235</text:p>
          </table:table-cell>
          <table:table-cell table:formula="of:=IF([.$F71]&gt;[.M$1];0;RANDBETWEEN(1000;1000000))" office:value-type="float" office:value="979460" calcext:value-type="float">
            <text:p>979460</text:p>
          </table:table-cell>
          <table:table-cell table:formula="of:=SUM([.G71:.M71])" office:value-type="float" office:value="1567615" calcext:value-type="float">
            <text:p>1567615</text:p>
          </table:table-cell>
          <table:table-cell table:formula="of:=[.G71]*VLOOKUP([.G$1];[$'salary-percopy'.$A$1:.$B$7];2)+[.H71]*VLOOKUP([.H$1];[$'salary-percopy'.$A$1:.$B$7];2)+[.I71]*VLOOKUP([.I$1];[$'salary-percopy'.$A$1:.$B$7];2)+[.J71]*VLOOKUP([.J$1];[$'salary-percopy'.$A$1:.$B$7];2)+[.K71]*VLOOKUP([.K$1];[$'salary-percopy'.$A$1:.$B$7];2)+[.L71]*VLOOKUP([.L$1];[$'salary-percopy'.$A$1:.$B$7];2)+[.M71]*VLOOKUP([.M$1];[$'salary-percopy'.$A$1:.$B$7];2)" office:value-type="float" office:value="298071875" calcext:value-type="float">
            <text:p>298071875</text:p>
          </table:table-cell>
          <table:table-cell table:formula="of:=IF([.G71]&gt;500000;[.G71]*0.1*VLOOKUP([.G$1];[$'salary-percopy'.$A$1:.$B$7];2))+IF([.H71]&gt;500000;[.H71]*0.1*VLOOKUP([.H$1];[$'salary-percopy'.$A$1:.$B$7];2))+IF([.I71]&gt;500000;[.I71]*0.1*VLOOKUP([.I$1];[$'salary-percopy'.$A$1:.$B$7];2))+IF([.J71]&gt;500000;[.J71]*0.1*VLOOKUP([.J$1];[$'salary-percopy'.$A$1:.$B$7];2))+IF([.K71]&gt;500000;[.K71]*0.1*VLOOKUP([.K$1];[$'salary-percopy'.$A$1:.$B$7];2))+IF([.L71]&gt;500000;[.L71]*0.1*VLOOKUP([.L$1];[$'salary-percopy'.$A$1:.$B$7];2))+IF([.M71]&gt;500000;[.M71]*0.1*VLOOKUP([.M$1];[$'salary-percopy'.$A$1:.$B$7];2))" office:value-type="float" office:value="19589200" calcext:value-type="float">
            <text:p>19589200</text:p>
          </table:table-cell>
          <table:table-cell table:formula="of:=[.O71]+[.P71]" office:value-type="float" office:value="317661075" calcext:value-type="float">
            <text:p>3176610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ynn Wu</text:p>
          </table:table-cell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2]&gt;[.G$1];0;RANDBETWEEN(1000;1000000))" office:value-type="float" office:value="0" calcext:value-type="float">
            <text:p>0</text:p>
          </table:table-cell>
          <table:table-cell table:formula="of:=IF([.$F72]&gt;[.H$1];0;RANDBETWEEN(1000;1000000))" office:value-type="float" office:value="0" calcext:value-type="float">
            <text:p>0</text:p>
          </table:table-cell>
          <table:table-cell table:formula="of:=IF([.$F72]&gt;[.I$1];0;RANDBETWEEN(1000;1000000))" office:value-type="float" office:value="0" calcext:value-type="float">
            <text:p>0</text:p>
          </table:table-cell>
          <table:table-cell table:formula="of:=IF([.$F72]&gt;[.J$1];0;RANDBETWEEN(1000;1000000))" office:value-type="float" office:value="955448" calcext:value-type="float">
            <text:p>955448</text:p>
          </table:table-cell>
          <table:table-cell table:formula="of:=IF([.$F72]&gt;[.K$1];0;RANDBETWEEN(1000;1000000))" office:value-type="float" office:value="894286" calcext:value-type="float">
            <text:p>894286</text:p>
          </table:table-cell>
          <table:table-cell table:formula="of:=IF([.$F72]&gt;[.L$1];0;RANDBETWEEN(1000;1000000))" office:value-type="float" office:value="379374" calcext:value-type="float">
            <text:p>379374</text:p>
          </table:table-cell>
          <table:table-cell table:formula="of:=IF([.$F72]&gt;[.M$1];0;RANDBETWEEN(1000;1000000))" office:value-type="float" office:value="937713" calcext:value-type="float">
            <text:p>937713</text:p>
          </table:table-cell>
          <table:table-cell table:formula="of:=SUM([.G72:.M72])" office:value-type="float" office:value="3166821" calcext:value-type="float">
            <text:p>3166821</text:p>
          </table:table-cell>
          <table:table-cell table:formula="of:=[.G72]*VLOOKUP([.G$1];[$'salary-percopy'.$A$1:.$B$7];2)+[.H72]*VLOOKUP([.H$1];[$'salary-percopy'.$A$1:.$B$7];2)+[.I72]*VLOOKUP([.I$1];[$'salary-percopy'.$A$1:.$B$7];2)+[.J72]*VLOOKUP([.J$1];[$'salary-percopy'.$A$1:.$B$7];2)+[.K72]*VLOOKUP([.K$1];[$'salary-percopy'.$A$1:.$B$7];2)+[.L72]*VLOOKUP([.L$1];[$'salary-percopy'.$A$1:.$B$7];2)+[.M72]*VLOOKUP([.M$1];[$'salary-percopy'.$A$1:.$B$7];2)" office:value-type="float" office:value="543518130" calcext:value-type="float">
            <text:p>543518130</text:p>
          </table:table-cell>
          <table:table-cell table:formula="of:=IF([.G72]&gt;500000;[.G72]*0.1*VLOOKUP([.G$1];[$'salary-percopy'.$A$1:.$B$7];2))+IF([.H72]&gt;500000;[.H72]*0.1*VLOOKUP([.H$1];[$'salary-percopy'.$A$1:.$B$7];2))+IF([.I72]&gt;500000;[.I72]*0.1*VLOOKUP([.I$1];[$'salary-percopy'.$A$1:.$B$7];2))+IF([.J72]&gt;500000;[.J72]*0.1*VLOOKUP([.J$1];[$'salary-percopy'.$A$1:.$B$7];2))+IF([.K72]&gt;500000;[.K72]*0.1*VLOOKUP([.K$1];[$'salary-percopy'.$A$1:.$B$7];2))+IF([.L72]&gt;500000;[.L72]*0.1*VLOOKUP([.L$1];[$'salary-percopy'.$A$1:.$B$7];2))+IF([.M72]&gt;500000;[.M72]*0.1*VLOOKUP([.M$1];[$'salary-percopy'.$A$1:.$B$7];2))" office:value-type="float" office:value="47333394" calcext:value-type="float">
            <text:p>47333394</text:p>
          </table:table-cell>
          <table:table-cell table:formula="of:=[.O72]+[.P72]" office:value-type="float" office:value="590851524" calcext:value-type="float">
            <text:p>5908515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kyler Webb</text:p>
          </table:table-cell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3]&gt;[.G$1];0;RANDBETWEEN(1000;1000000))" office:value-type="float" office:value="0" calcext:value-type="float">
            <text:p>0</text:p>
          </table:table-cell>
          <table:table-cell table:formula="of:=IF([.$F73]&gt;[.H$1];0;RANDBETWEEN(1000;1000000))" office:value-type="float" office:value="0" calcext:value-type="float">
            <text:p>0</text:p>
          </table:table-cell>
          <table:table-cell table:formula="of:=IF([.$F73]&gt;[.I$1];0;RANDBETWEEN(1000;1000000))" office:value-type="float" office:value="0" calcext:value-type="float">
            <text:p>0</text:p>
          </table:table-cell>
          <table:table-cell table:formula="of:=IF([.$F73]&gt;[.J$1];0;RANDBETWEEN(1000;1000000))" office:value-type="float" office:value="4796" calcext:value-type="float">
            <text:p>4796</text:p>
          </table:table-cell>
          <table:table-cell table:formula="of:=IF([.$F73]&gt;[.K$1];0;RANDBETWEEN(1000;1000000))" office:value-type="float" office:value="657070" calcext:value-type="float">
            <text:p>657070</text:p>
          </table:table-cell>
          <table:table-cell table:formula="of:=IF([.$F73]&gt;[.L$1];0;RANDBETWEEN(1000;1000000))" office:value-type="float" office:value="55038" calcext:value-type="float">
            <text:p>55038</text:p>
          </table:table-cell>
          <table:table-cell table:formula="of:=IF([.$F73]&gt;[.M$1];0;RANDBETWEEN(1000;1000000))" office:value-type="float" office:value="557276" calcext:value-type="float">
            <text:p>557276</text:p>
          </table:table-cell>
          <table:table-cell table:formula="of:=SUM([.G73:.M73])" office:value-type="float" office:value="1274180" calcext:value-type="float">
            <text:p>1274180</text:p>
          </table:table-cell>
          <table:table-cell table:formula="of:=[.G73]*VLOOKUP([.G$1];[$'salary-percopy'.$A$1:.$B$7];2)+[.H73]*VLOOKUP([.H$1];[$'salary-percopy'.$A$1:.$B$7];2)+[.I73]*VLOOKUP([.I$1];[$'salary-percopy'.$A$1:.$B$7];2)+[.J73]*VLOOKUP([.J$1];[$'salary-percopy'.$A$1:.$B$7];2)+[.K73]*VLOOKUP([.K$1];[$'salary-percopy'.$A$1:.$B$7];2)+[.L73]*VLOOKUP([.L$1];[$'salary-percopy'.$A$1:.$B$7];2)+[.M73]*VLOOKUP([.M$1];[$'salary-percopy'.$A$1:.$B$7];2)" office:value-type="float" office:value="234010570" calcext:value-type="float">
            <text:p>234010570</text:p>
          </table:table-cell>
          <table:table-cell table:formula="of:=IF([.G73]&gt;500000;[.G73]*0.1*VLOOKUP([.G$1];[$'salary-percopy'.$A$1:.$B$7];2))+IF([.H73]&gt;500000;[.H73]*0.1*VLOOKUP([.H$1];[$'salary-percopy'.$A$1:.$B$7];2))+IF([.I73]&gt;500000;[.I73]*0.1*VLOOKUP([.I$1];[$'salary-percopy'.$A$1:.$B$7];2))+IF([.J73]&gt;500000;[.J73]*0.1*VLOOKUP([.J$1];[$'salary-percopy'.$A$1:.$B$7];2))+IF([.K73]&gt;500000;[.K73]*0.1*VLOOKUP([.K$1];[$'salary-percopy'.$A$1:.$B$7];2))+IF([.L73]&gt;500000;[.L73]*0.1*VLOOKUP([.L$1];[$'salary-percopy'.$A$1:.$B$7];2))+IF([.M73]&gt;500000;[.M73]*0.1*VLOOKUP([.M$1];[$'salary-percopy'.$A$1:.$B$7];2))" office:value-type="float" office:value="22315710" calcext:value-type="float">
            <text:p>22315710</text:p>
          </table:table-cell>
          <table:table-cell table:formula="of:=[.O73]+[.P73]" office:value-type="float" office:value="256326280" calcext:value-type="float">
            <text:p>2563262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oie Beck</text:p>
          </table:table-cell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4]&gt;[.G$1];0;RANDBETWEEN(1000;1000000))" office:value-type="float" office:value="0" calcext:value-type="float">
            <text:p>0</text:p>
          </table:table-cell>
          <table:table-cell table:formula="of:=IF([.$F74]&gt;[.H$1];0;RANDBETWEEN(1000;1000000))" office:value-type="float" office:value="0" calcext:value-type="float">
            <text:p>0</text:p>
          </table:table-cell>
          <table:table-cell table:formula="of:=IF([.$F74]&gt;[.I$1];0;RANDBETWEEN(1000;1000000))" office:value-type="float" office:value="0" calcext:value-type="float">
            <text:p>0</text:p>
          </table:table-cell>
          <table:table-cell table:formula="of:=IF([.$F74]&gt;[.J$1];0;RANDBETWEEN(1000;1000000))" office:value-type="float" office:value="253002" calcext:value-type="float">
            <text:p>253002</text:p>
          </table:table-cell>
          <table:table-cell table:formula="of:=IF([.$F74]&gt;[.K$1];0;RANDBETWEEN(1000;1000000))" office:value-type="float" office:value="809145" calcext:value-type="float">
            <text:p>809145</text:p>
          </table:table-cell>
          <table:table-cell table:formula="of:=IF([.$F74]&gt;[.L$1];0;RANDBETWEEN(1000;1000000))" office:value-type="float" office:value="814066" calcext:value-type="float">
            <text:p>814066</text:p>
          </table:table-cell>
          <table:table-cell table:formula="of:=IF([.$F74]&gt;[.M$1];0;RANDBETWEEN(1000;1000000))" office:value-type="float" office:value="961259" calcext:value-type="float">
            <text:p>961259</text:p>
          </table:table-cell>
          <table:table-cell table:formula="of:=SUM([.G74:.M74])" office:value-type="float" office:value="2837472" calcext:value-type="float">
            <text:p>2837472</text:p>
          </table:table-cell>
          <table:table-cell table:formula="of:=[.G74]*VLOOKUP([.G$1];[$'salary-percopy'.$A$1:.$B$7];2)+[.H74]*VLOOKUP([.H$1];[$'salary-percopy'.$A$1:.$B$7];2)+[.I74]*VLOOKUP([.I$1];[$'salary-percopy'.$A$1:.$B$7];2)+[.J74]*VLOOKUP([.J$1];[$'salary-percopy'.$A$1:.$B$7];2)+[.K74]*VLOOKUP([.K$1];[$'salary-percopy'.$A$1:.$B$7];2)+[.L74]*VLOOKUP([.L$1];[$'salary-percopy'.$A$1:.$B$7];2)+[.M74]*VLOOKUP([.M$1];[$'salary-percopy'.$A$1:.$B$7];2)" office:value-type="float" office:value="515828940" calcext:value-type="float">
            <text:p>515828940</text:p>
          </table:table-cell>
          <table:table-cell table:formula="of:=IF([.G74]&gt;500000;[.G74]*0.1*VLOOKUP([.G$1];[$'salary-percopy'.$A$1:.$B$7];2))+IF([.H74]&gt;500000;[.H74]*0.1*VLOOKUP([.H$1];[$'salary-percopy'.$A$1:.$B$7];2))+IF([.I74]&gt;500000;[.I74]*0.1*VLOOKUP([.I$1];[$'salary-percopy'.$A$1:.$B$7];2))+IF([.J74]&gt;500000;[.J74]*0.1*VLOOKUP([.J$1];[$'salary-percopy'.$A$1:.$B$7];2))+IF([.K74]&gt;500000;[.K74]*0.1*VLOOKUP([.K$1];[$'salary-percopy'.$A$1:.$B$7];2))+IF([.L74]&gt;500000;[.L74]*0.1*VLOOKUP([.L$1];[$'salary-percopy'.$A$1:.$B$7];2))+IF([.M74]&gt;500000;[.M74]*0.1*VLOOKUP([.M$1];[$'salary-percopy'.$A$1:.$B$7];2))" office:value-type="float" office:value="48040866" calcext:value-type="float">
            <text:p>48040866</text:p>
          </table:table-cell>
          <table:table-cell table:formula="of:=[.O74]+[.P74]" office:value-type="float" office:value="563869806" calcext:value-type="float">
            <text:p>5638698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ice Hudson</text:p>
          </table:table-cell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75]&gt;[.G$1];0;RANDBETWEEN(1000;1000000))" office:value-type="float" office:value="0" calcext:value-type="float">
            <text:p>0</text:p>
          </table:table-cell>
          <table:table-cell table:formula="of:=IF([.$F75]&gt;[.H$1];0;RANDBETWEEN(1000;1000000))" office:value-type="float" office:value="0" calcext:value-type="float">
            <text:p>0</text:p>
          </table:table-cell>
          <table:table-cell table:formula="of:=IF([.$F75]&gt;[.I$1];0;RANDBETWEEN(1000;1000000))" office:value-type="float" office:value="78063" calcext:value-type="float">
            <text:p>78063</text:p>
          </table:table-cell>
          <table:table-cell table:formula="of:=IF([.$F75]&gt;[.J$1];0;RANDBETWEEN(1000;1000000))" office:value-type="float" office:value="368053" calcext:value-type="float">
            <text:p>368053</text:p>
          </table:table-cell>
          <table:table-cell table:formula="of:=IF([.$F75]&gt;[.K$1];0;RANDBETWEEN(1000;1000000))" office:value-type="float" office:value="169847" calcext:value-type="float">
            <text:p>169847</text:p>
          </table:table-cell>
          <table:table-cell table:formula="of:=IF([.$F75]&gt;[.L$1];0;RANDBETWEEN(1000;1000000))" office:value-type="float" office:value="404710" calcext:value-type="float">
            <text:p>404710</text:p>
          </table:table-cell>
          <table:table-cell table:formula="of:=IF([.$F75]&gt;[.M$1];0;RANDBETWEEN(1000;1000000))" office:value-type="float" office:value="138274" calcext:value-type="float">
            <text:p>138274</text:p>
          </table:table-cell>
          <table:table-cell table:formula="of:=SUM([.G75:.M75])" office:value-type="float" office:value="1158947" calcext:value-type="float">
            <text:p>1158947</text:p>
          </table:table-cell>
          <table:table-cell table:formula="of:=[.G75]*VLOOKUP([.G$1];[$'salary-percopy'.$A$1:.$B$7];2)+[.H75]*VLOOKUP([.H$1];[$'salary-percopy'.$A$1:.$B$7];2)+[.I75]*VLOOKUP([.I$1];[$'salary-percopy'.$A$1:.$B$7];2)+[.J75]*VLOOKUP([.J$1];[$'salary-percopy'.$A$1:.$B$7];2)+[.K75]*VLOOKUP([.K$1];[$'salary-percopy'.$A$1:.$B$7];2)+[.L75]*VLOOKUP([.L$1];[$'salary-percopy'.$A$1:.$B$7];2)+[.M75]*VLOOKUP([.M$1];[$'salary-percopy'.$A$1:.$B$7];2)" office:value-type="float" office:value="192295120" calcext:value-type="float">
            <text:p>192295120</text:p>
          </table:table-cell>
          <table:table-cell table:formula="of:=IF([.G75]&gt;500000;[.G75]*0.1*VLOOKUP([.G$1];[$'salary-percopy'.$A$1:.$B$7];2))+IF([.H75]&gt;500000;[.H75]*0.1*VLOOKUP([.H$1];[$'salary-percopy'.$A$1:.$B$7];2))+IF([.I75]&gt;500000;[.I75]*0.1*VLOOKUP([.I$1];[$'salary-percopy'.$A$1:.$B$7];2))+IF([.J75]&gt;500000;[.J75]*0.1*VLOOKUP([.J$1];[$'salary-percopy'.$A$1:.$B$7];2))+IF([.K75]&gt;500000;[.K75]*0.1*VLOOKUP([.K$1];[$'salary-percopy'.$A$1:.$B$7];2))+IF([.L75]&gt;500000;[.L75]*0.1*VLOOKUP([.L$1];[$'salary-percopy'.$A$1:.$B$7];2))+IF([.M75]&gt;500000;[.M75]*0.1*VLOOKUP([.M$1];[$'salary-percopy'.$A$1:.$B$7];2))" office:value-type="float" office:value="0" calcext:value-type="float">
            <text:p>0</text:p>
          </table:table-cell>
          <table:table-cell table:formula="of:=[.O75]+[.P75]" office:value-type="float" office:value="192295120" calcext:value-type="float">
            <text:p>1922951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red Howard</text:p>
          </table:table-cell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6]&gt;[.G$1];0;RANDBETWEEN(1000;1000000))" office:value-type="float" office:value="0" calcext:value-type="float">
            <text:p>0</text:p>
          </table:table-cell>
          <table:table-cell table:formula="of:=IF([.$F76]&gt;[.H$1];0;RANDBETWEEN(1000;1000000))" office:value-type="float" office:value="0" calcext:value-type="float">
            <text:p>0</text:p>
          </table:table-cell>
          <table:table-cell table:formula="of:=IF([.$F76]&gt;[.I$1];0;RANDBETWEEN(1000;1000000))" office:value-type="float" office:value="0" calcext:value-type="float">
            <text:p>0</text:p>
          </table:table-cell>
          <table:table-cell table:formula="of:=IF([.$F76]&gt;[.J$1];0;RANDBETWEEN(1000;1000000))" office:value-type="float" office:value="0" calcext:value-type="float">
            <text:p>0</text:p>
          </table:table-cell>
          <table:table-cell table:formula="of:=IF([.$F76]&gt;[.K$1];0;RANDBETWEEN(1000;1000000))" office:value-type="float" office:value="0" calcext:value-type="float">
            <text:p>0</text:p>
          </table:table-cell>
          <table:table-cell table:formula="of:=IF([.$F76]&gt;[.L$1];0;RANDBETWEEN(1000;1000000))" office:value-type="float" office:value="291215" calcext:value-type="float">
            <text:p>291215</text:p>
          </table:table-cell>
          <table:table-cell table:formula="of:=IF([.$F76]&gt;[.M$1];0;RANDBETWEEN(1000;1000000))" office:value-type="float" office:value="298968" calcext:value-type="float">
            <text:p>298968</text:p>
          </table:table-cell>
          <table:table-cell table:formula="of:=SUM([.G76:.M76])" office:value-type="float" office:value="590183" calcext:value-type="float">
            <text:p>590183</text:p>
          </table:table-cell>
          <table:table-cell table:formula="of:=[.G76]*VLOOKUP([.G$1];[$'salary-percopy'.$A$1:.$B$7];2)+[.H76]*VLOOKUP([.H$1];[$'salary-percopy'.$A$1:.$B$7];2)+[.I76]*VLOOKUP([.I$1];[$'salary-percopy'.$A$1:.$B$7];2)+[.J76]*VLOOKUP([.J$1];[$'salary-percopy'.$A$1:.$B$7];2)+[.K76]*VLOOKUP([.K$1];[$'salary-percopy'.$A$1:.$B$7];2)+[.L76]*VLOOKUP([.L$1];[$'salary-percopy'.$A$1:.$B$7];2)+[.M76]*VLOOKUP([.M$1];[$'salary-percopy'.$A$1:.$B$7];2)" office:value-type="float" office:value="113668375" calcext:value-type="float">
            <text:p>113668375</text:p>
          </table:table-cell>
          <table:table-cell table:formula="of:=IF([.G76]&gt;500000;[.G76]*0.1*VLOOKUP([.G$1];[$'salary-percopy'.$A$1:.$B$7];2))+IF([.H76]&gt;500000;[.H76]*0.1*VLOOKUP([.H$1];[$'salary-percopy'.$A$1:.$B$7];2))+IF([.I76]&gt;500000;[.I76]*0.1*VLOOKUP([.I$1];[$'salary-percopy'.$A$1:.$B$7];2))+IF([.J76]&gt;500000;[.J76]*0.1*VLOOKUP([.J$1];[$'salary-percopy'.$A$1:.$B$7];2))+IF([.K76]&gt;500000;[.K76]*0.1*VLOOKUP([.K$1];[$'salary-percopy'.$A$1:.$B$7];2))+IF([.L76]&gt;500000;[.L76]*0.1*VLOOKUP([.L$1];[$'salary-percopy'.$A$1:.$B$7];2))+IF([.M76]&gt;500000;[.M76]*0.1*VLOOKUP([.M$1];[$'salary-percopy'.$A$1:.$B$7];2))" office:value-type="float" office:value="0" calcext:value-type="float">
            <text:p>0</text:p>
          </table:table-cell>
          <table:table-cell table:formula="of:=[.O76]+[.P76]" office:value-type="float" office:value="113668375" calcext:value-type="float">
            <text:p>113668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agan Salazar</text:p>
          </table:table-cell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77]&gt;[.G$1];0;RANDBETWEEN(1000;1000000))" office:value-type="float" office:value="857603" calcext:value-type="float">
            <text:p>857603</text:p>
          </table:table-cell>
          <table:table-cell table:formula="of:=IF([.$F77]&gt;[.H$1];0;RANDBETWEEN(1000;1000000))" office:value-type="float" office:value="258737" calcext:value-type="float">
            <text:p>258737</text:p>
          </table:table-cell>
          <table:table-cell table:formula="of:=IF([.$F77]&gt;[.I$1];0;RANDBETWEEN(1000;1000000))" office:value-type="float" office:value="259302" calcext:value-type="float">
            <text:p>259302</text:p>
          </table:table-cell>
          <table:table-cell table:formula="of:=IF([.$F77]&gt;[.J$1];0;RANDBETWEEN(1000;1000000))" office:value-type="float" office:value="271524" calcext:value-type="float">
            <text:p>271524</text:p>
          </table:table-cell>
          <table:table-cell table:formula="of:=IF([.$F77]&gt;[.K$1];0;RANDBETWEEN(1000;1000000))" office:value-type="float" office:value="4307" calcext:value-type="float">
            <text:p>4307</text:p>
          </table:table-cell>
          <table:table-cell table:formula="of:=IF([.$F77]&gt;[.L$1];0;RANDBETWEEN(1000;1000000))" office:value-type="float" office:value="167229" calcext:value-type="float">
            <text:p>167229</text:p>
          </table:table-cell>
          <table:table-cell table:formula="of:=IF([.$F77]&gt;[.M$1];0;RANDBETWEEN(1000;1000000))" office:value-type="float" office:value="806025" calcext:value-type="float">
            <text:p>806025</text:p>
          </table:table-cell>
          <table:table-cell table:formula="of:=SUM([.G77:.M77])" office:value-type="float" office:value="2624727" calcext:value-type="float">
            <text:p>2624727</text:p>
          </table:table-cell>
          <table:table-cell table:formula="of:=[.G77]*VLOOKUP([.G$1];[$'salary-percopy'.$A$1:.$B$7];2)+[.H77]*VLOOKUP([.H$1];[$'salary-percopy'.$A$1:.$B$7];2)+[.I77]*VLOOKUP([.I$1];[$'salary-percopy'.$A$1:.$B$7];2)+[.J77]*VLOOKUP([.J$1];[$'salary-percopy'.$A$1:.$B$7];2)+[.K77]*VLOOKUP([.K$1];[$'salary-percopy'.$A$1:.$B$7];2)+[.L77]*VLOOKUP([.L$1];[$'salary-percopy'.$A$1:.$B$7];2)+[.M77]*VLOOKUP([.M$1];[$'salary-percopy'.$A$1:.$B$7];2)" office:value-type="float" office:value="376225525" calcext:value-type="float">
            <text:p>376225525</text:p>
          </table:table-cell>
          <table:table-cell table:formula="of:=IF([.G77]&gt;500000;[.G77]*0.1*VLOOKUP([.G$1];[$'salary-percopy'.$A$1:.$B$7];2))+IF([.H77]&gt;500000;[.H77]*0.1*VLOOKUP([.H$1];[$'salary-percopy'.$A$1:.$B$7];2))+IF([.I77]&gt;500000;[.I77]*0.1*VLOOKUP([.I$1];[$'salary-percopy'.$A$1:.$B$7];2))+IF([.J77]&gt;500000;[.J77]*0.1*VLOOKUP([.J$1];[$'salary-percopy'.$A$1:.$B$7];2))+IF([.K77]&gt;500000;[.K77]*0.1*VLOOKUP([.K$1];[$'salary-percopy'.$A$1:.$B$7];2))+IF([.L77]&gt;500000;[.L77]*0.1*VLOOKUP([.L$1];[$'salary-percopy'.$A$1:.$B$7];2))+IF([.M77]&gt;500000;[.M77]*0.1*VLOOKUP([.M$1];[$'salary-percopy'.$A$1:.$B$7];2))" office:value-type="float" office:value="24696530" calcext:value-type="float">
            <text:p>24696530</text:p>
          </table:table-cell>
          <table:table-cell table:formula="of:=[.O77]+[.P77]" office:value-type="float" office:value="400922055" calcext:value-type="float">
            <text:p>4009220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y Dyer</text:p>
          </table:table-cell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8]&gt;[.G$1];0;RANDBETWEEN(1000;1000000))" office:value-type="float" office:value="0" calcext:value-type="float">
            <text:p>0</text:p>
          </table:table-cell>
          <table:table-cell table:formula="of:=IF([.$F78]&gt;[.H$1];0;RANDBETWEEN(1000;1000000))" office:value-type="float" office:value="0" calcext:value-type="float">
            <text:p>0</text:p>
          </table:table-cell>
          <table:table-cell table:formula="of:=IF([.$F78]&gt;[.I$1];0;RANDBETWEEN(1000;1000000))" office:value-type="float" office:value="0" calcext:value-type="float">
            <text:p>0</text:p>
          </table:table-cell>
          <table:table-cell table:formula="of:=IF([.$F78]&gt;[.J$1];0;RANDBETWEEN(1000;1000000))" office:value-type="float" office:value="0" calcext:value-type="float">
            <text:p>0</text:p>
          </table:table-cell>
          <table:table-cell table:formula="of:=IF([.$F78]&gt;[.K$1];0;RANDBETWEEN(1000;1000000))" office:value-type="float" office:value="0" calcext:value-type="float">
            <text:p>0</text:p>
          </table:table-cell>
          <table:table-cell table:formula="of:=IF([.$F78]&gt;[.L$1];0;RANDBETWEEN(1000;1000000))" office:value-type="float" office:value="200222" calcext:value-type="float">
            <text:p>200222</text:p>
          </table:table-cell>
          <table:table-cell table:formula="of:=IF([.$F78]&gt;[.M$1];0;RANDBETWEEN(1000;1000000))" office:value-type="float" office:value="466642" calcext:value-type="float">
            <text:p>466642</text:p>
          </table:table-cell>
          <table:table-cell table:formula="of:=SUM([.G78:.M78])" office:value-type="float" office:value="666864" calcext:value-type="float">
            <text:p>666864</text:p>
          </table:table-cell>
          <table:table-cell table:formula="of:=[.G78]*VLOOKUP([.G$1];[$'salary-percopy'.$A$1:.$B$7];2)+[.H78]*VLOOKUP([.H$1];[$'salary-percopy'.$A$1:.$B$7];2)+[.I78]*VLOOKUP([.I$1];[$'salary-percopy'.$A$1:.$B$7];2)+[.J78]*VLOOKUP([.J$1];[$'salary-percopy'.$A$1:.$B$7];2)+[.K78]*VLOOKUP([.K$1];[$'salary-percopy'.$A$1:.$B$7];2)+[.L78]*VLOOKUP([.L$1];[$'salary-percopy'.$A$1:.$B$7];2)+[.M78]*VLOOKUP([.M$1];[$'salary-percopy'.$A$1:.$B$7];2)" office:value-type="float" office:value="130369470" calcext:value-type="float">
            <text:p>130369470</text:p>
          </table:table-cell>
          <table:table-cell table:formula="of:=IF([.G78]&gt;500000;[.G78]*0.1*VLOOKUP([.G$1];[$'salary-percopy'.$A$1:.$B$7];2))+IF([.H78]&gt;500000;[.H78]*0.1*VLOOKUP([.H$1];[$'salary-percopy'.$A$1:.$B$7];2))+IF([.I78]&gt;500000;[.I78]*0.1*VLOOKUP([.I$1];[$'salary-percopy'.$A$1:.$B$7];2))+IF([.J78]&gt;500000;[.J78]*0.1*VLOOKUP([.J$1];[$'salary-percopy'.$A$1:.$B$7];2))+IF([.K78]&gt;500000;[.K78]*0.1*VLOOKUP([.K$1];[$'salary-percopy'.$A$1:.$B$7];2))+IF([.L78]&gt;500000;[.L78]*0.1*VLOOKUP([.L$1];[$'salary-percopy'.$A$1:.$B$7];2))+IF([.M78]&gt;500000;[.M78]*0.1*VLOOKUP([.M$1];[$'salary-percopy'.$A$1:.$B$7];2))" office:value-type="float" office:value="0" calcext:value-type="float">
            <text:p>0</text:p>
          </table:table-cell>
          <table:table-cell table:formula="of:=[.O78]+[.P78]" office:value-type="float" office:value="130369470" calcext:value-type="float">
            <text:p>1303694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ana Castro</text:p>
          </table:table-cell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9]&gt;[.G$1];0;RANDBETWEEN(1000;1000000))" office:value-type="float" office:value="0" calcext:value-type="float">
            <text:p>0</text:p>
          </table:table-cell>
          <table:table-cell table:formula="of:=IF([.$F79]&gt;[.H$1];0;RANDBETWEEN(1000;1000000))" office:value-type="float" office:value="0" calcext:value-type="float">
            <text:p>0</text:p>
          </table:table-cell>
          <table:table-cell table:formula="of:=IF([.$F79]&gt;[.I$1];0;RANDBETWEEN(1000;1000000))" office:value-type="float" office:value="0" calcext:value-type="float">
            <text:p>0</text:p>
          </table:table-cell>
          <table:table-cell table:formula="of:=IF([.$F79]&gt;[.J$1];0;RANDBETWEEN(1000;1000000))" office:value-type="float" office:value="0" calcext:value-type="float">
            <text:p>0</text:p>
          </table:table-cell>
          <table:table-cell table:formula="of:=IF([.$F79]&gt;[.K$1];0;RANDBETWEEN(1000;1000000))" office:value-type="float" office:value="0" calcext:value-type="float">
            <text:p>0</text:p>
          </table:table-cell>
          <table:table-cell table:formula="of:=IF([.$F79]&gt;[.L$1];0;RANDBETWEEN(1000;1000000))" office:value-type="float" office:value="709266" calcext:value-type="float">
            <text:p>709266</text:p>
          </table:table-cell>
          <table:table-cell table:formula="of:=IF([.$F79]&gt;[.M$1];0;RANDBETWEEN(1000;1000000))" office:value-type="float" office:value="974380" calcext:value-type="float">
            <text:p>974380</text:p>
          </table:table-cell>
          <table:table-cell table:formula="of:=SUM([.G79:.M79])" office:value-type="float" office:value="1683646" calcext:value-type="float">
            <text:p>1683646</text:p>
          </table:table-cell>
          <table:table-cell table:formula="of:=[.G79]*VLOOKUP([.G$1];[$'salary-percopy'.$A$1:.$B$7];2)+[.H79]*VLOOKUP([.H$1];[$'salary-percopy'.$A$1:.$B$7];2)+[.I79]*VLOOKUP([.I$1];[$'salary-percopy'.$A$1:.$B$7];2)+[.J79]*VLOOKUP([.J$1];[$'salary-percopy'.$A$1:.$B$7];2)+[.K79]*VLOOKUP([.K$1];[$'salary-percopy'.$A$1:.$B$7];2)+[.L79]*VLOOKUP([.L$1];[$'salary-percopy'.$A$1:.$B$7];2)+[.M79]*VLOOKUP([.M$1];[$'salary-percopy'.$A$1:.$B$7];2)" office:value-type="float" office:value="326090210" calcext:value-type="float">
            <text:p>326090210</text:p>
          </table:table-cell>
          <table:table-cell table:formula="of:=IF([.G79]&gt;500000;[.G79]*0.1*VLOOKUP([.G$1];[$'salary-percopy'.$A$1:.$B$7];2))+IF([.H79]&gt;500000;[.H79]*0.1*VLOOKUP([.H$1];[$'salary-percopy'.$A$1:.$B$7];2))+IF([.I79]&gt;500000;[.I79]*0.1*VLOOKUP([.I$1];[$'salary-percopy'.$A$1:.$B$7];2))+IF([.J79]&gt;500000;[.J79]*0.1*VLOOKUP([.J$1];[$'salary-percopy'.$A$1:.$B$7];2))+IF([.K79]&gt;500000;[.K79]*0.1*VLOOKUP([.K$1];[$'salary-percopy'.$A$1:.$B$7];2))+IF([.L79]&gt;500000;[.L79]*0.1*VLOOKUP([.L$1];[$'salary-percopy'.$A$1:.$B$7];2))+IF([.M79]&gt;500000;[.M79]*0.1*VLOOKUP([.M$1];[$'salary-percopy'.$A$1:.$B$7];2))" office:value-type="float" office:value="32609021" calcext:value-type="float">
            <text:p>32609021</text:p>
          </table:table-cell>
          <table:table-cell table:formula="of:=[.O79]+[.P79]" office:value-type="float" office:value="358699231" calcext:value-type="float">
            <text:p>358699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on Cline</text:p>
          </table:table-cell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80]&gt;[.G$1];0;RANDBETWEEN(1000;1000000))" office:value-type="float" office:value="0" calcext:value-type="float">
            <text:p>0</text:p>
          </table:table-cell>
          <table:table-cell table:formula="of:=IF([.$F80]&gt;[.H$1];0;RANDBETWEEN(1000;1000000))" office:value-type="float" office:value="0" calcext:value-type="float">
            <text:p>0</text:p>
          </table:table-cell>
          <table:table-cell table:formula="of:=IF([.$F80]&gt;[.I$1];0;RANDBETWEEN(1000;1000000))" office:value-type="float" office:value="0" calcext:value-type="float">
            <text:p>0</text:p>
          </table:table-cell>
          <table:table-cell table:formula="of:=IF([.$F80]&gt;[.J$1];0;RANDBETWEEN(1000;1000000))" office:value-type="float" office:value="0" calcext:value-type="float">
            <text:p>0</text:p>
          </table:table-cell>
          <table:table-cell table:formula="of:=IF([.$F80]&gt;[.K$1];0;RANDBETWEEN(1000;1000000))" office:value-type="float" office:value="421638" calcext:value-type="float">
            <text:p>421638</text:p>
          </table:table-cell>
          <table:table-cell table:formula="of:=IF([.$F80]&gt;[.L$1];0;RANDBETWEEN(1000;1000000))" office:value-type="float" office:value="866966" calcext:value-type="float">
            <text:p>866966</text:p>
          </table:table-cell>
          <table:table-cell table:formula="of:=IF([.$F80]&gt;[.M$1];0;RANDBETWEEN(1000;1000000))" office:value-type="float" office:value="48977" calcext:value-type="float">
            <text:p>48977</text:p>
          </table:table-cell>
          <table:table-cell table:formula="of:=SUM([.G80:.M80])" office:value-type="float" office:value="1337581" calcext:value-type="float">
            <text:p>1337581</text:p>
          </table:table-cell>
          <table:table-cell table:formula="of:=[.G80]*VLOOKUP([.G$1];[$'salary-percopy'.$A$1:.$B$7];2)+[.H80]*VLOOKUP([.H$1];[$'salary-percopy'.$A$1:.$B$7];2)+[.I80]*VLOOKUP([.I$1];[$'salary-percopy'.$A$1:.$B$7];2)+[.J80]*VLOOKUP([.J$1];[$'salary-percopy'.$A$1:.$B$7];2)+[.K80]*VLOOKUP([.K$1];[$'salary-percopy'.$A$1:.$B$7];2)+[.L80]*VLOOKUP([.L$1];[$'salary-percopy'.$A$1:.$B$7];2)+[.M80]*VLOOKUP([.M$1];[$'salary-percopy'.$A$1:.$B$7];2)" office:value-type="float" office:value="241862570" calcext:value-type="float">
            <text:p>241862570</text:p>
          </table:table-cell>
          <table:table-cell table:formula="of:=IF([.G80]&gt;500000;[.G80]*0.1*VLOOKUP([.G$1];[$'salary-percopy'.$A$1:.$B$7];2))+IF([.H80]&gt;500000;[.H80]*0.1*VLOOKUP([.H$1];[$'salary-percopy'.$A$1:.$B$7];2))+IF([.I80]&gt;500000;[.I80]*0.1*VLOOKUP([.I$1];[$'salary-percopy'.$A$1:.$B$7];2))+IF([.J80]&gt;500000;[.J80]*0.1*VLOOKUP([.J$1];[$'salary-percopy'.$A$1:.$B$7];2))+IF([.K80]&gt;500000;[.K80]*0.1*VLOOKUP([.K$1];[$'salary-percopy'.$A$1:.$B$7];2))+IF([.L80]&gt;500000;[.L80]*0.1*VLOOKUP([.L$1];[$'salary-percopy'.$A$1:.$B$7];2))+IF([.M80]&gt;500000;[.M80]*0.1*VLOOKUP([.M$1];[$'salary-percopy'.$A$1:.$B$7];2))" office:value-type="float" office:value="16038871" calcext:value-type="float">
            <text:p>16038871</text:p>
          </table:table-cell>
          <table:table-cell table:formula="of:=[.O80]+[.P80]" office:value-type="float" office:value="257901441" calcext:value-type="float">
            <text:p>257901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ena Long</text:p>
          </table:table-cell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1]&gt;[.G$1];0;RANDBETWEEN(1000;1000000))" office:value-type="float" office:value="0" calcext:value-type="float">
            <text:p>0</text:p>
          </table:table-cell>
          <table:table-cell table:formula="of:=IF([.$F81]&gt;[.H$1];0;RANDBETWEEN(1000;1000000))" office:value-type="float" office:value="387489" calcext:value-type="float">
            <text:p>387489</text:p>
          </table:table-cell>
          <table:table-cell table:formula="of:=IF([.$F81]&gt;[.I$1];0;RANDBETWEEN(1000;1000000))" office:value-type="float" office:value="900813" calcext:value-type="float">
            <text:p>900813</text:p>
          </table:table-cell>
          <table:table-cell table:formula="of:=IF([.$F81]&gt;[.J$1];0;RANDBETWEEN(1000;1000000))" office:value-type="float" office:value="63146" calcext:value-type="float">
            <text:p>63146</text:p>
          </table:table-cell>
          <table:table-cell table:formula="of:=IF([.$F81]&gt;[.K$1];0;RANDBETWEEN(1000;1000000))" office:value-type="float" office:value="296274" calcext:value-type="float">
            <text:p>296274</text:p>
          </table:table-cell>
          <table:table-cell table:formula="of:=IF([.$F81]&gt;[.L$1];0;RANDBETWEEN(1000;1000000))" office:value-type="float" office:value="765294" calcext:value-type="float">
            <text:p>765294</text:p>
          </table:table-cell>
          <table:table-cell table:formula="of:=IF([.$F81]&gt;[.M$1];0;RANDBETWEEN(1000;1000000))" office:value-type="float" office:value="250963" calcext:value-type="float">
            <text:p>250963</text:p>
          </table:table-cell>
          <table:table-cell table:formula="of:=SUM([.G81:.M81])" office:value-type="float" office:value="2663979" calcext:value-type="float">
            <text:p>2663979</text:p>
          </table:table-cell>
          <table:table-cell table:formula="of:=[.G81]*VLOOKUP([.G$1];[$'salary-percopy'.$A$1:.$B$7];2)+[.H81]*VLOOKUP([.H$1];[$'salary-percopy'.$A$1:.$B$7];2)+[.I81]*VLOOKUP([.I$1];[$'salary-percopy'.$A$1:.$B$7];2)+[.J81]*VLOOKUP([.J$1];[$'salary-percopy'.$A$1:.$B$7];2)+[.K81]*VLOOKUP([.K$1];[$'salary-percopy'.$A$1:.$B$7];2)+[.L81]*VLOOKUP([.L$1];[$'salary-percopy'.$A$1:.$B$7];2)+[.M81]*VLOOKUP([.M$1];[$'salary-percopy'.$A$1:.$B$7];2)" office:value-type="float" office:value="401700360" calcext:value-type="float">
            <text:p>401700360</text:p>
          </table:table-cell>
          <table:table-cell table:formula="of:=IF([.G81]&gt;500000;[.G81]*0.1*VLOOKUP([.G$1];[$'salary-percopy'.$A$1:.$B$7];2))+IF([.H81]&gt;500000;[.H81]*0.1*VLOOKUP([.H$1];[$'salary-percopy'.$A$1:.$B$7];2))+IF([.I81]&gt;500000;[.I81]*0.1*VLOOKUP([.I$1];[$'salary-percopy'.$A$1:.$B$7];2))+IF([.J81]&gt;500000;[.J81]*0.1*VLOOKUP([.J$1];[$'salary-percopy'.$A$1:.$B$7];2))+IF([.K81]&gt;500000;[.K81]*0.1*VLOOKUP([.K$1];[$'salary-percopy'.$A$1:.$B$7];2))+IF([.L81]&gt;500000;[.L81]*0.1*VLOOKUP([.L$1];[$'salary-percopy'.$A$1:.$B$7];2))+IF([.M81]&gt;500000;[.M81]*0.1*VLOOKUP([.M$1];[$'salary-percopy'.$A$1:.$B$7];2))" office:value-type="float" office:value="24967695" calcext:value-type="float">
            <text:p>24967695</text:p>
          </table:table-cell>
          <table:table-cell table:formula="of:=[.O81]+[.P81]" office:value-type="float" office:value="426668055" calcext:value-type="float">
            <text:p>4266680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mad Lynn</text:p>
          </table:table-cell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2]&gt;[.G$1];0;RANDBETWEEN(1000;1000000))" office:value-type="float" office:value="0" calcext:value-type="float">
            <text:p>0</text:p>
          </table:table-cell>
          <table:table-cell table:formula="of:=IF([.$F82]&gt;[.H$1];0;RANDBETWEEN(1000;1000000))" office:value-type="float" office:value="409551" calcext:value-type="float">
            <text:p>409551</text:p>
          </table:table-cell>
          <table:table-cell table:formula="of:=IF([.$F82]&gt;[.I$1];0;RANDBETWEEN(1000;1000000))" office:value-type="float" office:value="930444" calcext:value-type="float">
            <text:p>930444</text:p>
          </table:table-cell>
          <table:table-cell table:formula="of:=IF([.$F82]&gt;[.J$1];0;RANDBETWEEN(1000;1000000))" office:value-type="float" office:value="840882" calcext:value-type="float">
            <text:p>840882</text:p>
          </table:table-cell>
          <table:table-cell table:formula="of:=IF([.$F82]&gt;[.K$1];0;RANDBETWEEN(1000;1000000))" office:value-type="float" office:value="228044" calcext:value-type="float">
            <text:p>228044</text:p>
          </table:table-cell>
          <table:table-cell table:formula="of:=IF([.$F82]&gt;[.L$1];0;RANDBETWEEN(1000;1000000))" office:value-type="float" office:value="372135" calcext:value-type="float">
            <text:p>372135</text:p>
          </table:table-cell>
          <table:table-cell table:formula="of:=IF([.$F82]&gt;[.M$1];0;RANDBETWEEN(1000;1000000))" office:value-type="float" office:value="995128" calcext:value-type="float">
            <text:p>995128</text:p>
          </table:table-cell>
          <table:table-cell table:formula="of:=SUM([.G82:.M82])" office:value-type="float" office:value="3776184" calcext:value-type="float">
            <text:p>3776184</text:p>
          </table:table-cell>
          <table:table-cell table:formula="of:=[.G82]*VLOOKUP([.G$1];[$'salary-percopy'.$A$1:.$B$7];2)+[.H82]*VLOOKUP([.H$1];[$'salary-percopy'.$A$1:.$B$7];2)+[.I82]*VLOOKUP([.I$1];[$'salary-percopy'.$A$1:.$B$7];2)+[.J82]*VLOOKUP([.J$1];[$'salary-percopy'.$A$1:.$B$7];2)+[.K82]*VLOOKUP([.K$1];[$'salary-percopy'.$A$1:.$B$7];2)+[.L82]*VLOOKUP([.L$1];[$'salary-percopy'.$A$1:.$B$7];2)+[.M82]*VLOOKUP([.M$1];[$'salary-percopy'.$A$1:.$B$7];2)" office:value-type="float" office:value="581065425" calcext:value-type="float">
            <text:p>581065425</text:p>
          </table:table-cell>
          <table:table-cell table:formula="of:=IF([.G82]&gt;500000;[.G82]*0.1*VLOOKUP([.G$1];[$'salary-percopy'.$A$1:.$B$7];2))+IF([.H82]&gt;500000;[.H82]*0.1*VLOOKUP([.H$1];[$'salary-percopy'.$A$1:.$B$7];2))+IF([.I82]&gt;500000;[.I82]*0.1*VLOOKUP([.I$1];[$'salary-percopy'.$A$1:.$B$7];2))+IF([.J82]&gt;500000;[.J82]*0.1*VLOOKUP([.J$1];[$'salary-percopy'.$A$1:.$B$7];2))+IF([.K82]&gt;500000;[.K82]*0.1*VLOOKUP([.K$1];[$'salary-percopy'.$A$1:.$B$7];2))+IF([.L82]&gt;500000;[.L82]*0.1*VLOOKUP([.L$1];[$'salary-percopy'.$A$1:.$B$7];2))+IF([.M82]&gt;500000;[.M82]*0.1*VLOOKUP([.M$1];[$'salary-percopy'.$A$1:.$B$7];2))" office:value-type="float" office:value="42840236" calcext:value-type="float">
            <text:p>42840236</text:p>
          </table:table-cell>
          <table:table-cell table:formula="of:=[.O82]+[.P82]" office:value-type="float" office:value="623905661" calcext:value-type="float">
            <text:p>6239056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gger Maxwell</text:p>
          </table:table-cell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3]&gt;[.G$1];0;RANDBETWEEN(1000;1000000))" office:value-type="float" office:value="223295" calcext:value-type="float">
            <text:p>223295</text:p>
          </table:table-cell>
          <table:table-cell table:formula="of:=IF([.$F83]&gt;[.H$1];0;RANDBETWEEN(1000;1000000))" office:value-type="float" office:value="166459" calcext:value-type="float">
            <text:p>166459</text:p>
          </table:table-cell>
          <table:table-cell table:formula="of:=IF([.$F83]&gt;[.I$1];0;RANDBETWEEN(1000;1000000))" office:value-type="float" office:value="272982" calcext:value-type="float">
            <text:p>272982</text:p>
          </table:table-cell>
          <table:table-cell table:formula="of:=IF([.$F83]&gt;[.J$1];0;RANDBETWEEN(1000;1000000))" office:value-type="float" office:value="773531" calcext:value-type="float">
            <text:p>773531</text:p>
          </table:table-cell>
          <table:table-cell table:formula="of:=IF([.$F83]&gt;[.K$1];0;RANDBETWEEN(1000;1000000))" office:value-type="float" office:value="90320" calcext:value-type="float">
            <text:p>90320</text:p>
          </table:table-cell>
          <table:table-cell table:formula="of:=IF([.$F83]&gt;[.L$1];0;RANDBETWEEN(1000;1000000))" office:value-type="float" office:value="799350" calcext:value-type="float">
            <text:p>799350</text:p>
          </table:table-cell>
          <table:table-cell table:formula="of:=IF([.$F83]&gt;[.M$1];0;RANDBETWEEN(1000;1000000))" office:value-type="float" office:value="68784" calcext:value-type="float">
            <text:p>68784</text:p>
          </table:table-cell>
          <table:table-cell table:formula="of:=SUM([.G83:.M83])" office:value-type="float" office:value="2394721" calcext:value-type="float">
            <text:p>2394721</text:p>
          </table:table-cell>
          <table:table-cell table:formula="of:=[.G83]*VLOOKUP([.G$1];[$'salary-percopy'.$A$1:.$B$7];2)+[.H83]*VLOOKUP([.H$1];[$'salary-percopy'.$A$1:.$B$7];2)+[.I83]*VLOOKUP([.I$1];[$'salary-percopy'.$A$1:.$B$7];2)+[.J83]*VLOOKUP([.J$1];[$'salary-percopy'.$A$1:.$B$7];2)+[.K83]*VLOOKUP([.K$1];[$'salary-percopy'.$A$1:.$B$7];2)+[.L83]*VLOOKUP([.L$1];[$'salary-percopy'.$A$1:.$B$7];2)+[.M83]*VLOOKUP([.M$1];[$'salary-percopy'.$A$1:.$B$7];2)" office:value-type="float" office:value="358683120" calcext:value-type="float">
            <text:p>358683120</text:p>
          </table:table-cell>
          <table:table-cell table:formula="of:=IF([.G83]&gt;500000;[.G83]*0.1*VLOOKUP([.G$1];[$'salary-percopy'.$A$1:.$B$7];2))+IF([.H83]&gt;500000;[.H83]*0.1*VLOOKUP([.H$1];[$'salary-percopy'.$A$1:.$B$7];2))+IF([.I83]&gt;500000;[.I83]*0.1*VLOOKUP([.I$1];[$'salary-percopy'.$A$1:.$B$7];2))+IF([.J83]&gt;500000;[.J83]*0.1*VLOOKUP([.J$1];[$'salary-percopy'.$A$1:.$B$7];2))+IF([.K83]&gt;500000;[.K83]*0.1*VLOOKUP([.K$1];[$'salary-percopy'.$A$1:.$B$7];2))+IF([.L83]&gt;500000;[.L83]*0.1*VLOOKUP([.L$1];[$'salary-percopy'.$A$1:.$B$7];2))+IF([.M83]&gt;500000;[.M83]*0.1*VLOOKUP([.M$1];[$'salary-percopy'.$A$1:.$B$7];2))" office:value-type="float" office:value="25617409" calcext:value-type="float">
            <text:p>25617409</text:p>
          </table:table-cell>
          <table:table-cell table:formula="of:=[.O83]+[.P83]" office:value-type="float" office:value="384300529" calcext:value-type="float">
            <text:p>3843005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nna Mason</text:p>
          </table:table-cell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4]&gt;[.G$1];0;RANDBETWEEN(1000;1000000))" office:value-type="float" office:value="578053" calcext:value-type="float">
            <text:p>578053</text:p>
          </table:table-cell>
          <table:table-cell table:formula="of:=IF([.$F84]&gt;[.H$1];0;RANDBETWEEN(1000;1000000))" office:value-type="float" office:value="843723" calcext:value-type="float">
            <text:p>843723</text:p>
          </table:table-cell>
          <table:table-cell table:formula="of:=IF([.$F84]&gt;[.I$1];0;RANDBETWEEN(1000;1000000))" office:value-type="float" office:value="950406" calcext:value-type="float">
            <text:p>950406</text:p>
          </table:table-cell>
          <table:table-cell table:formula="of:=IF([.$F84]&gt;[.J$1];0;RANDBETWEEN(1000;1000000))" office:value-type="float" office:value="783471" calcext:value-type="float">
            <text:p>783471</text:p>
          </table:table-cell>
          <table:table-cell table:formula="of:=IF([.$F84]&gt;[.K$1];0;RANDBETWEEN(1000;1000000))" office:value-type="float" office:value="278202" calcext:value-type="float">
            <text:p>278202</text:p>
          </table:table-cell>
          <table:table-cell table:formula="of:=IF([.$F84]&gt;[.L$1];0;RANDBETWEEN(1000;1000000))" office:value-type="float" office:value="242381" calcext:value-type="float">
            <text:p>242381</text:p>
          </table:table-cell>
          <table:table-cell table:formula="of:=IF([.$F84]&gt;[.M$1];0;RANDBETWEEN(1000;1000000))" office:value-type="float" office:value="67246" calcext:value-type="float">
            <text:p>67246</text:p>
          </table:table-cell>
          <table:table-cell table:formula="of:=SUM([.G84:.M84])" office:value-type="float" office:value="3743482" calcext:value-type="float">
            <text:p>3743482</text:p>
          </table:table-cell>
          <table:table-cell table:formula="of:=[.G84]*VLOOKUP([.G$1];[$'salary-percopy'.$A$1:.$B$7];2)+[.H84]*VLOOKUP([.H$1];[$'salary-percopy'.$A$1:.$B$7];2)+[.I84]*VLOOKUP([.I$1];[$'salary-percopy'.$A$1:.$B$7];2)+[.J84]*VLOOKUP([.J$1];[$'salary-percopy'.$A$1:.$B$7];2)+[.K84]*VLOOKUP([.K$1];[$'salary-percopy'.$A$1:.$B$7];2)+[.L84]*VLOOKUP([.L$1];[$'salary-percopy'.$A$1:.$B$7];2)+[.M84]*VLOOKUP([.M$1];[$'salary-percopy'.$A$1:.$B$7];2)" office:value-type="float" office:value="479933515" calcext:value-type="float">
            <text:p>479933515</text:p>
          </table:table-cell>
          <table:table-cell table:formula="of:=IF([.G84]&gt;500000;[.G84]*0.1*VLOOKUP([.G$1];[$'salary-percopy'.$A$1:.$B$7];2))+IF([.H84]&gt;500000;[.H84]*0.1*VLOOKUP([.H$1];[$'salary-percopy'.$A$1:.$B$7];2))+IF([.I84]&gt;500000;[.I84]*0.1*VLOOKUP([.I$1];[$'salary-percopy'.$A$1:.$B$7];2))+IF([.J84]&gt;500000;[.J84]*0.1*VLOOKUP([.J$1];[$'salary-percopy'.$A$1:.$B$7];2))+IF([.K84]&gt;500000;[.K84]*0.1*VLOOKUP([.K$1];[$'salary-percopy'.$A$1:.$B$7];2))+IF([.L84]&gt;500000;[.L84]*0.1*VLOOKUP([.L$1];[$'salary-percopy'.$A$1:.$B$7];2))+IF([.M84]&gt;500000;[.M84]*0.1*VLOOKUP([.M$1];[$'salary-percopy'.$A$1:.$B$7];2))" office:value-type="float" office:value="37434949" calcext:value-type="float">
            <text:p>37434949</text:p>
          </table:table-cell>
          <table:table-cell table:formula="of:=[.O84]+[.P84]" office:value-type="float" office:value="517368464" calcext:value-type="float">
            <text:p>5173684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kob Booth</text:p>
          </table:table-cell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5]&gt;[.G$1];0;RANDBETWEEN(1000;1000000))" office:value-type="float" office:value="0" calcext:value-type="float">
            <text:p>0</text:p>
          </table:table-cell>
          <table:table-cell table:formula="of:=IF([.$F85]&gt;[.H$1];0;RANDBETWEEN(1000;1000000))" office:value-type="float" office:value="508134" calcext:value-type="float">
            <text:p>508134</text:p>
          </table:table-cell>
          <table:table-cell table:formula="of:=IF([.$F85]&gt;[.I$1];0;RANDBETWEEN(1000;1000000))" office:value-type="float" office:value="720196" calcext:value-type="float">
            <text:p>720196</text:p>
          </table:table-cell>
          <table:table-cell table:formula="of:=IF([.$F85]&gt;[.J$1];0;RANDBETWEEN(1000;1000000))" office:value-type="float" office:value="87753" calcext:value-type="float">
            <text:p>87753</text:p>
          </table:table-cell>
          <table:table-cell table:formula="of:=IF([.$F85]&gt;[.K$1];0;RANDBETWEEN(1000;1000000))" office:value-type="float" office:value="7220" calcext:value-type="float">
            <text:p>7220</text:p>
          </table:table-cell>
          <table:table-cell table:formula="of:=IF([.$F85]&gt;[.L$1];0;RANDBETWEEN(1000;1000000))" office:value-type="float" office:value="90709" calcext:value-type="float">
            <text:p>90709</text:p>
          </table:table-cell>
          <table:table-cell table:formula="of:=IF([.$F85]&gt;[.M$1];0;RANDBETWEEN(1000;1000000))" office:value-type="float" office:value="857510" calcext:value-type="float">
            <text:p>857510</text:p>
          </table:table-cell>
          <table:table-cell table:formula="of:=SUM([.G85:.M85])" office:value-type="float" office:value="2271522" calcext:value-type="float">
            <text:p>2271522</text:p>
          </table:table-cell>
          <table:table-cell table:formula="of:=[.G85]*VLOOKUP([.G$1];[$'salary-percopy'.$A$1:.$B$7];2)+[.H85]*VLOOKUP([.H$1];[$'salary-percopy'.$A$1:.$B$7];2)+[.I85]*VLOOKUP([.I$1];[$'salary-percopy'.$A$1:.$B$7];2)+[.J85]*VLOOKUP([.J$1];[$'salary-percopy'.$A$1:.$B$7];2)+[.K85]*VLOOKUP([.K$1];[$'salary-percopy'.$A$1:.$B$7];2)+[.L85]*VLOOKUP([.L$1];[$'salary-percopy'.$A$1:.$B$7];2)+[.M85]*VLOOKUP([.M$1];[$'salary-percopy'.$A$1:.$B$7];2)" office:value-type="float" office:value="344114245" calcext:value-type="float">
            <text:p>344114245</text:p>
          </table:table-cell>
          <table:table-cell table:formula="of:=IF([.G85]&gt;500000;[.G85]*0.1*VLOOKUP([.G$1];[$'salary-percopy'.$A$1:.$B$7];2))+IF([.H85]&gt;500000;[.H85]*0.1*VLOOKUP([.H$1];[$'salary-percopy'.$A$1:.$B$7];2))+IF([.I85]&gt;500000;[.I85]*0.1*VLOOKUP([.I$1];[$'salary-percopy'.$A$1:.$B$7];2))+IF([.J85]&gt;500000;[.J85]*0.1*VLOOKUP([.J$1];[$'salary-percopy'.$A$1:.$B$7];2))+IF([.K85]&gt;500000;[.K85]*0.1*VLOOKUP([.K$1];[$'salary-percopy'.$A$1:.$B$7];2))+IF([.L85]&gt;500000;[.L85]*0.1*VLOOKUP([.L$1];[$'salary-percopy'.$A$1:.$B$7];2))+IF([.M85]&gt;500000;[.M85]*0.1*VLOOKUP([.M$1];[$'salary-percopy'.$A$1:.$B$7];2))" office:value-type="float" office:value="31382026" calcext:value-type="float">
            <text:p>31382026</text:p>
          </table:table-cell>
          <table:table-cell table:formula="of:=[.O85]+[.P85]" office:value-type="float" office:value="375496271" calcext:value-type="float">
            <text:p>3754962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lah Gay</text:p>
          </table:table-cell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6]&gt;[.G$1];0;RANDBETWEEN(1000;1000000))" office:value-type="float" office:value="0" calcext:value-type="float">
            <text:p>0</text:p>
          </table:table-cell>
          <table:table-cell table:formula="of:=IF([.$F86]&gt;[.H$1];0;RANDBETWEEN(1000;1000000))" office:value-type="float" office:value="898666" calcext:value-type="float">
            <text:p>898666</text:p>
          </table:table-cell>
          <table:table-cell table:formula="of:=IF([.$F86]&gt;[.I$1];0;RANDBETWEEN(1000;1000000))" office:value-type="float" office:value="43784" calcext:value-type="float">
            <text:p>43784</text:p>
          </table:table-cell>
          <table:table-cell table:formula="of:=IF([.$F86]&gt;[.J$1];0;RANDBETWEEN(1000;1000000))" office:value-type="float" office:value="522991" calcext:value-type="float">
            <text:p>522991</text:p>
          </table:table-cell>
          <table:table-cell table:formula="of:=IF([.$F86]&gt;[.K$1];0;RANDBETWEEN(1000;1000000))" office:value-type="float" office:value="10117" calcext:value-type="float">
            <text:p>10117</text:p>
          </table:table-cell>
          <table:table-cell table:formula="of:=IF([.$F86]&gt;[.L$1];0;RANDBETWEEN(1000;1000000))" office:value-type="float" office:value="529431" calcext:value-type="float">
            <text:p>529431</text:p>
          </table:table-cell>
          <table:table-cell table:formula="of:=IF([.$F86]&gt;[.M$1];0;RANDBETWEEN(1000;1000000))" office:value-type="float" office:value="44143" calcext:value-type="float">
            <text:p>44143</text:p>
          </table:table-cell>
          <table:table-cell table:formula="of:=SUM([.G86:.M86])" office:value-type="float" office:value="2049132" calcext:value-type="float">
            <text:p>2049132</text:p>
          </table:table-cell>
          <table:table-cell table:formula="of:=[.G86]*VLOOKUP([.G$1];[$'salary-percopy'.$A$1:.$B$7];2)+[.H86]*VLOOKUP([.H$1];[$'salary-percopy'.$A$1:.$B$7];2)+[.I86]*VLOOKUP([.I$1];[$'salary-percopy'.$A$1:.$B$7];2)+[.J86]*VLOOKUP([.J$1];[$'salary-percopy'.$A$1:.$B$7];2)+[.K86]*VLOOKUP([.K$1];[$'salary-percopy'.$A$1:.$B$7];2)+[.L86]*VLOOKUP([.L$1];[$'salary-percopy'.$A$1:.$B$7];2)+[.M86]*VLOOKUP([.M$1];[$'salary-percopy'.$A$1:.$B$7];2)" office:value-type="float" office:value="285819305" calcext:value-type="float">
            <text:p>285819305</text:p>
          </table:table-cell>
          <table:table-cell table:formula="of:=IF([.G86]&gt;500000;[.G86]*0.1*VLOOKUP([.G$1];[$'salary-percopy'.$A$1:.$B$7];2))+IF([.H86]&gt;500000;[.H86]*0.1*VLOOKUP([.H$1];[$'salary-percopy'.$A$1:.$B$7];2))+IF([.I86]&gt;500000;[.I86]*0.1*VLOOKUP([.I$1];[$'salary-percopy'.$A$1:.$B$7];2))+IF([.J86]&gt;500000;[.J86]*0.1*VLOOKUP([.J$1];[$'salary-percopy'.$A$1:.$B$7];2))+IF([.K86]&gt;500000;[.K86]*0.1*VLOOKUP([.K$1];[$'salary-percopy'.$A$1:.$B$7];2))+IF([.L86]&gt;500000;[.L86]*0.1*VLOOKUP([.L$1];[$'salary-percopy'.$A$1:.$B$7];2))+IF([.M86]&gt;500000;[.M86]*0.1*VLOOKUP([.M$1];[$'salary-percopy'.$A$1:.$B$7];2))" office:value-type="float" office:value="27001673.5" calcext:value-type="float">
            <text:p>27001674</text:p>
          </table:table-cell>
          <table:table-cell table:formula="of:=[.O86]+[.P86]" office:value-type="float" office:value="312820978.5" calcext:value-type="float">
            <text:p>3128209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uncan Galvan</text:p>
          </table:table-cell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7]&gt;[.G$1];0;RANDBETWEEN(1000;1000000))" office:value-type="float" office:value="0" calcext:value-type="float">
            <text:p>0</text:p>
          </table:table-cell>
          <table:table-cell table:formula="of:=IF([.$F87]&gt;[.H$1];0;RANDBETWEEN(1000;1000000))" office:value-type="float" office:value="282919" calcext:value-type="float">
            <text:p>282919</text:p>
          </table:table-cell>
          <table:table-cell table:formula="of:=IF([.$F87]&gt;[.I$1];0;RANDBETWEEN(1000;1000000))" office:value-type="float" office:value="450964" calcext:value-type="float">
            <text:p>450964</text:p>
          </table:table-cell>
          <table:table-cell table:formula="of:=IF([.$F87]&gt;[.J$1];0;RANDBETWEEN(1000;1000000))" office:value-type="float" office:value="107750" calcext:value-type="float">
            <text:p>107750</text:p>
          </table:table-cell>
          <table:table-cell table:formula="of:=IF([.$F87]&gt;[.K$1];0;RANDBETWEEN(1000;1000000))" office:value-type="float" office:value="465643" calcext:value-type="float">
            <text:p>465643</text:p>
          </table:table-cell>
          <table:table-cell table:formula="of:=IF([.$F87]&gt;[.L$1];0;RANDBETWEEN(1000;1000000))" office:value-type="float" office:value="109844" calcext:value-type="float">
            <text:p>109844</text:p>
          </table:table-cell>
          <table:table-cell table:formula="of:=IF([.$F87]&gt;[.M$1];0;RANDBETWEEN(1000;1000000))" office:value-type="float" office:value="398954" calcext:value-type="float">
            <text:p>398954</text:p>
          </table:table-cell>
          <table:table-cell table:formula="of:=SUM([.G87:.M87])" office:value-type="float" office:value="1816074" calcext:value-type="float">
            <text:p>1816074</text:p>
          </table:table-cell>
          <table:table-cell table:formula="of:=[.G87]*VLOOKUP([.G$1];[$'salary-percopy'.$A$1:.$B$7];2)+[.H87]*VLOOKUP([.H$1];[$'salary-percopy'.$A$1:.$B$7];2)+[.I87]*VLOOKUP([.I$1];[$'salary-percopy'.$A$1:.$B$7];2)+[.J87]*VLOOKUP([.J$1];[$'salary-percopy'.$A$1:.$B$7];2)+[.K87]*VLOOKUP([.K$1];[$'salary-percopy'.$A$1:.$B$7];2)+[.L87]*VLOOKUP([.L$1];[$'salary-percopy'.$A$1:.$B$7];2)+[.M87]*VLOOKUP([.M$1];[$'salary-percopy'.$A$1:.$B$7];2)" office:value-type="float" office:value="279593020" calcext:value-type="float">
            <text:p>279593020</text:p>
          </table:table-cell>
          <table:table-cell table:formula="of:=IF([.G87]&gt;500000;[.G87]*0.1*VLOOKUP([.G$1];[$'salary-percopy'.$A$1:.$B$7];2))+IF([.H87]&gt;500000;[.H87]*0.1*VLOOKUP([.H$1];[$'salary-percopy'.$A$1:.$B$7];2))+IF([.I87]&gt;500000;[.I87]*0.1*VLOOKUP([.I$1];[$'salary-percopy'.$A$1:.$B$7];2))+IF([.J87]&gt;500000;[.J87]*0.1*VLOOKUP([.J$1];[$'salary-percopy'.$A$1:.$B$7];2))+IF([.K87]&gt;500000;[.K87]*0.1*VLOOKUP([.K$1];[$'salary-percopy'.$A$1:.$B$7];2))+IF([.L87]&gt;500000;[.L87]*0.1*VLOOKUP([.L$1];[$'salary-percopy'.$A$1:.$B$7];2))+IF([.M87]&gt;500000;[.M87]*0.1*VLOOKUP([.M$1];[$'salary-percopy'.$A$1:.$B$7];2))" office:value-type="float" office:value="0" calcext:value-type="float">
            <text:p>0</text:p>
          </table:table-cell>
          <table:table-cell table:formula="of:=[.O87]+[.P87]" office:value-type="float" office:value="279593020" calcext:value-type="float">
            <text:p>2795930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va York</text:p>
          </table:table-cell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88]&gt;[.G$1];0;RANDBETWEEN(1000;1000000))" office:value-type="float" office:value="0" calcext:value-type="float">
            <text:p>0</text:p>
          </table:table-cell>
          <table:table-cell table:formula="of:=IF([.$F88]&gt;[.H$1];0;RANDBETWEEN(1000;1000000))" office:value-type="float" office:value="0" calcext:value-type="float">
            <text:p>0</text:p>
          </table:table-cell>
          <table:table-cell table:formula="of:=IF([.$F88]&gt;[.I$1];0;RANDBETWEEN(1000;1000000))" office:value-type="float" office:value="0" calcext:value-type="float">
            <text:p>0</text:p>
          </table:table-cell>
          <table:table-cell table:formula="of:=IF([.$F88]&gt;[.J$1];0;RANDBETWEEN(1000;1000000))" office:value-type="float" office:value="716670" calcext:value-type="float">
            <text:p>716670</text:p>
          </table:table-cell>
          <table:table-cell table:formula="of:=IF([.$F88]&gt;[.K$1];0;RANDBETWEEN(1000;1000000))" office:value-type="float" office:value="952748" calcext:value-type="float">
            <text:p>952748</text:p>
          </table:table-cell>
          <table:table-cell table:formula="of:=IF([.$F88]&gt;[.L$1];0;RANDBETWEEN(1000;1000000))" office:value-type="float" office:value="988241" calcext:value-type="float">
            <text:p>988241</text:p>
          </table:table-cell>
          <table:table-cell table:formula="of:=IF([.$F88]&gt;[.M$1];0;RANDBETWEEN(1000;1000000))" office:value-type="float" office:value="448297" calcext:value-type="float">
            <text:p>448297</text:p>
          </table:table-cell>
          <table:table-cell table:formula="of:=SUM([.G88:.M88])" office:value-type="float" office:value="3105956" calcext:value-type="float">
            <text:p>3105956</text:p>
          </table:table-cell>
          <table:table-cell table:formula="of:=[.G88]*VLOOKUP([.G$1];[$'salary-percopy'.$A$1:.$B$7];2)+[.H88]*VLOOKUP([.H$1];[$'salary-percopy'.$A$1:.$B$7];2)+[.I88]*VLOOKUP([.I$1];[$'salary-percopy'.$A$1:.$B$7];2)+[.J88]*VLOOKUP([.J$1];[$'salary-percopy'.$A$1:.$B$7];2)+[.K88]*VLOOKUP([.K$1];[$'salary-percopy'.$A$1:.$B$7];2)+[.L88]*VLOOKUP([.L$1];[$'salary-percopy'.$A$1:.$B$7];2)+[.M88]*VLOOKUP([.M$1];[$'salary-percopy'.$A$1:.$B$7];2)" office:value-type="float" office:value="534784945" calcext:value-type="float">
            <text:p>534784945</text:p>
          </table:table-cell>
          <table:table-cell table:formula="of:=IF([.G88]&gt;500000;[.G88]*0.1*VLOOKUP([.G$1];[$'salary-percopy'.$A$1:.$B$7];2))+IF([.H88]&gt;500000;[.H88]*0.1*VLOOKUP([.H$1];[$'salary-percopy'.$A$1:.$B$7];2))+IF([.I88]&gt;500000;[.I88]*0.1*VLOOKUP([.I$1];[$'salary-percopy'.$A$1:.$B$7];2))+IF([.J88]&gt;500000;[.J88]*0.1*VLOOKUP([.J$1];[$'salary-percopy'.$A$1:.$B$7];2))+IF([.K88]&gt;500000;[.K88]*0.1*VLOOKUP([.K$1];[$'salary-percopy'.$A$1:.$B$7];2))+IF([.L88]&gt;500000;[.L88]*0.1*VLOOKUP([.L$1];[$'salary-percopy'.$A$1:.$B$7];2))+IF([.M88]&gt;500000;[.M88]*0.1*VLOOKUP([.M$1];[$'salary-percopy'.$A$1:.$B$7];2))" office:value-type="float" office:value="44512554.5" calcext:value-type="float">
            <text:p>44512555</text:p>
          </table:table-cell>
          <table:table-cell table:formula="of:=[.O88]+[.P88]" office:value-type="float" office:value="579297499.5" calcext:value-type="float">
            <text:p>5792975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leria Mueller</text:p>
          </table:table-cell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9]&gt;[.G$1];0;RANDBETWEEN(1000;1000000))" office:value-type="float" office:value="824005" calcext:value-type="float">
            <text:p>824005</text:p>
          </table:table-cell>
          <table:table-cell table:formula="of:=IF([.$F89]&gt;[.H$1];0;RANDBETWEEN(1000;1000000))" office:value-type="float" office:value="379989" calcext:value-type="float">
            <text:p>379989</text:p>
          </table:table-cell>
          <table:table-cell table:formula="of:=IF([.$F89]&gt;[.I$1];0;RANDBETWEEN(1000;1000000))" office:value-type="float" office:value="641632" calcext:value-type="float">
            <text:p>641632</text:p>
          </table:table-cell>
          <table:table-cell table:formula="of:=IF([.$F89]&gt;[.J$1];0;RANDBETWEEN(1000;1000000))" office:value-type="float" office:value="307648" calcext:value-type="float">
            <text:p>307648</text:p>
          </table:table-cell>
          <table:table-cell table:formula="of:=IF([.$F89]&gt;[.K$1];0;RANDBETWEEN(1000;1000000))" office:value-type="float" office:value="239105" calcext:value-type="float">
            <text:p>239105</text:p>
          </table:table-cell>
          <table:table-cell table:formula="of:=IF([.$F89]&gt;[.L$1];0;RANDBETWEEN(1000;1000000))" office:value-type="float" office:value="464108" calcext:value-type="float">
            <text:p>464108</text:p>
          </table:table-cell>
          <table:table-cell table:formula="of:=IF([.$F89]&gt;[.M$1];0;RANDBETWEEN(1000;1000000))" office:value-type="float" office:value="867499" calcext:value-type="float">
            <text:p>867499</text:p>
          </table:table-cell>
          <table:table-cell table:formula="of:=SUM([.G89:.M89])" office:value-type="float" office:value="3723986" calcext:value-type="float">
            <text:p>3723986</text:p>
          </table:table-cell>
          <table:table-cell table:formula="of:=[.G89]*VLOOKUP([.G$1];[$'salary-percopy'.$A$1:.$B$7];2)+[.H89]*VLOOKUP([.H$1];[$'salary-percopy'.$A$1:.$B$7];2)+[.I89]*VLOOKUP([.I$1];[$'salary-percopy'.$A$1:.$B$7];2)+[.J89]*VLOOKUP([.J$1];[$'salary-percopy'.$A$1:.$B$7];2)+[.K89]*VLOOKUP([.K$1];[$'salary-percopy'.$A$1:.$B$7];2)+[.L89]*VLOOKUP([.L$1];[$'salary-percopy'.$A$1:.$B$7];2)+[.M89]*VLOOKUP([.M$1];[$'salary-percopy'.$A$1:.$B$7];2)" office:value-type="float" office:value="544273480" calcext:value-type="float">
            <text:p>544273480</text:p>
          </table:table-cell>
          <table:table-cell table:formula="of:=IF([.G89]&gt;500000;[.G89]*0.1*VLOOKUP([.G$1];[$'salary-percopy'.$A$1:.$B$7];2))+IF([.H89]&gt;500000;[.H89]*0.1*VLOOKUP([.H$1];[$'salary-percopy'.$A$1:.$B$7];2))+IF([.I89]&gt;500000;[.I89]*0.1*VLOOKUP([.I$1];[$'salary-percopy'.$A$1:.$B$7];2))+IF([.J89]&gt;500000;[.J89]*0.1*VLOOKUP([.J$1];[$'salary-percopy'.$A$1:.$B$7];2))+IF([.K89]&gt;500000;[.K89]*0.1*VLOOKUP([.K$1];[$'salary-percopy'.$A$1:.$B$7];2))+IF([.L89]&gt;500000;[.L89]*0.1*VLOOKUP([.L$1];[$'salary-percopy'.$A$1:.$B$7];2))+IF([.M89]&gt;500000;[.M89]*0.1*VLOOKUP([.M$1];[$'salary-percopy'.$A$1:.$B$7];2))" office:value-type="float" office:value="33289614" calcext:value-type="float">
            <text:p>33289614</text:p>
          </table:table-cell>
          <table:table-cell table:formula="of:=[.O89]+[.P89]" office:value-type="float" office:value="577563094" calcext:value-type="float">
            <text:p>5775630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ett Michael</text:p>
          </table:table-cell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90]&gt;[.G$1];0;RANDBETWEEN(1000;1000000))" office:value-type="float" office:value="0" calcext:value-type="float">
            <text:p>0</text:p>
          </table:table-cell>
          <table:table-cell table:formula="of:=IF([.$F90]&gt;[.H$1];0;RANDBETWEEN(1000;1000000))" office:value-type="float" office:value="0" calcext:value-type="float">
            <text:p>0</text:p>
          </table:table-cell>
          <table:table-cell table:formula="of:=IF([.$F90]&gt;[.I$1];0;RANDBETWEEN(1000;1000000))" office:value-type="float" office:value="0" calcext:value-type="float">
            <text:p>0</text:p>
          </table:table-cell>
          <table:table-cell table:formula="of:=IF([.$F90]&gt;[.J$1];0;RANDBETWEEN(1000;1000000))" office:value-type="float" office:value="0" calcext:value-type="float">
            <text:p>0</text:p>
          </table:table-cell>
          <table:table-cell table:formula="of:=IF([.$F90]&gt;[.K$1];0;RANDBETWEEN(1000;1000000))" office:value-type="float" office:value="0" calcext:value-type="float">
            <text:p>0</text:p>
          </table:table-cell>
          <table:table-cell table:formula="of:=IF([.$F90]&gt;[.L$1];0;RANDBETWEEN(1000;1000000))" office:value-type="float" office:value="834201" calcext:value-type="float">
            <text:p>834201</text:p>
          </table:table-cell>
          <table:table-cell table:formula="of:=IF([.$F90]&gt;[.M$1];0;RANDBETWEEN(1000;1000000))" office:value-type="float" office:value="570046" calcext:value-type="float">
            <text:p>570046</text:p>
          </table:table-cell>
          <table:table-cell table:formula="of:=SUM([.G90:.M90])" office:value-type="float" office:value="1404247" calcext:value-type="float">
            <text:p>1404247</text:p>
          </table:table-cell>
          <table:table-cell table:formula="of:=[.G90]*VLOOKUP([.G$1];[$'salary-percopy'.$A$1:.$B$7];2)+[.H90]*VLOOKUP([.H$1];[$'salary-percopy'.$A$1:.$B$7];2)+[.I90]*VLOOKUP([.I$1];[$'salary-percopy'.$A$1:.$B$7];2)+[.J90]*VLOOKUP([.J$1];[$'salary-percopy'.$A$1:.$B$7];2)+[.K90]*VLOOKUP([.K$1];[$'salary-percopy'.$A$1:.$B$7];2)+[.L90]*VLOOKUP([.L$1];[$'salary-percopy'.$A$1:.$B$7];2)+[.M90]*VLOOKUP([.M$1];[$'salary-percopy'.$A$1:.$B$7];2)" office:value-type="float" office:value="268336385" calcext:value-type="float">
            <text:p>268336385</text:p>
          </table:table-cell>
          <table:table-cell table:formula="of:=IF([.G90]&gt;500000;[.G90]*0.1*VLOOKUP([.G$1];[$'salary-percopy'.$A$1:.$B$7];2))+IF([.H90]&gt;500000;[.H90]*0.1*VLOOKUP([.H$1];[$'salary-percopy'.$A$1:.$B$7];2))+IF([.I90]&gt;500000;[.I90]*0.1*VLOOKUP([.I$1];[$'salary-percopy'.$A$1:.$B$7];2))+IF([.J90]&gt;500000;[.J90]*0.1*VLOOKUP([.J$1];[$'salary-percopy'.$A$1:.$B$7];2))+IF([.K90]&gt;500000;[.K90]*0.1*VLOOKUP([.K$1];[$'salary-percopy'.$A$1:.$B$7];2))+IF([.L90]&gt;500000;[.L90]*0.1*VLOOKUP([.L$1];[$'salary-percopy'.$A$1:.$B$7];2))+IF([.M90]&gt;500000;[.M90]*0.1*VLOOKUP([.M$1];[$'salary-percopy'.$A$1:.$B$7];2))" office:value-type="float" office:value="26833638.5" calcext:value-type="float">
            <text:p>26833639</text:p>
          </table:table-cell>
          <table:table-cell table:formula="of:=[.O90]+[.P90]" office:value-type="float" office:value="295170023.5" calcext:value-type="float">
            <text:p>2951700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ximus Lewis</text:p>
          </table:table-cell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1]&gt;[.G$1];0;RANDBETWEEN(1000;1000000))" office:value-type="float" office:value="0" calcext:value-type="float">
            <text:p>0</text:p>
          </table:table-cell>
          <table:table-cell table:formula="of:=IF([.$F91]&gt;[.H$1];0;RANDBETWEEN(1000;1000000))" office:value-type="float" office:value="0" calcext:value-type="float">
            <text:p>0</text:p>
          </table:table-cell>
          <table:table-cell table:formula="of:=IF([.$F91]&gt;[.I$1];0;RANDBETWEEN(1000;1000000))" office:value-type="float" office:value="845703" calcext:value-type="float">
            <text:p>845703</text:p>
          </table:table-cell>
          <table:table-cell table:formula="of:=IF([.$F91]&gt;[.J$1];0;RANDBETWEEN(1000;1000000))" office:value-type="float" office:value="138960" calcext:value-type="float">
            <text:p>138960</text:p>
          </table:table-cell>
          <table:table-cell table:formula="of:=IF([.$F91]&gt;[.K$1];0;RANDBETWEEN(1000;1000000))" office:value-type="float" office:value="616289" calcext:value-type="float">
            <text:p>616289</text:p>
          </table:table-cell>
          <table:table-cell table:formula="of:=IF([.$F91]&gt;[.L$1];0;RANDBETWEEN(1000;1000000))" office:value-type="float" office:value="49746" calcext:value-type="float">
            <text:p>49746</text:p>
          </table:table-cell>
          <table:table-cell table:formula="of:=IF([.$F91]&gt;[.M$1];0;RANDBETWEEN(1000;1000000))" office:value-type="float" office:value="276196" calcext:value-type="float">
            <text:p>276196</text:p>
          </table:table-cell>
          <table:table-cell table:formula="of:=SUM([.G91:.M91])" office:value-type="float" office:value="1926894" calcext:value-type="float">
            <text:p>1926894</text:p>
          </table:table-cell>
          <table:table-cell table:formula="of:=[.G91]*VLOOKUP([.G$1];[$'salary-percopy'.$A$1:.$B$7];2)+[.H91]*VLOOKUP([.H$1];[$'salary-percopy'.$A$1:.$B$7];2)+[.I91]*VLOOKUP([.I$1];[$'salary-percopy'.$A$1:.$B$7];2)+[.J91]*VLOOKUP([.J$1];[$'salary-percopy'.$A$1:.$B$7];2)+[.K91]*VLOOKUP([.K$1];[$'salary-percopy'.$A$1:.$B$7];2)+[.L91]*VLOOKUP([.L$1];[$'salary-percopy'.$A$1:.$B$7];2)+[.M91]*VLOOKUP([.M$1];[$'salary-percopy'.$A$1:.$B$7];2)" office:value-type="float" office:value="290150100" calcext:value-type="float">
            <text:p>290150100</text:p>
          </table:table-cell>
          <table:table-cell table:formula="of:=IF([.G91]&gt;500000;[.G91]*0.1*VLOOKUP([.G$1];[$'salary-percopy'.$A$1:.$B$7];2))+IF([.H91]&gt;500000;[.H91]*0.1*VLOOKUP([.H$1];[$'salary-percopy'.$A$1:.$B$7];2))+IF([.I91]&gt;500000;[.I91]*0.1*VLOOKUP([.I$1];[$'salary-percopy'.$A$1:.$B$7];2))+IF([.J91]&gt;500000;[.J91]*0.1*VLOOKUP([.J$1];[$'salary-percopy'.$A$1:.$B$7];2))+IF([.K91]&gt;500000;[.K91]*0.1*VLOOKUP([.K$1];[$'salary-percopy'.$A$1:.$B$7];2))+IF([.L91]&gt;500000;[.L91]*0.1*VLOOKUP([.L$1];[$'salary-percopy'.$A$1:.$B$7];2))+IF([.M91]&gt;500000;[.M91]*0.1*VLOOKUP([.M$1];[$'salary-percopy'.$A$1:.$B$7];2))" office:value-type="float" office:value="20625349" calcext:value-type="float">
            <text:p>20625349</text:p>
          </table:table-cell>
          <table:table-cell table:formula="of:=[.O91]+[.P91]" office:value-type="float" office:value="310775449" calcext:value-type="float">
            <text:p>3107754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ideon Rosario</text:p>
          </table:table-cell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2]&gt;[.G$1];0;RANDBETWEEN(1000;1000000))" office:value-type="float" office:value="0" calcext:value-type="float">
            <text:p>0</text:p>
          </table:table-cell>
          <table:table-cell table:formula="of:=IF([.$F92]&gt;[.H$1];0;RANDBETWEEN(1000;1000000))" office:value-type="float" office:value="0" calcext:value-type="float">
            <text:p>0</text:p>
          </table:table-cell>
          <table:table-cell table:formula="of:=IF([.$F92]&gt;[.I$1];0;RANDBETWEEN(1000;1000000))" office:value-type="float" office:value="990349" calcext:value-type="float">
            <text:p>990349</text:p>
          </table:table-cell>
          <table:table-cell table:formula="of:=IF([.$F92]&gt;[.J$1];0;RANDBETWEEN(1000;1000000))" office:value-type="float" office:value="165587" calcext:value-type="float">
            <text:p>165587</text:p>
          </table:table-cell>
          <table:table-cell table:formula="of:=IF([.$F92]&gt;[.K$1];0;RANDBETWEEN(1000;1000000))" office:value-type="float" office:value="54771" calcext:value-type="float">
            <text:p>54771</text:p>
          </table:table-cell>
          <table:table-cell table:formula="of:=IF([.$F92]&gt;[.L$1];0;RANDBETWEEN(1000;1000000))" office:value-type="float" office:value="602323" calcext:value-type="float">
            <text:p>602323</text:p>
          </table:table-cell>
          <table:table-cell table:formula="of:=IF([.$F92]&gt;[.M$1];0;RANDBETWEEN(1000;1000000))" office:value-type="float" office:value="349563" calcext:value-type="float">
            <text:p>349563</text:p>
          </table:table-cell>
          <table:table-cell table:formula="of:=SUM([.G92:.M92])" office:value-type="float" office:value="2162593" calcext:value-type="float">
            <text:p>2162593</text:p>
          </table:table-cell>
          <table:table-cell table:formula="of:=[.G92]*VLOOKUP([.G$1];[$'salary-percopy'.$A$1:.$B$7];2)+[.H92]*VLOOKUP([.H$1];[$'salary-percopy'.$A$1:.$B$7];2)+[.I92]*VLOOKUP([.I$1];[$'salary-percopy'.$A$1:.$B$7];2)+[.J92]*VLOOKUP([.J$1];[$'salary-percopy'.$A$1:.$B$7];2)+[.K92]*VLOOKUP([.K$1];[$'salary-percopy'.$A$1:.$B$7];2)+[.L92]*VLOOKUP([.L$1];[$'salary-percopy'.$A$1:.$B$7];2)+[.M92]*VLOOKUP([.M$1];[$'salary-percopy'.$A$1:.$B$7];2)" office:value-type="float" office:value="332677485" calcext:value-type="float">
            <text:p>332677485</text:p>
          </table:table-cell>
          <table:table-cell table:formula="of:=IF([.G92]&gt;500000;[.G92]*0.1*VLOOKUP([.G$1];[$'salary-percopy'.$A$1:.$B$7];2))+IF([.H92]&gt;500000;[.H92]*0.1*VLOOKUP([.H$1];[$'salary-percopy'.$A$1:.$B$7];2))+IF([.I92]&gt;500000;[.I92]*0.1*VLOOKUP([.I$1];[$'salary-percopy'.$A$1:.$B$7];2))+IF([.J92]&gt;500000;[.J92]*0.1*VLOOKUP([.J$1];[$'salary-percopy'.$A$1:.$B$7];2))+IF([.K92]&gt;500000;[.K92]*0.1*VLOOKUP([.K$1];[$'salary-percopy'.$A$1:.$B$7];2))+IF([.L92]&gt;500000;[.L92]*0.1*VLOOKUP([.L$1];[$'salary-percopy'.$A$1:.$B$7];2))+IF([.M92]&gt;500000;[.M92]*0.1*VLOOKUP([.M$1];[$'salary-percopy'.$A$1:.$B$7];2))" office:value-type="float" office:value="23027163.5" calcext:value-type="float">
            <text:p>23027164</text:p>
          </table:table-cell>
          <table:table-cell table:formula="of:=[.O92]+[.P92]" office:value-type="float" office:value="355704648.5" calcext:value-type="float">
            <text:p>3557046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thleen Crosby</text:p>
          </table:table-cell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3]&gt;[.G$1];0;RANDBETWEEN(1000;1000000))" office:value-type="float" office:value="0" calcext:value-type="float">
            <text:p>0</text:p>
          </table:table-cell>
          <table:table-cell table:formula="of:=IF([.$F93]&gt;[.H$1];0;RANDBETWEEN(1000;1000000))" office:value-type="float" office:value="9453" calcext:value-type="float">
            <text:p>9453</text:p>
          </table:table-cell>
          <table:table-cell table:formula="of:=IF([.$F93]&gt;[.I$1];0;RANDBETWEEN(1000;1000000))" office:value-type="float" office:value="903404" calcext:value-type="float">
            <text:p>903404</text:p>
          </table:table-cell>
          <table:table-cell table:formula="of:=IF([.$F93]&gt;[.J$1];0;RANDBETWEEN(1000;1000000))" office:value-type="float" office:value="161381" calcext:value-type="float">
            <text:p>161381</text:p>
          </table:table-cell>
          <table:table-cell table:formula="of:=IF([.$F93]&gt;[.K$1];0;RANDBETWEEN(1000;1000000))" office:value-type="float" office:value="562807" calcext:value-type="float">
            <text:p>562807</text:p>
          </table:table-cell>
          <table:table-cell table:formula="of:=IF([.$F93]&gt;[.L$1];0;RANDBETWEEN(1000;1000000))" office:value-type="float" office:value="699306" calcext:value-type="float">
            <text:p>699306</text:p>
          </table:table-cell>
          <table:table-cell table:formula="of:=IF([.$F93]&gt;[.M$1];0;RANDBETWEEN(1000;1000000))" office:value-type="float" office:value="199703" calcext:value-type="float">
            <text:p>199703</text:p>
          </table:table-cell>
          <table:table-cell table:formula="of:=SUM([.G93:.M93])" office:value-type="float" office:value="2536054" calcext:value-type="float">
            <text:p>2536054</text:p>
          </table:table-cell>
          <table:table-cell table:formula="of:=[.G93]*VLOOKUP([.G$1];[$'salary-percopy'.$A$1:.$B$7];2)+[.H93]*VLOOKUP([.H$1];[$'salary-percopy'.$A$1:.$B$7];2)+[.I93]*VLOOKUP([.I$1];[$'salary-percopy'.$A$1:.$B$7];2)+[.J93]*VLOOKUP([.J$1];[$'salary-percopy'.$A$1:.$B$7];2)+[.K93]*VLOOKUP([.K$1];[$'salary-percopy'.$A$1:.$B$7];2)+[.L93]*VLOOKUP([.L$1];[$'salary-percopy'.$A$1:.$B$7];2)+[.M93]*VLOOKUP([.M$1];[$'salary-percopy'.$A$1:.$B$7];2)" office:value-type="float" office:value="397031050" calcext:value-type="float">
            <text:p>397031050</text:p>
          </table:table-cell>
          <table:table-cell table:formula="of:=IF([.G93]&gt;500000;[.G93]*0.1*VLOOKUP([.G$1];[$'salary-percopy'.$A$1:.$B$7];2))+IF([.H93]&gt;500000;[.H93]*0.1*VLOOKUP([.H$1];[$'salary-percopy'.$A$1:.$B$7];2))+IF([.I93]&gt;500000;[.I93]*0.1*VLOOKUP([.I$1];[$'salary-percopy'.$A$1:.$B$7];2))+IF([.J93]&gt;500000;[.J93]*0.1*VLOOKUP([.J$1];[$'salary-percopy'.$A$1:.$B$7];2))+IF([.K93]&gt;500000;[.K93]*0.1*VLOOKUP([.K$1];[$'salary-percopy'.$A$1:.$B$7];2))+IF([.L93]&gt;500000;[.L93]*0.1*VLOOKUP([.L$1];[$'salary-percopy'.$A$1:.$B$7];2))+IF([.M93]&gt;500000;[.M93]*0.1*VLOOKUP([.M$1];[$'salary-percopy'.$A$1:.$B$7];2))" office:value-type="float" office:value="33345728" calcext:value-type="float">
            <text:p>33345728</text:p>
          </table:table-cell>
          <table:table-cell table:formula="of:=[.O93]+[.P93]" office:value-type="float" office:value="430376778" calcext:value-type="float">
            <text:p>4303767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na Landry</text:p>
          </table:table-cell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94]&gt;[.G$1];0;RANDBETWEEN(1000;1000000))" office:value-type="float" office:value="0" calcext:value-type="float">
            <text:p>0</text:p>
          </table:table-cell>
          <table:table-cell table:formula="of:=IF([.$F94]&gt;[.H$1];0;RANDBETWEEN(1000;1000000))" office:value-type="float" office:value="0" calcext:value-type="float">
            <text:p>0</text:p>
          </table:table-cell>
          <table:table-cell table:formula="of:=IF([.$F94]&gt;[.I$1];0;RANDBETWEEN(1000;1000000))" office:value-type="float" office:value="0" calcext:value-type="float">
            <text:p>0</text:p>
          </table:table-cell>
          <table:table-cell table:formula="of:=IF([.$F94]&gt;[.J$1];0;RANDBETWEEN(1000;1000000))" office:value-type="float" office:value="0" calcext:value-type="float">
            <text:p>0</text:p>
          </table:table-cell>
          <table:table-cell table:formula="of:=IF([.$F94]&gt;[.K$1];0;RANDBETWEEN(1000;1000000))" office:value-type="float" office:value="0" calcext:value-type="float">
            <text:p>0</text:p>
          </table:table-cell>
          <table:table-cell table:formula="of:=IF([.$F94]&gt;[.L$1];0;RANDBETWEEN(1000;1000000))" office:value-type="float" office:value="143596" calcext:value-type="float">
            <text:p>143596</text:p>
          </table:table-cell>
          <table:table-cell table:formula="of:=IF([.$F94]&gt;[.M$1];0;RANDBETWEEN(1000;1000000))" office:value-type="float" office:value="562882" calcext:value-type="float">
            <text:p>562882</text:p>
          </table:table-cell>
          <table:table-cell table:formula="of:=SUM([.G94:.M94])" office:value-type="float" office:value="706478" calcext:value-type="float">
            <text:p>706478</text:p>
          </table:table-cell>
          <table:table-cell table:formula="of:=[.G94]*VLOOKUP([.G$1];[$'salary-percopy'.$A$1:.$B$7];2)+[.H94]*VLOOKUP([.H$1];[$'salary-percopy'.$A$1:.$B$7];2)+[.I94]*VLOOKUP([.I$1];[$'salary-percopy'.$A$1:.$B$7];2)+[.J94]*VLOOKUP([.J$1];[$'salary-percopy'.$A$1:.$B$7];2)+[.K94]*VLOOKUP([.K$1];[$'salary-percopy'.$A$1:.$B$7];2)+[.L94]*VLOOKUP([.L$1];[$'salary-percopy'.$A$1:.$B$7];2)+[.M94]*VLOOKUP([.M$1];[$'salary-percopy'.$A$1:.$B$7];2)" office:value-type="float" office:value="139141660" calcext:value-type="float">
            <text:p>139141660</text:p>
          </table:table-cell>
          <table:table-cell table:formula="of:=IF([.G94]&gt;500000;[.G94]*0.1*VLOOKUP([.G$1];[$'salary-percopy'.$A$1:.$B$7];2))+IF([.H94]&gt;500000;[.H94]*0.1*VLOOKUP([.H$1];[$'salary-percopy'.$A$1:.$B$7];2))+IF([.I94]&gt;500000;[.I94]*0.1*VLOOKUP([.I$1];[$'salary-percopy'.$A$1:.$B$7];2))+IF([.J94]&gt;500000;[.J94]*0.1*VLOOKUP([.J$1];[$'salary-percopy'.$A$1:.$B$7];2))+IF([.K94]&gt;500000;[.K94]*0.1*VLOOKUP([.K$1];[$'salary-percopy'.$A$1:.$B$7];2))+IF([.L94]&gt;500000;[.L94]*0.1*VLOOKUP([.L$1];[$'salary-percopy'.$A$1:.$B$7];2))+IF([.M94]&gt;500000;[.M94]*0.1*VLOOKUP([.M$1];[$'salary-percopy'.$A$1:.$B$7];2))" office:value-type="float" office:value="11257640" calcext:value-type="float">
            <text:p>11257640</text:p>
          </table:table-cell>
          <table:table-cell table:formula="of:=[.O94]+[.P94]" office:value-type="float" office:value="150399300" calcext:value-type="float">
            <text:p>1503993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ydon Bullock</text:p>
          </table:table-cell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95]&gt;[.G$1];0;RANDBETWEEN(1000;1000000))" office:value-type="float" office:value="0" calcext:value-type="float">
            <text:p>0</text:p>
          </table:table-cell>
          <table:table-cell table:formula="of:=IF([.$F95]&gt;[.H$1];0;RANDBETWEEN(1000;1000000))" office:value-type="float" office:value="0" calcext:value-type="float">
            <text:p>0</text:p>
          </table:table-cell>
          <table:table-cell table:formula="of:=IF([.$F95]&gt;[.I$1];0;RANDBETWEEN(1000;1000000))" office:value-type="float" office:value="0" calcext:value-type="float">
            <text:p>0</text:p>
          </table:table-cell>
          <table:table-cell table:formula="of:=IF([.$F95]&gt;[.J$1];0;RANDBETWEEN(1000;1000000))" office:value-type="float" office:value="0" calcext:value-type="float">
            <text:p>0</text:p>
          </table:table-cell>
          <table:table-cell table:formula="of:=IF([.$F95]&gt;[.K$1];0;RANDBETWEEN(1000;1000000))" office:value-type="float" office:value="0" calcext:value-type="float">
            <text:p>0</text:p>
          </table:table-cell>
          <table:table-cell table:formula="of:=IF([.$F95]&gt;[.L$1];0;RANDBETWEEN(1000;1000000))" office:value-type="float" office:value="146663" calcext:value-type="float">
            <text:p>146663</text:p>
          </table:table-cell>
          <table:table-cell table:formula="of:=IF([.$F95]&gt;[.M$1];0;RANDBETWEEN(1000;1000000))" office:value-type="float" office:value="847131" calcext:value-type="float">
            <text:p>847131</text:p>
          </table:table-cell>
          <table:table-cell table:formula="of:=SUM([.G95:.M95])" office:value-type="float" office:value="993794" calcext:value-type="float">
            <text:p>993794</text:p>
          </table:table-cell>
          <table:table-cell table:formula="of:=[.G95]*VLOOKUP([.G$1];[$'salary-percopy'.$A$1:.$B$7];2)+[.H95]*VLOOKUP([.H$1];[$'salary-percopy'.$A$1:.$B$7];2)+[.I95]*VLOOKUP([.I$1];[$'salary-percopy'.$A$1:.$B$7];2)+[.J95]*VLOOKUP([.J$1];[$'salary-percopy'.$A$1:.$B$7];2)+[.K95]*VLOOKUP([.K$1];[$'salary-percopy'.$A$1:.$B$7];2)+[.L95]*VLOOKUP([.L$1];[$'salary-percopy'.$A$1:.$B$7];2)+[.M95]*VLOOKUP([.M$1];[$'salary-percopy'.$A$1:.$B$7];2)" office:value-type="float" office:value="196558855" calcext:value-type="float">
            <text:p>196558855</text:p>
          </table:table-cell>
          <table:table-cell table:formula="of:=IF([.G95]&gt;500000;[.G95]*0.1*VLOOKUP([.G$1];[$'salary-percopy'.$A$1:.$B$7];2))+IF([.H95]&gt;500000;[.H95]*0.1*VLOOKUP([.H$1];[$'salary-percopy'.$A$1:.$B$7];2))+IF([.I95]&gt;500000;[.I95]*0.1*VLOOKUP([.I$1];[$'salary-percopy'.$A$1:.$B$7];2))+IF([.J95]&gt;500000;[.J95]*0.1*VLOOKUP([.J$1];[$'salary-percopy'.$A$1:.$B$7];2))+IF([.K95]&gt;500000;[.K95]*0.1*VLOOKUP([.K$1];[$'salary-percopy'.$A$1:.$B$7];2))+IF([.L95]&gt;500000;[.L95]*0.1*VLOOKUP([.L$1];[$'salary-percopy'.$A$1:.$B$7];2))+IF([.M95]&gt;500000;[.M95]*0.1*VLOOKUP([.M$1];[$'salary-percopy'.$A$1:.$B$7];2))" office:value-type="float" office:value="16942620" calcext:value-type="float">
            <text:p>16942620</text:p>
          </table:table-cell>
          <table:table-cell table:formula="of:=[.O95]+[.P95]" office:value-type="float" office:value="213501475" calcext:value-type="float">
            <text:p>2135014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onel Cain</text:p>
          </table:table-cell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6]&gt;[.G$1];0;RANDBETWEEN(1000;1000000))" office:value-type="float" office:value="0" calcext:value-type="float">
            <text:p>0</text:p>
          </table:table-cell>
          <table:table-cell table:formula="of:=IF([.$F96]&gt;[.H$1];0;RANDBETWEEN(1000;1000000))" office:value-type="float" office:value="476145" calcext:value-type="float">
            <text:p>476145</text:p>
          </table:table-cell>
          <table:table-cell table:formula="of:=IF([.$F96]&gt;[.I$1];0;RANDBETWEEN(1000;1000000))" office:value-type="float" office:value="327700" calcext:value-type="float">
            <text:p>327700</text:p>
          </table:table-cell>
          <table:table-cell table:formula="of:=IF([.$F96]&gt;[.J$1];0;RANDBETWEEN(1000;1000000))" office:value-type="float" office:value="622496" calcext:value-type="float">
            <text:p>622496</text:p>
          </table:table-cell>
          <table:table-cell table:formula="of:=IF([.$F96]&gt;[.K$1];0;RANDBETWEEN(1000;1000000))" office:value-type="float" office:value="213976" calcext:value-type="float">
            <text:p>213976</text:p>
          </table:table-cell>
          <table:table-cell table:formula="of:=IF([.$F96]&gt;[.L$1];0;RANDBETWEEN(1000;1000000))" office:value-type="float" office:value="860883" calcext:value-type="float">
            <text:p>860883</text:p>
          </table:table-cell>
          <table:table-cell table:formula="of:=IF([.$F96]&gt;[.M$1];0;RANDBETWEEN(1000;1000000))" office:value-type="float" office:value="981725" calcext:value-type="float">
            <text:p>981725</text:p>
          </table:table-cell>
          <table:table-cell table:formula="of:=SUM([.G96:.M96])" office:value-type="float" office:value="3482925" calcext:value-type="float">
            <text:p>3482925</text:p>
          </table:table-cell>
          <table:table-cell table:formula="of:=[.G96]*VLOOKUP([.G$1];[$'salary-percopy'.$A$1:.$B$7];2)+[.H96]*VLOOKUP([.H$1];[$'salary-percopy'.$A$1:.$B$7];2)+[.I96]*VLOOKUP([.I$1];[$'salary-percopy'.$A$1:.$B$7];2)+[.J96]*VLOOKUP([.J$1];[$'salary-percopy'.$A$1:.$B$7];2)+[.K96]*VLOOKUP([.K$1];[$'salary-percopy'.$A$1:.$B$7];2)+[.L96]*VLOOKUP([.L$1];[$'salary-percopy'.$A$1:.$B$7];2)+[.M96]*VLOOKUP([.M$1];[$'salary-percopy'.$A$1:.$B$7];2)" office:value-type="float" office:value="570833665" calcext:value-type="float">
            <text:p>570833665</text:p>
          </table:table-cell>
          <table:table-cell table:formula="of:=IF([.G96]&gt;500000;[.G96]*0.1*VLOOKUP([.G$1];[$'salary-percopy'.$A$1:.$B$7];2))+IF([.H96]&gt;500000;[.H96]*0.1*VLOOKUP([.H$1];[$'salary-percopy'.$A$1:.$B$7];2))+IF([.I96]&gt;500000;[.I96]*0.1*VLOOKUP([.I$1];[$'salary-percopy'.$A$1:.$B$7];2))+IF([.J96]&gt;500000;[.J96]*0.1*VLOOKUP([.J$1];[$'salary-percopy'.$A$1:.$B$7];2))+IF([.K96]&gt;500000;[.K96]*0.1*VLOOKUP([.K$1];[$'salary-percopy'.$A$1:.$B$7];2))+IF([.L96]&gt;500000;[.L96]*0.1*VLOOKUP([.L$1];[$'salary-percopy'.$A$1:.$B$7];2))+IF([.M96]&gt;500000;[.M96]*0.1*VLOOKUP([.M$1];[$'salary-percopy'.$A$1:.$B$7];2))" office:value-type="float" office:value="44275779.5" calcext:value-type="float">
            <text:p>44275780</text:p>
          </table:table-cell>
          <table:table-cell table:formula="of:=[.O96]+[.P96]" office:value-type="float" office:value="615109444.5" calcext:value-type="float">
            <text:p>6151094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an Villarreal</text:p>
          </table:table-cell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7]&gt;[.G$1];0;RANDBETWEEN(1000;1000000))" office:value-type="float" office:value="0" calcext:value-type="float">
            <text:p>0</text:p>
          </table:table-cell>
          <table:table-cell table:formula="of:=IF([.$F97]&gt;[.H$1];0;RANDBETWEEN(1000;1000000))" office:value-type="float" office:value="0" calcext:value-type="float">
            <text:p>0</text:p>
          </table:table-cell>
          <table:table-cell table:formula="of:=IF([.$F97]&gt;[.I$1];0;RANDBETWEEN(1000;1000000))" office:value-type="float" office:value="119159" calcext:value-type="float">
            <text:p>119159</text:p>
          </table:table-cell>
          <table:table-cell table:formula="of:=IF([.$F97]&gt;[.J$1];0;RANDBETWEEN(1000;1000000))" office:value-type="float" office:value="692859" calcext:value-type="float">
            <text:p>692859</text:p>
          </table:table-cell>
          <table:table-cell table:formula="of:=IF([.$F97]&gt;[.K$1];0;RANDBETWEEN(1000;1000000))" office:value-type="float" office:value="853988" calcext:value-type="float">
            <text:p>853988</text:p>
          </table:table-cell>
          <table:table-cell table:formula="of:=IF([.$F97]&gt;[.L$1];0;RANDBETWEEN(1000;1000000))" office:value-type="float" office:value="398080" calcext:value-type="float">
            <text:p>398080</text:p>
          </table:table-cell>
          <table:table-cell table:formula="of:=IF([.$F97]&gt;[.M$1];0;RANDBETWEEN(1000;1000000))" office:value-type="float" office:value="657528" calcext:value-type="float">
            <text:p>657528</text:p>
          </table:table-cell>
          <table:table-cell table:formula="of:=SUM([.G97:.M97])" office:value-type="float" office:value="2721614" calcext:value-type="float">
            <text:p>2721614</text:p>
          </table:table-cell>
          <table:table-cell table:formula="of:=[.G97]*VLOOKUP([.G$1];[$'salary-percopy'.$A$1:.$B$7];2)+[.H97]*VLOOKUP([.H$1];[$'salary-percopy'.$A$1:.$B$7];2)+[.I97]*VLOOKUP([.I$1];[$'salary-percopy'.$A$1:.$B$7];2)+[.J97]*VLOOKUP([.J$1];[$'salary-percopy'.$A$1:.$B$7];2)+[.K97]*VLOOKUP([.K$1];[$'salary-percopy'.$A$1:.$B$7];2)+[.L97]*VLOOKUP([.L$1];[$'salary-percopy'.$A$1:.$B$7];2)+[.M97]*VLOOKUP([.M$1];[$'salary-percopy'.$A$1:.$B$7];2)" office:value-type="float" office:value="461627700" calcext:value-type="float">
            <text:p>461627700</text:p>
          </table:table-cell>
          <table:table-cell table:formula="of:=IF([.G97]&gt;500000;[.G97]*0.1*VLOOKUP([.G$1];[$'salary-percopy'.$A$1:.$B$7];2))+IF([.H97]&gt;500000;[.H97]*0.1*VLOOKUP([.H$1];[$'salary-percopy'.$A$1:.$B$7];2))+IF([.I97]&gt;500000;[.I97]*0.1*VLOOKUP([.I$1];[$'salary-percopy'.$A$1:.$B$7];2))+IF([.J97]&gt;500000;[.J97]*0.1*VLOOKUP([.J$1];[$'salary-percopy'.$A$1:.$B$7];2))+IF([.K97]&gt;500000;[.K97]*0.1*VLOOKUP([.K$1];[$'salary-percopy'.$A$1:.$B$7];2))+IF([.L97]&gt;500000;[.L97]*0.1*VLOOKUP([.L$1];[$'salary-percopy'.$A$1:.$B$7];2))+IF([.M97]&gt;500000;[.M97]*0.1*VLOOKUP([.M$1];[$'salary-percopy'.$A$1:.$B$7];2))" office:value-type="float" office:value="37368382" calcext:value-type="float">
            <text:p>37368382</text:p>
          </table:table-cell>
          <table:table-cell table:formula="of:=[.O97]+[.P97]" office:value-type="float" office:value="498996082" calcext:value-type="float">
            <text:p>4989960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idyn Weber</text:p>
          </table:table-cell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8]&gt;[.G$1];0;RANDBETWEEN(1000;1000000))" office:value-type="float" office:value="718059" calcext:value-type="float">
            <text:p>718059</text:p>
          </table:table-cell>
          <table:table-cell table:formula="of:=IF([.$F98]&gt;[.H$1];0;RANDBETWEEN(1000;1000000))" office:value-type="float" office:value="733421" calcext:value-type="float">
            <text:p>733421</text:p>
          </table:table-cell>
          <table:table-cell table:formula="of:=IF([.$F98]&gt;[.I$1];0;RANDBETWEEN(1000;1000000))" office:value-type="float" office:value="709406" calcext:value-type="float">
            <text:p>709406</text:p>
          </table:table-cell>
          <table:table-cell table:formula="of:=IF([.$F98]&gt;[.J$1];0;RANDBETWEEN(1000;1000000))" office:value-type="float" office:value="334611" calcext:value-type="float">
            <text:p>334611</text:p>
          </table:table-cell>
          <table:table-cell table:formula="of:=IF([.$F98]&gt;[.K$1];0;RANDBETWEEN(1000;1000000))" office:value-type="float" office:value="804546" calcext:value-type="float">
            <text:p>804546</text:p>
          </table:table-cell>
          <table:table-cell table:formula="of:=IF([.$F98]&gt;[.L$1];0;RANDBETWEEN(1000;1000000))" office:value-type="float" office:value="355736" calcext:value-type="float">
            <text:p>355736</text:p>
          </table:table-cell>
          <table:table-cell table:formula="of:=IF([.$F98]&gt;[.M$1];0;RANDBETWEEN(1000;1000000))" office:value-type="float" office:value="54409" calcext:value-type="float">
            <text:p>54409</text:p>
          </table:table-cell>
          <table:table-cell table:formula="of:=SUM([.G98:.M98])" office:value-type="float" office:value="3710188" calcext:value-type="float">
            <text:p>3710188</text:p>
          </table:table-cell>
          <table:table-cell table:formula="of:=[.G98]*VLOOKUP([.G$1];[$'salary-percopy'.$A$1:.$B$7];2)+[.H98]*VLOOKUP([.H$1];[$'salary-percopy'.$A$1:.$B$7];2)+[.I98]*VLOOKUP([.I$1];[$'salary-percopy'.$A$1:.$B$7];2)+[.J98]*VLOOKUP([.J$1];[$'salary-percopy'.$A$1:.$B$7];2)+[.K98]*VLOOKUP([.K$1];[$'salary-percopy'.$A$1:.$B$7];2)+[.L98]*VLOOKUP([.L$1];[$'salary-percopy'.$A$1:.$B$7];2)+[.M98]*VLOOKUP([.M$1];[$'salary-percopy'.$A$1:.$B$7];2)" office:value-type="float" office:value="497922250" calcext:value-type="float">
            <text:p>497922250</text:p>
          </table:table-cell>
          <table:table-cell table:formula="of:=IF([.G98]&gt;500000;[.G98]*0.1*VLOOKUP([.G$1];[$'salary-percopy'.$A$1:.$B$7];2))+IF([.H98]&gt;500000;[.H98]*0.1*VLOOKUP([.H$1];[$'salary-percopy'.$A$1:.$B$7];2))+IF([.I98]&gt;500000;[.I98]*0.1*VLOOKUP([.I$1];[$'salary-percopy'.$A$1:.$B$7];2))+IF([.J98]&gt;500000;[.J98]*0.1*VLOOKUP([.J$1];[$'salary-percopy'.$A$1:.$B$7];2))+IF([.K98]&gt;500000;[.K98]*0.1*VLOOKUP([.K$1];[$'salary-percopy'.$A$1:.$B$7];2))+IF([.L98]&gt;500000;[.L98]*0.1*VLOOKUP([.L$1];[$'salary-percopy'.$A$1:.$B$7];2))+IF([.M98]&gt;500000;[.M98]*0.1*VLOOKUP([.M$1];[$'salary-percopy'.$A$1:.$B$7];2))" office:value-type="float" office:value="37438375" calcext:value-type="float">
            <text:p>37438375</text:p>
          </table:table-cell>
          <table:table-cell table:formula="of:=[.O98]+[.P98]" office:value-type="float" office:value="535360625" calcext:value-type="float">
            <text:p>535360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rad Morrow</text:p>
          </table:table-cell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99]&gt;[.G$1];0;RANDBETWEEN(1000;1000000))" office:value-type="float" office:value="0" calcext:value-type="float">
            <text:p>0</text:p>
          </table:table-cell>
          <table:table-cell table:formula="of:=IF([.$F99]&gt;[.H$1];0;RANDBETWEEN(1000;1000000))" office:value-type="float" office:value="0" calcext:value-type="float">
            <text:p>0</text:p>
          </table:table-cell>
          <table:table-cell table:formula="of:=IF([.$F99]&gt;[.I$1];0;RANDBETWEEN(1000;1000000))" office:value-type="float" office:value="0" calcext:value-type="float">
            <text:p>0</text:p>
          </table:table-cell>
          <table:table-cell table:formula="of:=IF([.$F99]&gt;[.J$1];0;RANDBETWEEN(1000;1000000))" office:value-type="float" office:value="0" calcext:value-type="float">
            <text:p>0</text:p>
          </table:table-cell>
          <table:table-cell table:formula="of:=IF([.$F99]&gt;[.K$1];0;RANDBETWEEN(1000;1000000))" office:value-type="float" office:value="0" calcext:value-type="float">
            <text:p>0</text:p>
          </table:table-cell>
          <table:table-cell table:formula="of:=IF([.$F99]&gt;[.L$1];0;RANDBETWEEN(1000;1000000))" office:value-type="float" office:value="449841" calcext:value-type="float">
            <text:p>449841</text:p>
          </table:table-cell>
          <table:table-cell table:formula="of:=IF([.$F99]&gt;[.M$1];0;RANDBETWEEN(1000;1000000))" office:value-type="float" office:value="917409" calcext:value-type="float">
            <text:p>917409</text:p>
          </table:table-cell>
          <table:table-cell table:formula="of:=SUM([.G99:.M99])" office:value-type="float" office:value="1367250" calcext:value-type="float">
            <text:p>1367250</text:p>
          </table:table-cell>
          <table:table-cell table:formula="of:=[.G99]*VLOOKUP([.G$1];[$'salary-percopy'.$A$1:.$B$7];2)+[.H99]*VLOOKUP([.H$1];[$'salary-percopy'.$A$1:.$B$7];2)+[.I99]*VLOOKUP([.I$1];[$'salary-percopy'.$A$1:.$B$7];2)+[.J99]*VLOOKUP([.J$1];[$'salary-percopy'.$A$1:.$B$7];2)+[.K99]*VLOOKUP([.K$1];[$'salary-percopy'.$A$1:.$B$7];2)+[.L99]*VLOOKUP([.L$1];[$'salary-percopy'.$A$1:.$B$7];2)+[.M99]*VLOOKUP([.M$1];[$'salary-percopy'.$A$1:.$B$7];2)" office:value-type="float" office:value="266702385" calcext:value-type="float">
            <text:p>266702385</text:p>
          </table:table-cell>
          <table:table-cell table:formula="of:=IF([.G99]&gt;500000;[.G99]*0.1*VLOOKUP([.G$1];[$'salary-percopy'.$A$1:.$B$7];2))+IF([.H99]&gt;500000;[.H99]*0.1*VLOOKUP([.H$1];[$'salary-percopy'.$A$1:.$B$7];2))+IF([.I99]&gt;500000;[.I99]*0.1*VLOOKUP([.I$1];[$'salary-percopy'.$A$1:.$B$7];2))+IF([.J99]&gt;500000;[.J99]*0.1*VLOOKUP([.J$1];[$'salary-percopy'.$A$1:.$B$7];2))+IF([.K99]&gt;500000;[.K99]*0.1*VLOOKUP([.K$1];[$'salary-percopy'.$A$1:.$B$7];2))+IF([.L99]&gt;500000;[.L99]*0.1*VLOOKUP([.L$1];[$'salary-percopy'.$A$1:.$B$7];2))+IF([.M99]&gt;500000;[.M99]*0.1*VLOOKUP([.M$1];[$'salary-percopy'.$A$1:.$B$7];2))" office:value-type="float" office:value="18348180" calcext:value-type="float">
            <text:p>18348180</text:p>
          </table:table-cell>
          <table:table-cell table:formula="of:=[.O99]+[.P99]" office:value-type="float" office:value="285050565" calcext:value-type="float">
            <text:p>2850505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eston Blackwell</text:p>
          </table:table-cell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100]&gt;[.G$1];0;RANDBETWEEN(1000;1000000))" office:value-type="float" office:value="17106" calcext:value-type="float">
            <text:p>17106</text:p>
          </table:table-cell>
          <table:table-cell table:formula="of:=IF([.$F100]&gt;[.H$1];0;RANDBETWEEN(1000;1000000))" office:value-type="float" office:value="50388" calcext:value-type="float">
            <text:p>50388</text:p>
          </table:table-cell>
          <table:table-cell table:formula="of:=IF([.$F100]&gt;[.I$1];0;RANDBETWEEN(1000;1000000))" office:value-type="float" office:value="631501" calcext:value-type="float">
            <text:p>631501</text:p>
          </table:table-cell>
          <table:table-cell table:formula="of:=IF([.$F100]&gt;[.J$1];0;RANDBETWEEN(1000;1000000))" office:value-type="float" office:value="446290" calcext:value-type="float">
            <text:p>446290</text:p>
          </table:table-cell>
          <table:table-cell table:formula="of:=IF([.$F100]&gt;[.K$1];0;RANDBETWEEN(1000;1000000))" office:value-type="float" office:value="814615" calcext:value-type="float">
            <text:p>814615</text:p>
          </table:table-cell>
          <table:table-cell table:formula="of:=IF([.$F100]&gt;[.L$1];0;RANDBETWEEN(1000;1000000))" office:value-type="float" office:value="633350" calcext:value-type="float">
            <text:p>633350</text:p>
          </table:table-cell>
          <table:table-cell table:formula="of:=IF([.$F100]&gt;[.M$1];0;RANDBETWEEN(1000;1000000))" office:value-type="float" office:value="363558" calcext:value-type="float">
            <text:p>363558</text:p>
          </table:table-cell>
          <table:table-cell table:formula="of:=SUM([.G100:.M100])" office:value-type="float" office:value="2956808" calcext:value-type="float">
            <text:p>2956808</text:p>
          </table:table-cell>
          <table:table-cell table:formula="of:=[.G100]*VLOOKUP([.G$1];[$'salary-percopy'.$A$1:.$B$7];2)+[.H100]*VLOOKUP([.H$1];[$'salary-percopy'.$A$1:.$B$7];2)+[.I100]*VLOOKUP([.I$1];[$'salary-percopy'.$A$1:.$B$7];2)+[.J100]*VLOOKUP([.J$1];[$'salary-percopy'.$A$1:.$B$7];2)+[.K100]*VLOOKUP([.K$1];[$'salary-percopy'.$A$1:.$B$7];2)+[.L100]*VLOOKUP([.L$1];[$'salary-percopy'.$A$1:.$B$7];2)+[.M100]*VLOOKUP([.M$1];[$'salary-percopy'.$A$1:.$B$7];2)" office:value-type="float" office:value="473879900" calcext:value-type="float">
            <text:p>473879900</text:p>
          </table:table-cell>
          <table:table-cell table:formula="of:=IF([.G100]&gt;500000;[.G100]*0.1*VLOOKUP([.G$1];[$'salary-percopy'.$A$1:.$B$7];2))+IF([.H100]&gt;500000;[.H100]*0.1*VLOOKUP([.H$1];[$'salary-percopy'.$A$1:.$B$7];2))+IF([.I100]&gt;500000;[.I100]*0.1*VLOOKUP([.I$1];[$'salary-percopy'.$A$1:.$B$7];2))+IF([.J100]&gt;500000;[.J100]*0.1*VLOOKUP([.J$1];[$'salary-percopy'.$A$1:.$B$7];2))+IF([.K100]&gt;500000;[.K100]*0.1*VLOOKUP([.K$1];[$'salary-percopy'.$A$1:.$B$7];2))+IF([.L100]&gt;500000;[.L100]*0.1*VLOOKUP([.L$1];[$'salary-percopy'.$A$1:.$B$7];2))+IF([.M100]&gt;500000;[.M100]*0.1*VLOOKUP([.M$1];[$'salary-percopy'.$A$1:.$B$7];2))" office:value-type="float" office:value="33143442" calcext:value-type="float">
            <text:p>33143442</text:p>
          </table:table-cell>
          <table:table-cell table:formula="of:=[.O100]+[.P100]" office:value-type="float" office:value="507023342" calcext:value-type="float">
            <text:p>507023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ylyn Walter</text:p>
          </table:table-cell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01]&gt;[.G$1];0;RANDBETWEEN(1000;1000000))" office:value-type="float" office:value="0" calcext:value-type="float">
            <text:p>0</text:p>
          </table:table-cell>
          <table:table-cell table:formula="of:=IF([.$F101]&gt;[.H$1];0;RANDBETWEEN(1000;1000000))" office:value-type="float" office:value="0" calcext:value-type="float">
            <text:p>0</text:p>
          </table:table-cell>
          <table:table-cell table:formula="of:=IF([.$F101]&gt;[.I$1];0;RANDBETWEEN(1000;1000000))" office:value-type="float" office:value="798334" calcext:value-type="float">
            <text:p>798334</text:p>
          </table:table-cell>
          <table:table-cell table:formula="of:=IF([.$F101]&gt;[.J$1];0;RANDBETWEEN(1000;1000000))" office:value-type="float" office:value="26640" calcext:value-type="float">
            <text:p>26640</text:p>
          </table:table-cell>
          <table:table-cell table:formula="of:=IF([.$F101]&gt;[.K$1];0;RANDBETWEEN(1000;1000000))" office:value-type="float" office:value="264223" calcext:value-type="float">
            <text:p>264223</text:p>
          </table:table-cell>
          <table:table-cell table:formula="of:=IF([.$F101]&gt;[.L$1];0;RANDBETWEEN(1000;1000000))" office:value-type="float" office:value="537008" calcext:value-type="float">
            <text:p>537008</text:p>
          </table:table-cell>
          <table:table-cell table:formula="of:=IF([.$F101]&gt;[.M$1];0;RANDBETWEEN(1000;1000000))" office:value-type="float" office:value="892523" calcext:value-type="float">
            <text:p>892523</text:p>
          </table:table-cell>
          <table:table-cell table:formula="of:=SUM([.G101:.M101])" office:value-type="float" office:value="2518728" calcext:value-type="float">
            <text:p>2518728</text:p>
          </table:table-cell>
          <table:table-cell table:formula="of:=[.G101]*VLOOKUP([.G$1];[$'salary-percopy'.$A$1:.$B$7];2)+[.H101]*VLOOKUP([.H$1];[$'salary-percopy'.$A$1:.$B$7];2)+[.I101]*VLOOKUP([.I$1];[$'salary-percopy'.$A$1:.$B$7];2)+[.J101]*VLOOKUP([.J$1];[$'salary-percopy'.$A$1:.$B$7];2)+[.K101]*VLOOKUP([.K$1];[$'salary-percopy'.$A$1:.$B$7];2)+[.L101]*VLOOKUP([.L$1];[$'salary-percopy'.$A$1:.$B$7];2)+[.M101]*VLOOKUP([.M$1];[$'salary-percopy'.$A$1:.$B$7];2)" office:value-type="float" office:value="422298670" calcext:value-type="float">
            <text:p>422298670</text:p>
          </table:table-cell>
          <table:table-cell table:formula="of:=IF([.G101]&gt;500000;[.G101]*0.1*VLOOKUP([.G$1];[$'salary-percopy'.$A$1:.$B$7];2))+IF([.H101]&gt;500000;[.H101]*0.1*VLOOKUP([.H$1];[$'salary-percopy'.$A$1:.$B$7];2))+IF([.I101]&gt;500000;[.I101]*0.1*VLOOKUP([.I$1];[$'salary-percopy'.$A$1:.$B$7];2))+IF([.J101]&gt;500000;[.J101]*0.1*VLOOKUP([.J$1];[$'salary-percopy'.$A$1:.$B$7];2))+IF([.K101]&gt;500000;[.K101]*0.1*VLOOKUP([.K$1];[$'salary-percopy'.$A$1:.$B$7];2))+IF([.L101]&gt;500000;[.L101]*0.1*VLOOKUP([.L$1];[$'salary-percopy'.$A$1:.$B$7];2))+IF([.M101]&gt;500000;[.M101]*0.1*VLOOKUP([.M$1];[$'salary-percopy'.$A$1:.$B$7];2))" office:value-type="float" office:value="37365116" calcext:value-type="float">
            <text:p>37365116</text:p>
          </table:table-cell>
          <table:table-cell table:formula="of:=[.O101]+[.P101]" office:value-type="float" office:value="459663786" calcext:value-type="float">
            <text:p>459663786</text:p>
          </table:table-cell>
        </table:table-row>
      </table:table>
      <table:table table:name="editor-name" table:style-name="ta1">
        <table:table-column table:style-name="co5" table:default-cell-style-name="Default"/>
        <table:table-row table:style-name="ro1">
          <table:table-cell office:value-type="string" calcext:value-type="string">
            <text:p>Winston Wang</text:p>
          </table:table-cell>
        </table:table-row>
        <table:table-row table:style-name="ro1">
          <table:table-cell office:value-type="string" calcext:value-type="string">
            <text:p>Santos Whitehead</text:p>
          </table:table-cell>
        </table:table-row>
        <table:table-row table:style-name="ro1">
          <table:table-cell office:value-type="string" calcext:value-type="string">
            <text:p>Solomon Dunlap</text:p>
          </table:table-cell>
        </table:table-row>
        <table:table-row table:style-name="ro1">
          <table:table-cell office:value-type="string" calcext:value-type="string">
            <text:p>Valentino Stanton</text:p>
          </table:table-cell>
        </table:table-row>
        <table:table-row table:style-name="ro1">
          <table:table-cell office:value-type="string" calcext:value-type="string">
            <text:p>Camden Byrd</text:p>
          </table:table-cell>
        </table:table-row>
        <table:table-row table:style-name="ro1">
          <table:table-cell office:value-type="string" calcext:value-type="string">
            <text:p>Atticus Weeks</text:p>
          </table:table-cell>
        </table:table-row>
        <table:table-row table:style-name="ro1">
          <table:table-cell office:value-type="string" calcext:value-type="string">
            <text:p>Ezra Huerta</text:p>
          </table:table-cell>
        </table:table-row>
        <table:table-row table:style-name="ro1">
          <table:table-cell office:value-type="string" calcext:value-type="string">
            <text:p>Cale Rice</text:p>
          </table:table-cell>
        </table:table-row>
        <table:table-row table:style-name="ro1">
          <table:table-cell office:value-type="string" calcext:value-type="string">
            <text:p>Jovanny Hunt</text:p>
          </table:table-cell>
        </table:table-row>
        <table:table-row table:style-name="ro1">
          <table:table-cell office:value-type="string" calcext:value-type="string">
            <text:p>Ruben Haas</text:p>
          </table:table-cell>
        </table:table-row>
        <table:table-row table:style-name="ro1">
          <table:table-cell office:value-type="string" calcext:value-type="string">
            <text:p>Bronson Riddle</text:p>
          </table:table-cell>
        </table:table-row>
        <table:table-row table:style-name="ro1">
          <table:table-cell office:value-type="string" calcext:value-type="string">
            <text:p>Ivan Valentine</text:p>
          </table:table-cell>
        </table:table-row>
        <table:table-row table:style-name="ro1">
          <table:table-cell office:value-type="string" calcext:value-type="string">
            <text:p>Kayleigh Jenkins</text:p>
          </table:table-cell>
        </table:table-row>
        <table:table-row table:style-name="ro1">
          <table:table-cell office:value-type="string" calcext:value-type="string">
            <text:p>Destiny Wilson</text:p>
          </table:table-cell>
        </table:table-row>
        <table:table-row table:style-name="ro1">
          <table:table-cell office:value-type="string" calcext:value-type="string">
            <text:p>Ada Potts</text:p>
          </table:table-cell>
        </table:table-row>
      </table:table>
      <table:table table:name="novel-titl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</table:table-row>
      </table:table>
      <table:table table:name="salary-percopy" table:style-name="ta1"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2" table:target-range-address="'novel-title'.A1:'novel-title'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3:07:09.145958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8:43:17.424158939</meta:creation-date>
    <dc:date>2017-12-10T13:14:23.715791528</dc:date>
    <meta:editing-duration>PT1H44M33S</meta:editing-duration>
    <meta:editing-cycles>5</meta:editing-cycles>
    <meta:generator>LibreOffice/5.3.3.2$Linux_X86_64 LibreOffice_project/3d9a8b4b4e538a85e0782bd6c2d430bafe583448</meta:generator>
    <meta:document-statistic meta:table-count="4" meta:cell-count="1946" meta:object-count="0"/>
  </office:meta>
</office:document-meta>
</file>